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816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4.17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9.1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901765, 52.6043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Międzychód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] &amp; [.B1] &amp; [.C1] &amp; [.D1] &amp; [.E1] &amp; [.F1] &amp; [.G1]" office:value-type="string" office:string-value="{ &quot;loc&quot; : {&quot;type&quot; : &quot;Point&quot;, &quot;coordinates&quot; : [15.901765, 52.604350] }, &quot;name&quot; : &quot;Szkoły podstawowe&quot;, &quot;city&quot; : &quot;Międzychód&quot; }" calcext:value-type="string">
            <text:p>{ "loc" : {"type" : "Point", "coordinates" : [15.901765, 52.604350] }, "name" : "Szkoły podstawowe", "city" : "Międzychód" }</text:p>
          </table:table-cell>
          <table:table-cell table:number-columns-repeated="2"/>
          <table:table-cell office:value-type="string" calcext:value-type="string">
            <text:p>{ "loc" : {"type" : "Point", "coordinates" : [15.901765, 52.604350] }, "name" : "Szkoły podstawowe", "city" : "Międzychód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888719, 52.59788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Międzychód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] &amp; [.B2] &amp; [.C2] &amp; [.D2] &amp; [.E2] &amp; [.F2] &amp; [.G2]" office:value-type="string" office:string-value="{ &quot;loc&quot; : {&quot;type&quot; : &quot;Point&quot;, &quot;coordinates&quot; : [15.888719, 52.597886] }, &quot;name&quot; : &quot;Szkoły podstawowe&quot;, &quot;city&quot; : &quot;Międzychód&quot; }" calcext:value-type="string">
            <text:p>{ "loc" : {"type" : "Point", "coordinates" : [15.888719, 52.597886] }, "name" : "Szkoły podstawowe", "city" : "Międzychód" }</text:p>
          </table:table-cell>
          <table:table-cell table:number-columns-repeated="2"/>
          <table:table-cell office:value-type="string" calcext:value-type="string">
            <text:p>{ "loc" : {"type" : "Point", "coordinates" : [15.888719, 52.597886] }, "name" : "Szkoły podstawowe", "city" : "Międzychód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4.231629, 53.90335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Świnoujści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] &amp; [.B3] &amp; [.C3] &amp; [.D3] &amp; [.E3] &amp; [.F3] &amp; [.G3]" office:value-type="string" office:string-value="{ &quot;loc&quot; : {&quot;type&quot; : &quot;Point&quot;, &quot;coordinates&quot; : [14.231629, 53.903352] }, &quot;name&quot; : &quot;Szkoły podstawowe&quot;, &quot;city&quot; : &quot;Świnoujście&quot; }" calcext:value-type="string">
            <text:p>{ "loc" : {"type" : "Point", "coordinates" : [14.231629, 53.903352] }, "name" : "Szkoły podstawowe", "city" : "Świnoujście" }</text:p>
          </table:table-cell>
          <table:table-cell table:number-columns-repeated="2"/>
          <table:table-cell office:value-type="string" calcext:value-type="string">
            <text:p>{ "loc" : {"type" : "Point", "coordinates" : [14.231629, 53.903352] }, "name" : "Szkoły podstawowe", "city" : "Świnoujści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4.242315, 53.90679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Świnoujści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] &amp; [.B4] &amp; [.C4] &amp; [.D4] &amp; [.E4] &amp; [.F4] &amp; [.G4]" office:value-type="string" office:string-value="{ &quot;loc&quot; : {&quot;type&quot; : &quot;Point&quot;, &quot;coordinates&quot; : [14.242315, 53.906790] }, &quot;name&quot; : &quot;Szkoły podstawowe&quot;, &quot;city&quot; : &quot;Świnoujście&quot; }" calcext:value-type="string">
            <text:p>{ "loc" : {"type" : "Point", "coordinates" : [14.242315, 53.906790] }, "name" : "Szkoły podstawowe", "city" : "Świnoujście" }</text:p>
          </table:table-cell>
          <table:table-cell table:number-columns-repeated="2"/>
          <table:table-cell office:value-type="string" calcext:value-type="string">
            <text:p>{ "loc" : {"type" : "Point", "coordinates" : [14.242315, 53.906790] }, "name" : "Szkoły podstawowe", "city" : "Świnoujści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009499, 50.01379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rak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] &amp; [.B5] &amp; [.C5] &amp; [.D5] &amp; [.E5] &amp; [.F5] &amp; [.G5]" office:value-type="string" office:string-value="{ &quot;loc&quot; : {&quot;type&quot; : &quot;Point&quot;, &quot;coordinates&quot; : [20.009499, 50.013792] }, &quot;name&quot; : &quot;Szkoły podstawowe&quot;, &quot;city&quot; : &quot;Kraków&quot; }" calcext:value-type="string">
            <text:p>{ "loc" : {"type" : "Point", "coordinates" : [20.009499, 50.013792] }, "name" : "Szkoły podstawowe", "city" : "Kraków" }</text:p>
          </table:table-cell>
          <table:table-cell table:number-columns-repeated="2"/>
          <table:table-cell office:value-type="string" calcext:value-type="string">
            <text:p>{ "loc" : {"type" : "Point", "coordinates" : [20.009499, 50.013792] }, "name" : "Szkoły podstawowe", "city" : "Krak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955238, 50.08106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rak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] &amp; [.B6] &amp; [.C6] &amp; [.D6] &amp; [.E6] &amp; [.F6] &amp; [.G6]" office:value-type="string" office:string-value="{ &quot;loc&quot; : {&quot;type&quot; : &quot;Point&quot;, &quot;coordinates&quot; : [19.955238, 50.081069] }, &quot;name&quot; : &quot;Szkoły podstawowe&quot;, &quot;city&quot; : &quot;Kraków&quot; }" calcext:value-type="string">
            <text:p>{ "loc" : {"type" : "Point", "coordinates" : [19.955238, 50.081069] }, "name" : "Szkoły podstawowe", "city" : "Kraków" }</text:p>
          </table:table-cell>
          <table:table-cell table:number-columns-repeated="2"/>
          <table:table-cell office:value-type="string" calcext:value-type="string">
            <text:p>{ "loc" : {"type" : "Point", "coordinates" : [19.955238, 50.081069] }, "name" : "Szkoły podstawowe", "city" : "Krak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45436, 50.28263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7] &amp; [.B7] &amp; [.C7] &amp; [.D7] &amp; [.E7] &amp; [.F7] &amp; [.G7]" office:value-type="string" office:string-value="{ &quot;loc&quot; : {&quot;type&quot; : &quot;Point&quot;, &quot;coordinates&quot; : [19.145436, 50.282634] }, &quot;name&quot; : &quot;Szkoły podstawowe&quot;, &quot;city&quot; : &quot;Sosnowiec&quot; }" calcext:value-type="string">
            <text:p>{ "loc" : {"type" : "Point", "coordinates" : [19.145436, 50.282634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45436, 50.282634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21832, 51.07756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Radomsk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8] &amp; [.B8] &amp; [.C8] &amp; [.D8] &amp; [.E8] &amp; [.F8] &amp; [.G8]" office:value-type="string" office:string-value="{ &quot;loc&quot; : {&quot;type&quot; : &quot;Point&quot;, &quot;coordinates&quot; : [19.421832, 51.077564] }, &quot;name&quot; : &quot;Szkoły podstawowe&quot;, &quot;city&quot; : &quot;Radomsko&quot; }" calcext:value-type="string">
            <text:p>{ "loc" : {"type" : "Point", "coordinates" : [19.421832, 51.077564] }, "name" : "Szkoły podstawowe", "city" : "Radomsko" }</text:p>
          </table:table-cell>
          <table:table-cell table:number-columns-repeated="2"/>
          <table:table-cell office:value-type="string" calcext:value-type="string">
            <text:p>{ "loc" : {"type" : "Point", "coordinates" : [19.421832, 51.077564] }, "name" : "Szkoły podstawowe", "city" : "Radomsk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007466, 52.26558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Chrośnic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9] &amp; [.B9] &amp; [.C9] &amp; [.D9] &amp; [.E9] &amp; [.F9] &amp; [.G9]" office:value-type="string" office:string-value="{ &quot;loc&quot; : {&quot;type&quot; : &quot;Point&quot;, &quot;coordinates&quot; : [16.007466, 52.265583] }, &quot;name&quot; : &quot;Szkoły podstawowe&quot;, &quot;city&quot; : &quot;Chrośnica&quot; }" calcext:value-type="string">
            <text:p>{ "loc" : {"type" : "Point", "coordinates" : [16.007466, 52.265583] }, "name" : "Szkoły podstawowe", "city" : "Chrośnica" }</text:p>
          </table:table-cell>
          <table:table-cell table:number-columns-repeated="2"/>
          <table:table-cell office:value-type="string" calcext:value-type="string">
            <text:p>{ "loc" : {"type" : "Point", "coordinates" : [16.007466, 52.265583] }, "name" : "Szkoły podstawowe", "city" : "Chrośnic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925841, 50.88166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Janowice Wielki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0] &amp; [.B10] &amp; [.C10] &amp; [.D10] &amp; [.E10] &amp; [.F10] &amp; [.G10]" office:value-type="string" office:string-value="{ &quot;loc&quot; : {&quot;type&quot; : &quot;Point&quot;, &quot;coordinates&quot; : [15.925841, 50.881660] }, &quot;name&quot; : &quot;Szkoły podstawowe&quot;, &quot;city&quot; : &quot;Janowice Wielkie&quot; }" calcext:value-type="string">
            <text:p>{ "loc" : {"type" : "Point", "coordinates" : [15.925841, 50.881660] }, "name" : "Szkoły podstawowe", "city" : "Janowice Wielkie" }</text:p>
          </table:table-cell>
          <table:table-cell table:number-columns-repeated="2"/>
          <table:table-cell office:value-type="string" calcext:value-type="string">
            <text:p>{ "loc" : {"type" : "Point", "coordinates" : [15.925841, 50.881660] }, "name" : "Szkoły podstawowe", "city" : "Janowice Wielki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660638, 52.34416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abia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1] &amp; [.B11] &amp; [.C11] &amp; [.D11] &amp; [.E11] &amp; [.F11] &amp; [.G11]" office:value-type="string" office:string-value="{ &quot;loc&quot; : {&quot;type&quot; : &quot;Point&quot;, &quot;coordinates&quot; : [18.660638, 52.344166] }, &quot;name&quot; : &quot;Szkoły podstawowe&quot;, &quot;city&quot; : &quot;Babiak&quot; }" calcext:value-type="string">
            <text:p>{ "loc" : {"type" : "Point", "coordinates" : [18.660638, 52.344166] }, "name" : "Szkoły podstawowe", "city" : "Babiak" }</text:p>
          </table:table-cell>
          <table:table-cell table:number-columns-repeated="2"/>
          <table:table-cell office:value-type="string" calcext:value-type="string">
            <text:p>{ "loc" : {"type" : "Point", "coordinates" : [18.660638, 52.344166] }, "name" : "Szkoły podstawowe", "city" : "Babia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948409, 53.31222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orono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2] &amp; [.B12] &amp; [.C12] &amp; [.D12] &amp; [.E12] &amp; [.F12] &amp; [.G12]" office:value-type="string" office:string-value="{ &quot;loc&quot; : {&quot;type&quot; : &quot;Point&quot;, &quot;coordinates&quot; : [17.948409, 53.312223] }, &quot;name&quot; : &quot;Szkoły podstawowe&quot;, &quot;city&quot; : &quot;Koronowo&quot; }" calcext:value-type="string">
            <text:p>{ "loc" : {"type" : "Point", "coordinates" : [17.948409, 53.312223] }, "name" : "Szkoły podstawowe", "city" : "Koronowo" }</text:p>
          </table:table-cell>
          <table:table-cell table:number-columns-repeated="2"/>
          <table:table-cell office:value-type="string" calcext:value-type="string">
            <text:p>{ "loc" : {"type" : "Point", "coordinates" : [17.948409, 53.312223] }, "name" : "Szkoły podstawowe", "city" : "Korono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726909, 51.69767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Mogielnic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3] &amp; [.B13] &amp; [.C13] &amp; [.D13] &amp; [.E13] &amp; [.F13] &amp; [.G13]" office:value-type="string" office:string-value="{ &quot;loc&quot; : {&quot;type&quot; : &quot;Point&quot;, &quot;coordinates&quot; : [20.726909, 51.697671] }, &quot;name&quot; : &quot;Szkoły podstawowe&quot;, &quot;city&quot; : &quot;Mogielnica&quot; }" calcext:value-type="string">
            <text:p>{ "loc" : {"type" : "Point", "coordinates" : [20.726909, 51.697671] }, "name" : "Szkoły podstawowe", "city" : "Mogielnica" }</text:p>
          </table:table-cell>
          <table:table-cell table:number-columns-repeated="2"/>
          <table:table-cell office:value-type="string" calcext:value-type="string">
            <text:p>{ "loc" : {"type" : "Point", "coordinates" : [20.726909, 51.697671] }, "name" : "Szkoły podstawowe", "city" : "Mogielnic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78047, 50.16053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4] &amp; [.B14] &amp; [.C14] &amp; [.D14] &amp; [.E14] &amp; [.F14] &amp; [.G14]" office:value-type="string" office:string-value="{ &quot;loc&quot; : {&quot;type&quot; : &quot;Point&quot;, &quot;coordinates&quot; : [19.478047, 50.160530] }, &quot;name&quot; : &quot;Szkoły podstawowe&quot;, &quot;city&quot; : &quot;Trzebinia&quot; }" calcext:value-type="string">
            <text:p>{ "loc" : {"type" : "Point", "coordinates" : [19.478047, 50.160530] }, "name" : "Szkoły podstawowe", "city" : "Trzebinia" }</text:p>
          </table:table-cell>
          <table:table-cell table:number-columns-repeated="2"/>
          <table:table-cell office:value-type="string" calcext:value-type="string">
            <text:p>{ "loc" : {"type" : "Point", "coordinates" : [19.478047, 50.160530] }, "name" : "Szkoły podstawowe", "city" : "Trzebini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77478, 50.18371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Myślach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5] &amp; [.B15] &amp; [.C15] &amp; [.D15] &amp; [.E15] &amp; [.F15] &amp; [.G15]" office:value-type="string" office:string-value="{ &quot;loc&quot; : {&quot;type&quot; : &quot;Point&quot;, &quot;coordinates&quot; : [19.477478, 50.183719] }, &quot;name&quot; : &quot;Szkoły podstawowe&quot;, &quot;city&quot; : &quot;Myślachowice&quot; }" calcext:value-type="string">
            <text:p>{ "loc" : {"type" : "Point", "coordinates" : [19.477478, 50.183719] }, "name" : "Szkoły podstawowe", "city" : "Myślachowice" }</text:p>
          </table:table-cell>
          <table:table-cell table:number-columns-repeated="2"/>
          <table:table-cell office:value-type="string" calcext:value-type="string">
            <text:p>{ "loc" : {"type" : "Point", "coordinates" : [19.477478, 50.183719] }, "name" : "Szkoły podstawowe", "city" : "Myślach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01909, 54.15841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Elbląg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6] &amp; [.B16] &amp; [.C16] &amp; [.D16] &amp; [.E16] &amp; [.F16] &amp; [.G16]" office:value-type="string" office:string-value="{ &quot;loc&quot; : {&quot;type&quot; : &quot;Point&quot;, &quot;coordinates&quot; : [19.401909, 54.158413] }, &quot;name&quot; : &quot;Szkoły podstawowe&quot;, &quot;city&quot; : &quot;Elbląg&quot; }" calcext:value-type="string">
            <text:p>{ "loc" : {"type" : "Point", "coordinates" : [19.401909, 54.158413] }, "name" : "Szkoły podstawowe", "city" : "Elbląg" }</text:p>
          </table:table-cell>
          <table:table-cell table:number-columns-repeated="2"/>
          <table:table-cell office:value-type="string" calcext:value-type="string">
            <text:p>{ "loc" : {"type" : "Point", "coordinates" : [19.401909, 54.158413] }, "name" : "Szkoły podstawowe", "city" : "Elbląg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951142, 51.11575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7] &amp; [.B17] &amp; [.C17] &amp; [.D17] &amp; [.E17] &amp; [.F17] &amp; [.G17]" office:value-type="string" office:string-value="{ &quot;loc&quot; : {&quot;type&quot; : &quot;Point&quot;, &quot;coordinates&quot; : [16.951142, 51.115754] }, &quot;name&quot; : &quot;Szkoły podstawowe&quot;, &quot;city&quot; : &quot;Wrocław&quot; }" calcext:value-type="string">
            <text:p>{ "loc" : {"type" : "Point", "coordinates" : [16.951142, 51.115754] }, "name" : "Szkoły podstawowe", "city" : "Wrocław" }</text:p>
          </table:table-cell>
          <table:table-cell table:number-columns-repeated="2"/>
          <table:table-cell office:value-type="string" calcext:value-type="string">
            <text:p>{ "loc" : {"type" : "Point", "coordinates" : [16.951142, 51.115754] }, "name" : "Szkoły podstawowe", "city" : "Wrocła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26102, 50.28381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8] &amp; [.B18] &amp; [.C18] &amp; [.D18] &amp; [.E18] &amp; [.F18] &amp; [.G18]" office:value-type="string" office:string-value="{ &quot;loc&quot; : {&quot;type&quot; : &quot;Point&quot;, &quot;coordinates&quot; : [19.126102, 50.283813] }, &quot;name&quot; : &quot;Szkoły podstawowe&quot;, &quot;city&quot; : &quot;Sosnowiec&quot; }" calcext:value-type="string">
            <text:p>{ "loc" : {"type" : "Point", "coordinates" : [19.126102, 50.283813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26102, 50.283813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35715, 50.29227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9] &amp; [.B19] &amp; [.C19] &amp; [.D19] &amp; [.E19] &amp; [.F19] &amp; [.G19]" office:value-type="string" office:string-value="{ &quot;loc&quot; : {&quot;type&quot; : &quot;Point&quot;, &quot;coordinates&quot; : [19.135715, 50.292279] }, &quot;name&quot; : &quot;Szkoły podstawowe&quot;, &quot;city&quot; : &quot;Sosnowiec&quot; }" calcext:value-type="string">
            <text:p>{ "loc" : {"type" : "Point", "coordinates" : [19.135715, 50.292279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35715, 50.292279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29954, 50.27311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0] &amp; [.B20] &amp; [.C20] &amp; [.D20] &amp; [.E20] &amp; [.F20] &amp; [.G20]" office:value-type="string" office:string-value="{ &quot;loc&quot; : {&quot;type&quot; : &quot;Point&quot;, &quot;coordinates&quot; : [19.129954, 50.273118] }, &quot;name&quot; : &quot;Szkoły podstawowe&quot;, &quot;city&quot; : &quot;Sosnowiec&quot; }" calcext:value-type="string">
            <text:p>{ "loc" : {"type" : "Point", "coordinates" : [19.129954, 50.273118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29954, 50.273118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41584, 50.27972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1] &amp; [.B21] &amp; [.C21] &amp; [.D21] &amp; [.E21] &amp; [.F21] &amp; [.G21]" office:value-type="string" office:string-value="{ &quot;loc&quot; : {&quot;type&quot; : &quot;Point&quot;, &quot;coordinates&quot; : [19.141584, 50.279727] }, &quot;name&quot; : &quot;Szkoły podstawowe&quot;, &quot;city&quot; : &quot;Sosnowiec&quot; }" calcext:value-type="string">
            <text:p>{ "loc" : {"type" : "Point", "coordinates" : [19.141584, 50.279727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41584, 50.279727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25308, 50.27222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2] &amp; [.B22] &amp; [.C22] &amp; [.D22] &amp; [.E22] &amp; [.F22] &amp; [.G22]" office:value-type="string" office:string-value="{ &quot;loc&quot; : {&quot;type&quot; : &quot;Point&quot;, &quot;coordinates&quot; : [19.125308, 50.272226] }, &quot;name&quot; : &quot;Szkoły podstawowe&quot;, &quot;city&quot; : &quot;Sosnowiec&quot; }" calcext:value-type="string">
            <text:p>{ "loc" : {"type" : "Point", "coordinates" : [19.125308, 50.272226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25308, 50.272226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89360, 50.3041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3] &amp; [.B23] &amp; [.C23] &amp; [.D23] &amp; [.E23] &amp; [.F23] &amp; [.G23]" office:value-type="string" office:string-value="{ &quot;loc&quot; : {&quot;type&quot; : &quot;Point&quot;, &quot;coordinates&quot; : [19.189360, 50.304150] }, &quot;name&quot; : &quot;Szkoły podstawowe&quot;, &quot;city&quot; : &quot;Sosnowiec&quot; }" calcext:value-type="string">
            <text:p>{ "loc" : {"type" : "Point", "coordinates" : [19.189360, 50.304150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89360, 50.304150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26660, 50.28783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4] &amp; [.B24] &amp; [.C24] &amp; [.D24] &amp; [.E24] &amp; [.F24] &amp; [.G24]" office:value-type="string" office:string-value="{ &quot;loc&quot; : {&quot;type&quot; : &quot;Point&quot;, &quot;coordinates&quot; : [19.126660, 50.287838] }, &quot;name&quot; : &quot;Szkoły podstawowe&quot;, &quot;city&quot; : &quot;Sosnowiec&quot; }" calcext:value-type="string">
            <text:p>{ "loc" : {"type" : "Point", "coordinates" : [19.126660, 50.287838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26660, 50.287838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079325, 50.29109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5] &amp; [.B25] &amp; [.C25] &amp; [.D25] &amp; [.E25] &amp; [.F25] &amp; [.G25]" office:value-type="string" office:string-value="{ &quot;loc&quot; : {&quot;type&quot; : &quot;Point&quot;, &quot;coordinates&quot; : [19.079325, 50.291094] }, &quot;name&quot; : &quot;Szkoły podstawowe&quot;, &quot;city&quot; : &quot;Sosnowiec&quot; }" calcext:value-type="string">
            <text:p>{ "loc" : {"type" : "Point", "coordinates" : [19.079325, 50.291094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079325, 50.291094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79736, 50.26748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6] &amp; [.B26] &amp; [.C26] &amp; [.D26] &amp; [.E26] &amp; [.F26] &amp; [.G26]" office:value-type="string" office:string-value="{ &quot;loc&quot; : {&quot;type&quot; : &quot;Point&quot;, &quot;coordinates&quot; : [19.179736, 50.267488] }, &quot;name&quot; : &quot;Szkoły podstawowe&quot;, &quot;city&quot; : &quot;Sosnowiec&quot; }" calcext:value-type="string">
            <text:p>{ "loc" : {"type" : "Point", "coordinates" : [19.179736, 50.267488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79736, 50.267488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61572, 50.24713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7] &amp; [.B27] &amp; [.C27] &amp; [.D27] &amp; [.E27] &amp; [.F27] &amp; [.G27]" office:value-type="string" office:string-value="{ &quot;loc&quot; : {&quot;type&quot; : &quot;Point&quot;, &quot;coordinates&quot; : [19.161572, 50.247136] }, &quot;name&quot; : &quot;Szkoły podstawowe&quot;, &quot;city&quot; : &quot;Sosnowiec&quot; }" calcext:value-type="string">
            <text:p>{ "loc" : {"type" : "Point", "coordinates" : [19.161572, 50.247136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61572, 50.247136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46476, 50.29675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8] &amp; [.B28] &amp; [.C28] &amp; [.D28] &amp; [.E28] &amp; [.F28] &amp; [.G28]" office:value-type="string" office:string-value="{ &quot;loc&quot; : {&quot;type&quot; : &quot;Point&quot;, &quot;coordinates&quot; : [19.146476, 50.296755] }, &quot;name&quot; : &quot;Szkoły podstawowe&quot;, &quot;city&quot; : &quot;Sosnowiec&quot; }" calcext:value-type="string">
            <text:p>{ "loc" : {"type" : "Point", "coordinates" : [19.146476, 50.296755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46476, 50.296755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46487, 50.26796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9] &amp; [.B29] &amp; [.C29] &amp; [.D29] &amp; [.E29] &amp; [.F29] &amp; [.G29]" office:value-type="string" office:string-value="{ &quot;loc&quot; : {&quot;type&quot; : &quot;Point&quot;, &quot;coordinates&quot; : [19.146487, 50.267961] }, &quot;name&quot; : &quot;Szkoły podstawowe&quot;, &quot;city&quot; : &quot;Sosnowiec&quot; }" calcext:value-type="string">
            <text:p>{ "loc" : {"type" : "Point", "coordinates" : [19.146487, 50.267961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46487, 50.267961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13807, 50.27823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0] &amp; [.B30] &amp; [.C30] &amp; [.D30] &amp; [.E30] &amp; [.F30] &amp; [.G30]" office:value-type="string" office:string-value="{ &quot;loc&quot; : {&quot;type&quot; : &quot;Point&quot;, &quot;coordinates&quot; : [19.113807, 50.278233] }, &quot;name&quot; : &quot;Szkoły podstawowe&quot;, &quot;city&quot; : &quot;Sosnowiec&quot; }" calcext:value-type="string">
            <text:p>{ "loc" : {"type" : "Point", "coordinates" : [19.113807, 50.278233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13807, 50.278233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62366, 50.27014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1] &amp; [.B31] &amp; [.C31] &amp; [.D31] &amp; [.E31] &amp; [.F31] &amp; [.G31]" office:value-type="string" office:string-value="{ &quot;loc&quot; : {&quot;type&quot; : &quot;Point&quot;, &quot;coordinates&quot; : [19.162366, 50.270142] }, &quot;name&quot; : &quot;Szkoły podstawowe&quot;, &quot;city&quot; : &quot;Sosnowiec&quot; }" calcext:value-type="string">
            <text:p>{ "loc" : {"type" : "Point", "coordinates" : [19.162366, 50.270142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62366, 50.270142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67966, 50.23423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2] &amp; [.B32] &amp; [.C32] &amp; [.D32] &amp; [.E32] &amp; [.F32] &amp; [.G32]" office:value-type="string" office:string-value="{ &quot;loc&quot; : {&quot;type&quot; : &quot;Point&quot;, &quot;coordinates&quot; : [19.167966, 50.234236] }, &quot;name&quot; : &quot;Szkoły podstawowe&quot;, &quot;city&quot; : &quot;Sosnowiec&quot; }" calcext:value-type="string">
            <text:p>{ "loc" : {"type" : "Point", "coordinates" : [19.167966, 50.234236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67966, 50.234236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34417, 50.27678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3] &amp; [.B33] &amp; [.C33] &amp; [.D33] &amp; [.E33] &amp; [.F33] &amp; [.G33]" office:value-type="string" office:string-value="{ &quot;loc&quot; : {&quot;type&quot; : &quot;Point&quot;, &quot;coordinates&quot; : [19.134417, 50.276786] }, &quot;name&quot; : &quot;Szkoły podstawowe&quot;, &quot;city&quot; : &quot;Sosnowiec&quot; }" calcext:value-type="string">
            <text:p>{ "loc" : {"type" : "Point", "coordinates" : [19.134417, 50.276786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34417, 50.276786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85250, 50.30658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4] &amp; [.B34] &amp; [.C34] &amp; [.D34] &amp; [.E34] &amp; [.F34] &amp; [.G34]" office:value-type="string" office:string-value="{ &quot;loc&quot; : {&quot;type&quot; : &quot;Point&quot;, &quot;coordinates&quot; : [19.185250, 50.306589] }, &quot;name&quot; : &quot;Szkoły podstawowe&quot;, &quot;city&quot; : &quot;Sosnowiec&quot; }" calcext:value-type="string">
            <text:p>{ "loc" : {"type" : "Point", "coordinates" : [19.185250, 50.306589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85250, 50.306589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90540, 50.27195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5] &amp; [.B35] &amp; [.C35] &amp; [.D35] &amp; [.E35] &amp; [.F35] &amp; [.G35]" office:value-type="string" office:string-value="{ &quot;loc&quot; : {&quot;type&quot; : &quot;Point&quot;, &quot;coordinates&quot; : [19.190540, 50.271952] }, &quot;name&quot; : &quot;Szkoły podstawowe&quot;, &quot;city&quot; : &quot;Sosnowiec&quot; }" calcext:value-type="string">
            <text:p>{ "loc" : {"type" : "Point", "coordinates" : [19.190540, 50.271952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90540, 50.271952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10760, 50.28085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6] &amp; [.B36] &amp; [.C36] &amp; [.D36] &amp; [.E36] &amp; [.F36] &amp; [.G36]" office:value-type="string" office:string-value="{ &quot;loc&quot; : {&quot;type&quot; : &quot;Point&quot;, &quot;coordinates&quot; : [19.110760, 50.280852] }, &quot;name&quot; : &quot;Szkoły podstawowe&quot;, &quot;city&quot; : &quot;Sosnowiec&quot; }" calcext:value-type="string">
            <text:p>{ "loc" : {"type" : "Point", "coordinates" : [19.110760, 50.280852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10760, 50.280852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65252, 50.25327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7] &amp; [.B37] &amp; [.C37] &amp; [.D37] &amp; [.E37] &amp; [.F37] &amp; [.G37]" office:value-type="string" office:string-value="{ &quot;loc&quot; : {&quot;type&quot; : &quot;Point&quot;, &quot;coordinates&quot; : [19.165252, 50.253276] }, &quot;name&quot; : &quot;Szkoły podstawowe&quot;, &quot;city&quot; : &quot;Sosnowiec&quot; }" calcext:value-type="string">
            <text:p>{ "loc" : {"type" : "Point", "coordinates" : [19.165252, 50.253276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65252, 50.253276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239710, 50.29700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8] &amp; [.B38] &amp; [.C38] &amp; [.D38] &amp; [.E38] &amp; [.F38] &amp; [.G38]" office:value-type="string" office:string-value="{ &quot;loc&quot; : {&quot;type&quot; : &quot;Point&quot;, &quot;coordinates&quot; : [19.239710, 50.297002] }, &quot;name&quot; : &quot;Szkoły podstawowe&quot;, &quot;city&quot; : &quot;Sosnowiec&quot; }" calcext:value-type="string">
            <text:p>{ "loc" : {"type" : "Point", "coordinates" : [19.239710, 50.297002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239710, 50.297002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46144, 50.16770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9] &amp; [.B39] &amp; [.C39] &amp; [.D39] &amp; [.E39] &amp; [.F39] &amp; [.G39]" office:value-type="string" office:string-value="{ &quot;loc&quot; : {&quot;type&quot; : &quot;Point&quot;, &quot;coordinates&quot; : [19.446144, 50.167703] }, &quot;name&quot; : &quot;Szkoły podstawowe&quot;, &quot;city&quot; : &quot;Trzebinia&quot; }" calcext:value-type="string">
            <text:p>{ "loc" : {"type" : "Point", "coordinates" : [19.446144, 50.167703] }, "name" : "Szkoły podstawowe", "city" : "Trzebinia" }</text:p>
          </table:table-cell>
          <table:table-cell table:number-columns-repeated="2"/>
          <table:table-cell office:value-type="string" calcext:value-type="string">
            <text:p>{ "loc" : {"type" : "Point", "coordinates" : [19.446144, 50.167703] }, "name" : "Szkoły podstawowe", "city" : "Trzebini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266554, 50.28959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0] &amp; [.B40] &amp; [.C40] &amp; [.D40] &amp; [.E40] &amp; [.F40] &amp; [.G40]" office:value-type="string" office:string-value="{ &quot;loc&quot; : {&quot;type&quot; : &quot;Point&quot;, &quot;coordinates&quot; : [19.266554, 50.289592] }, &quot;name&quot; : &quot;Szkoły podstawowe&quot;, &quot;city&quot; : &quot;Sosnowiec&quot; }" calcext:value-type="string">
            <text:p>{ "loc" : {"type" : "Point", "coordinates" : [19.266554, 50.289592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266554, 50.289592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228413, 50.28137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1] &amp; [.B41] &amp; [.C41] &amp; [.D41] &amp; [.E41] &amp; [.F41] &amp; [.G41]" office:value-type="string" office:string-value="{ &quot;loc&quot; : {&quot;type&quot; : &quot;Point&quot;, &quot;coordinates&quot; : [19.228413, 50.281373] }, &quot;name&quot; : &quot;Szkoły podstawowe&quot;, &quot;city&quot; : &quot;Sosnowiec&quot; }" calcext:value-type="string">
            <text:p>{ "loc" : {"type" : "Point", "coordinates" : [19.228413, 50.281373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228413, 50.281373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231867, 50.26815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2] &amp; [.B42] &amp; [.C42] &amp; [.D42] &amp; [.E42] &amp; [.F42] &amp; [.G42]" office:value-type="string" office:string-value="{ &quot;loc&quot; : {&quot;type&quot; : &quot;Point&quot;, &quot;coordinates&quot; : [19.231867, 50.268153] }, &quot;name&quot; : &quot;Szkoły podstawowe&quot;, &quot;city&quot; : &quot;Sosnowiec&quot; }" calcext:value-type="string">
            <text:p>{ "loc" : {"type" : "Point", "coordinates" : [19.231867, 50.268153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231867, 50.268153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272980, 50.25999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3] &amp; [.B43] &amp; [.C43] &amp; [.D43] &amp; [.E43] &amp; [.F43] &amp; [.G43]" office:value-type="string" office:string-value="{ &quot;loc&quot; : {&quot;type&quot; : &quot;Point&quot;, &quot;coordinates&quot; : [19.272980, 50.259998] }, &quot;name&quot; : &quot;Szkoły podstawowe&quot;, &quot;city&quot; : &quot;Sosnowiec&quot; }" calcext:value-type="string">
            <text:p>{ "loc" : {"type" : "Point", "coordinates" : [19.272980, 50.259998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272980, 50.259998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77300, 50.29167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4] &amp; [.B44] &amp; [.C44] &amp; [.D44] &amp; [.E44] &amp; [.F44] &amp; [.G44]" office:value-type="string" office:string-value="{ &quot;loc&quot; : {&quot;type&quot; : &quot;Point&quot;, &quot;coordinates&quot; : [19.177300, 50.291676] }, &quot;name&quot; : &quot;Szkoły podstawowe&quot;, &quot;city&quot; : &quot;Sosnowiec&quot; }" calcext:value-type="string">
            <text:p>{ "loc" : {"type" : "Point", "coordinates" : [19.177300, 50.291676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77300, 50.291676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84982, 50.28656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5] &amp; [.B45] &amp; [.C45] &amp; [.D45] &amp; [.E45] &amp; [.F45] &amp; [.G45]" office:value-type="string" office:string-value="{ &quot;loc&quot; : {&quot;type&quot; : &quot;Point&quot;, &quot;coordinates&quot; : [19.184982, 50.286569] }, &quot;name&quot; : &quot;Szkoły podstawowe&quot;, &quot;city&quot; : &quot;Sosnowiec&quot; }" calcext:value-type="string">
            <text:p>{ "loc" : {"type" : "Point", "coordinates" : [19.184982, 50.286569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84982, 50.286569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76120, 50.28883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6] &amp; [.B46] &amp; [.C46] &amp; [.D46] &amp; [.E46] &amp; [.F46] &amp; [.G46]" office:value-type="string" office:string-value="{ &quot;loc&quot; : {&quot;type&quot; : &quot;Point&quot;, &quot;coordinates&quot; : [19.176120, 50.288831] }, &quot;name&quot; : &quot;Szkoły podstawowe&quot;, &quot;city&quot; : &quot;Sosnowiec&quot; }" calcext:value-type="string">
            <text:p>{ "loc" : {"type" : "Point", "coordinates" : [19.176120, 50.288831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76120, 50.288831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64340, 50.29467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7] &amp; [.B47] &amp; [.C47] &amp; [.D47] &amp; [.E47] &amp; [.F47] &amp; [.G47]" office:value-type="string" office:string-value="{ &quot;loc&quot; : {&quot;type&quot; : &quot;Point&quot;, &quot;coordinates&quot; : [19.164340, 50.294671] }, &quot;name&quot; : &quot;Szkoły podstawowe&quot;, &quot;city&quot; : &quot;Sosnowiec&quot; }" calcext:value-type="string">
            <text:p>{ "loc" : {"type" : "Point", "coordinates" : [19.164340, 50.294671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64340, 50.294671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22830, 50.29517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8] &amp; [.B48] &amp; [.C48] &amp; [.D48] &amp; [.E48] &amp; [.F48] &amp; [.G48]" office:value-type="string" office:string-value="{ &quot;loc&quot; : {&quot;type&quot; : &quot;Point&quot;, &quot;coordinates&quot; : [19.122830, 50.295172] }, &quot;name&quot; : &quot;Szkoły podstawowe&quot;, &quot;city&quot; : &quot;Sosnowiec&quot; }" calcext:value-type="string">
            <text:p>{ "loc" : {"type" : "Point", "coordinates" : [19.122830, 50.295172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22830, 50.295172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84982, 50.28007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9] &amp; [.B49] &amp; [.C49] &amp; [.D49] &amp; [.E49] &amp; [.F49] &amp; [.G49]" office:value-type="string" office:string-value="{ &quot;loc&quot; : {&quot;type&quot; : &quot;Point&quot;, &quot;coordinates&quot; : [19.184982, 50.280077] }, &quot;name&quot; : &quot;Szkoły podstawowe&quot;, &quot;city&quot; : &quot;Sosnowiec&quot; }" calcext:value-type="string">
            <text:p>{ "loc" : {"type" : "Point", "coordinates" : [19.184982, 50.280077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84982, 50.280077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49953, 50.24186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0] &amp; [.B50] &amp; [.C50] &amp; [.D50] &amp; [.E50] &amp; [.F50] &amp; [.G50]" office:value-type="string" office:string-value="{ &quot;loc&quot; : {&quot;type&quot; : &quot;Point&quot;, &quot;coordinates&quot; : [19.149953, 50.241866] }, &quot;name&quot; : &quot;Szkoły podstawowe&quot;, &quot;city&quot; : &quot;Sosnowiec&quot; }" calcext:value-type="string">
            <text:p>{ "loc" : {"type" : "Point", "coordinates" : [19.149953, 50.241866] }, "name" : "Szkoły podstawowe", "city" : "Sosnowiec" }</text:p>
          </table:table-cell>
          <table:table-cell table:number-columns-repeated="2"/>
          <table:table-cell office:value-type="string" calcext:value-type="string">
            <text:p>{ "loc" : {"type" : "Point", "coordinates" : [19.149953, 50.241866] }, "name" : "Szkoły podstawowe", "city" : "Sosn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242746, 50.03360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święcim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1] &amp; [.B51] &amp; [.C51] &amp; [.D51] &amp; [.E51] &amp; [.F51] &amp; [.G51]" office:value-type="string" office:string-value="{ &quot;loc&quot; : {&quot;type&quot; : &quot;Point&quot;, &quot;coordinates&quot; : [19.242746, 50.033603] }, &quot;name&quot; : &quot;Szkoły podstawowe&quot;, &quot;city&quot; : &quot;Oświęcim&quot; }" calcext:value-type="string">
            <text:p>{ "loc" : {"type" : "Point", "coordinates" : [19.242746, 50.033603] }, "name" : "Szkoły podstawowe", "city" : "Oświęcim" }</text:p>
          </table:table-cell>
          <table:table-cell table:number-columns-repeated="2"/>
          <table:table-cell office:value-type="string" calcext:value-type="string">
            <text:p>{ "loc" : {"type" : "Point", "coordinates" : [19.242746, 50.033603] }, "name" : "Szkoły podstawowe", "city" : "Oświęcim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234120, 50.03673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święcim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2] &amp; [.B52] &amp; [.C52] &amp; [.D52] &amp; [.E52] &amp; [.F52] &amp; [.G52]" office:value-type="string" office:string-value="{ &quot;loc&quot; : {&quot;type&quot; : &quot;Point&quot;, &quot;coordinates&quot; : [19.234120, 50.036738] }, &quot;name&quot; : &quot;Szkoły podstawowe&quot;, &quot;city&quot; : &quot;Oświęcim&quot; }" calcext:value-type="string">
            <text:p>{ "loc" : {"type" : "Point", "coordinates" : [19.234120, 50.036738] }, "name" : "Szkoły podstawowe", "city" : "Oświęcim" }</text:p>
          </table:table-cell>
          <table:table-cell table:number-columns-repeated="2"/>
          <table:table-cell office:value-type="string" calcext:value-type="string">
            <text:p>{ "loc" : {"type" : "Point", "coordinates" : [19.234120, 50.036738] }, "name" : "Szkoły podstawowe", "city" : "Oświęcim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238777, 50.03469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święcim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3] &amp; [.B53] &amp; [.C53] &amp; [.D53] &amp; [.E53] &amp; [.F53] &amp; [.G53]" office:value-type="string" office:string-value="{ &quot;loc&quot; : {&quot;type&quot; : &quot;Point&quot;, &quot;coordinates&quot; : [19.238777, 50.034691] }, &quot;name&quot; : &quot;Szkoły podstawowe&quot;, &quot;city&quot; : &quot;Oświęcim&quot; }" calcext:value-type="string">
            <text:p>{ "loc" : {"type" : "Point", "coordinates" : [19.238777, 50.034691] }, "name" : "Szkoły podstawowe", "city" : "Oświęcim" }</text:p>
          </table:table-cell>
          <table:table-cell table:number-columns-repeated="2"/>
          <table:table-cell office:value-type="string" calcext:value-type="string">
            <text:p>{ "loc" : {"type" : "Point", "coordinates" : [19.238777, 50.034691] }, "name" : "Szkoły podstawowe", "city" : "Oświęcim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222716, 50.03487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święcim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4] &amp; [.B54] &amp; [.C54] &amp; [.D54] &amp; [.E54] &amp; [.F54] &amp; [.G54]" office:value-type="string" office:string-value="{ &quot;loc&quot; : {&quot;type&quot; : &quot;Point&quot;, &quot;coordinates&quot; : [19.222716, 50.034877] }, &quot;name&quot; : &quot;Szkoły podstawowe&quot;, &quot;city&quot; : &quot;Oświęcim&quot; }" calcext:value-type="string">
            <text:p>{ "loc" : {"type" : "Point", "coordinates" : [19.222716, 50.034877] }, "name" : "Szkoły podstawowe", "city" : "Oświęcim" }</text:p>
          </table:table-cell>
          <table:table-cell table:number-columns-repeated="2"/>
          <table:table-cell office:value-type="string" calcext:value-type="string">
            <text:p>{ "loc" : {"type" : "Point", "coordinates" : [19.222716, 50.034877] }, "name" : "Szkoły podstawowe", "city" : "Oświęcim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306073, 51.93021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bienie-Jeziory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5] &amp; [.B55] &amp; [.C55] &amp; [.D55] &amp; [.E55] &amp; [.F55] &amp; [.G55]" office:value-type="string" office:string-value="{ &quot;loc&quot; : {&quot;type&quot; : &quot;Point&quot;, &quot;coordinates&quot; : [21.306073, 51.930215] }, &quot;name&quot; : &quot;Szkoły podstawowe&quot;, &quot;city&quot; : &quot;Sobienie-Jeziory&quot; }" calcext:value-type="string">
            <text:p>{ "loc" : {"type" : "Point", "coordinates" : [21.306073, 51.930215] }, "name" : "Szkoły podstawowe", "city" : "Sobienie-Jeziory" }</text:p>
          </table:table-cell>
          <table:table-cell table:number-columns-repeated="2"/>
          <table:table-cell office:value-type="string" calcext:value-type="string">
            <text:p>{ "loc" : {"type" : "Point", "coordinates" : [21.306073, 51.930215] }, "name" : "Szkoły podstawowe", "city" : "Sobienie-Jeziory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980021, 49.28366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6] &amp; [.B56] &amp; [.C56] &amp; [.D56] &amp; [.E56] &amp; [.F56] &amp; [.G56]" office:value-type="string" office:string-value="{ &quot;loc&quot; : {&quot;type&quot; : &quot;Point&quot;, &quot;coordinates&quot; : [19.980021, 49.283665] }, &quot;name&quot; : &quot;Szkoły podstawowe&quot;, &quot;city&quot; : &quot;Zakopane&quot; }" calcext:value-type="string">
            <text:p>{ "loc" : {"type" : "Point", "coordinates" : [19.980021, 49.283665] }, "name" : "Szkoły podstawowe", "city" : "Zakopane" }</text:p>
          </table:table-cell>
          <table:table-cell table:number-columns-repeated="2"/>
          <table:table-cell office:value-type="string" calcext:value-type="string">
            <text:p>{ "loc" : {"type" : "Point", "coordinates" : [19.980021, 49.283665] }, "name" : "Szkoły podstawowe", "city" : "Zakopan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956420, 49.39761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rynica-Zdrój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7] &amp; [.B57] &amp; [.C57] &amp; [.D57] &amp; [.E57] &amp; [.F57] &amp; [.G57]" office:value-type="string" office:string-value="{ &quot;loc&quot; : {&quot;type&quot; : &quot;Point&quot;, &quot;coordinates&quot; : [20.956420, 49.397617] }, &quot;name&quot; : &quot;Szkoły podstawowe&quot;, &quot;city&quot; : &quot;Krynica-Zdrój&quot; }" calcext:value-type="string">
            <text:p>{ "loc" : {"type" : "Point", "coordinates" : [20.956420, 49.397617] }, "name" : "Szkoły podstawowe", "city" : "Krynica-Zdrój" }</text:p>
          </table:table-cell>
          <table:table-cell table:number-columns-repeated="2"/>
          <table:table-cell office:value-type="string" calcext:value-type="string">
            <text:p>{ "loc" : {"type" : "Point", "coordinates" : [20.956420, 49.397617] }, "name" : "Szkoły podstawowe", "city" : "Krynica-Zdrój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956903, 49.42438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rynica-Zdrój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8] &amp; [.B58] &amp; [.C58] &amp; [.D58] &amp; [.E58] &amp; [.F58] &amp; [.G58]" office:value-type="string" office:string-value="{ &quot;loc&quot; : {&quot;type&quot; : &quot;Point&quot;, &quot;coordinates&quot; : [20.956903, 49.424387] }, &quot;name&quot; : &quot;Szkoły podstawowe&quot;, &quot;city&quot; : &quot;Krynica-Zdrój&quot; }" calcext:value-type="string">
            <text:p>{ "loc" : {"type" : "Point", "coordinates" : [20.956903, 49.424387] }, "name" : "Szkoły podstawowe", "city" : "Krynica-Zdrój" }</text:p>
          </table:table-cell>
          <table:table-cell table:number-columns-repeated="2"/>
          <table:table-cell office:value-type="string" calcext:value-type="string">
            <text:p>{ "loc" : {"type" : "Point", "coordinates" : [20.956903, 49.424387] }, "name" : "Szkoły podstawowe", "city" : "Krynica-Zdrój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006964, 50.01549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9] &amp; [.B59] &amp; [.C59] &amp; [.D59] &amp; [.E59] &amp; [.F59] &amp; [.G59]" office:value-type="string" office:string-value="{ &quot;loc&quot; : {&quot;type&quot; : &quot;Point&quot;, &quot;coordinates&quot; : [21.006964, 50.015495] }, &quot;name&quot; : &quot;Szkoły podstawowe&quot;, &quot;city&quot; : &quot;Tarnów&quot; }" calcext:value-type="string">
            <text:p>{ "loc" : {"type" : "Point", "coordinates" : [21.006964, 50.015495] }, "name" : "Szkoły podstawowe", "city" : "Tarnów" }</text:p>
          </table:table-cell>
          <table:table-cell table:number-columns-repeated="2"/>
          <table:table-cell office:value-type="string" calcext:value-type="string">
            <text:p>{ "loc" : {"type" : "Point", "coordinates" : [21.006964, 50.015495] }, "name" : "Szkoły podstawowe", "city" : "Tarn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408434, 49.96528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0] &amp; [.B60] &amp; [.C60] &amp; [.D60] &amp; [.E60] &amp; [.F60] &amp; [.G60]" office:value-type="string" office:string-value="{ &quot;loc&quot; : {&quot;type&quot; : &quot;Point&quot;, &quot;coordinates&quot; : [20.408434, 49.965286] }, &quot;name&quot; : &quot;Szkoły podstawowe&quot;, &quot;city&quot; : &quot;Bochnia&quot; }" calcext:value-type="string">
            <text:p>{ "loc" : {"type" : "Point", "coordinates" : [20.408434, 49.965286] }, "name" : "Szkoły podstawowe", "city" : "Bochnia" }</text:p>
          </table:table-cell>
          <table:table-cell table:number-columns-repeated="2"/>
          <table:table-cell office:value-type="string" calcext:value-type="string">
            <text:p>{ "loc" : {"type" : "Point", "coordinates" : [20.408434, 49.965286] }, "name" : "Szkoły podstawowe", "city" : "Bochni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425847, 49.96694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1] &amp; [.B61] &amp; [.C61] &amp; [.D61] &amp; [.E61] &amp; [.F61] &amp; [.G61]" office:value-type="string" office:string-value="{ &quot;loc&quot; : {&quot;type&quot; : &quot;Point&quot;, &quot;coordinates&quot; : [20.425847, 49.966943] }, &quot;name&quot; : &quot;Szkoły podstawowe&quot;, &quot;city&quot; : &quot;Bochnia&quot; }" calcext:value-type="string">
            <text:p>{ "loc" : {"type" : "Point", "coordinates" : [20.425847, 49.966943] }, "name" : "Szkoły podstawowe", "city" : "Bochnia" }</text:p>
          </table:table-cell>
          <table:table-cell table:number-columns-repeated="2"/>
          <table:table-cell office:value-type="string" calcext:value-type="string">
            <text:p>{ "loc" : {"type" : "Point", "coordinates" : [20.425847, 49.966943] }, "name" : "Szkoły podstawowe", "city" : "Bochni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441136, 49.96985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2] &amp; [.B62] &amp; [.C62] &amp; [.D62] &amp; [.E62] &amp; [.F62] &amp; [.G62]" office:value-type="string" office:string-value="{ &quot;loc&quot; : {&quot;type&quot; : &quot;Point&quot;, &quot;coordinates&quot; : [20.441136, 49.969855] }, &quot;name&quot; : &quot;Szkoły podstawowe&quot;, &quot;city&quot; : &quot;Bochnia&quot; }" calcext:value-type="string">
            <text:p>{ "loc" : {"type" : "Point", "coordinates" : [20.441136, 49.969855] }, "name" : "Szkoły podstawowe", "city" : "Bochnia" }</text:p>
          </table:table-cell>
          <table:table-cell table:number-columns-repeated="2"/>
          <table:table-cell office:value-type="string" calcext:value-type="string">
            <text:p>{ "loc" : {"type" : "Point", "coordinates" : [20.441136, 49.969855] }, "name" : "Szkoły podstawowe", "city" : "Bochni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421599, 49.96870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ochni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3] &amp; [.B63] &amp; [.C63] &amp; [.D63] &amp; [.E63] &amp; [.F63] &amp; [.G63]" office:value-type="string" office:string-value="{ &quot;loc&quot; : {&quot;type&quot; : &quot;Point&quot;, &quot;coordinates&quot; : [20.421599, 49.968702] }, &quot;name&quot; : &quot;Szkoły podstawowe&quot;, &quot;city&quot; : &quot;Bochnia&quot; }" calcext:value-type="string">
            <text:p>{ "loc" : {"type" : "Point", "coordinates" : [20.421599, 49.968702] }, "name" : "Szkoły podstawowe", "city" : "Bochnia" }</text:p>
          </table:table-cell>
          <table:table-cell table:number-columns-repeated="2"/>
          <table:table-cell office:value-type="string" calcext:value-type="string">
            <text:p>{ "loc" : {"type" : "Point", "coordinates" : [20.421599, 49.968702] }, "name" : "Szkoły podstawowe", "city" : "Bochni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612325, 49.97302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rzesk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4] &amp; [.B64] &amp; [.C64] &amp; [.D64] &amp; [.E64] &amp; [.F64] &amp; [.G64]" office:value-type="string" office:string-value="{ &quot;loc&quot; : {&quot;type&quot; : &quot;Point&quot;, &quot;coordinates&quot; : [20.612325, 49.973029] }, &quot;name&quot; : &quot;Szkoły podstawowe&quot;, &quot;city&quot; : &quot;Brzesko&quot; }" calcext:value-type="string">
            <text:p>{ "loc" : {"type" : "Point", "coordinates" : [20.612325, 49.973029] }, "name" : "Szkoły podstawowe", "city" : "Brzesko" }</text:p>
          </table:table-cell>
          <table:table-cell table:number-columns-repeated="2"/>
          <table:table-cell office:value-type="string" calcext:value-type="string">
            <text:p>{ "loc" : {"type" : "Point", "coordinates" : [20.612325, 49.973029] }, "name" : "Szkoły podstawowe", "city" : "Brzesk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601360, 49.97249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rzesk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5] &amp; [.B65] &amp; [.C65] &amp; [.D65] &amp; [.E65] &amp; [.F65] &amp; [.G65]" office:value-type="string" office:string-value="{ &quot;loc&quot; : {&quot;type&quot; : &quot;Point&quot;, &quot;coordinates&quot; : [20.601360, 49.972491] }, &quot;name&quot; : &quot;Szkoły podstawowe&quot;, &quot;city&quot; : &quot;Brzesko&quot; }" calcext:value-type="string">
            <text:p>{ "loc" : {"type" : "Point", "coordinates" : [20.601360, 49.972491] }, "name" : "Szkoły podstawowe", "city" : "Brzesko" }</text:p>
          </table:table-cell>
          <table:table-cell table:number-columns-repeated="2"/>
          <table:table-cell office:value-type="string" calcext:value-type="string">
            <text:p>{ "loc" : {"type" : "Point", "coordinates" : [20.601360, 49.972491] }, "name" : "Szkoły podstawowe", "city" : "Brzesk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815385, 49.71525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Ustroń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6] &amp; [.B66] &amp; [.C66] &amp; [.D66] &amp; [.E66] &amp; [.F66] &amp; [.G66]" office:value-type="string" office:string-value="{ &quot;loc&quot; : {&quot;type&quot; : &quot;Point&quot;, &quot;coordinates&quot; : [18.815385, 49.715253] }, &quot;name&quot; : &quot;Szkoły podstawowe&quot;, &quot;city&quot; : &quot;Ustroń&quot; }" calcext:value-type="string">
            <text:p>{ "loc" : {"type" : "Point", "coordinates" : [18.815385, 49.715253] }, "name" : "Szkoły podstawowe", "city" : "Ustroń" }</text:p>
          </table:table-cell>
          <table:table-cell table:number-columns-repeated="2"/>
          <table:table-cell office:value-type="string" calcext:value-type="string">
            <text:p>{ "loc" : {"type" : "Point", "coordinates" : [18.815385, 49.715253] }, "name" : "Szkoły podstawowe", "city" : "Ustroń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807156, 49.72357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Ustroń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7] &amp; [.B67] &amp; [.C67] &amp; [.D67] &amp; [.E67] &amp; [.F67] &amp; [.G67]" office:value-type="string" office:string-value="{ &quot;loc&quot; : {&quot;type&quot; : &quot;Point&quot;, &quot;coordinates&quot; : [18.807156, 49.723577] }, &quot;name&quot; : &quot;Szkoły podstawowe&quot;, &quot;city&quot; : &quot;Ustroń&quot; }" calcext:value-type="string">
            <text:p>{ "loc" : {"type" : "Point", "coordinates" : [18.807156, 49.723577] }, "name" : "Szkoły podstawowe", "city" : "Ustroń" }</text:p>
          </table:table-cell>
          <table:table-cell table:number-columns-repeated="2"/>
          <table:table-cell office:value-type="string" calcext:value-type="string">
            <text:p>{ "loc" : {"type" : "Point", "coordinates" : [18.807156, 49.723577] }, "name" : "Szkoły podstawowe", "city" : "Ustroń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839664, 49.68978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Ustroń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8] &amp; [.B68] &amp; [.C68] &amp; [.D68] &amp; [.E68] &amp; [.F68] &amp; [.G68]" office:value-type="string" office:string-value="{ &quot;loc&quot; : {&quot;type&quot; : &quot;Point&quot;, &quot;coordinates&quot; : [18.839664, 49.689787] }, &quot;name&quot; : &quot;Szkoły podstawowe&quot;, &quot;city&quot; : &quot;Ustroń&quot; }" calcext:value-type="string">
            <text:p>{ "loc" : {"type" : "Point", "coordinates" : [18.839664, 49.689787] }, "name" : "Szkoły podstawowe", "city" : "Ustroń" }</text:p>
          </table:table-cell>
          <table:table-cell table:number-columns-repeated="2"/>
          <table:table-cell office:value-type="string" calcext:value-type="string">
            <text:p>{ "loc" : {"type" : "Point", "coordinates" : [18.839664, 49.689787] }, "name" : "Szkoły podstawowe", "city" : "Ustroń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730981, 50.28835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9] &amp; [.B69] &amp; [.C69] &amp; [.D69] &amp; [.E69] &amp; [.F69] &amp; [.G69]" office:value-type="string" office:string-value="{ &quot;loc&quot; : {&quot;type&quot; : &quot;Point&quot;, &quot;coordinates&quot; : [18.730981, 50.288359] }, &quot;name&quot; : &quot;Szkoły podstawowe&quot;, &quot;city&quot; : &quot;Gliwice&quot; }" calcext:value-type="string">
            <text:p>{ "loc" : {"type" : "Point", "coordinates" : [18.730981, 50.288359] }, "name" : "Szkoły podstawowe", "city" : "Gliwice" }</text:p>
          </table:table-cell>
          <table:table-cell table:number-columns-repeated="2"/>
          <table:table-cell office:value-type="string" calcext:value-type="string">
            <text:p>{ "loc" : {"type" : "Point", "coordinates" : [18.730981, 50.288359] }, "name" : "Szkoły podstawowe", "city" : "Gli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894639, 50.3386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70] &amp; [.B70] &amp; [.C70] &amp; [.D70] &amp; [.E70] &amp; [.F70] &amp; [.G70]" office:value-type="string" office:string-value="{ &quot;loc&quot; : {&quot;type&quot; : &quot;Point&quot;, &quot;coordinates&quot; : [18.894639, 50.338640] }, &quot;name&quot; : &quot;Szkoły podstawowe&quot;, &quot;city&quot; : &quot;Bytom&quot; }" calcext:value-type="string">
            <text:p>{ "loc" : {"type" : "Point", "coordinates" : [18.894639, 50.338640] }, "name" : "Szkoły podstawowe", "city" : "Bytom" }</text:p>
          </table:table-cell>
          <table:table-cell table:number-columns-repeated="2"/>
          <table:table-cell office:value-type="string" calcext:value-type="string">
            <text:p>{ "loc" : {"type" : "Point", "coordinates" : [18.894639, 50.338640] }, "name" : "Szkoły podstawowe", "city" : "Bytom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054841, 49.82552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ielsko-Biał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71] &amp; [.B71] &amp; [.C71] &amp; [.D71] &amp; [.E71] &amp; [.F71] &amp; [.G71]" office:value-type="string" office:string-value="{ &quot;loc&quot; : {&quot;type&quot; : &quot;Point&quot;, &quot;coordinates&quot; : [19.054841, 49.825525] }, &quot;name&quot; : &quot;Szkoły podstawowe&quot;, &quot;city&quot; : &quot;Bielsko-Biała&quot; }" calcext:value-type="string">
            <text:p>{ "loc" : {"type" : "Point", "coordinates" : [19.054841, 49.825525] }, "name" : "Szkoły podstawowe", "city" : "Bielsko-Biała" }</text:p>
          </table:table-cell>
          <table:table-cell table:number-columns-repeated="2"/>
          <table:table-cell office:value-type="string" calcext:value-type="string">
            <text:p>{ "loc" : {"type" : "Point", "coordinates" : [19.054841, 49.825525] }, "name" : "Szkoły podstawowe", "city" : "Bielsko-Biał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254055, 50.15701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72] &amp; [.B72] &amp; [.C72] &amp; [.D72] &amp; [.E72] &amp; [.F72] &amp; [.G72]" office:value-type="string" office:string-value="{ &quot;loc&quot; : {&quot;type&quot; : &quot;Point&quot;, &quot;coordinates&quot; : [19.254055, 50.157016] }, &quot;name&quot; : &quot;Szkoły podstawowe&quot;, &quot;city&quot; : &quot;Jaworzno&quot; }" calcext:value-type="string">
            <text:p>{ "loc" : {"type" : "Point", "coordinates" : [19.254055, 50.157016] }, "name" : "Szkoły podstawowe", "city" : "Jaworzno" }</text:p>
          </table:table-cell>
          <table:table-cell table:number-columns-repeated="2"/>
          <table:table-cell office:value-type="string" calcext:value-type="string">
            <text:p>{ "loc" : {"type" : "Point", "coordinates" : [19.254055, 50.157016] }, "name" : "Szkoły podstawowe", "city" : "Jaworz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311733, 50.1612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73] &amp; [.B73] &amp; [.C73] &amp; [.D73] &amp; [.E73] &amp; [.F73] &amp; [.G73]" office:value-type="string" office:string-value="{ &quot;loc&quot; : {&quot;type&quot; : &quot;Point&quot;, &quot;coordinates&quot; : [19.311733, 50.161250] }, &quot;name&quot; : &quot;Szkoły podstawowe&quot;, &quot;city&quot; : &quot;Jaworzno&quot; }" calcext:value-type="string">
            <text:p>{ "loc" : {"type" : "Point", "coordinates" : [19.311733, 50.161250] }, "name" : "Szkoły podstawowe", "city" : "Jaworzno" }</text:p>
          </table:table-cell>
          <table:table-cell table:number-columns-repeated="2"/>
          <table:table-cell office:value-type="string" calcext:value-type="string">
            <text:p>{ "loc" : {"type" : "Point", "coordinates" : [19.311733, 50.161250] }, "name" : "Szkoły podstawowe", "city" : "Jaworz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270792, 50.20769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74] &amp; [.B74] &amp; [.C74] &amp; [.D74] &amp; [.E74] &amp; [.F74] &amp; [.G74]" office:value-type="string" office:string-value="{ &quot;loc&quot; : {&quot;type&quot; : &quot;Point&quot;, &quot;coordinates&quot; : [19.270792, 50.207697] }, &quot;name&quot; : &quot;Szkoły podstawowe&quot;, &quot;city&quot; : &quot;Jaworzno&quot; }" calcext:value-type="string">
            <text:p>{ "loc" : {"type" : "Point", "coordinates" : [19.270792, 50.207697] }, "name" : "Szkoły podstawowe", "city" : "Jaworzno" }</text:p>
          </table:table-cell>
          <table:table-cell table:number-columns-repeated="2"/>
          <table:table-cell office:value-type="string" calcext:value-type="string">
            <text:p>{ "loc" : {"type" : "Point", "coordinates" : [19.270792, 50.207697] }, "name" : "Szkoły podstawowe", "city" : "Jaworz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254398, 50.20523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75] &amp; [.B75] &amp; [.C75] &amp; [.D75] &amp; [.E75] &amp; [.F75] &amp; [.G75]" office:value-type="string" office:string-value="{ &quot;loc&quot; : {&quot;type&quot; : &quot;Point&quot;, &quot;coordinates&quot; : [19.254398, 50.205239] }, &quot;name&quot; : &quot;Szkoły podstawowe&quot;, &quot;city&quot; : &quot;Jaworzno&quot; }" calcext:value-type="string">
            <text:p>{ "loc" : {"type" : "Point", "coordinates" : [19.254398, 50.205239] }, "name" : "Szkoły podstawowe", "city" : "Jaworzno" }</text:p>
          </table:table-cell>
          <table:table-cell table:number-columns-repeated="2"/>
          <table:table-cell office:value-type="string" calcext:value-type="string">
            <text:p>{ "loc" : {"type" : "Point", "coordinates" : [19.254398, 50.205239] }, "name" : "Szkoły podstawowe", "city" : "Jaworz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34696, 50.81285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Częstocho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76] &amp; [.B76] &amp; [.C76] &amp; [.D76] &amp; [.E76] &amp; [.F76] &amp; [.G76]" office:value-type="string" office:string-value="{ &quot;loc&quot; : {&quot;type&quot; : &quot;Point&quot;, &quot;coordinates&quot; : [19.134696, 50.812856] }, &quot;name&quot; : &quot;Szkoły podstawowe&quot;, &quot;city&quot; : &quot;Częstochowa&quot; }" calcext:value-type="string">
            <text:p>{ "loc" : {"type" : "Point", "coordinates" : [19.134696, 50.812856] }, "name" : "Szkoły podstawowe", "city" : "Częstochowa" }</text:p>
          </table:table-cell>
          <table:table-cell table:number-columns-repeated="2"/>
          <table:table-cell office:value-type="string" calcext:value-type="string">
            <text:p>{ "loc" : {"type" : "Point", "coordinates" : [19.134696, 50.812856] }, "name" : "Szkoły podstawowe", "city" : "Częstocho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653782, 50.03593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Żory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77] &amp; [.B77] &amp; [.C77] &amp; [.D77] &amp; [.E77] &amp; [.F77] &amp; [.G77]" office:value-type="string" office:string-value="{ &quot;loc&quot; : {&quot;type&quot; : &quot;Point&quot;, &quot;coordinates&quot; : [18.653782, 50.035932] }, &quot;name&quot; : &quot;Szkoły podstawowe&quot;, &quot;city&quot; : &quot;Żory&quot; }" calcext:value-type="string">
            <text:p>{ "loc" : {"type" : "Point", "coordinates" : [18.653782, 50.035932] }, "name" : "Szkoły podstawowe", "city" : "Żory" }</text:p>
          </table:table-cell>
          <table:table-cell table:number-columns-repeated="2"/>
          <table:table-cell office:value-type="string" calcext:value-type="string">
            <text:p>{ "loc" : {"type" : "Point", "coordinates" : [18.653782, 50.035932] }, "name" : "Szkoły podstawowe", "city" : "Żory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679300, 50.03799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Żory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78] &amp; [.B78] &amp; [.C78] &amp; [.D78] &amp; [.E78] &amp; [.F78] &amp; [.G78]" office:value-type="string" office:string-value="{ &quot;loc&quot; : {&quot;type&quot; : &quot;Point&quot;, &quot;coordinates&quot; : [18.679300, 50.037992] }, &quot;name&quot; : &quot;Szkoły podstawowe&quot;, &quot;city&quot; : &quot;Żory&quot; }" calcext:value-type="string">
            <text:p>{ "loc" : {"type" : "Point", "coordinates" : [18.679300, 50.037992] }, "name" : "Szkoły podstawowe", "city" : "Żory" }</text:p>
          </table:table-cell>
          <table:table-cell table:number-columns-repeated="2"/>
          <table:table-cell office:value-type="string" calcext:value-type="string">
            <text:p>{ "loc" : {"type" : "Point", "coordinates" : [18.679300, 50.037992] }, "name" : "Szkoły podstawowe", "city" : "Żory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710939, 50.02039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Żory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79] &amp; [.B79] &amp; [.C79] &amp; [.D79] &amp; [.E79] &amp; [.F79] &amp; [.G79]" office:value-type="string" office:string-value="{ &quot;loc&quot; : {&quot;type&quot; : &quot;Point&quot;, &quot;coordinates&quot; : [18.710939, 50.020397] }, &quot;name&quot; : &quot;Szkoły podstawowe&quot;, &quot;city&quot; : &quot;Żory&quot; }" calcext:value-type="string">
            <text:p>{ "loc" : {"type" : "Point", "coordinates" : [18.710939, 50.020397] }, "name" : "Szkoły podstawowe", "city" : "Żory" }</text:p>
          </table:table-cell>
          <table:table-cell table:number-columns-repeated="2"/>
          <table:table-cell office:value-type="string" calcext:value-type="string">
            <text:p>{ "loc" : {"type" : "Point", "coordinates" : [18.710939, 50.020397] }, "name" : "Szkoły podstawowe", "city" : "Żory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721969, 50.04129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Żory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80] &amp; [.B80] &amp; [.C80] &amp; [.D80] &amp; [.E80] &amp; [.F80] &amp; [.G80]" office:value-type="string" office:string-value="{ &quot;loc&quot; : {&quot;type&quot; : &quot;Point&quot;, &quot;coordinates&quot; : [18.721969, 50.041293] }, &quot;name&quot; : &quot;Szkoły podstawowe&quot;, &quot;city&quot; : &quot;Żory&quot; }" calcext:value-type="string">
            <text:p>{ "loc" : {"type" : "Point", "coordinates" : [18.721969, 50.041293] }, "name" : "Szkoły podstawowe", "city" : "Żory" }</text:p>
          </table:table-cell>
          <table:table-cell table:number-columns-repeated="2"/>
          <table:table-cell office:value-type="string" calcext:value-type="string">
            <text:p>{ "loc" : {"type" : "Point", "coordinates" : [18.721969, 50.041293] }, "name" : "Szkoły podstawowe", "city" : "Żory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688033, 50.01320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Żory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81] &amp; [.B81] &amp; [.C81] &amp; [.D81] &amp; [.E81] &amp; [.F81] &amp; [.G81]" office:value-type="string" office:string-value="{ &quot;loc&quot; : {&quot;type&quot; : &quot;Point&quot;, &quot;coordinates&quot; : [18.688033, 50.013206] }, &quot;name&quot; : &quot;Szkoły podstawowe&quot;, &quot;city&quot; : &quot;Żory&quot; }" calcext:value-type="string">
            <text:p>{ "loc" : {"type" : "Point", "coordinates" : [18.688033, 50.013206] }, "name" : "Szkoły podstawowe", "city" : "Żory" }</text:p>
          </table:table-cell>
          <table:table-cell table:number-columns-repeated="2"/>
          <table:table-cell office:value-type="string" calcext:value-type="string">
            <text:p>{ "loc" : {"type" : "Point", "coordinates" : [18.688033, 50.013206] }, "name" : "Szkoły podstawowe", "city" : "Żory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616504, 50.33747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82] &amp; [.B82] &amp; [.C82] &amp; [.D82] &amp; [.E82] &amp; [.F82] &amp; [.G82]" office:value-type="string" office:string-value="{ &quot;loc&quot; : {&quot;type&quot; : &quot;Point&quot;, &quot;coordinates&quot; : [18.616504, 50.337476] }, &quot;name&quot; : &quot;Szkoły podstawowe&quot;, &quot;city&quot; : &quot;Gliwice&quot; }" calcext:value-type="string">
            <text:p>{ "loc" : {"type" : "Point", "coordinates" : [18.616504, 50.337476] }, "name" : "Szkoły podstawowe", "city" : "Gliwice" }</text:p>
          </table:table-cell>
          <table:table-cell table:number-columns-repeated="2"/>
          <table:table-cell office:value-type="string" calcext:value-type="string">
            <text:p>{ "loc" : {"type" : "Point", "coordinates" : [18.616504, 50.337476] }, "name" : "Szkoły podstawowe", "city" : "Gli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395316, 50.42749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Łazy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83] &amp; [.B83] &amp; [.C83] &amp; [.D83] &amp; [.E83] &amp; [.F83] &amp; [.G83]" office:value-type="string" office:string-value="{ &quot;loc&quot; : {&quot;type&quot; : &quot;Point&quot;, &quot;coordinates&quot; : [19.395316, 50.427494] }, &quot;name&quot; : &quot;Szkoły podstawowe&quot;, &quot;city&quot; : &quot;Łazy&quot; }" calcext:value-type="string">
            <text:p>{ "loc" : {"type" : "Point", "coordinates" : [19.395316, 50.427494] }, "name" : "Szkoły podstawowe", "city" : "Łazy" }</text:p>
          </table:table-cell>
          <table:table-cell table:number-columns-repeated="2"/>
          <table:table-cell office:value-type="string" calcext:value-type="string">
            <text:p>{ "loc" : {"type" : "Point", "coordinates" : [19.395316, 50.427494] }, "name" : "Szkoły podstawowe", "city" : "Łazy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218169, 51.20453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egnic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84] &amp; [.B84] &amp; [.C84] &amp; [.D84] &amp; [.E84] &amp; [.F84] &amp; [.G84]" office:value-type="string" office:string-value="{ &quot;loc&quot; : {&quot;type&quot; : &quot;Point&quot;, &quot;coordinates&quot; : [16.218169, 51.204537] }, &quot;name&quot; : &quot;Szkoły podstawowe&quot;, &quot;city&quot; : &quot;Legnica&quot; }" calcext:value-type="string">
            <text:p>{ "loc" : {"type" : "Point", "coordinates" : [16.218169, 51.204537] }, "name" : "Szkoły podstawowe", "city" : "Legnica" }</text:p>
          </table:table-cell>
          <table:table-cell table:number-columns-repeated="2"/>
          <table:table-cell office:value-type="string" calcext:value-type="string">
            <text:p>{ "loc" : {"type" : "Point", "coordinates" : [16.218169, 51.204537] }, "name" : "Szkoły podstawowe", "city" : "Legnic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155781, 51.20801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egnic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85] &amp; [.B85] &amp; [.C85] &amp; [.D85] &amp; [.E85] &amp; [.F85] &amp; [.G85]" office:value-type="string" office:string-value="{ &quot;loc&quot; : {&quot;type&quot; : &quot;Point&quot;, &quot;coordinates&quot; : [16.155781, 51.208019] }, &quot;name&quot; : &quot;Szkoły podstawowe&quot;, &quot;city&quot; : &quot;Legnica&quot; }" calcext:value-type="string">
            <text:p>{ "loc" : {"type" : "Point", "coordinates" : [16.155781, 51.208019] }, "name" : "Szkoły podstawowe", "city" : "Legnica" }</text:p>
          </table:table-cell>
          <table:table-cell table:number-columns-repeated="2"/>
          <table:table-cell office:value-type="string" calcext:value-type="string">
            <text:p>{ "loc" : {"type" : "Point", "coordinates" : [16.155781, 51.208019] }, "name" : "Szkoły podstawowe", "city" : "Legnic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119115, 52.74803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Janiko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86] &amp; [.B86] &amp; [.C86] &amp; [.D86] &amp; [.E86] &amp; [.F86] &amp; [.G86]" office:value-type="string" office:string-value="{ &quot;loc&quot; : {&quot;type&quot; : &quot;Point&quot;, &quot;coordinates&quot; : [18.119115, 52.748035] }, &quot;name&quot; : &quot;Szkoły podstawowe&quot;, &quot;city&quot; : &quot;Janikowo&quot; }" calcext:value-type="string">
            <text:p>{ "loc" : {"type" : "Point", "coordinates" : [18.119115, 52.748035] }, "name" : "Szkoły podstawowe", "city" : "Janikowo" }</text:p>
          </table:table-cell>
          <table:table-cell table:number-columns-repeated="2"/>
          <table:table-cell office:value-type="string" calcext:value-type="string">
            <text:p>{ "loc" : {"type" : "Point", "coordinates" : [18.119115, 52.748035] }, "name" : "Szkoły podstawowe", "city" : "Janiko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104224, 52.75099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Janiko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87] &amp; [.B87] &amp; [.C87] &amp; [.D87] &amp; [.E87] &amp; [.F87] &amp; [.G87]" office:value-type="string" office:string-value="{ &quot;loc&quot; : {&quot;type&quot; : &quot;Point&quot;, &quot;coordinates&quot; : [18.104224, 52.750996] }, &quot;name&quot; : &quot;Szkoły podstawowe&quot;, &quot;city&quot; : &quot;Janikowo&quot; }" calcext:value-type="string">
            <text:p>{ "loc" : {"type" : "Point", "coordinates" : [18.104224, 52.750996] }, "name" : "Szkoły podstawowe", "city" : "Janikowo" }</text:p>
          </table:table-cell>
          <table:table-cell table:number-columns-repeated="2"/>
          <table:table-cell office:value-type="string" calcext:value-type="string">
            <text:p>{ "loc" : {"type" : "Point", "coordinates" : [18.104224, 52.750996] }, "name" : "Szkoły podstawowe", "city" : "Janiko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42785, 51.82347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Łódź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88] &amp; [.B88] &amp; [.C88] &amp; [.D88] &amp; [.E88] &amp; [.F88] &amp; [.G88]" office:value-type="string" office:string-value="{ &quot;loc&quot; : {&quot;type&quot; : &quot;Point&quot;, &quot;coordinates&quot; : [19.442785, 51.823471] }, &quot;name&quot; : &quot;Szkoły podstawowe&quot;, &quot;city&quot; : &quot;Łódź&quot; }" calcext:value-type="string">
            <text:p>{ "loc" : {"type" : "Point", "coordinates" : [19.442785, 51.823471] }, "name" : "Szkoły podstawowe", "city" : "Łódź" }</text:p>
          </table:table-cell>
          <table:table-cell table:number-columns-repeated="2"/>
          <table:table-cell office:value-type="string" calcext:value-type="string">
            <text:p>{ "loc" : {"type" : "Point", "coordinates" : [19.442785, 51.823471] }, "name" : "Szkoły podstawowe", "city" : "Łódź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887826, 51.1137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karżysko-Kamienn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89] &amp; [.B89] &amp; [.C89] &amp; [.D89] &amp; [.E89] &amp; [.F89] &amp; [.G89]" office:value-type="string" office:string-value="{ &quot;loc&quot; : {&quot;type&quot; : &quot;Point&quot;, &quot;coordinates&quot; : [20.887826, 51.113740] }, &quot;name&quot; : &quot;Szkoły podstawowe&quot;, &quot;city&quot; : &quot;Skarżysko-Kamienna&quot; }" calcext:value-type="string">
            <text:p>{ "loc" : {"type" : "Point", "coordinates" : [20.887826, 51.113740] }, "name" : "Szkoły podstawowe", "city" : "Skarżysko-Kamienna" }</text:p>
          </table:table-cell>
          <table:table-cell table:number-columns-repeated="2"/>
          <table:table-cell office:value-type="string" calcext:value-type="string">
            <text:p>{ "loc" : {"type" : "Point", "coordinates" : [20.887826, 51.113740] }, "name" : "Szkoły podstawowe", "city" : "Skarżysko-Kamienn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4.538962, 53.59242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90] &amp; [.B90] &amp; [.C90] &amp; [.D90] &amp; [.E90] &amp; [.F90] &amp; [.G90]" office:value-type="string" office:string-value="{ &quot;loc&quot; : {&quot;type&quot; : &quot;Point&quot;, &quot;coordinates&quot; : [14.538962, 53.592422] }, &quot;name&quot; : &quot;Szkoły podstawowe&quot;, &quot;city&quot; : &quot;Police&quot; }" calcext:value-type="string">
            <text:p>{ "loc" : {"type" : "Point", "coordinates" : [14.538962, 53.592422] }, "name" : "Szkoły podstawowe", "city" : "Police" }</text:p>
          </table:table-cell>
          <table:table-cell table:number-columns-repeated="2"/>
          <table:table-cell office:value-type="string" calcext:value-type="string">
            <text:p>{ "loc" : {"type" : "Point", "coordinates" : [14.538962, 53.592422] }, "name" : "Szkoły podstawowe", "city" : "Pol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922622, 50.03028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rak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91] &amp; [.B91] &amp; [.C91] &amp; [.D91] &amp; [.E91] &amp; [.F91] &amp; [.G91]" office:value-type="string" office:string-value="{ &quot;loc&quot; : {&quot;type&quot; : &quot;Point&quot;, &quot;coordinates&quot; : [19.922622, 50.030281] }, &quot;name&quot; : &quot;Szkoły podstawowe&quot;, &quot;city&quot; : &quot;Kraków&quot; }" calcext:value-type="string">
            <text:p>{ "loc" : {"type" : "Point", "coordinates" : [19.922622, 50.030281] }, "name" : "Szkoły podstawowe", "city" : "Kraków" }</text:p>
          </table:table-cell>
          <table:table-cell table:number-columns-repeated="2"/>
          <table:table-cell office:value-type="string" calcext:value-type="string">
            <text:p>{ "loc" : {"type" : "Point", "coordinates" : [19.922622, 50.030281] }, "name" : "Szkoły podstawowe", "city" : "Krak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490338, 54.28117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órowo Iławecki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92] &amp; [.B92] &amp; [.C92] &amp; [.D92] &amp; [.E92] &amp; [.F92] &amp; [.G92]" office:value-type="string" office:string-value="{ &quot;loc&quot; : {&quot;type&quot; : &quot;Point&quot;, &quot;coordinates&quot; : [20.490338, 54.281174] }, &quot;name&quot; : &quot;Szkoły podstawowe&quot;, &quot;city&quot; : &quot;Górowo Iławeckie&quot; }" calcext:value-type="string">
            <text:p>{ "loc" : {"type" : "Point", "coordinates" : [20.490338, 54.281174] }, "name" : "Szkoły podstawowe", "city" : "Górowo Iławeckie" }</text:p>
          </table:table-cell>
          <table:table-cell table:number-columns-repeated="2"/>
          <table:table-cell office:value-type="string" calcext:value-type="string">
            <text:p>{ "loc" : {"type" : "Point", "coordinates" : [20.490338, 54.281174] }, "name" : "Szkoły podstawowe", "city" : "Górowo Iławecki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308179, 50.23477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larni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93] &amp; [.B93] &amp; [.C93] &amp; [.D93] &amp; [.E93] &amp; [.F93] &amp; [.G93]" office:value-type="string" office:string-value="{ &quot;loc&quot; : {&quot;type&quot; : &quot;Point&quot;, &quot;coordinates&quot; : [18.308179, 50.234771] }, &quot;name&quot; : &quot;Szkoły podstawowe&quot;, &quot;city&quot; : &quot;Solarnia&quot; }" calcext:value-type="string">
            <text:p>{ "loc" : {"type" : "Point", "coordinates" : [18.308179, 50.234771] }, "name" : "Szkoły podstawowe", "city" : "Solarnia" }</text:p>
          </table:table-cell>
          <table:table-cell table:number-columns-repeated="2"/>
          <table:table-cell office:value-type="string" calcext:value-type="string">
            <text:p>{ "loc" : {"type" : "Point", "coordinates" : [18.308179, 50.234771] }, "name" : "Szkoły podstawowe", "city" : "Solarni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578124, 51.35150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Zwoleń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94] &amp; [.B94] &amp; [.C94] &amp; [.D94] &amp; [.E94] &amp; [.F94] &amp; [.G94]" office:value-type="string" office:string-value="{ &quot;loc&quot; : {&quot;type&quot; : &quot;Point&quot;, &quot;coordinates&quot; : [21.578124, 51.351502] }, &quot;name&quot; : &quot;Szkoły podstawowe&quot;, &quot;city&quot; : &quot;Zwoleń&quot; }" calcext:value-type="string">
            <text:p>{ "loc" : {"type" : "Point", "coordinates" : [21.578124, 51.351502] }, "name" : "Szkoły podstawowe", "city" : "Zwoleń" }</text:p>
          </table:table-cell>
          <table:table-cell table:number-columns-repeated="2"/>
          <table:table-cell office:value-type="string" calcext:value-type="string">
            <text:p>{ "loc" : {"type" : "Point", "coordinates" : [21.578124, 51.351502] }, "name" : "Szkoły podstawowe", "city" : "Zwoleń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286067, 50.23990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Dzierg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95] &amp; [.B95] &amp; [.C95] &amp; [.D95] &amp; [.E95] &amp; [.F95] &amp; [.G95]" office:value-type="string" office:string-value="{ &quot;loc&quot; : {&quot;type&quot; : &quot;Point&quot;, &quot;coordinates&quot; : [18.286067, 50.239904] }, &quot;name&quot; : &quot;Szkoły podstawowe&quot;, &quot;city&quot; : &quot;Dziergowice&quot; }" calcext:value-type="string">
            <text:p>{ "loc" : {"type" : "Point", "coordinates" : [18.286067, 50.239904] }, "name" : "Szkoły podstawowe", "city" : "Dziergowice" }</text:p>
          </table:table-cell>
          <table:table-cell table:number-columns-repeated="2"/>
          <table:table-cell office:value-type="string" calcext:value-type="string">
            <text:p>{ "loc" : {"type" : "Point", "coordinates" : [18.286067, 50.239904] }, "name" : "Szkoły podstawowe", "city" : "Dzierg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982070, 50.06005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rak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96] &amp; [.B96] &amp; [.C96] &amp; [.D96] &amp; [.E96] &amp; [.F96] &amp; [.G96]" office:value-type="string" office:string-value="{ &quot;loc&quot; : {&quot;type&quot; : &quot;Point&quot;, &quot;coordinates&quot; : [19.982070, 50.060059] }, &quot;name&quot; : &quot;Szkoły podstawowe&quot;, &quot;city&quot; : &quot;Kraków&quot; }" calcext:value-type="string">
            <text:p>{ "loc" : {"type" : "Point", "coordinates" : [19.982070, 50.060059] }, "name" : "Szkoły podstawowe", "city" : "Kraków" }</text:p>
          </table:table-cell>
          <table:table-cell table:number-columns-repeated="2"/>
          <table:table-cell office:value-type="string" calcext:value-type="string">
            <text:p>{ "loc" : {"type" : "Point", "coordinates" : [19.982070, 50.060059] }, "name" : "Szkoły podstawowe", "city" : "Krak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377195, 50.48416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ssal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97] &amp; [.B97] &amp; [.C97] &amp; [.D97] &amp; [.E97] &amp; [.F97] &amp; [.G97]" office:value-type="string" office:string-value="{ &quot;loc&quot; : {&quot;type&quot; : &quot;Point&quot;, &quot;coordinates&quot; : [21.377195, 50.484162] }, &quot;name&quot; : &quot;Szkoły podstawowe&quot;, &quot;city&quot; : &quot;Ossala&quot; }" calcext:value-type="string">
            <text:p>{ "loc" : {"type" : "Point", "coordinates" : [21.377195, 50.484162] }, "name" : "Szkoły podstawowe", "city" : "Ossala" }</text:p>
          </table:table-cell>
          <table:table-cell table:number-columns-repeated="2"/>
          <table:table-cell office:value-type="string" calcext:value-type="string">
            <text:p>{ "loc" : {"type" : "Point", "coordinates" : [21.377195, 50.484162] }, "name" : "Szkoły podstawowe", "city" : "Ossal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403663, 50.46105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zwagr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98] &amp; [.B98] &amp; [.C98] &amp; [.D98] &amp; [.E98] &amp; [.F98] &amp; [.G98]" office:value-type="string" office:string-value="{ &quot;loc&quot; : {&quot;type&quot; : &quot;Point&quot;, &quot;coordinates&quot; : [21.403663, 50.461055] }, &quot;name&quot; : &quot;Szkoły podstawowe&quot;, &quot;city&quot; : &quot;Szwagrów&quot; }" calcext:value-type="string">
            <text:p>{ "loc" : {"type" : "Point", "coordinates" : [21.403663, 50.461055] }, "name" : "Szkoły podstawowe", "city" : "Szwagrów" }</text:p>
          </table:table-cell>
          <table:table-cell table:number-columns-repeated="2"/>
          <table:table-cell office:value-type="string" calcext:value-type="string">
            <text:p>{ "loc" : {"type" : "Point", "coordinates" : [21.403663, 50.461055] }, "name" : "Szkoły podstawowe", "city" : "Szwagr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858552, 52.27418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uszczyko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99] &amp; [.B99] &amp; [.C99] &amp; [.D99] &amp; [.E99] &amp; [.F99] &amp; [.G99]" office:value-type="string" office:string-value="{ &quot;loc&quot; : {&quot;type&quot; : &quot;Point&quot;, &quot;coordinates&quot; : [16.858552, 52.274184] }, &quot;name&quot; : &quot;Szkoły podstawowe&quot;, &quot;city&quot; : &quot;Puszczykowo&quot; }" calcext:value-type="string">
            <text:p>{ "loc" : {"type" : "Point", "coordinates" : [16.858552, 52.274184] }, "name" : "Szkoły podstawowe", "city" : "Puszczykowo" }</text:p>
          </table:table-cell>
          <table:table-cell table:number-columns-repeated="2"/>
          <table:table-cell office:value-type="string" calcext:value-type="string">
            <text:p>{ "loc" : {"type" : "Point", "coordinates" : [16.858552, 52.274184] }, "name" : "Szkoły podstawowe", "city" : "Puszczyko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386285, 50.05464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sz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00] &amp; [.B100] &amp; [.C100] &amp; [.D100] &amp; [.E100] &amp; [.F100] &amp; [.G100]" office:value-type="string" office:string-value="{ &quot;loc&quot; : {&quot;type&quot; : &quot;Point&quot;, &quot;coordinates&quot; : [18.386285, 50.054645] }, &quot;name&quot; : &quot;Szkoły podstawowe&quot;, &quot;city&quot; : &quot;Pszów&quot; }" calcext:value-type="string">
            <text:p>{ "loc" : {"type" : "Point", "coordinates" : [18.386285, 50.054645] }, "name" : "Szkoły podstawowe", "city" : "Pszów" }</text:p>
          </table:table-cell>
          <table:table-cell table:number-columns-repeated="2"/>
          <table:table-cell office:value-type="string" calcext:value-type="string">
            <text:p>{ "loc" : {"type" : "Point", "coordinates" : [18.386285, 50.054645] }, "name" : "Szkoły podstawowe", "city" : "Psz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248226, 52.96920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Zambr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01] &amp; [.B101] &amp; [.C101] &amp; [.D101] &amp; [.E101] &amp; [.F101] &amp; [.G101]" office:value-type="string" office:string-value="{ &quot;loc&quot; : {&quot;type&quot; : &quot;Point&quot;, &quot;coordinates&quot; : [22.248226, 52.969202] }, &quot;name&quot; : &quot;Szkoły podstawowe&quot;, &quot;city&quot; : &quot;Zambrów&quot; }" calcext:value-type="string">
            <text:p>{ "loc" : {"type" : "Point", "coordinates" : [22.248226, 52.969202] }, "name" : "Szkoły podstawowe", "city" : "Zambrów" }</text:p>
          </table:table-cell>
          <table:table-cell table:number-columns-repeated="2"/>
          <table:table-cell office:value-type="string" calcext:value-type="string">
            <text:p>{ "loc" : {"type" : "Point", "coordinates" : [22.248226, 52.969202] }, "name" : "Szkoły podstawowe", "city" : "Zambr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540705, 49.93895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Jastrzębie-Zdrój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02] &amp; [.B102] &amp; [.C102] &amp; [.D102] &amp; [.E102] &amp; [.F102] &amp; [.G102]" office:value-type="string" office:string-value="{ &quot;loc&quot; : {&quot;type&quot; : &quot;Point&quot;, &quot;coordinates&quot; : [18.540705, 49.938957] }, &quot;name&quot; : &quot;Szkoły podstawowe&quot;, &quot;city&quot; : &quot;Jastrzębie-Zdrój&quot; }" calcext:value-type="string">
            <text:p>{ "loc" : {"type" : "Point", "coordinates" : [18.540705, 49.938957] }, "name" : "Szkoły podstawowe", "city" : "Jastrzębie-Zdrój" }</text:p>
          </table:table-cell>
          <table:table-cell table:number-columns-repeated="2"/>
          <table:table-cell office:value-type="string" calcext:value-type="string">
            <text:p>{ "loc" : {"type" : "Point", "coordinates" : [18.540705, 49.938957] }, "name" : "Szkoły podstawowe", "city" : "Jastrzębie-Zdrój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629524, 53.11665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stasze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03] &amp; [.B103] &amp; [.C103] &amp; [.D103] &amp; [.E103] &amp; [.F103] &amp; [.G103]" office:value-type="string" office:string-value="{ &quot;loc&quot; : {&quot;type&quot; : &quot;Point&quot;, &quot;coordinates&quot; : [18.629524, 53.116657] }, &quot;name&quot; : &quot;Szkoły podstawowe&quot;, &quot;city&quot; : &quot;Ostaszewo&quot; }" calcext:value-type="string">
            <text:p>{ "loc" : {"type" : "Point", "coordinates" : [18.629524, 53.116657] }, "name" : "Szkoły podstawowe", "city" : "Ostaszewo" }</text:p>
          </table:table-cell>
          <table:table-cell table:number-columns-repeated="2"/>
          <table:table-cell office:value-type="string" calcext:value-type="string">
            <text:p>{ "loc" : {"type" : "Point", "coordinates" : [18.629524, 53.116657] }, "name" : "Szkoły podstawowe", "city" : "Ostasze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392974, 52.91014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Jędrzeje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04] &amp; [.B104] &amp; [.C104] &amp; [.D104] &amp; [.E104] &amp; [.F104] &amp; [.G104]" office:value-type="string" office:string-value="{ &quot;loc&quot; : {&quot;type&quot; : &quot;Point&quot;, &quot;coordinates&quot; : [16.392974, 52.910144] }, &quot;name&quot; : &quot;Szkoły podstawowe&quot;, &quot;city&quot; : &quot;Jędrzejewo&quot; }" calcext:value-type="string">
            <text:p>{ "loc" : {"type" : "Point", "coordinates" : [16.392974, 52.910144] }, "name" : "Szkoły podstawowe", "city" : "Jędrzejewo" }</text:p>
          </table:table-cell>
          <table:table-cell table:number-columns-repeated="2"/>
          <table:table-cell office:value-type="string" calcext:value-type="string">
            <text:p>{ "loc" : {"type" : "Point", "coordinates" : [16.392974, 52.910144] }, "name" : "Szkoły podstawowe", "city" : "Jędrzeje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457659, 51.03524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Udan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05] &amp; [.B105] &amp; [.C105] &amp; [.D105] &amp; [.E105] &amp; [.F105] &amp; [.G105]" office:value-type="string" office:string-value="{ &quot;loc&quot; : {&quot;type&quot; : &quot;Point&quot;, &quot;coordinates&quot; : [16.457659, 51.035241] }, &quot;name&quot; : &quot;Szkoły podstawowe&quot;, &quot;city&quot; : &quot;Udanin&quot; }" calcext:value-type="string">
            <text:p>{ "loc" : {"type" : "Point", "coordinates" : [16.457659, 51.035241] }, "name" : "Szkoły podstawowe", "city" : "Udanin" }</text:p>
          </table:table-cell>
          <table:table-cell table:number-columns-repeated="2"/>
          <table:table-cell office:value-type="string" calcext:value-type="string">
            <text:p>{ "loc" : {"type" : "Point", "coordinates" : [16.457659, 51.035241] }, "name" : "Szkoły podstawowe", "city" : "Udan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088490, 51.65945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łog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06] &amp; [.B106] &amp; [.C106] &amp; [.D106] &amp; [.E106] &amp; [.F106] &amp; [.G106]" office:value-type="string" office:string-value="{ &quot;loc&quot; : {&quot;type&quot; : &quot;Point&quot;, &quot;coordinates&quot; : [16.088490, 51.659459] }, &quot;name&quot; : &quot;Szkoły podstawowe&quot;, &quot;city&quot; : &quot;Głogów&quot; }" calcext:value-type="string">
            <text:p>{ "loc" : {"type" : "Point", "coordinates" : [16.088490, 51.659459] }, "name" : "Szkoły podstawowe", "city" : "Głogów" }</text:p>
          </table:table-cell>
          <table:table-cell table:number-columns-repeated="2"/>
          <table:table-cell office:value-type="string" calcext:value-type="string">
            <text:p>{ "loc" : {"type" : "Point", "coordinates" : [16.088490, 51.659459] }, "name" : "Szkoły podstawowe", "city" : "Głog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062768, 51.65347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łog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07] &amp; [.B107] &amp; [.C107] &amp; [.D107] &amp; [.E107] &amp; [.F107] &amp; [.G107]" office:value-type="string" office:string-value="{ &quot;loc&quot; : {&quot;type&quot; : &quot;Point&quot;, &quot;coordinates&quot; : [16.062768, 51.653479] }, &quot;name&quot; : &quot;Szkoły podstawowe&quot;, &quot;city&quot; : &quot;Głogów&quot; }" calcext:value-type="string">
            <text:p>{ "loc" : {"type" : "Point", "coordinates" : [16.062768, 51.653479] }, "name" : "Szkoły podstawowe", "city" : "Głogów" }</text:p>
          </table:table-cell>
          <table:table-cell table:number-columns-repeated="2"/>
          <table:table-cell office:value-type="string" calcext:value-type="string">
            <text:p>{ "loc" : {"type" : "Point", "coordinates" : [16.062768, 51.653479] }, "name" : "Szkoły podstawowe", "city" : "Głog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100990, 51.65398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łog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08] &amp; [.B108] &amp; [.C108] &amp; [.D108] &amp; [.E108] &amp; [.F108] &amp; [.G108]" office:value-type="string" office:string-value="{ &quot;loc&quot; : {&quot;type&quot; : &quot;Point&quot;, &quot;coordinates&quot; : [16.100990, 51.653988] }, &quot;name&quot; : &quot;Szkoły podstawowe&quot;, &quot;city&quot; : &quot;Głogów&quot; }" calcext:value-type="string">
            <text:p>{ "loc" : {"type" : "Point", "coordinates" : [16.100990, 51.653988] }, "name" : "Szkoły podstawowe", "city" : "Głogów" }</text:p>
          </table:table-cell>
          <table:table-cell table:number-columns-repeated="2"/>
          <table:table-cell office:value-type="string" calcext:value-type="string">
            <text:p>{ "loc" : {"type" : "Point", "coordinates" : [16.100990, 51.653988] }, "name" : "Szkoły podstawowe", "city" : "Głog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126277, 51.65294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łog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09] &amp; [.B109] &amp; [.C109] &amp; [.D109] &amp; [.E109] &amp; [.F109] &amp; [.G109]" office:value-type="string" office:string-value="{ &quot;loc&quot; : {&quot;type&quot; : &quot;Point&quot;, &quot;coordinates&quot; : [16.126277, 51.652943] }, &quot;name&quot; : &quot;Szkoły podstawowe&quot;, &quot;city&quot; : &quot;Głogów&quot; }" calcext:value-type="string">
            <text:p>{ "loc" : {"type" : "Point", "coordinates" : [16.126277, 51.652943] }, "name" : "Szkoły podstawowe", "city" : "Głogów" }</text:p>
          </table:table-cell>
          <table:table-cell table:number-columns-repeated="2"/>
          <table:table-cell office:value-type="string" calcext:value-type="string">
            <text:p>{ "loc" : {"type" : "Point", "coordinates" : [16.126277, 51.652943] }, "name" : "Szkoły podstawowe", "city" : "Głog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074414, 51.66823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łog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10] &amp; [.B110] &amp; [.C110] &amp; [.D110] &amp; [.E110] &amp; [.F110] &amp; [.G110]" office:value-type="string" office:string-value="{ &quot;loc&quot; : {&quot;type&quot; : &quot;Point&quot;, &quot;coordinates&quot; : [16.074414, 51.668237] }, &quot;name&quot; : &quot;Szkoły podstawowe&quot;, &quot;city&quot; : &quot;Głogów&quot; }" calcext:value-type="string">
            <text:p>{ "loc" : {"type" : "Point", "coordinates" : [16.074414, 51.668237] }, "name" : "Szkoły podstawowe", "city" : "Głogów" }</text:p>
          </table:table-cell>
          <table:table-cell table:number-columns-repeated="2"/>
          <table:table-cell office:value-type="string" calcext:value-type="string">
            <text:p>{ "loc" : {"type" : "Point", "coordinates" : [16.074414, 51.668237] }, "name" : "Szkoły podstawowe", "city" : "Głog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078808, 51.65617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łog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11] &amp; [.B111] &amp; [.C111] &amp; [.D111] &amp; [.E111] &amp; [.F111] &amp; [.G111]" office:value-type="string" office:string-value="{ &quot;loc&quot; : {&quot;type&quot; : &quot;Point&quot;, &quot;coordinates&quot; : [16.078808, 51.656171] }, &quot;name&quot; : &quot;Szkoły podstawowe&quot;, &quot;city&quot; : &quot;Głogów&quot; }" calcext:value-type="string">
            <text:p>{ "loc" : {"type" : "Point", "coordinates" : [16.078808, 51.656171] }, "name" : "Szkoły podstawowe", "city" : "Głogów" }</text:p>
          </table:table-cell>
          <table:table-cell table:number-columns-repeated="2"/>
          <table:table-cell office:value-type="string" calcext:value-type="string">
            <text:p>{ "loc" : {"type" : "Point", "coordinates" : [16.078808, 51.656171] }, "name" : "Szkoły podstawowe", "city" : "Głog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100971, 51.64758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łog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12] &amp; [.B112] &amp; [.C112] &amp; [.D112] &amp; [.E112] &amp; [.F112] &amp; [.G112]" office:value-type="string" office:string-value="{ &quot;loc&quot; : {&quot;type&quot; : &quot;Point&quot;, &quot;coordinates&quot; : [16.100971, 51.647581] }, &quot;name&quot; : &quot;Szkoły podstawowe&quot;, &quot;city&quot; : &quot;Głogów&quot; }" calcext:value-type="string">
            <text:p>{ "loc" : {"type" : "Point", "coordinates" : [16.100971, 51.647581] }, "name" : "Szkoły podstawowe", "city" : "Głogów" }</text:p>
          </table:table-cell>
          <table:table-cell table:number-columns-repeated="2"/>
          <table:table-cell office:value-type="string" calcext:value-type="string">
            <text:p>{ "loc" : {"type" : "Point", "coordinates" : [16.100971, 51.647581] }, "name" : "Szkoły podstawowe", "city" : "Głog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115246, 51.64357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łog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13] &amp; [.B113] &amp; [.C113] &amp; [.D113] &amp; [.E113] &amp; [.F113] &amp; [.G113]" office:value-type="string" office:string-value="{ &quot;loc&quot; : {&quot;type&quot; : &quot;Point&quot;, &quot;coordinates&quot; : [16.115246, 51.643570] }, &quot;name&quot; : &quot;Szkoły podstawowe&quot;, &quot;city&quot; : &quot;Głogów&quot; }" calcext:value-type="string">
            <text:p>{ "loc" : {"type" : "Point", "coordinates" : [16.115246, 51.643570] }, "name" : "Szkoły podstawowe", "city" : "Głogów" }</text:p>
          </table:table-cell>
          <table:table-cell table:number-columns-repeated="2"/>
          <table:table-cell office:value-type="string" calcext:value-type="string">
            <text:p>{ "loc" : {"type" : "Point", "coordinates" : [16.115246, 51.643570] }, "name" : "Szkoły podstawowe", "city" : "Głog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927879, 50.04897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rak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14] &amp; [.B114] &amp; [.C114] &amp; [.D114] &amp; [.E114] &amp; [.F114] &amp; [.G114]" office:value-type="string" office:string-value="{ &quot;loc&quot; : {&quot;type&quot; : &quot;Point&quot;, &quot;coordinates&quot; : [19.927879, 50.048975] }, &quot;name&quot; : &quot;Szkoły podstawowe&quot;, &quot;city&quot; : &quot;Kraków&quot; }" calcext:value-type="string">
            <text:p>{ "loc" : {"type" : "Point", "coordinates" : [19.927879, 50.048975] }, "name" : "Szkoły podstawowe", "city" : "Kraków" }</text:p>
          </table:table-cell>
          <table:table-cell table:number-columns-repeated="2"/>
          <table:table-cell office:value-type="string" calcext:value-type="string">
            <text:p>{ "loc" : {"type" : "Point", "coordinates" : [19.927879, 50.048975] }, "name" : "Szkoły podstawowe", "city" : "Krak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814430, 51.77443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iedlisk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15] &amp; [.B115] &amp; [.C115] &amp; [.D115] &amp; [.E115] &amp; [.F115] &amp; [.G115]" office:value-type="string" office:string-value="{ &quot;loc&quot; : {&quot;type&quot; : &quot;Point&quot;, &quot;coordinates&quot; : [15.814430, 51.774430] }, &quot;name&quot; : &quot;Szkoły podstawowe&quot;, &quot;city&quot; : &quot;Siedlisko&quot; }" calcext:value-type="string">
            <text:p>{ "loc" : {"type" : "Point", "coordinates" : [15.814430, 51.774430] }, "name" : "Szkoły podstawowe", "city" : "Siedlisko" }</text:p>
          </table:table-cell>
          <table:table-cell table:number-columns-repeated="2"/>
          <table:table-cell office:value-type="string" calcext:value-type="string">
            <text:p>{ "loc" : {"type" : "Point", "coordinates" : [15.814430, 51.774430] }, "name" : "Szkoły podstawowe", "city" : "Siedlisk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069508, 49.7271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uczk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16] &amp; [.B116] &amp; [.C116] &amp; [.D116] &amp; [.E116] &amp; [.F116] &amp; [.G116]" office:value-type="string" office:string-value="{ &quot;loc&quot; : {&quot;type&quot; : &quot;Point&quot;, &quot;coordinates&quot; : [19.069508, 49.727150] }, &quot;name&quot; : &quot;Szkoły podstawowe&quot;, &quot;city&quot; : &quot;Buczkowice&quot; }" calcext:value-type="string">
            <text:p>{ "loc" : {"type" : "Point", "coordinates" : [19.069508, 49.727150] }, "name" : "Szkoły podstawowe", "city" : "Buczkowice" }</text:p>
          </table:table-cell>
          <table:table-cell table:number-columns-repeated="2"/>
          <table:table-cell office:value-type="string" calcext:value-type="string">
            <text:p>{ "loc" : {"type" : "Point", "coordinates" : [19.069508, 49.727150] }, "name" : "Szkoły podstawowe", "city" : "Buczk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840930, 50.14973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Łaziska Górn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17] &amp; [.B117] &amp; [.C117] &amp; [.D117] &amp; [.E117] &amp; [.F117] &amp; [.G117]" office:value-type="string" office:string-value="{ &quot;loc&quot; : {&quot;type&quot; : &quot;Point&quot;, &quot;coordinates&quot; : [18.840930, 50.149736] }, &quot;name&quot; : &quot;Szkoły podstawowe&quot;, &quot;city&quot; : &quot;Łaziska Górne&quot; }" calcext:value-type="string">
            <text:p>{ "loc" : {"type" : "Point", "coordinates" : [18.840930, 50.149736] }, "name" : "Szkoły podstawowe", "city" : "Łaziska Górne" }</text:p>
          </table:table-cell>
          <table:table-cell table:number-columns-repeated="2"/>
          <table:table-cell office:value-type="string" calcext:value-type="string">
            <text:p>{ "loc" : {"type" : "Point", "coordinates" : [18.840930, 50.149736] }, "name" : "Szkoły podstawowe", "city" : "Łaziska Górn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026815, 50.03819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Rzesz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18] &amp; [.B118] &amp; [.C118] &amp; [.D118] &amp; [.E118] &amp; [.F118] &amp; [.G118]" office:value-type="string" office:string-value="{ &quot;loc&quot; : {&quot;type&quot; : &quot;Point&quot;, &quot;coordinates&quot; : [22.026815, 50.038192] }, &quot;name&quot; : &quot;Szkoły podstawowe&quot;, &quot;city&quot; : &quot;Rzeszów&quot; }" calcext:value-type="string">
            <text:p>{ "loc" : {"type" : "Point", "coordinates" : [22.026815, 50.038192] }, "name" : "Szkoły podstawowe", "city" : "Rzeszów" }</text:p>
          </table:table-cell>
          <table:table-cell table:number-columns-repeated="2"/>
          <table:table-cell office:value-type="string" calcext:value-type="string">
            <text:p>{ "loc" : {"type" : "Point", "coordinates" : [22.026815, 50.038192] }, "name" : "Szkoły podstawowe", "city" : "Rzesz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420411, 54.41993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Łupa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19] &amp; [.B119] &amp; [.C119] &amp; [.D119] &amp; [.E119] &amp; [.F119] &amp; [.G119]" office:value-type="string" office:string-value="{ &quot;loc&quot; : {&quot;type&quot; : &quot;Point&quot;, &quot;coordinates&quot; : [17.420411, 54.419935] }, &quot;name&quot; : &quot;Szkoły podstawowe&quot;, &quot;city&quot; : &quot;Łupawa&quot; }" calcext:value-type="string">
            <text:p>{ "loc" : {"type" : "Point", "coordinates" : [17.420411, 54.419935] }, "name" : "Szkoły podstawowe", "city" : "Łupawa" }</text:p>
          </table:table-cell>
          <table:table-cell table:number-columns-repeated="2"/>
          <table:table-cell office:value-type="string" calcext:value-type="string">
            <text:p>{ "loc" : {"type" : "Point", "coordinates" : [17.420411, 54.419935] }, "name" : "Szkoły podstawowe", "city" : "Łupa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433988, 54.09457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Drzono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20] &amp; [.B120] &amp; [.C120] &amp; [.D120] &amp; [.E120] &amp; [.F120] &amp; [.G120]" office:value-type="string" office:string-value="{ &quot;loc&quot; : {&quot;type&quot; : &quot;Point&quot;, &quot;coordinates&quot; : [15.433988, 54.094574] }, &quot;name&quot; : &quot;Szkoły podstawowe&quot;, &quot;city&quot; : &quot;Drzonowo&quot; }" calcext:value-type="string">
            <text:p>{ "loc" : {"type" : "Point", "coordinates" : [15.433988, 54.094574] }, "name" : "Szkoły podstawowe", "city" : "Drzonowo" }</text:p>
          </table:table-cell>
          <table:table-cell table:number-columns-repeated="2"/>
          <table:table-cell office:value-type="string" calcext:value-type="string">
            <text:p>{ "loc" : {"type" : "Point", "coordinates" : [15.433988, 54.094574] }, "name" : "Szkoły podstawowe", "city" : "Drzono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248388, 51.71331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zlichtyngo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21] &amp; [.B121] &amp; [.C121] &amp; [.D121] &amp; [.E121] &amp; [.F121] &amp; [.G121]" office:value-type="string" office:string-value="{ &quot;loc&quot; : {&quot;type&quot; : &quot;Point&quot;, &quot;coordinates&quot; : [16.248388, 51.713316] }, &quot;name&quot; : &quot;Szkoły podstawowe&quot;, &quot;city&quot; : &quot;Szlichtyngowa&quot; }" calcext:value-type="string">
            <text:p>{ "loc" : {"type" : "Point", "coordinates" : [16.248388, 51.713316] }, "name" : "Szkoły podstawowe", "city" : "Szlichtyngowa" }</text:p>
          </table:table-cell>
          <table:table-cell table:number-columns-repeated="2"/>
          <table:table-cell office:value-type="string" calcext:value-type="string">
            <text:p>{ "loc" : {"type" : "Point", "coordinates" : [16.248388, 51.713316] }, "name" : "Szkoły podstawowe", "city" : "Szlichtyngo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312560, 51.80813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scho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22] &amp; [.B122] &amp; [.C122] &amp; [.D122] &amp; [.E122] &amp; [.F122] &amp; [.G122]" office:value-type="string" office:string-value="{ &quot;loc&quot; : {&quot;type&quot; : &quot;Point&quot;, &quot;coordinates&quot; : [16.312560, 51.808130] }, &quot;name&quot; : &quot;Szkoły podstawowe&quot;, &quot;city&quot; : &quot;Wschowa&quot; }" calcext:value-type="string">
            <text:p>{ "loc" : {"type" : "Point", "coordinates" : [16.312560, 51.808130] }, "name" : "Szkoły podstawowe", "city" : "Wschowa" }</text:p>
          </table:table-cell>
          <table:table-cell table:number-columns-repeated="2"/>
          <table:table-cell office:value-type="string" calcext:value-type="string">
            <text:p>{ "loc" : {"type" : "Point", "coordinates" : [16.312560, 51.808130] }, "name" : "Szkoły podstawowe", "city" : "Wscho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932243, 54.12105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uwał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23] &amp; [.B123] &amp; [.C123] &amp; [.D123] &amp; [.E123] &amp; [.F123] &amp; [.G123]" office:value-type="string" office:string-value="{ &quot;loc&quot; : {&quot;type&quot; : &quot;Point&quot;, &quot;coordinates&quot; : [22.932243, 54.121055] }, &quot;name&quot; : &quot;Szkoły podstawowe&quot;, &quot;city&quot; : &quot;Suwałki&quot; }" calcext:value-type="string">
            <text:p>{ "loc" : {"type" : "Point", "coordinates" : [22.932243, 54.121055] }, "name" : "Szkoły podstawowe", "city" : "Suwałki" }</text:p>
          </table:table-cell>
          <table:table-cell table:number-columns-repeated="2"/>
          <table:table-cell office:value-type="string" calcext:value-type="string">
            <text:p>{ "loc" : {"type" : "Point", "coordinates" : [22.932243, 54.121055] }, "name" : "Szkoły podstawowe", "city" : "Suwał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979906, 52.88830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udzyń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24] &amp; [.B124] &amp; [.C124] &amp; [.D124] &amp; [.E124] &amp; [.F124] &amp; [.G124]" office:value-type="string" office:string-value="{ &quot;loc&quot; : {&quot;type&quot; : &quot;Point&quot;, &quot;coordinates&quot; : [16.979906, 52.888308] }, &quot;name&quot; : &quot;Szkoły podstawowe&quot;, &quot;city&quot; : &quot;Budzyń&quot; }" calcext:value-type="string">
            <text:p>{ "loc" : {"type" : "Point", "coordinates" : [16.979906, 52.888308] }, "name" : "Szkoły podstawowe", "city" : "Budzyń" }</text:p>
          </table:table-cell>
          <table:table-cell table:number-columns-repeated="2"/>
          <table:table-cell office:value-type="string" calcext:value-type="string">
            <text:p>{ "loc" : {"type" : "Point", "coordinates" : [16.979906, 52.888308] }, "name" : "Szkoły podstawowe", "city" : "Budzyń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678922, 50.49291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Jadachy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25] &amp; [.B125] &amp; [.C125] &amp; [.D125] &amp; [.E125] &amp; [.F125] &amp; [.G125]" office:value-type="string" office:string-value="{ &quot;loc&quot; : {&quot;type&quot; : &quot;Point&quot;, &quot;coordinates&quot; : [21.678922, 50.492916] }, &quot;name&quot; : &quot;Szkoły podstawowe&quot;, &quot;city&quot; : &quot;Jadachy&quot; }" calcext:value-type="string">
            <text:p>{ "loc" : {"type" : "Point", "coordinates" : [21.678922, 50.492916] }, "name" : "Szkoły podstawowe", "city" : "Jadachy" }</text:p>
          </table:table-cell>
          <table:table-cell table:number-columns-repeated="2"/>
          <table:table-cell office:value-type="string" calcext:value-type="string">
            <text:p>{ "loc" : {"type" : "Point", "coordinates" : [21.678922, 50.492916] }, "name" : "Szkoły podstawowe", "city" : "Jadachy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709547, 50.51210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Cygany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26] &amp; [.B126] &amp; [.C126] &amp; [.D126] &amp; [.E126] &amp; [.F126] &amp; [.G126]" office:value-type="string" office:string-value="{ &quot;loc&quot; : {&quot;type&quot; : &quot;Point&quot;, &quot;coordinates&quot; : [21.709547, 50.512100] }, &quot;name&quot; : &quot;Szkoły podstawowe&quot;, &quot;city&quot; : &quot;Cygany&quot; }" calcext:value-type="string">
            <text:p>{ "loc" : {"type" : "Point", "coordinates" : [21.709547, 50.512100] }, "name" : "Szkoły podstawowe", "city" : "Cygany" }</text:p>
          </table:table-cell>
          <table:table-cell table:number-columns-repeated="2"/>
          <table:table-cell office:value-type="string" calcext:value-type="string">
            <text:p>{ "loc" : {"type" : "Point", "coordinates" : [21.709547, 50.512100] }, "name" : "Szkoły podstawowe", "city" : "Cygany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667844, 50.51675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Chmiel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27] &amp; [.B127] &amp; [.C127] &amp; [.D127] &amp; [.E127] &amp; [.F127] &amp; [.G127]" office:value-type="string" office:string-value="{ &quot;loc&quot; : {&quot;type&quot; : &quot;Point&quot;, &quot;coordinates&quot; : [21.667844, 50.516759] }, &quot;name&quot; : &quot;Szkoły podstawowe&quot;, &quot;city&quot; : &quot;Chmielów&quot; }" calcext:value-type="string">
            <text:p>{ "loc" : {"type" : "Point", "coordinates" : [21.667844, 50.516759] }, "name" : "Szkoły podstawowe", "city" : "Chmielów" }</text:p>
          </table:table-cell>
          <table:table-cell table:number-columns-repeated="2"/>
          <table:table-cell office:value-type="string" calcext:value-type="string">
            <text:p>{ "loc" : {"type" : "Point", "coordinates" : [21.667844, 50.516759] }, "name" : "Szkoły podstawowe", "city" : "Chmiel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640110, 50.46650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Ślęza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28] &amp; [.B128] &amp; [.C128] &amp; [.D128] &amp; [.E128] &amp; [.F128] &amp; [.G128]" office:value-type="string" office:string-value="{ &quot;loc&quot; : {&quot;type&quot; : &quot;Point&quot;, &quot;coordinates&quot; : [21.640110, 50.466503] }, &quot;name&quot; : &quot;Szkoły podstawowe&quot;, &quot;city&quot; : &quot;Ślęzaki&quot; }" calcext:value-type="string">
            <text:p>{ "loc" : {"type" : "Point", "coordinates" : [21.640110, 50.466503] }, "name" : "Szkoły podstawowe", "city" : "Ślęzaki" }</text:p>
          </table:table-cell>
          <table:table-cell table:number-columns-repeated="2"/>
          <table:table-cell office:value-type="string" calcext:value-type="string">
            <text:p>{ "loc" : {"type" : "Point", "coordinates" : [21.640110, 50.466503] }, "name" : "Szkoły podstawowe", "city" : "Ślęza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034277, 51.71298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Żelechline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29] &amp; [.B129] &amp; [.C129] &amp; [.D129] &amp; [.E129] &amp; [.F129] &amp; [.G129]" office:value-type="string" office:string-value="{ &quot;loc&quot; : {&quot;type&quot; : &quot;Point&quot;, &quot;coordinates&quot; : [20.034277, 51.712983] }, &quot;name&quot; : &quot;Szkoły podstawowe&quot;, &quot;city&quot; : &quot;Żelechlinek&quot; }" calcext:value-type="string">
            <text:p>{ "loc" : {"type" : "Point", "coordinates" : [20.034277, 51.712983] }, "name" : "Szkoły podstawowe", "city" : "Żelechlinek" }</text:p>
          </table:table-cell>
          <table:table-cell table:number-columns-repeated="2"/>
          <table:table-cell office:value-type="string" calcext:value-type="string">
            <text:p>{ "loc" : {"type" : "Point", "coordinates" : [20.034277, 51.712983] }, "name" : "Szkoły podstawowe", "city" : "Żelechline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433113, 50.61967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Nowodz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30] &amp; [.B130] &amp; [.C130] &amp; [.D130] &amp; [.E130] &amp; [.F130] &amp; [.G130]" office:value-type="string" office:string-value="{ &quot;loc&quot; : {&quot;type&quot; : &quot;Point&quot;, &quot;coordinates&quot; : [21.433113, 50.619676] }, &quot;name&quot; : &quot;Szkoły podstawowe&quot;, &quot;city&quot; : &quot;Nowodzice&quot; }" calcext:value-type="string">
            <text:p>{ "loc" : {"type" : "Point", "coordinates" : [21.433113, 50.619676] }, "name" : "Szkoły podstawowe", "city" : "Nowodzice" }</text:p>
          </table:table-cell>
          <table:table-cell table:number-columns-repeated="2"/>
          <table:table-cell office:value-type="string" calcext:value-type="string">
            <text:p>{ "loc" : {"type" : "Point", "coordinates" : [21.433113, 50.619676] }, "name" : "Szkoły podstawowe", "city" : "Nowodz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831832, 50.08136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rzesz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31] &amp; [.B131] &amp; [.C131] &amp; [.D131] &amp; [.E131] &amp; [.F131] &amp; [.G131]" office:value-type="string" office:string-value="{ &quot;loc&quot; : {&quot;type&quot; : &quot;Point&quot;, &quot;coordinates&quot; : [18.831832, 50.081365] }, &quot;name&quot; : &quot;Szkoły podstawowe&quot;, &quot;city&quot; : &quot;Orzesze&quot; }" calcext:value-type="string">
            <text:p>{ "loc" : {"type" : "Point", "coordinates" : [18.831832, 50.081365] }, "name" : "Szkoły podstawowe", "city" : "Orzesze" }</text:p>
          </table:table-cell>
          <table:table-cell table:number-columns-repeated="2"/>
          <table:table-cell office:value-type="string" calcext:value-type="string">
            <text:p>{ "loc" : {"type" : "Point", "coordinates" : [18.831832, 50.081365] }, "name" : "Szkoły podstawowe", "city" : "Orzesz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923585, 52.15462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Raszy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32] &amp; [.B132] &amp; [.C132] &amp; [.D132] &amp; [.E132] &amp; [.F132] &amp; [.G132]" office:value-type="string" office:string-value="{ &quot;loc&quot; : {&quot;type&quot; : &quot;Point&quot;, &quot;coordinates&quot; : [20.923585, 52.154626] }, &quot;name&quot; : &quot;Szkoły podstawowe&quot;, &quot;city&quot; : &quot;Raszyn&quot; }" calcext:value-type="string">
            <text:p>{ "loc" : {"type" : "Point", "coordinates" : [20.923585, 52.154626] }, "name" : "Szkoły podstawowe", "city" : "Raszyn" }</text:p>
          </table:table-cell>
          <table:table-cell table:number-columns-repeated="2"/>
          <table:table-cell office:value-type="string" calcext:value-type="string">
            <text:p>{ "loc" : {"type" : "Point", "coordinates" : [20.923585, 52.154626] }, "name" : "Szkoły podstawowe", "city" : "Raszy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493210, 50.94316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Żar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33] &amp; [.B133] &amp; [.C133] &amp; [.D133] &amp; [.E133] &amp; [.F133] &amp; [.G133]" office:value-type="string" office:string-value="{ &quot;loc&quot; : {&quot;type&quot; : &quot;Point&quot;, &quot;coordinates&quot; : [16.493210, 50.943160] }, &quot;name&quot; : &quot;Szkoły podstawowe&quot;, &quot;city&quot; : &quot;Żarów&quot; }" calcext:value-type="string">
            <text:p>{ "loc" : {"type" : "Point", "coordinates" : [16.493210, 50.943160] }, "name" : "Szkoły podstawowe", "city" : "Żarów" }</text:p>
          </table:table-cell>
          <table:table-cell table:number-columns-repeated="2"/>
          <table:table-cell office:value-type="string" calcext:value-type="string">
            <text:p>{ "loc" : {"type" : "Point", "coordinates" : [16.493210, 50.943160] }, "name" : "Szkoły podstawowe", "city" : "Żar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490900, 50.94277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Żar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34] &amp; [.B134] &amp; [.C134] &amp; [.D134] &amp; [.E134] &amp; [.F134] &amp; [.G134]" office:value-type="string" office:string-value="{ &quot;loc&quot; : {&quot;type&quot; : &quot;Point&quot;, &quot;coordinates&quot; : [16.490900, 50.942770] }, &quot;name&quot; : &quot;Szkoły podstawowe&quot;, &quot;city&quot; : &quot;Żarów&quot; }" calcext:value-type="string">
            <text:p>{ "loc" : {"type" : "Point", "coordinates" : [16.490900, 50.942770] }, "name" : "Szkoły podstawowe", "city" : "Żarów" }</text:p>
          </table:table-cell>
          <table:table-cell table:number-columns-repeated="2"/>
          <table:table-cell office:value-type="string" calcext:value-type="string">
            <text:p>{ "loc" : {"type" : "Point", "coordinates" : [16.490900, 50.942770] }, "name" : "Szkoły podstawowe", "city" : "Żar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22630, 54.3287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tegn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35] &amp; [.B135] &amp; [.C135] &amp; [.D135] &amp; [.E135] &amp; [.F135] &amp; [.G135]" office:value-type="string" office:string-value="{ &quot;loc&quot; : {&quot;type&quot; : &quot;Point&quot;, &quot;coordinates&quot; : [19.122630, 54.328740] }, &quot;name&quot; : &quot;Szkoły podstawowe&quot;, &quot;city&quot; : &quot;Stegna&quot; }" calcext:value-type="string">
            <text:p>{ "loc" : {"type" : "Point", "coordinates" : [19.122630, 54.328740] }, "name" : "Szkoły podstawowe", "city" : "Stegna" }</text:p>
          </table:table-cell>
          <table:table-cell table:number-columns-repeated="2"/>
          <table:table-cell office:value-type="string" calcext:value-type="string">
            <text:p>{ "loc" : {"type" : "Point", "coordinates" : [19.122630, 54.328740] }, "name" : "Szkoły podstawowe", "city" : "Stegn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630650, 54.3419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36] &amp; [.B136] &amp; [.C136] &amp; [.D136] &amp; [.E136] &amp; [.F136] &amp; [.G136]" office:value-type="string" office:string-value="{ &quot;loc&quot; : {&quot;type&quot; : &quot;Point&quot;, &quot;coordinates&quot; : [18.630650, 54.341950] }, &quot;name&quot; : &quot;Szkoły podstawowe&quot;, &quot;city&quot; : &quot;Gdańsk&quot; }" calcext:value-type="string">
            <text:p>{ "loc" : {"type" : "Point", "coordinates" : [18.630650, 54.341950] }, "name" : "Szkoły podstawowe", "city" : "Gdańsk" }</text:p>
          </table:table-cell>
          <table:table-cell table:number-columns-repeated="2"/>
          <table:table-cell office:value-type="string" calcext:value-type="string">
            <text:p>{ "loc" : {"type" : "Point", "coordinates" : [18.630650, 54.341950] }, "name" : "Szkoły podstawowe", "city" : "Gdańs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089990, 51.92550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ułk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37] &amp; [.B137] &amp; [.C137] &amp; [.D137] &amp; [.E137] &amp; [.F137] &amp; [.G137]" office:value-type="string" office:string-value="{ &quot;loc&quot; : {&quot;type&quot; : &quot;Point&quot;, &quot;coordinates&quot; : [21.089990, 51.925500] }, &quot;name&quot; : &quot;Szkoły podstawowe&quot;, &quot;city&quot; : &quot;Sułkowice&quot; }" calcext:value-type="string">
            <text:p>{ "loc" : {"type" : "Point", "coordinates" : [21.089990, 51.925500] }, "name" : "Szkoły podstawowe", "city" : "Sułkowice" }</text:p>
          </table:table-cell>
          <table:table-cell table:number-columns-repeated="2"/>
          <table:table-cell office:value-type="string" calcext:value-type="string">
            <text:p>{ "loc" : {"type" : "Point", "coordinates" : [21.089990, 51.925500] }, "name" : "Szkoły podstawowe", "city" : "Sułk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56851, 51.06619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Radomsk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38] &amp; [.B138] &amp; [.C138] &amp; [.D138] &amp; [.E138] &amp; [.F138] &amp; [.G138]" office:value-type="string" office:string-value="{ &quot;loc&quot; : {&quot;type&quot; : &quot;Point&quot;, &quot;coordinates&quot; : [19.456851, 51.066191] }, &quot;name&quot; : &quot;Szkoły podstawowe&quot;, &quot;city&quot; : &quot;Radomsko&quot; }" calcext:value-type="string">
            <text:p>{ "loc" : {"type" : "Point", "coordinates" : [19.456851, 51.066191] }, "name" : "Szkoły podstawowe", "city" : "Radomsko" }</text:p>
          </table:table-cell>
          <table:table-cell table:number-columns-repeated="2"/>
          <table:table-cell office:value-type="string" calcext:value-type="string">
            <text:p>{ "loc" : {"type" : "Point", "coordinates" : [19.456851, 51.066191] }, "name" : "Szkoły podstawowe", "city" : "Radomsk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086370, 51.0479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tarach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39] &amp; [.B139] &amp; [.C139] &amp; [.D139] &amp; [.E139] &amp; [.F139] &amp; [.G139]" office:value-type="string" office:string-value="{ &quot;loc&quot; : {&quot;type&quot; : &quot;Point&quot;, &quot;coordinates&quot; : [21.086370, 51.047920] }, &quot;name&quot; : &quot;Szkoły podstawowe&quot;, &quot;city&quot; : &quot;Starachowice&quot; }" calcext:value-type="string">
            <text:p>{ "loc" : {"type" : "Point", "coordinates" : [21.086370, 51.047920] }, "name" : "Szkoły podstawowe", "city" : "Starachowice" }</text:p>
          </table:table-cell>
          <table:table-cell table:number-columns-repeated="2"/>
          <table:table-cell office:value-type="string" calcext:value-type="string">
            <text:p>{ "loc" : {"type" : "Point", "coordinates" : [21.086370, 51.047920] }, "name" : "Szkoły podstawowe", "city" : "Starach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088330, 51.0522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tarach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40] &amp; [.B140] &amp; [.C140] &amp; [.D140] &amp; [.E140] &amp; [.F140] &amp; [.G140]" office:value-type="string" office:string-value="{ &quot;loc&quot; : {&quot;type&quot; : &quot;Point&quot;, &quot;coordinates&quot; : [21.088330, 51.052220] }, &quot;name&quot; : &quot;Szkoły podstawowe&quot;, &quot;city&quot; : &quot;Starachowice&quot; }" calcext:value-type="string">
            <text:p>{ "loc" : {"type" : "Point", "coordinates" : [21.088330, 51.052220] }, "name" : "Szkoły podstawowe", "city" : "Starachowice" }</text:p>
          </table:table-cell>
          <table:table-cell table:number-columns-repeated="2"/>
          <table:table-cell office:value-type="string" calcext:value-type="string">
            <text:p>{ "loc" : {"type" : "Point", "coordinates" : [21.088330, 51.052220] }, "name" : "Szkoły podstawowe", "city" : "Starach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075960, 51.05417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tarach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41] &amp; [.B141] &amp; [.C141] &amp; [.D141] &amp; [.E141] &amp; [.F141] &amp; [.G141]" office:value-type="string" office:string-value="{ &quot;loc&quot; : {&quot;type&quot; : &quot;Point&quot;, &quot;coordinates&quot; : [21.075960, 51.054170] }, &quot;name&quot; : &quot;Szkoły podstawowe&quot;, &quot;city&quot; : &quot;Starachowice&quot; }" calcext:value-type="string">
            <text:p>{ "loc" : {"type" : "Point", "coordinates" : [21.075960, 51.054170] }, "name" : "Szkoły podstawowe", "city" : "Starachowice" }</text:p>
          </table:table-cell>
          <table:table-cell table:number-columns-repeated="2"/>
          <table:table-cell office:value-type="string" calcext:value-type="string">
            <text:p>{ "loc" : {"type" : "Point", "coordinates" : [21.075960, 51.054170] }, "name" : "Szkoły podstawowe", "city" : "Starach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085750, 51.0430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tarach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42] &amp; [.B142] &amp; [.C142] &amp; [.D142] &amp; [.E142] &amp; [.F142] &amp; [.G142]" office:value-type="string" office:string-value="{ &quot;loc&quot; : {&quot;type&quot; : &quot;Point&quot;, &quot;coordinates&quot; : [21.085750, 51.043020] }, &quot;name&quot; : &quot;Szkoły podstawowe&quot;, &quot;city&quot; : &quot;Starachowice&quot; }" calcext:value-type="string">
            <text:p>{ "loc" : {"type" : "Point", "coordinates" : [21.085750, 51.043020] }, "name" : "Szkoły podstawowe", "city" : "Starachowice" }</text:p>
          </table:table-cell>
          <table:table-cell table:number-columns-repeated="2"/>
          <table:table-cell office:value-type="string" calcext:value-type="string">
            <text:p>{ "loc" : {"type" : "Point", "coordinates" : [21.085750, 51.043020] }, "name" : "Szkoły podstawowe", "city" : "Starach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056700, 51.05598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tarach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43] &amp; [.B143] &amp; [.C143] &amp; [.D143] &amp; [.E143] &amp; [.F143] &amp; [.G143]" office:value-type="string" office:string-value="{ &quot;loc&quot; : {&quot;type&quot; : &quot;Point&quot;, &quot;coordinates&quot; : [21.056700, 51.055980] }, &quot;name&quot; : &quot;Szkoły podstawowe&quot;, &quot;city&quot; : &quot;Starachowice&quot; }" calcext:value-type="string">
            <text:p>{ "loc" : {"type" : "Point", "coordinates" : [21.056700, 51.055980] }, "name" : "Szkoły podstawowe", "city" : "Starachowice" }</text:p>
          </table:table-cell>
          <table:table-cell table:number-columns-repeated="2"/>
          <table:table-cell office:value-type="string" calcext:value-type="string">
            <text:p>{ "loc" : {"type" : "Point", "coordinates" : [21.056700, 51.055980] }, "name" : "Szkoły podstawowe", "city" : "Starach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061880, 51.0374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tarach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44] &amp; [.B144] &amp; [.C144] &amp; [.D144] &amp; [.E144] &amp; [.F144] &amp; [.G144]" office:value-type="string" office:string-value="{ &quot;loc&quot; : {&quot;type&quot; : &quot;Point&quot;, &quot;coordinates&quot; : [21.061880, 51.037450] }, &quot;name&quot; : &quot;Szkoły podstawowe&quot;, &quot;city&quot; : &quot;Starachowice&quot; }" calcext:value-type="string">
            <text:p>{ "loc" : {"type" : "Point", "coordinates" : [21.061880, 51.037450] }, "name" : "Szkoły podstawowe", "city" : "Starachowice" }</text:p>
          </table:table-cell>
          <table:table-cell table:number-columns-repeated="2"/>
          <table:table-cell office:value-type="string" calcext:value-type="string">
            <text:p>{ "loc" : {"type" : "Point", "coordinates" : [21.061880, 51.037450] }, "name" : "Szkoły podstawowe", "city" : "Starach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056790, 51.0468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tarach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45] &amp; [.B145] &amp; [.C145] &amp; [.D145] &amp; [.E145] &amp; [.F145] &amp; [.G145]" office:value-type="string" office:string-value="{ &quot;loc&quot; : {&quot;type&quot; : &quot;Point&quot;, &quot;coordinates&quot; : [21.056790, 51.046840] }, &quot;name&quot; : &quot;Szkoły podstawowe&quot;, &quot;city&quot; : &quot;Starachowice&quot; }" calcext:value-type="string">
            <text:p>{ "loc" : {"type" : "Point", "coordinates" : [21.056790, 51.046840] }, "name" : "Szkoły podstawowe", "city" : "Starachowice" }</text:p>
          </table:table-cell>
          <table:table-cell table:number-columns-repeated="2"/>
          <table:table-cell office:value-type="string" calcext:value-type="string">
            <text:p>{ "loc" : {"type" : "Point", "coordinates" : [21.056790, 51.046840] }, "name" : "Szkoły podstawowe", "city" : "Starach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079490, 51.04739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tarach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46] &amp; [.B146] &amp; [.C146] &amp; [.D146] &amp; [.E146] &amp; [.F146] &amp; [.G146]" office:value-type="string" office:string-value="{ &quot;loc&quot; : {&quot;type&quot; : &quot;Point&quot;, &quot;coordinates&quot; : [21.079490, 51.047390] }, &quot;name&quot; : &quot;Szkoły podstawowe&quot;, &quot;city&quot; : &quot;Starachowice&quot; }" calcext:value-type="string">
            <text:p>{ "loc" : {"type" : "Point", "coordinates" : [21.079490, 51.047390] }, "name" : "Szkoły podstawowe", "city" : "Starachowice" }</text:p>
          </table:table-cell>
          <table:table-cell table:number-columns-repeated="2"/>
          <table:table-cell office:value-type="string" calcext:value-type="string">
            <text:p>{ "loc" : {"type" : "Point", "coordinates" : [21.079490, 51.047390] }, "name" : "Szkoły podstawowe", "city" : "Starach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106320, 51.0085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tarach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47] &amp; [.B147] &amp; [.C147] &amp; [.D147] &amp; [.E147] &amp; [.F147] &amp; [.G147]" office:value-type="string" office:string-value="{ &quot;loc&quot; : {&quot;type&quot; : &quot;Point&quot;, &quot;coordinates&quot; : [21.106320, 51.008540] }, &quot;name&quot; : &quot;Szkoły podstawowe&quot;, &quot;city&quot; : &quot;Starachowice&quot; }" calcext:value-type="string">
            <text:p>{ "loc" : {"type" : "Point", "coordinates" : [21.106320, 51.008540] }, "name" : "Szkoły podstawowe", "city" : "Starachowice" }</text:p>
          </table:table-cell>
          <table:table-cell table:number-columns-repeated="2"/>
          <table:table-cell office:value-type="string" calcext:value-type="string">
            <text:p>{ "loc" : {"type" : "Point", "coordinates" : [21.106320, 51.008540] }, "name" : "Szkoły podstawowe", "city" : "Starach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378930, 53.24098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trącz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48] &amp; [.B148] &amp; [.C148] &amp; [.D148] &amp; [.E148] &amp; [.F148] &amp; [.G148]" office:value-type="string" office:string-value="{ &quot;loc&quot; : {&quot;type&quot; : &quot;Point&quot;, &quot;coordinates&quot; : [16.378930, 53.240980] }, &quot;name&quot; : &quot;Szkoły podstawowe&quot;, &quot;city&quot; : &quot;Strączno&quot; }" calcext:value-type="string">
            <text:p>{ "loc" : {"type" : "Point", "coordinates" : [16.378930, 53.240980] }, "name" : "Szkoły podstawowe", "city" : "Strączno" }</text:p>
          </table:table-cell>
          <table:table-cell table:number-columns-repeated="2"/>
          <table:table-cell office:value-type="string" calcext:value-type="string">
            <text:p>{ "loc" : {"type" : "Point", "coordinates" : [16.378930, 53.240980] }, "name" : "Szkoły podstawowe", "city" : "Strącz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561820, 54.37589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49] &amp; [.B149] &amp; [.C149] &amp; [.D149] &amp; [.E149] &amp; [.F149] &amp; [.G149]" office:value-type="string" office:string-value="{ &quot;loc&quot; : {&quot;type&quot; : &quot;Point&quot;, &quot;coordinates&quot; : [18.561820, 54.375890] }, &quot;name&quot; : &quot;Szkoły podstawowe&quot;, &quot;city&quot; : &quot;Gdańsk&quot; }" calcext:value-type="string">
            <text:p>{ "loc" : {"type" : "Point", "coordinates" : [18.561820, 54.375890] }, "name" : "Szkoły podstawowe", "city" : "Gdańsk" }</text:p>
          </table:table-cell>
          <table:table-cell table:number-columns-repeated="2"/>
          <table:table-cell office:value-type="string" calcext:value-type="string">
            <text:p>{ "loc" : {"type" : "Point", "coordinates" : [18.561820, 54.375890] }, "name" : "Szkoły podstawowe", "city" : "Gdańs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624920, 54.3875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50] &amp; [.B150] &amp; [.C150] &amp; [.D150] &amp; [.E150] &amp; [.F150] &amp; [.G150]" office:value-type="string" office:string-value="{ &quot;loc&quot; : {&quot;type&quot; : &quot;Point&quot;, &quot;coordinates&quot; : [18.624920, 54.387520] }, &quot;name&quot; : &quot;Szkoły podstawowe&quot;, &quot;city&quot; : &quot;Gdańsk&quot; }" calcext:value-type="string">
            <text:p>{ "loc" : {"type" : "Point", "coordinates" : [18.624920, 54.387520] }, "name" : "Szkoły podstawowe", "city" : "Gdańsk" }</text:p>
          </table:table-cell>
          <table:table-cell table:number-columns-repeated="2"/>
          <table:table-cell office:value-type="string" calcext:value-type="string">
            <text:p>{ "loc" : {"type" : "Point", "coordinates" : [18.624920, 54.387520] }, "name" : "Szkoły podstawowe", "city" : "Gdańs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583950, 54.32501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51] &amp; [.B151] &amp; [.C151] &amp; [.D151] &amp; [.E151] &amp; [.F151] &amp; [.G151]" office:value-type="string" office:string-value="{ &quot;loc&quot; : {&quot;type&quot; : &quot;Point&quot;, &quot;coordinates&quot; : [18.583950, 54.325010] }, &quot;name&quot; : &quot;Szkoły podstawowe&quot;, &quot;city&quot; : &quot;Gdańsk&quot; }" calcext:value-type="string">
            <text:p>{ "loc" : {"type" : "Point", "coordinates" : [18.583950, 54.325010] }, "name" : "Szkoły podstawowe", "city" : "Gdańsk" }</text:p>
          </table:table-cell>
          <table:table-cell table:number-columns-repeated="2"/>
          <table:table-cell office:value-type="string" calcext:value-type="string">
            <text:p>{ "loc" : {"type" : "Point", "coordinates" : [18.583950, 54.325010] }, "name" : "Szkoły podstawowe", "city" : "Gdańs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972190, 49.9912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Rajsk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52] &amp; [.B152] &amp; [.C152] &amp; [.D152] &amp; [.E152] &amp; [.F152] &amp; [.G152]" office:value-type="string" office:string-value="{ &quot;loc&quot; : {&quot;type&quot; : &quot;Point&quot;, &quot;coordinates&quot; : [19.972190, 49.991240] }, &quot;name&quot; : &quot;Szkoły podstawowe&quot;, &quot;city&quot; : &quot;Rajsko&quot; }" calcext:value-type="string">
            <text:p>{ "loc" : {"type" : "Point", "coordinates" : [19.972190, 49.991240] }, "name" : "Szkoły podstawowe", "city" : "Rajsko" }</text:p>
          </table:table-cell>
          <table:table-cell table:number-columns-repeated="2"/>
          <table:table-cell office:value-type="string" calcext:value-type="string">
            <text:p>{ "loc" : {"type" : "Point", "coordinates" : [19.972190, 49.991240] }, "name" : "Szkoły podstawowe", "city" : "Rajsk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461170, 53.03797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Trzcian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53] &amp; [.B153] &amp; [.C153] &amp; [.D153] &amp; [.E153] &amp; [.F153] &amp; [.G153]" office:value-type="string" office:string-value="{ &quot;loc&quot; : {&quot;type&quot; : &quot;Point&quot;, &quot;coordinates&quot; : [16.461170, 53.037970] }, &quot;name&quot; : &quot;Szkoły podstawowe&quot;, &quot;city&quot; : &quot;Trzcianka&quot; }" calcext:value-type="string">
            <text:p>{ "loc" : {"type" : "Point", "coordinates" : [16.461170, 53.037970] }, "name" : "Szkoły podstawowe", "city" : "Trzcianka" }</text:p>
          </table:table-cell>
          <table:table-cell table:number-columns-repeated="2"/>
          <table:table-cell office:value-type="string" calcext:value-type="string">
            <text:p>{ "loc" : {"type" : "Point", "coordinates" : [16.461170, 53.037970] }, "name" : "Szkoły podstawowe", "city" : "Trzcian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871370, 52.47460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uchy Las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54] &amp; [.B154] &amp; [.C154] &amp; [.D154] &amp; [.E154] &amp; [.F154] &amp; [.G154]" office:value-type="string" office:string-value="{ &quot;loc&quot; : {&quot;type&quot; : &quot;Point&quot;, &quot;coordinates&quot; : [16.871370, 52.474600] }, &quot;name&quot; : &quot;Szkoły podstawowe&quot;, &quot;city&quot; : &quot;Suchy Las&quot; }" calcext:value-type="string">
            <text:p>{ "loc" : {"type" : "Point", "coordinates" : [16.871370, 52.474600] }, "name" : "Szkoły podstawowe", "city" : "Suchy Las" }</text:p>
          </table:table-cell>
          <table:table-cell table:number-columns-repeated="2"/>
          <table:table-cell office:value-type="string" calcext:value-type="string">
            <text:p>{ "loc" : {"type" : "Point", "coordinates" : [16.871370, 52.474600] }, "name" : "Szkoły podstawowe", "city" : "Suchy Las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907720, 52.4651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oznań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55] &amp; [.B155] &amp; [.C155] &amp; [.D155] &amp; [.E155] &amp; [.F155] &amp; [.G155]" office:value-type="string" office:string-value="{ &quot;loc&quot; : {&quot;type&quot; : &quot;Point&quot;, &quot;coordinates&quot; : [16.907720, 52.465150] }, &quot;name&quot; : &quot;Szkoły podstawowe&quot;, &quot;city&quot; : &quot;Poznań&quot; }" calcext:value-type="string">
            <text:p>{ "loc" : {"type" : "Point", "coordinates" : [16.907720, 52.465150] }, "name" : "Szkoły podstawowe", "city" : "Poznań" }</text:p>
          </table:table-cell>
          <table:table-cell table:number-columns-repeated="2"/>
          <table:table-cell office:value-type="string" calcext:value-type="string">
            <text:p>{ "loc" : {"type" : "Point", "coordinates" : [16.907720, 52.465150] }, "name" : "Szkoły podstawowe", "city" : "Poznań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013170, 52.5774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Murowana Goślin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56] &amp; [.B156] &amp; [.C156] &amp; [.D156] &amp; [.E156] &amp; [.F156] &amp; [.G156]" office:value-type="string" office:string-value="{ &quot;loc&quot; : {&quot;type&quot; : &quot;Point&quot;, &quot;coordinates&quot; : [17.013170, 52.577420] }, &quot;name&quot; : &quot;Szkoły podstawowe&quot;, &quot;city&quot; : &quot;Murowana Goślina&quot; }" calcext:value-type="string">
            <text:p>{ "loc" : {"type" : "Point", "coordinates" : [17.013170, 52.577420] }, "name" : "Szkoły podstawowe", "city" : "Murowana Goślina" }</text:p>
          </table:table-cell>
          <table:table-cell table:number-columns-repeated="2"/>
          <table:table-cell office:value-type="string" calcext:value-type="string">
            <text:p>{ "loc" : {"type" : "Point", "coordinates" : [17.013170, 52.577420] }, "name" : "Szkoły podstawowe", "city" : "Murowana Goślin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042590, 54.02611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Malbor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57] &amp; [.B157] &amp; [.C157] &amp; [.D157] &amp; [.E157] &amp; [.F157] &amp; [.G157]" office:value-type="string" office:string-value="{ &quot;loc&quot; : {&quot;type&quot; : &quot;Point&quot;, &quot;coordinates&quot; : [19.042590, 54.026110] }, &quot;name&quot; : &quot;Szkoły podstawowe&quot;, &quot;city&quot; : &quot;Malbork&quot; }" calcext:value-type="string">
            <text:p>{ "loc" : {"type" : "Point", "coordinates" : [19.042590, 54.026110] }, "name" : "Szkoły podstawowe", "city" : "Malbork" }</text:p>
          </table:table-cell>
          <table:table-cell table:number-columns-repeated="2"/>
          <table:table-cell office:value-type="string" calcext:value-type="string">
            <text:p>{ "loc" : {"type" : "Point", "coordinates" : [19.042590, 54.026110] }, "name" : "Szkoły podstawowe", "city" : "Malbor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043990, 54.0290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Malbor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58] &amp; [.B158] &amp; [.C158] &amp; [.D158] &amp; [.E158] &amp; [.F158] &amp; [.G158]" office:value-type="string" office:string-value="{ &quot;loc&quot; : {&quot;type&quot; : &quot;Point&quot;, &quot;coordinates&quot; : [19.043990, 54.029020] }, &quot;name&quot; : &quot;Szkoły podstawowe&quot;, &quot;city&quot; : &quot;Malbork&quot; }" calcext:value-type="string">
            <text:p>{ "loc" : {"type" : "Point", "coordinates" : [19.043990, 54.029020] }, "name" : "Szkoły podstawowe", "city" : "Malbork" }</text:p>
          </table:table-cell>
          <table:table-cell table:number-columns-repeated="2"/>
          <table:table-cell office:value-type="string" calcext:value-type="string">
            <text:p>{ "loc" : {"type" : "Point", "coordinates" : [19.043990, 54.029020] }, "name" : "Szkoły podstawowe", "city" : "Malbor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034240, 54.03909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Malbor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59] &amp; [.B159] &amp; [.C159] &amp; [.D159] &amp; [.E159] &amp; [.F159] &amp; [.G159]" office:value-type="string" office:string-value="{ &quot;loc&quot; : {&quot;type&quot; : &quot;Point&quot;, &quot;coordinates&quot; : [19.034240, 54.039090] }, &quot;name&quot; : &quot;Szkoły podstawowe&quot;, &quot;city&quot; : &quot;Malbork&quot; }" calcext:value-type="string">
            <text:p>{ "loc" : {"type" : "Point", "coordinates" : [19.034240, 54.039090] }, "name" : "Szkoły podstawowe", "city" : "Malbork" }</text:p>
          </table:table-cell>
          <table:table-cell table:number-columns-repeated="2"/>
          <table:table-cell office:value-type="string" calcext:value-type="string">
            <text:p>{ "loc" : {"type" : "Point", "coordinates" : [19.034240, 54.039090] }, "name" : "Szkoły podstawowe", "city" : "Malbor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537690, 54.1723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Trąbki Wielki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60] &amp; [.B160] &amp; [.C160] &amp; [.D160] &amp; [.E160] &amp; [.F160] &amp; [.G160]" office:value-type="string" office:string-value="{ &quot;loc&quot; : {&quot;type&quot; : &quot;Point&quot;, &quot;coordinates&quot; : [18.537690, 54.172350] }, &quot;name&quot; : &quot;Szkoły podstawowe&quot;, &quot;city&quot; : &quot;Trąbki Wielkie&quot; }" calcext:value-type="string">
            <text:p>{ "loc" : {"type" : "Point", "coordinates" : [18.537690, 54.172350] }, "name" : "Szkoły podstawowe", "city" : "Trąbki Wielkie" }</text:p>
          </table:table-cell>
          <table:table-cell table:number-columns-repeated="2"/>
          <table:table-cell office:value-type="string" calcext:value-type="string">
            <text:p>{ "loc" : {"type" : "Point", "coordinates" : [18.537690, 54.172350] }, "name" : "Szkoły podstawowe", "city" : "Trąbki Wielki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974440, 50.0122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rak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61] &amp; [.B161] &amp; [.C161] &amp; [.D161] &amp; [.E161] &amp; [.F161] &amp; [.G161]" office:value-type="string" office:string-value="{ &quot;loc&quot; : {&quot;type&quot; : &quot;Point&quot;, &quot;coordinates&quot; : [19.974440, 50.012250] }, &quot;name&quot; : &quot;Szkoły podstawowe&quot;, &quot;city&quot; : &quot;Kraków&quot; }" calcext:value-type="string">
            <text:p>{ "loc" : {"type" : "Point", "coordinates" : [19.974440, 50.012250] }, "name" : "Szkoły podstawowe", "city" : "Kraków" }</text:p>
          </table:table-cell>
          <table:table-cell table:number-columns-repeated="2"/>
          <table:table-cell office:value-type="string" calcext:value-type="string">
            <text:p>{ "loc" : {"type" : "Point", "coordinates" : [19.974440, 50.012250] }, "name" : "Szkoły podstawowe", "city" : "Krak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593000, 52.43890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Ceradz Kościelny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62] &amp; [.B162] &amp; [.C162] &amp; [.D162] &amp; [.E162] &amp; [.F162] &amp; [.G162]" office:value-type="string" office:string-value="{ &quot;loc&quot; : {&quot;type&quot; : &quot;Point&quot;, &quot;coordinates&quot; : [16.593000, 52.438900] }, &quot;name&quot; : &quot;Szkoły podstawowe&quot;, &quot;city&quot; : &quot;Ceradz Kościelny&quot; }" calcext:value-type="string">
            <text:p>{ "loc" : {"type" : "Point", "coordinates" : [16.593000, 52.438900] }, "name" : "Szkoły podstawowe", "city" : "Ceradz Kościelny" }</text:p>
          </table:table-cell>
          <table:table-cell table:number-columns-repeated="2"/>
          <table:table-cell office:value-type="string" calcext:value-type="string">
            <text:p>{ "loc" : {"type" : "Point", "coordinates" : [16.593000, 52.438900] }, "name" : "Szkoły podstawowe", "city" : "Ceradz Kościelny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437010, 52.04946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Żyrard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63] &amp; [.B163] &amp; [.C163] &amp; [.D163] &amp; [.E163] &amp; [.F163] &amp; [.G163]" office:value-type="string" office:string-value="{ &quot;loc&quot; : {&quot;type&quot; : &quot;Point&quot;, &quot;coordinates&quot; : [20.437010, 52.049460] }, &quot;name&quot; : &quot;Szkoły podstawowe&quot;, &quot;city&quot; : &quot;Żyrardów&quot; }" calcext:value-type="string">
            <text:p>{ "loc" : {"type" : "Point", "coordinates" : [20.437010, 52.049460] }, "name" : "Szkoły podstawowe", "city" : "Żyrardów" }</text:p>
          </table:table-cell>
          <table:table-cell table:number-columns-repeated="2"/>
          <table:table-cell office:value-type="string" calcext:value-type="string">
            <text:p>{ "loc" : {"type" : "Point", "coordinates" : [20.437010, 52.049460] }, "name" : "Szkoły podstawowe", "city" : "Żyrard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989720, 52.16481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opoj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64] &amp; [.B164] &amp; [.C164] &amp; [.D164] &amp; [.E164] &amp; [.F164] &amp; [.G164]" office:value-type="string" office:string-value="{ &quot;loc&quot; : {&quot;type&quot; : &quot;Point&quot;, &quot;coordinates&quot; : [17.989720, 52.164810] }, &quot;name&quot; : &quot;Szkoły podstawowe&quot;, &quot;city&quot; : &quot;Kopojno&quot; }" calcext:value-type="string">
            <text:p>{ "loc" : {"type" : "Point", "coordinates" : [17.989720, 52.164810] }, "name" : "Szkoły podstawowe", "city" : "Kopojno" }</text:p>
          </table:table-cell>
          <table:table-cell table:number-columns-repeated="2"/>
          <table:table-cell office:value-type="string" calcext:value-type="string">
            <text:p>{ "loc" : {"type" : "Point", "coordinates" : [17.989720, 52.164810] }, "name" : "Szkoły podstawowe", "city" : "Kopoj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387400, 51.11347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Niedrzwica Duż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65] &amp; [.B165] &amp; [.C165] &amp; [.D165] &amp; [.E165] &amp; [.F165] &amp; [.G165]" office:value-type="string" office:string-value="{ &quot;loc&quot; : {&quot;type&quot; : &quot;Point&quot;, &quot;coordinates&quot; : [22.387400, 51.113470] }, &quot;name&quot; : &quot;Szkoły podstawowe&quot;, &quot;city&quot; : &quot;Niedrzwica Duża&quot; }" calcext:value-type="string">
            <text:p>{ "loc" : {"type" : "Point", "coordinates" : [22.387400, 51.113470] }, "name" : "Szkoły podstawowe", "city" : "Niedrzwica Duża" }</text:p>
          </table:table-cell>
          <table:table-cell table:number-columns-repeated="2"/>
          <table:table-cell office:value-type="string" calcext:value-type="string">
            <text:p>{ "loc" : {"type" : "Point", "coordinates" : [22.387400, 51.113470] }, "name" : "Szkoły podstawowe", "city" : "Niedrzwica Duż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912560, 52.01199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Złotokłos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66] &amp; [.B166] &amp; [.C166] &amp; [.D166] &amp; [.E166] &amp; [.F166] &amp; [.G166]" office:value-type="string" office:string-value="{ &quot;loc&quot; : {&quot;type&quot; : &quot;Point&quot;, &quot;coordinates&quot; : [20.912560, 52.011990] }, &quot;name&quot; : &quot;Szkoły podstawowe&quot;, &quot;city&quot; : &quot;Złotokłos&quot; }" calcext:value-type="string">
            <text:p>{ "loc" : {"type" : "Point", "coordinates" : [20.912560, 52.011990] }, "name" : "Szkoły podstawowe", "city" : "Złotokłos" }</text:p>
          </table:table-cell>
          <table:table-cell table:number-columns-repeated="2"/>
          <table:table-cell office:value-type="string" calcext:value-type="string">
            <text:p>{ "loc" : {"type" : "Point", "coordinates" : [20.912560, 52.011990] }, "name" : "Szkoły podstawowe", "city" : "Złotokłos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684660, 54.3563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Frombor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67] &amp; [.B167] &amp; [.C167] &amp; [.D167] &amp; [.E167] &amp; [.F167] &amp; [.G167]" office:value-type="string" office:string-value="{ &quot;loc&quot; : {&quot;type&quot; : &quot;Point&quot;, &quot;coordinates&quot; : [19.684660, 54.356320] }, &quot;name&quot; : &quot;Szkoły podstawowe&quot;, &quot;city&quot; : &quot;Frombork&quot; }" calcext:value-type="string">
            <text:p>{ "loc" : {"type" : "Point", "coordinates" : [19.684660, 54.356320] }, "name" : "Szkoły podstawowe", "city" : "Frombork" }</text:p>
          </table:table-cell>
          <table:table-cell table:number-columns-repeated="2"/>
          <table:table-cell office:value-type="string" calcext:value-type="string">
            <text:p>{ "loc" : {"type" : "Point", "coordinates" : [19.684660, 54.356320] }, "name" : "Szkoły podstawowe", "city" : "Frombor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105640, 50.5336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Nisk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68] &amp; [.B168] &amp; [.C168] &amp; [.D168] &amp; [.E168] &amp; [.F168] &amp; [.G168]" office:value-type="string" office:string-value="{ &quot;loc&quot; : {&quot;type&quot; : &quot;Point&quot;, &quot;coordinates&quot; : [22.105640, 50.533620] }, &quot;name&quot; : &quot;Szkoły podstawowe&quot;, &quot;city&quot; : &quot;Nisko&quot; }" calcext:value-type="string">
            <text:p>{ "loc" : {"type" : "Point", "coordinates" : [22.105640, 50.533620] }, "name" : "Szkoły podstawowe", "city" : "Nisko" }</text:p>
          </table:table-cell>
          <table:table-cell table:number-columns-repeated="2"/>
          <table:table-cell office:value-type="string" calcext:value-type="string">
            <text:p>{ "loc" : {"type" : "Point", "coordinates" : [22.105640, 50.533620] }, "name" : "Szkoły podstawowe", "city" : "Nisk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148340, 50.52106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Nisk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69] &amp; [.B169] &amp; [.C169] &amp; [.D169] &amp; [.E169] &amp; [.F169] &amp; [.G169]" office:value-type="string" office:string-value="{ &quot;loc&quot; : {&quot;type&quot; : &quot;Point&quot;, &quot;coordinates&quot; : [22.148340, 50.521060] }, &quot;name&quot; : &quot;Szkoły podstawowe&quot;, &quot;city&quot; : &quot;Nisko&quot; }" calcext:value-type="string">
            <text:p>{ "loc" : {"type" : "Point", "coordinates" : [22.148340, 50.521060] }, "name" : "Szkoły podstawowe", "city" : "Nisko" }</text:p>
          </table:table-cell>
          <table:table-cell table:number-columns-repeated="2"/>
          <table:table-cell office:value-type="string" calcext:value-type="string">
            <text:p>{ "loc" : {"type" : "Point", "coordinates" : [22.148340, 50.521060] }, "name" : "Szkoły podstawowe", "city" : "Nisk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481000, 54.35330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70] &amp; [.B170] &amp; [.C170] &amp; [.D170] &amp; [.E170] &amp; [.F170] &amp; [.G170]" office:value-type="string" office:string-value="{ &quot;loc&quot; : {&quot;type&quot; : &quot;Point&quot;, &quot;coordinates&quot; : [18.481000, 54.353300] }, &quot;name&quot; : &quot;Szkoły podstawowe&quot;, &quot;city&quot; : &quot;Gdańsk&quot; }" calcext:value-type="string">
            <text:p>{ "loc" : {"type" : "Point", "coordinates" : [18.481000, 54.353300] }, "name" : "Szkoły podstawowe", "city" : "Gdańsk" }</text:p>
          </table:table-cell>
          <table:table-cell table:number-columns-repeated="2"/>
          <table:table-cell office:value-type="string" calcext:value-type="string">
            <text:p>{ "loc" : {"type" : "Point", "coordinates" : [18.481000, 54.353300] }, "name" : "Szkoły podstawowe", "city" : "Gdańs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272990, 54.31628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Dzierżąż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71] &amp; [.B171] &amp; [.C171] &amp; [.D171] &amp; [.E171] &amp; [.F171] &amp; [.G171]" office:value-type="string" office:string-value="{ &quot;loc&quot; : {&quot;type&quot; : &quot;Point&quot;, &quot;coordinates&quot; : [18.272990, 54.316280] }, &quot;name&quot; : &quot;Szkoły podstawowe&quot;, &quot;city&quot; : &quot;Dzierżążno&quot; }" calcext:value-type="string">
            <text:p>{ "loc" : {"type" : "Point", "coordinates" : [18.272990, 54.316280] }, "name" : "Szkoły podstawowe", "city" : "Dzierżążno" }</text:p>
          </table:table-cell>
          <table:table-cell table:number-columns-repeated="2"/>
          <table:table-cell office:value-type="string" calcext:value-type="string">
            <text:p>{ "loc" : {"type" : "Point", "coordinates" : [18.272990, 54.316280] }, "name" : "Szkoły podstawowe", "city" : "Dzierżąż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799380, 54.33111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iślin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72] &amp; [.B172] &amp; [.C172] &amp; [.D172] &amp; [.E172] &amp; [.F172] &amp; [.G172]" office:value-type="string" office:string-value="{ &quot;loc&quot; : {&quot;type&quot; : &quot;Point&quot;, &quot;coordinates&quot; : [18.799380, 54.331110] }, &quot;name&quot; : &quot;Szkoły podstawowe&quot;, &quot;city&quot; : &quot;Wiślinka&quot; }" calcext:value-type="string">
            <text:p>{ "loc" : {"type" : "Point", "coordinates" : [18.799380, 54.331110] }, "name" : "Szkoły podstawowe", "city" : "Wiślinka" }</text:p>
          </table:table-cell>
          <table:table-cell table:number-columns-repeated="2"/>
          <table:table-cell office:value-type="string" calcext:value-type="string">
            <text:p>{ "loc" : {"type" : "Point", "coordinates" : [18.799380, 54.331110] }, "name" : "Szkoły podstawowe", "city" : "Wiślin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649110, 54.22361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Łęgo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73] &amp; [.B173] &amp; [.C173] &amp; [.D173] &amp; [.E173] &amp; [.F173] &amp; [.G173]" office:value-type="string" office:string-value="{ &quot;loc&quot; : {&quot;type&quot; : &quot;Point&quot;, &quot;coordinates&quot; : [18.649110, 54.223610] }, &quot;name&quot; : &quot;Szkoły podstawowe&quot;, &quot;city&quot; : &quot;Łęgowo&quot; }" calcext:value-type="string">
            <text:p>{ "loc" : {"type" : "Point", "coordinates" : [18.649110, 54.223610] }, "name" : "Szkoły podstawowe", "city" : "Łęgowo" }</text:p>
          </table:table-cell>
          <table:table-cell table:number-columns-repeated="2"/>
          <table:table-cell office:value-type="string" calcext:value-type="string">
            <text:p>{ "loc" : {"type" : "Point", "coordinates" : [18.649110, 54.223610] }, "name" : "Szkoły podstawowe", "city" : "Łęgo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378520, 54.4750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oja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74] &amp; [.B174] &amp; [.C174] &amp; [.D174] &amp; [.E174] &amp; [.F174] &amp; [.G174]" office:value-type="string" office:string-value="{ &quot;loc&quot; : {&quot;type&quot; : &quot;Point&quot;, &quot;coordinates&quot; : [18.378520, 54.475050] }, &quot;name&quot; : &quot;Szkoły podstawowe&quot;, &quot;city&quot; : &quot;Bojano&quot; }" calcext:value-type="string">
            <text:p>{ "loc" : {"type" : "Point", "coordinates" : [18.378520, 54.475050] }, "name" : "Szkoły podstawowe", "city" : "Bojano" }</text:p>
          </table:table-cell>
          <table:table-cell table:number-columns-repeated="2"/>
          <table:table-cell office:value-type="string" calcext:value-type="string">
            <text:p>{ "loc" : {"type" : "Point", "coordinates" : [18.378520, 54.475050] }, "name" : "Szkoły podstawowe", "city" : "Boja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972390, 53.7972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Czers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75] &amp; [.B175] &amp; [.C175] &amp; [.D175] &amp; [.E175] &amp; [.F175] &amp; [.G175]" office:value-type="string" office:string-value="{ &quot;loc&quot; : {&quot;type&quot; : &quot;Point&quot;, &quot;coordinates&quot; : [17.972390, 53.797240] }, &quot;name&quot; : &quot;Szkoły podstawowe&quot;, &quot;city&quot; : &quot;Czersk&quot; }" calcext:value-type="string">
            <text:p>{ "loc" : {"type" : "Point", "coordinates" : [17.972390, 53.797240] }, "name" : "Szkoły podstawowe", "city" : "Czersk" }</text:p>
          </table:table-cell>
          <table:table-cell table:number-columns-repeated="2"/>
          <table:table-cell office:value-type="string" calcext:value-type="string">
            <text:p>{ "loc" : {"type" : "Point", "coordinates" : [17.972390, 53.797240] }, "name" : "Szkoły podstawowe", "city" : "Czers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712270, 54.36143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76] &amp; [.B176] &amp; [.C176] &amp; [.D176] &amp; [.E176] &amp; [.F176] &amp; [.G176]" office:value-type="string" office:string-value="{ &quot;loc&quot; : {&quot;type&quot; : &quot;Point&quot;, &quot;coordinates&quot; : [18.712270, 54.361430] }, &quot;name&quot; : &quot;Szkoły podstawowe&quot;, &quot;city&quot; : &quot;Gdańsk&quot; }" calcext:value-type="string">
            <text:p>{ "loc" : {"type" : "Point", "coordinates" : [18.712270, 54.361430] }, "name" : "Szkoły podstawowe", "city" : "Gdańsk" }</text:p>
          </table:table-cell>
          <table:table-cell table:number-columns-repeated="2"/>
          <table:table-cell office:value-type="string" calcext:value-type="string">
            <text:p>{ "loc" : {"type" : "Point", "coordinates" : [18.712270, 54.361430] }, "name" : "Szkoły podstawowe", "city" : "Gdańs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29640, 51.72776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Łódź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77] &amp; [.B177] &amp; [.C177] &amp; [.D177] &amp; [.E177] &amp; [.F177] &amp; [.G177]" office:value-type="string" office:string-value="{ &quot;loc&quot; : {&quot;type&quot; : &quot;Point&quot;, &quot;coordinates&quot; : [19.429640, 51.727760] }, &quot;name&quot; : &quot;Szkoły podstawowe&quot;, &quot;city&quot; : &quot;Łódź&quot; }" calcext:value-type="string">
            <text:p>{ "loc" : {"type" : "Point", "coordinates" : [19.429640, 51.727760] }, "name" : "Szkoły podstawowe", "city" : "Łódź" }</text:p>
          </table:table-cell>
          <table:table-cell table:number-columns-repeated="2"/>
          <table:table-cell office:value-type="string" calcext:value-type="string">
            <text:p>{ "loc" : {"type" : "Point", "coordinates" : [19.429640, 51.727760] }, "name" : "Szkoły podstawowe", "city" : "Łódź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065880, 54.0126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Nowa Wieś Malbors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78] &amp; [.B178] &amp; [.C178] &amp; [.D178] &amp; [.E178] &amp; [.F178] &amp; [.G178]" office:value-type="string" office:string-value="{ &quot;loc&quot; : {&quot;type&quot; : &quot;Point&quot;, &quot;coordinates&quot; : [19.065880, 54.012640] }, &quot;name&quot; : &quot;Szkoły podstawowe&quot;, &quot;city&quot; : &quot;Nowa Wieś Malborska&quot; }" calcext:value-type="string">
            <text:p>{ "loc" : {"type" : "Point", "coordinates" : [19.065880, 54.012640] }, "name" : "Szkoły podstawowe", "city" : "Nowa Wieś Malborska" }</text:p>
          </table:table-cell>
          <table:table-cell table:number-columns-repeated="2"/>
          <table:table-cell office:value-type="string" calcext:value-type="string">
            <text:p>{ "loc" : {"type" : "Point", "coordinates" : [19.065880, 54.012640] }, "name" : "Szkoły podstawowe", "city" : "Nowa Wieś Malbors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962620, 54.28948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Drewnic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79] &amp; [.B179] &amp; [.C179] &amp; [.D179] &amp; [.E179] &amp; [.F179] &amp; [.G179]" office:value-type="string" office:string-value="{ &quot;loc&quot; : {&quot;type&quot; : &quot;Point&quot;, &quot;coordinates&quot; : [18.962620, 54.289480] }, &quot;name&quot; : &quot;Szkoły podstawowe&quot;, &quot;city&quot; : &quot;Drewnica&quot; }" calcext:value-type="string">
            <text:p>{ "loc" : {"type" : "Point", "coordinates" : [18.962620, 54.289480] }, "name" : "Szkoły podstawowe", "city" : "Drewnica" }</text:p>
          </table:table-cell>
          <table:table-cell table:number-columns-repeated="2"/>
          <table:table-cell office:value-type="string" calcext:value-type="string">
            <text:p>{ "loc" : {"type" : "Point", "coordinates" : [18.962620, 54.289480] }, "name" : "Szkoły podstawowe", "city" : "Drewnic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943340, 52.43921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oznań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80] &amp; [.B180] &amp; [.C180] &amp; [.D180] &amp; [.E180] &amp; [.F180] &amp; [.G180]" office:value-type="string" office:string-value="{ &quot;loc&quot; : {&quot;type&quot; : &quot;Point&quot;, &quot;coordinates&quot; : [16.943340, 52.439210] }, &quot;name&quot; : &quot;Szkoły podstawowe&quot;, &quot;city&quot; : &quot;Poznań&quot; }" calcext:value-type="string">
            <text:p>{ "loc" : {"type" : "Point", "coordinates" : [16.943340, 52.439210] }, "name" : "Szkoły podstawowe", "city" : "Poznań" }</text:p>
          </table:table-cell>
          <table:table-cell table:number-columns-repeated="2"/>
          <table:table-cell office:value-type="string" calcext:value-type="string">
            <text:p>{ "loc" : {"type" : "Point", "coordinates" : [16.943340, 52.439210] }, "name" : "Szkoły podstawowe", "city" : "Poznań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411350, 54.39068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ani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81] &amp; [.B181] &amp; [.C181] &amp; [.D181] &amp; [.E181] &amp; [.F181] &amp; [.G181]" office:value-type="string" office:string-value="{ &quot;loc&quot; : {&quot;type&quot; : &quot;Point&quot;, &quot;coordinates&quot; : [18.411350, 54.390680] }, &quot;name&quot; : &quot;Szkoły podstawowe&quot;, &quot;city&quot; : &quot;Banino&quot; }" calcext:value-type="string">
            <text:p>{ "loc" : {"type" : "Point", "coordinates" : [18.411350, 54.390680] }, "name" : "Szkoły podstawowe", "city" : "Banino" }</text:p>
          </table:table-cell>
          <table:table-cell table:number-columns-repeated="2"/>
          <table:table-cell office:value-type="string" calcext:value-type="string">
            <text:p>{ "loc" : {"type" : "Point", "coordinates" : [18.411350, 54.390680] }, "name" : "Szkoły podstawowe", "city" : "Bani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65700, 51.74291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Łódź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82] &amp; [.B182] &amp; [.C182] &amp; [.D182] &amp; [.E182] &amp; [.F182] &amp; [.G182]" office:value-type="string" office:string-value="{ &quot;loc&quot; : {&quot;type&quot; : &quot;Point&quot;, &quot;coordinates&quot; : [19.465700, 51.742910] }, &quot;name&quot; : &quot;Szkoły podstawowe&quot;, &quot;city&quot; : &quot;Łódź&quot; }" calcext:value-type="string">
            <text:p>{ "loc" : {"type" : "Point", "coordinates" : [19.465700, 51.742910] }, "name" : "Szkoły podstawowe", "city" : "Łódź" }</text:p>
          </table:table-cell>
          <table:table-cell table:number-columns-repeated="2"/>
          <table:table-cell office:value-type="string" calcext:value-type="string">
            <text:p>{ "loc" : {"type" : "Point", "coordinates" : [19.465700, 51.742910] }, "name" : "Szkoły podstawowe", "city" : "Łódź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669740, 54.26377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ruszcz Gdańs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83] &amp; [.B183] &amp; [.C183] &amp; [.D183] &amp; [.E183] &amp; [.F183] &amp; [.G183]" office:value-type="string" office:string-value="{ &quot;loc&quot; : {&quot;type&quot; : &quot;Point&quot;, &quot;coordinates&quot; : [18.669740, 54.263770] }, &quot;name&quot; : &quot;Szkoły podstawowe&quot;, &quot;city&quot; : &quot;Pruszcz Gdański&quot; }" calcext:value-type="string">
            <text:p>{ "loc" : {"type" : "Point", "coordinates" : [18.669740, 54.263770] }, "name" : "Szkoły podstawowe", "city" : "Pruszcz Gdański" }</text:p>
          </table:table-cell>
          <table:table-cell table:number-columns-repeated="2"/>
          <table:table-cell office:value-type="string" calcext:value-type="string">
            <text:p>{ "loc" : {"type" : "Point", "coordinates" : [18.669740, 54.263770] }, "name" : "Szkoły podstawowe", "city" : "Pruszcz Gdańs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637110, 54.25568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ruszcz Gdańs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84] &amp; [.B184] &amp; [.C184] &amp; [.D184] &amp; [.E184] &amp; [.F184] &amp; [.G184]" office:value-type="string" office:string-value="{ &quot;loc&quot; : {&quot;type&quot; : &quot;Point&quot;, &quot;coordinates&quot; : [18.637110, 54.255680] }, &quot;name&quot; : &quot;Szkoły podstawowe&quot;, &quot;city&quot; : &quot;Pruszcz Gdański&quot; }" calcext:value-type="string">
            <text:p>{ "loc" : {"type" : "Point", "coordinates" : [18.637110, 54.255680] }, "name" : "Szkoły podstawowe", "city" : "Pruszcz Gdański" }</text:p>
          </table:table-cell>
          <table:table-cell table:number-columns-repeated="2"/>
          <table:table-cell office:value-type="string" calcext:value-type="string">
            <text:p>{ "loc" : {"type" : "Point", "coordinates" : [18.637110, 54.255680] }, "name" : "Szkoły podstawowe", "city" : "Pruszcz Gdańs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628290, 54.26069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ruszcz Gdańs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85] &amp; [.B185] &amp; [.C185] &amp; [.D185] &amp; [.E185] &amp; [.F185] &amp; [.G185]" office:value-type="string" office:string-value="{ &quot;loc&quot; : {&quot;type&quot; : &quot;Point&quot;, &quot;coordinates&quot; : [18.628290, 54.260690] }, &quot;name&quot; : &quot;Szkoły podstawowe&quot;, &quot;city&quot; : &quot;Pruszcz Gdański&quot; }" calcext:value-type="string">
            <text:p>{ "loc" : {"type" : "Point", "coordinates" : [18.628290, 54.260690] }, "name" : "Szkoły podstawowe", "city" : "Pruszcz Gdański" }</text:p>
          </table:table-cell>
          <table:table-cell table:number-columns-repeated="2"/>
          <table:table-cell office:value-type="string" calcext:value-type="string">
            <text:p>{ "loc" : {"type" : "Point", "coordinates" : [18.628290, 54.260690] }, "name" : "Szkoły podstawowe", "city" : "Pruszcz Gdańs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569740, 54.37681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86] &amp; [.B186] &amp; [.C186] &amp; [.D186] &amp; [.E186] &amp; [.F186] &amp; [.G186]" office:value-type="string" office:string-value="{ &quot;loc&quot; : {&quot;type&quot; : &quot;Point&quot;, &quot;coordinates&quot; : [18.569740, 54.376810] }, &quot;name&quot; : &quot;Szkoły podstawowe&quot;, &quot;city&quot; : &quot;Gdańsk&quot; }" calcext:value-type="string">
            <text:p>{ "loc" : {"type" : "Point", "coordinates" : [18.569740, 54.376810] }, "name" : "Szkoły podstawowe", "city" : "Gdańsk" }</text:p>
          </table:table-cell>
          <table:table-cell table:number-columns-repeated="2"/>
          <table:table-cell office:value-type="string" calcext:value-type="string">
            <text:p>{ "loc" : {"type" : "Point", "coordinates" : [18.569740, 54.376810] }, "name" : "Szkoły podstawowe", "city" : "Gdańs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607980, 54.33928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87] &amp; [.B187] &amp; [.C187] &amp; [.D187] &amp; [.E187] &amp; [.F187] &amp; [.G187]" office:value-type="string" office:string-value="{ &quot;loc&quot; : {&quot;type&quot; : &quot;Point&quot;, &quot;coordinates&quot; : [18.607980, 54.339280] }, &quot;name&quot; : &quot;Szkoły podstawowe&quot;, &quot;city&quot; : &quot;Gdańsk&quot; }" calcext:value-type="string">
            <text:p>{ "loc" : {"type" : "Point", "coordinates" : [18.607980, 54.339280] }, "name" : "Szkoły podstawowe", "city" : "Gdańsk" }</text:p>
          </table:table-cell>
          <table:table-cell table:number-columns-repeated="2"/>
          <table:table-cell office:value-type="string" calcext:value-type="string">
            <text:p>{ "loc" : {"type" : "Point", "coordinates" : [18.607980, 54.339280] }, "name" : "Szkoły podstawowe", "city" : "Gdańs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010850, 54.0178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Malbor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88] &amp; [.B188] &amp; [.C188] &amp; [.D188] &amp; [.E188] &amp; [.F188] &amp; [.G188]" office:value-type="string" office:string-value="{ &quot;loc&quot; : {&quot;type&quot; : &quot;Point&quot;, &quot;coordinates&quot; : [19.010850, 54.017820] }, &quot;name&quot; : &quot;Szkoły podstawowe&quot;, &quot;city&quot; : &quot;Malbork&quot; }" calcext:value-type="string">
            <text:p>{ "loc" : {"type" : "Point", "coordinates" : [19.010850, 54.017820] }, "name" : "Szkoły podstawowe", "city" : "Malbork" }</text:p>
          </table:table-cell>
          <table:table-cell table:number-columns-repeated="2"/>
          <table:table-cell office:value-type="string" calcext:value-type="string">
            <text:p>{ "loc" : {"type" : "Point", "coordinates" : [19.010850, 54.017820] }, "name" : "Szkoły podstawowe", "city" : "Malbor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028970, 54.4592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łups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89] &amp; [.B189] &amp; [.C189] &amp; [.D189] &amp; [.E189] &amp; [.F189] &amp; [.G189]" office:value-type="string" office:string-value="{ &quot;loc&quot; : {&quot;type&quot; : &quot;Point&quot;, &quot;coordinates&quot; : [17.028970, 54.459220] }, &quot;name&quot; : &quot;Szkoły podstawowe&quot;, &quot;city&quot; : &quot;Słupsk&quot; }" calcext:value-type="string">
            <text:p>{ "loc" : {"type" : "Point", "coordinates" : [17.028970, 54.459220] }, "name" : "Szkoły podstawowe", "city" : "Słupsk" }</text:p>
          </table:table-cell>
          <table:table-cell table:number-columns-repeated="2"/>
          <table:table-cell office:value-type="string" calcext:value-type="string">
            <text:p>{ "loc" : {"type" : "Point", "coordinates" : [17.028970, 54.459220] }, "name" : "Szkoły podstawowe", "city" : "Słups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377050, 51.9398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Łuk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90] &amp; [.B190] &amp; [.C190] &amp; [.D190] &amp; [.E190] &amp; [.F190] &amp; [.G190]" office:value-type="string" office:string-value="{ &quot;loc&quot; : {&quot;type&quot; : &quot;Point&quot;, &quot;coordinates&quot; : [22.377050, 51.939820] }, &quot;name&quot; : &quot;Szkoły podstawowe&quot;, &quot;city&quot; : &quot;Łuków&quot; }" calcext:value-type="string">
            <text:p>{ "loc" : {"type" : "Point", "coordinates" : [22.377050, 51.939820] }, "name" : "Szkoły podstawowe", "city" : "Łuków" }</text:p>
          </table:table-cell>
          <table:table-cell table:number-columns-repeated="2"/>
          <table:table-cell office:value-type="string" calcext:value-type="string">
            <text:p>{ "loc" : {"type" : "Point", "coordinates" : [22.377050, 51.939820] }, "name" : "Szkoły podstawowe", "city" : "Łuk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691210, 54.3584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91] &amp; [.B191] &amp; [.C191] &amp; [.D191] &amp; [.E191] &amp; [.F191] &amp; [.G191]" office:value-type="string" office:string-value="{ &quot;loc&quot; : {&quot;type&quot; : &quot;Point&quot;, &quot;coordinates&quot; : [18.691210, 54.358420] }, &quot;name&quot; : &quot;Szkoły podstawowe&quot;, &quot;city&quot; : &quot;Gdańsk&quot; }" calcext:value-type="string">
            <text:p>{ "loc" : {"type" : "Point", "coordinates" : [18.691210, 54.358420] }, "name" : "Szkoły podstawowe", "city" : "Gdańsk" }</text:p>
          </table:table-cell>
          <table:table-cell table:number-columns-repeated="2"/>
          <table:table-cell office:value-type="string" calcext:value-type="string">
            <text:p>{ "loc" : {"type" : "Point", "coordinates" : [18.691210, 54.358420] }, "name" : "Szkoły podstawowe", "city" : "Gdańs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157070, 52.26339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92] &amp; [.B192] &amp; [.C192] &amp; [.D192] &amp; [.E192] &amp; [.F192] &amp; [.G192]" office:value-type="string" office:string-value="{ &quot;loc&quot; : {&quot;type&quot; : &quot;Point&quot;, &quot;coordinates&quot; : [21.157070, 52.263390] }, &quot;name&quot; : &quot;Szkoły podstawowe&quot;, &quot;city&quot; : &quot;Warszawa&quot; }" calcext:value-type="string">
            <text:p>{ "loc" : {"type" : "Point", "coordinates" : [21.157070, 52.263390] }, "name" : "Szkoły podstawowe", "city" : "Warszawa" }</text:p>
          </table:table-cell>
          <table:table-cell table:number-columns-repeated="2"/>
          <table:table-cell office:value-type="string" calcext:value-type="string">
            <text:p>{ "loc" : {"type" : "Point", "coordinates" : [21.157070, 52.263390] }, "name" : "Szkoły podstawowe", "city" : "Warsza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170140, 52.26569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93] &amp; [.B193] &amp; [.C193] &amp; [.D193] &amp; [.E193] &amp; [.F193] &amp; [.G193]" office:value-type="string" office:string-value="{ &quot;loc&quot; : {&quot;type&quot; : &quot;Point&quot;, &quot;coordinates&quot; : [21.170140, 52.265690] }, &quot;name&quot; : &quot;Szkoły podstawowe&quot;, &quot;city&quot; : &quot;Warszawa&quot; }" calcext:value-type="string">
            <text:p>{ "loc" : {"type" : "Point", "coordinates" : [21.170140, 52.265690] }, "name" : "Szkoły podstawowe", "city" : "Warszawa" }</text:p>
          </table:table-cell>
          <table:table-cell table:number-columns-repeated="2"/>
          <table:table-cell office:value-type="string" calcext:value-type="string">
            <text:p>{ "loc" : {"type" : "Point", "coordinates" : [21.170140, 52.265690] }, "name" : "Szkoły podstawowe", "city" : "Warsza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008390, 53.56763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zczyt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94] &amp; [.B194] &amp; [.C194] &amp; [.D194] &amp; [.E194] &amp; [.F194] &amp; [.G194]" office:value-type="string" office:string-value="{ &quot;loc&quot; : {&quot;type&quot; : &quot;Point&quot;, &quot;coordinates&quot; : [21.008390, 53.567630] }, &quot;name&quot; : &quot;Szkoły podstawowe&quot;, &quot;city&quot; : &quot;Szczytno&quot; }" calcext:value-type="string">
            <text:p>{ "loc" : {"type" : "Point", "coordinates" : [21.008390, 53.567630] }, "name" : "Szkoły podstawowe", "city" : "Szczytno" }</text:p>
          </table:table-cell>
          <table:table-cell table:number-columns-repeated="2"/>
          <table:table-cell office:value-type="string" calcext:value-type="string">
            <text:p>{ "loc" : {"type" : "Point", "coordinates" : [21.008390, 53.567630] }, "name" : "Szkoły podstawowe", "city" : "Szczyt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578840, 54.40350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95] &amp; [.B195] &amp; [.C195] &amp; [.D195] &amp; [.E195] &amp; [.F195] &amp; [.G195]" office:value-type="string" office:string-value="{ &quot;loc&quot; : {&quot;type&quot; : &quot;Point&quot;, &quot;coordinates&quot; : [18.578840, 54.403500] }, &quot;name&quot; : &quot;Szkoły podstawowe&quot;, &quot;city&quot; : &quot;Gdańsk&quot; }" calcext:value-type="string">
            <text:p>{ "loc" : {"type" : "Point", "coordinates" : [18.578840, 54.403500] }, "name" : "Szkoły podstawowe", "city" : "Gdańsk" }</text:p>
          </table:table-cell>
          <table:table-cell table:number-columns-repeated="2"/>
          <table:table-cell office:value-type="string" calcext:value-type="string">
            <text:p>{ "loc" : {"type" : "Point", "coordinates" : [18.578840, 54.403500] }, "name" : "Szkoły podstawowe", "city" : "Gdańs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948540, 52.41027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egiono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96] &amp; [.B196] &amp; [.C196] &amp; [.D196] &amp; [.E196] &amp; [.F196] &amp; [.G196]" office:value-type="string" office:string-value="{ &quot;loc&quot; : {&quot;type&quot; : &quot;Point&quot;, &quot;coordinates&quot; : [20.948540, 52.410270] }, &quot;name&quot; : &quot;Szkoły podstawowe&quot;, &quot;city&quot; : &quot;Legionowo&quot; }" calcext:value-type="string">
            <text:p>{ "loc" : {"type" : "Point", "coordinates" : [20.948540, 52.410270] }, "name" : "Szkoły podstawowe", "city" : "Legionowo" }</text:p>
          </table:table-cell>
          <table:table-cell table:number-columns-repeated="2"/>
          <table:table-cell office:value-type="string" calcext:value-type="string">
            <text:p>{ "loc" : {"type" : "Point", "coordinates" : [20.948540, 52.410270] }, "name" : "Szkoły podstawowe", "city" : "Legiono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936740, 52.3907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egiono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97] &amp; [.B197] &amp; [.C197] &amp; [.D197] &amp; [.E197] &amp; [.F197] &amp; [.G197]" office:value-type="string" office:string-value="{ &quot;loc&quot; : {&quot;type&quot; : &quot;Point&quot;, &quot;coordinates&quot; : [20.936740, 52.390750] }, &quot;name&quot; : &quot;Szkoły podstawowe&quot;, &quot;city&quot; : &quot;Legionowo&quot; }" calcext:value-type="string">
            <text:p>{ "loc" : {"type" : "Point", "coordinates" : [20.936740, 52.390750] }, "name" : "Szkoły podstawowe", "city" : "Legionowo" }</text:p>
          </table:table-cell>
          <table:table-cell table:number-columns-repeated="2"/>
          <table:table-cell office:value-type="string" calcext:value-type="string">
            <text:p>{ "loc" : {"type" : "Point", "coordinates" : [20.936740, 52.390750] }, "name" : "Szkoły podstawowe", "city" : "Legiono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912790, 52.24668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łoda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98] &amp; [.B198] &amp; [.C198] &amp; [.D198] &amp; [.E198] &amp; [.F198] &amp; [.G198]" office:value-type="string" office:string-value="{ &quot;loc&quot; : {&quot;type&quot; : &quot;Point&quot;, &quot;coordinates&quot; : [18.912790, 52.246680] }, &quot;name&quot; : &quot;Szkoły podstawowe&quot;, &quot;city&quot; : &quot;Kłodawa&quot; }" calcext:value-type="string">
            <text:p>{ "loc" : {"type" : "Point", "coordinates" : [18.912790, 52.246680] }, "name" : "Szkoły podstawowe", "city" : "Kłodawa" }</text:p>
          </table:table-cell>
          <table:table-cell table:number-columns-repeated="2"/>
          <table:table-cell office:value-type="string" calcext:value-type="string">
            <text:p>{ "loc" : {"type" : "Point", "coordinates" : [18.912790, 52.246680] }, "name" : "Szkoły podstawowe", "city" : "Kłoda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184150, 53.2401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Działdo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199] &amp; [.B199] &amp; [.C199] &amp; [.D199] &amp; [.E199] &amp; [.F199] &amp; [.G199]" office:value-type="string" office:string-value="{ &quot;loc&quot; : {&quot;type&quot; : &quot;Point&quot;, &quot;coordinates&quot; : [20.184150, 53.240150] }, &quot;name&quot; : &quot;Szkoły podstawowe&quot;, &quot;city&quot; : &quot;Działdowo&quot; }" calcext:value-type="string">
            <text:p>{ "loc" : {"type" : "Point", "coordinates" : [20.184150, 53.240150] }, "name" : "Szkoły podstawowe", "city" : "Działdowo" }</text:p>
          </table:table-cell>
          <table:table-cell table:number-columns-repeated="2"/>
          <table:table-cell office:value-type="string" calcext:value-type="string">
            <text:p>{ "loc" : {"type" : "Point", "coordinates" : [20.184150, 53.240150] }, "name" : "Szkoły podstawowe", "city" : "Działdo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167650, 53.23040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Działdo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00] &amp; [.B200] &amp; [.C200] &amp; [.D200] &amp; [.E200] &amp; [.F200] &amp; [.G200]" office:value-type="string" office:string-value="{ &quot;loc&quot; : {&quot;type&quot; : &quot;Point&quot;, &quot;coordinates&quot; : [20.167650, 53.230400] }, &quot;name&quot; : &quot;Szkoły podstawowe&quot;, &quot;city&quot; : &quot;Działdowo&quot; }" calcext:value-type="string">
            <text:p>{ "loc" : {"type" : "Point", "coordinates" : [20.167650, 53.230400] }, "name" : "Szkoły podstawowe", "city" : "Działdowo" }</text:p>
          </table:table-cell>
          <table:table-cell table:number-columns-repeated="2"/>
          <table:table-cell office:value-type="string" calcext:value-type="string">
            <text:p>{ "loc" : {"type" : "Point", "coordinates" : [20.167650, 53.230400] }, "name" : "Szkoły podstawowe", "city" : "Działdo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815180, 54.38406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ranie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01] &amp; [.B201] &amp; [.C201] &amp; [.D201] &amp; [.E201] &amp; [.F201] &amp; [.G201]" office:value-type="string" office:string-value="{ &quot;loc&quot; : {&quot;type&quot; : &quot;Point&quot;, &quot;coordinates&quot; : [19.815180, 54.384060] }, &quot;name&quot; : &quot;Szkoły podstawowe&quot;, &quot;city&quot; : &quot;Braniewo&quot; }" calcext:value-type="string">
            <text:p>{ "loc" : {"type" : "Point", "coordinates" : [19.815180, 54.384060] }, "name" : "Szkoły podstawowe", "city" : "Braniewo" }</text:p>
          </table:table-cell>
          <table:table-cell table:number-columns-repeated="2"/>
          <table:table-cell office:value-type="string" calcext:value-type="string">
            <text:p>{ "loc" : {"type" : "Point", "coordinates" : [19.815180, 54.384060] }, "name" : "Szkoły podstawowe", "city" : "Branie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163190, 54.60840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ościci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02] &amp; [.B202] &amp; [.C202] &amp; [.D202] &amp; [.E202] &amp; [.F202] &amp; [.G202]" office:value-type="string" office:string-value="{ &quot;loc&quot; : {&quot;type&quot; : &quot;Point&quot;, &quot;coordinates&quot; : [18.163190, 54.608400] }, &quot;name&quot; : &quot;Szkoły podstawowe&quot;, &quot;city&quot; : &quot;Gościcino&quot; }" calcext:value-type="string">
            <text:p>{ "loc" : {"type" : "Point", "coordinates" : [18.163190, 54.608400] }, "name" : "Szkoły podstawowe", "city" : "Gościcino" }</text:p>
          </table:table-cell>
          <table:table-cell table:number-columns-repeated="2"/>
          <table:table-cell office:value-type="string" calcext:value-type="string">
            <text:p>{ "loc" : {"type" : "Point", "coordinates" : [18.163190, 54.608400] }, "name" : "Szkoły podstawowe", "city" : "Gościci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186020, 54.61421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olsze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03] &amp; [.B203] &amp; [.C203] &amp; [.D203] &amp; [.E203] &amp; [.F203] &amp; [.G203]" office:value-type="string" office:string-value="{ &quot;loc&quot; : {&quot;type&quot; : &quot;Point&quot;, &quot;coordinates&quot; : [18.186020, 54.614210] }, &quot;name&quot; : &quot;Szkoły podstawowe&quot;, &quot;city&quot; : &quot;Bolszewo&quot; }" calcext:value-type="string">
            <text:p>{ "loc" : {"type" : "Point", "coordinates" : [18.186020, 54.614210] }, "name" : "Szkoły podstawowe", "city" : "Bolszewo" }</text:p>
          </table:table-cell>
          <table:table-cell table:number-columns-repeated="2"/>
          <table:table-cell office:value-type="string" calcext:value-type="string">
            <text:p>{ "loc" : {"type" : "Point", "coordinates" : [18.186020, 54.614210] }, "name" : "Szkoły podstawowe", "city" : "Bolsze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394580, 54.56017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Rumi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04] &amp; [.B204] &amp; [.C204] &amp; [.D204] &amp; [.E204] &amp; [.F204] &amp; [.G204]" office:value-type="string" office:string-value="{ &quot;loc&quot; : {&quot;type&quot; : &quot;Point&quot;, &quot;coordinates&quot; : [18.394580, 54.560170] }, &quot;name&quot; : &quot;Szkoły podstawowe&quot;, &quot;city&quot; : &quot;Rumia&quot; }" calcext:value-type="string">
            <text:p>{ "loc" : {"type" : "Point", "coordinates" : [18.394580, 54.560170] }, "name" : "Szkoły podstawowe", "city" : "Rumia" }</text:p>
          </table:table-cell>
          <table:table-cell table:number-columns-repeated="2"/>
          <table:table-cell office:value-type="string" calcext:value-type="string">
            <text:p>{ "loc" : {"type" : "Point", "coordinates" : [18.394580, 54.560170] }, "name" : "Szkoły podstawowe", "city" : "Rumi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751560, 54.54589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ębor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05] &amp; [.B205] &amp; [.C205] &amp; [.D205] &amp; [.E205] &amp; [.F205] &amp; [.G205]" office:value-type="string" office:string-value="{ &quot;loc&quot; : {&quot;type&quot; : &quot;Point&quot;, &quot;coordinates&quot; : [17.751560, 54.545890] }, &quot;name&quot; : &quot;Szkoły podstawowe&quot;, &quot;city&quot; : &quot;Lębork&quot; }" calcext:value-type="string">
            <text:p>{ "loc" : {"type" : "Point", "coordinates" : [17.751560, 54.545890] }, "name" : "Szkoły podstawowe", "city" : "Lębork" }</text:p>
          </table:table-cell>
          <table:table-cell table:number-columns-repeated="2"/>
          <table:table-cell office:value-type="string" calcext:value-type="string">
            <text:p>{ "loc" : {"type" : "Point", "coordinates" : [17.751560, 54.545890] }, "name" : "Szkoły podstawowe", "city" : "Lębor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746990, 54.54407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ębor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06] &amp; [.B206] &amp; [.C206] &amp; [.D206] &amp; [.E206] &amp; [.F206] &amp; [.G206]" office:value-type="string" office:string-value="{ &quot;loc&quot; : {&quot;type&quot; : &quot;Point&quot;, &quot;coordinates&quot; : [17.746990, 54.544070] }, &quot;name&quot; : &quot;Szkoły podstawowe&quot;, &quot;city&quot; : &quot;Lębork&quot; }" calcext:value-type="string">
            <text:p>{ "loc" : {"type" : "Point", "coordinates" : [17.746990, 54.544070] }, "name" : "Szkoły podstawowe", "city" : "Lębork" }</text:p>
          </table:table-cell>
          <table:table-cell table:number-columns-repeated="2"/>
          <table:table-cell office:value-type="string" calcext:value-type="string">
            <text:p>{ "loc" : {"type" : "Point", "coordinates" : [17.746990, 54.544070] }, "name" : "Szkoły podstawowe", "city" : "Lębor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754960, 54.52968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ębor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07] &amp; [.B207] &amp; [.C207] &amp; [.D207] &amp; [.E207] &amp; [.F207] &amp; [.G207]" office:value-type="string" office:string-value="{ &quot;loc&quot; : {&quot;type&quot; : &quot;Point&quot;, &quot;coordinates&quot; : [17.754960, 54.529680] }, &quot;name&quot; : &quot;Szkoły podstawowe&quot;, &quot;city&quot; : &quot;Lębork&quot; }" calcext:value-type="string">
            <text:p>{ "loc" : {"type" : "Point", "coordinates" : [17.754960, 54.529680] }, "name" : "Szkoły podstawowe", "city" : "Lębork" }</text:p>
          </table:table-cell>
          <table:table-cell table:number-columns-repeated="2"/>
          <table:table-cell office:value-type="string" calcext:value-type="string">
            <text:p>{ "loc" : {"type" : "Point", "coordinates" : [17.754960, 54.529680] }, "name" : "Szkoły podstawowe", "city" : "Lębor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153090, 53.15396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08] &amp; [.B208] &amp; [.C208] &amp; [.D208] &amp; [.E208] &amp; [.F208] &amp; [.G208]" office:value-type="string" office:string-value="{ &quot;loc&quot; : {&quot;type&quot; : &quot;Point&quot;, &quot;coordinates&quot; : [18.153090, 53.153960] }, &quot;name&quot; : &quot;Szkoły podstawowe&quot;, &quot;city&quot; : &quot;Bydgoszcz&quot; }" calcext:value-type="string">
            <text:p>{ "loc" : {"type" : "Point", "coordinates" : [18.153090, 53.153960] }, "name" : "Szkoły podstawowe", "city" : "Bydgoszcz" }</text:p>
          </table:table-cell>
          <table:table-cell table:number-columns-repeated="2"/>
          <table:table-cell office:value-type="string" calcext:value-type="string">
            <text:p>{ "loc" : {"type" : "Point", "coordinates" : [18.153090, 53.153960] }, "name" : "Szkoły podstawowe", "city" : "Bydgoszc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933040, 53.73738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widzy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09] &amp; [.B209] &amp; [.C209] &amp; [.D209] &amp; [.E209] &amp; [.F209] &amp; [.G209]" office:value-type="string" office:string-value="{ &quot;loc&quot; : {&quot;type&quot; : &quot;Point&quot;, &quot;coordinates&quot; : [18.933040, 53.737380] }, &quot;name&quot; : &quot;Szkoły podstawowe&quot;, &quot;city&quot; : &quot;Kwidzyn&quot; }" calcext:value-type="string">
            <text:p>{ "loc" : {"type" : "Point", "coordinates" : [18.933040, 53.737380] }, "name" : "Szkoły podstawowe", "city" : "Kwidzyn" }</text:p>
          </table:table-cell>
          <table:table-cell table:number-columns-repeated="2"/>
          <table:table-cell office:value-type="string" calcext:value-type="string">
            <text:p>{ "loc" : {"type" : "Point", "coordinates" : [18.933040, 53.737380] }, "name" : "Szkoły podstawowe", "city" : "Kwidzy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132820, 52.02437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iała Podlas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10] &amp; [.B210] &amp; [.C210] &amp; [.D210] &amp; [.E210] &amp; [.F210] &amp; [.G210]" office:value-type="string" office:string-value="{ &quot;loc&quot; : {&quot;type&quot; : &quot;Point&quot;, &quot;coordinates&quot; : [23.132820, 52.024370] }, &quot;name&quot; : &quot;Szkoły podstawowe&quot;, &quot;city&quot; : &quot;Biała Podlaska&quot; }" calcext:value-type="string">
            <text:p>{ "loc" : {"type" : "Point", "coordinates" : [23.132820, 52.024370] }, "name" : "Szkoły podstawowe", "city" : "Biała Podlaska" }</text:p>
          </table:table-cell>
          <table:table-cell table:number-columns-repeated="2"/>
          <table:table-cell office:value-type="string" calcext:value-type="string">
            <text:p>{ "loc" : {"type" : "Point", "coordinates" : [23.132820, 52.024370] }, "name" : "Szkoły podstawowe", "city" : "Biała Podlas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100410, 52.0373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iała Podlas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11] &amp; [.B211] &amp; [.C211] &amp; [.D211] &amp; [.E211] &amp; [.F211] &amp; [.G211]" office:value-type="string" office:string-value="{ &quot;loc&quot; : {&quot;type&quot; : &quot;Point&quot;, &quot;coordinates&quot; : [23.100410, 52.037350] }, &quot;name&quot; : &quot;Szkoły podstawowe&quot;, &quot;city&quot; : &quot;Biała Podlaska&quot; }" calcext:value-type="string">
            <text:p>{ "loc" : {"type" : "Point", "coordinates" : [23.100410, 52.037350] }, "name" : "Szkoły podstawowe", "city" : "Biała Podlaska" }</text:p>
          </table:table-cell>
          <table:table-cell table:number-columns-repeated="2"/>
          <table:table-cell office:value-type="string" calcext:value-type="string">
            <text:p>{ "loc" : {"type" : "Point", "coordinates" : [23.100410, 52.037350] }, "name" : "Szkoły podstawowe", "city" : "Biała Podlas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148320, 52.0277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iała Podlas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12] &amp; [.B212] &amp; [.C212] &amp; [.D212] &amp; [.E212] &amp; [.F212] &amp; [.G212]" office:value-type="string" office:string-value="{ &quot;loc&quot; : {&quot;type&quot; : &quot;Point&quot;, &quot;coordinates&quot; : [23.148320, 52.027740] }, &quot;name&quot; : &quot;Szkoły podstawowe&quot;, &quot;city&quot; : &quot;Biała Podlaska&quot; }" calcext:value-type="string">
            <text:p>{ "loc" : {"type" : "Point", "coordinates" : [23.148320, 52.027740] }, "name" : "Szkoły podstawowe", "city" : "Biała Podlaska" }</text:p>
          </table:table-cell>
          <table:table-cell table:number-columns-repeated="2"/>
          <table:table-cell office:value-type="string" calcext:value-type="string">
            <text:p>{ "loc" : {"type" : "Point", "coordinates" : [23.148320, 52.027740] }, "name" : "Szkoły podstawowe", "city" : "Biała Podlas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289700, 52.1679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iedl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13] &amp; [.B213] &amp; [.C213] &amp; [.D213] &amp; [.E213] &amp; [.F213] &amp; [.G213]" office:value-type="string" office:string-value="{ &quot;loc&quot; : {&quot;type&quot; : &quot;Point&quot;, &quot;coordinates&quot; : [22.289700, 52.167940] }, &quot;name&quot; : &quot;Szkoły podstawowe&quot;, &quot;city&quot; : &quot;Siedlce&quot; }" calcext:value-type="string">
            <text:p>{ "loc" : {"type" : "Point", "coordinates" : [22.289700, 52.167940] }, "name" : "Szkoły podstawowe", "city" : "Siedlce" }</text:p>
          </table:table-cell>
          <table:table-cell table:number-columns-repeated="2"/>
          <table:table-cell office:value-type="string" calcext:value-type="string">
            <text:p>{ "loc" : {"type" : "Point", "coordinates" : [22.289700, 52.167940] }, "name" : "Szkoły podstawowe", "city" : "Siedl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572970, 53.0804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strołę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14] &amp; [.B214] &amp; [.C214] &amp; [.D214] &amp; [.E214] &amp; [.F214] &amp; [.G214]" office:value-type="string" office:string-value="{ &quot;loc&quot; : {&quot;type&quot; : &quot;Point&quot;, &quot;coordinates&quot; : [21.572970, 53.080420] }, &quot;name&quot; : &quot;Szkoły podstawowe&quot;, &quot;city&quot; : &quot;Ostrołęka&quot; }" calcext:value-type="string">
            <text:p>{ "loc" : {"type" : "Point", "coordinates" : [21.572970, 53.080420] }, "name" : "Szkoły podstawowe", "city" : "Ostrołęka" }</text:p>
          </table:table-cell>
          <table:table-cell table:number-columns-repeated="2"/>
          <table:table-cell office:value-type="string" calcext:value-type="string">
            <text:p>{ "loc" : {"type" : "Point", "coordinates" : [21.572970, 53.080420] }, "name" : "Szkoły podstawowe", "city" : "Ostrołę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566320, 53.07841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strołę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15] &amp; [.B215] &amp; [.C215] &amp; [.D215] &amp; [.E215] &amp; [.F215] &amp; [.G215]" office:value-type="string" office:string-value="{ &quot;loc&quot; : {&quot;type&quot; : &quot;Point&quot;, &quot;coordinates&quot; : [21.566320, 53.078410] }, &quot;name&quot; : &quot;Szkoły podstawowe&quot;, &quot;city&quot; : &quot;Ostrołęka&quot; }" calcext:value-type="string">
            <text:p>{ "loc" : {"type" : "Point", "coordinates" : [21.566320, 53.078410] }, "name" : "Szkoły podstawowe", "city" : "Ostrołęka" }</text:p>
          </table:table-cell>
          <table:table-cell table:number-columns-repeated="2"/>
          <table:table-cell office:value-type="string" calcext:value-type="string">
            <text:p>{ "loc" : {"type" : "Point", "coordinates" : [21.566320, 53.078410] }, "name" : "Szkoły podstawowe", "city" : "Ostrołę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311610, 50.86536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Świebodz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16] &amp; [.B216] &amp; [.C216] &amp; [.D216] &amp; [.E216] &amp; [.F216] &amp; [.G216]" office:value-type="string" office:string-value="{ &quot;loc&quot; : {&quot;type&quot; : &quot;Point&quot;, &quot;coordinates&quot; : [16.311610, 50.865360] }, &quot;name&quot; : &quot;Szkoły podstawowe&quot;, &quot;city&quot; : &quot;Świebodzice&quot; }" calcext:value-type="string">
            <text:p>{ "loc" : {"type" : "Point", "coordinates" : [16.311610, 50.865360] }, "name" : "Szkoły podstawowe", "city" : "Świebodzice" }</text:p>
          </table:table-cell>
          <table:table-cell table:number-columns-repeated="2"/>
          <table:table-cell office:value-type="string" calcext:value-type="string">
            <text:p>{ "loc" : {"type" : "Point", "coordinates" : [16.311610, 50.865360] }, "name" : "Szkoły podstawowe", "city" : "Świebodz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309520, 50.85373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Świebodz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17] &amp; [.B217] &amp; [.C217] &amp; [.D217] &amp; [.E217] &amp; [.F217] &amp; [.G217]" office:value-type="string" office:string-value="{ &quot;loc&quot; : {&quot;type&quot; : &quot;Point&quot;, &quot;coordinates&quot; : [16.309520, 50.853730] }, &quot;name&quot; : &quot;Szkoły podstawowe&quot;, &quot;city&quot; : &quot;Świebodzice&quot; }" calcext:value-type="string">
            <text:p>{ "loc" : {"type" : "Point", "coordinates" : [16.309520, 50.853730] }, "name" : "Szkoły podstawowe", "city" : "Świebodzice" }</text:p>
          </table:table-cell>
          <table:table-cell table:number-columns-repeated="2"/>
          <table:table-cell office:value-type="string" calcext:value-type="string">
            <text:p>{ "loc" : {"type" : "Point", "coordinates" : [16.309520, 50.853730] }, "name" : "Szkoły podstawowe", "city" : "Świebodz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341510, 50.87253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Świebodz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18] &amp; [.B218] &amp; [.C218] &amp; [.D218] &amp; [.E218] &amp; [.F218] &amp; [.G218]" office:value-type="string" office:string-value="{ &quot;loc&quot; : {&quot;type&quot; : &quot;Point&quot;, &quot;coordinates&quot; : [16.341510, 50.872530] }, &quot;name&quot; : &quot;Szkoły podstawowe&quot;, &quot;city&quot; : &quot;Świebodzice&quot; }" calcext:value-type="string">
            <text:p>{ "loc" : {"type" : "Point", "coordinates" : [16.341510, 50.872530] }, "name" : "Szkoły podstawowe", "city" : "Świebodzice" }</text:p>
          </table:table-cell>
          <table:table-cell table:number-columns-repeated="2"/>
          <table:table-cell office:value-type="string" calcext:value-type="string">
            <text:p>{ "loc" : {"type" : "Point", "coordinates" : [16.341510, 50.872530] }, "name" : "Szkoły podstawowe", "city" : "Świebodz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324840, 50.85848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Świebodz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19] &amp; [.B219] &amp; [.C219] &amp; [.D219] &amp; [.E219] &amp; [.F219] &amp; [.G219]" office:value-type="string" office:string-value="{ &quot;loc&quot; : {&quot;type&quot; : &quot;Point&quot;, &quot;coordinates&quot; : [16.324840, 50.858480] }, &quot;name&quot; : &quot;Szkoły podstawowe&quot;, &quot;city&quot; : &quot;Świebodzice&quot; }" calcext:value-type="string">
            <text:p>{ "loc" : {"type" : "Point", "coordinates" : [16.324840, 50.858480] }, "name" : "Szkoły podstawowe", "city" : "Świebodzice" }</text:p>
          </table:table-cell>
          <table:table-cell table:number-columns-repeated="2"/>
          <table:table-cell office:value-type="string" calcext:value-type="string">
            <text:p>{ "loc" : {"type" : "Point", "coordinates" : [16.324840, 50.858480] }, "name" : "Szkoły podstawowe", "city" : "Świebodz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315300, 50.8596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Świebodz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20] &amp; [.B220] &amp; [.C220] &amp; [.D220] &amp; [.E220] &amp; [.F220] &amp; [.G220]" office:value-type="string" office:string-value="{ &quot;loc&quot; : {&quot;type&quot; : &quot;Point&quot;, &quot;coordinates&quot; : [16.315300, 50.859640] }, &quot;name&quot; : &quot;Szkoły podstawowe&quot;, &quot;city&quot; : &quot;Świebodzice&quot; }" calcext:value-type="string">
            <text:p>{ "loc" : {"type" : "Point", "coordinates" : [16.315300, 50.859640] }, "name" : "Szkoły podstawowe", "city" : "Świebodzice" }</text:p>
          </table:table-cell>
          <table:table-cell table:number-columns-repeated="2"/>
          <table:table-cell office:value-type="string" calcext:value-type="string">
            <text:p>{ "loc" : {"type" : "Point", "coordinates" : [16.315300, 50.859640] }, "name" : "Szkoły podstawowe", "city" : "Świebodz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323270, 50.8569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Świebodz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21] &amp; [.B221] &amp; [.C221] &amp; [.D221] &amp; [.E221] &amp; [.F221] &amp; [.G221]" office:value-type="string" office:string-value="{ &quot;loc&quot; : {&quot;type&quot; : &quot;Point&quot;, &quot;coordinates&quot; : [16.323270, 50.856920] }, &quot;name&quot; : &quot;Szkoły podstawowe&quot;, &quot;city&quot; : &quot;Świebodzice&quot; }" calcext:value-type="string">
            <text:p>{ "loc" : {"type" : "Point", "coordinates" : [16.323270, 50.856920] }, "name" : "Szkoły podstawowe", "city" : "Świebodzice" }</text:p>
          </table:table-cell>
          <table:table-cell table:number-columns-repeated="2"/>
          <table:table-cell office:value-type="string" calcext:value-type="string">
            <text:p>{ "loc" : {"type" : "Point", "coordinates" : [16.323270, 50.856920] }, "name" : "Szkoły podstawowe", "city" : "Świebodz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974911, 50.04412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Rzesz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22] &amp; [.B222] &amp; [.C222] &amp; [.D222] &amp; [.E222] &amp; [.F222] &amp; [.G222]" office:value-type="string" office:string-value="{ &quot;loc&quot; : {&quot;type&quot; : &quot;Point&quot;, &quot;coordinates&quot; : [21.974911, 50.044128] }, &quot;name&quot; : &quot;Szkoły podstawowe&quot;, &quot;city&quot; : &quot;Rzeszów&quot; }" calcext:value-type="string">
            <text:p>{ "loc" : {"type" : "Point", "coordinates" : [21.974911, 50.044128] }, "name" : "Szkoły podstawowe", "city" : "Rzeszów" }</text:p>
          </table:table-cell>
          <table:table-cell table:number-columns-repeated="2"/>
          <table:table-cell office:value-type="string" calcext:value-type="string">
            <text:p>{ "loc" : {"type" : "Point", "coordinates" : [21.974911, 50.044128] }, "name" : "Szkoły podstawowe", "city" : "Rzesz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777780, 50.2448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olbuszo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23] &amp; [.B223] &amp; [.C223] &amp; [.D223] &amp; [.E223] &amp; [.F223] &amp; [.G223]" office:value-type="string" office:string-value="{ &quot;loc&quot; : {&quot;type&quot; : &quot;Point&quot;, &quot;coordinates&quot; : [21.777780, 50.244850] }, &quot;name&quot; : &quot;Szkoły podstawowe&quot;, &quot;city&quot; : &quot;Kolbuszowa&quot; }" calcext:value-type="string">
            <text:p>{ "loc" : {"type" : "Point", "coordinates" : [21.777780, 50.244850] }, "name" : "Szkoły podstawowe", "city" : "Kolbuszowa" }</text:p>
          </table:table-cell>
          <table:table-cell table:number-columns-repeated="2"/>
          <table:table-cell office:value-type="string" calcext:value-type="string">
            <text:p>{ "loc" : {"type" : "Point", "coordinates" : [21.777780, 50.244850] }, "name" : "Szkoły podstawowe", "city" : "Kolbuszo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768040, 50.24266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olbuszo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24] &amp; [.B224] &amp; [.C224] &amp; [.D224] &amp; [.E224] &amp; [.F224] &amp; [.G224]" office:value-type="string" office:string-value="{ &quot;loc&quot; : {&quot;type&quot; : &quot;Point&quot;, &quot;coordinates&quot; : [21.768040, 50.242660] }, &quot;name&quot; : &quot;Szkoły podstawowe&quot;, &quot;city&quot; : &quot;Kolbuszowa&quot; }" calcext:value-type="string">
            <text:p>{ "loc" : {"type" : "Point", "coordinates" : [21.768040, 50.242660] }, "name" : "Szkoły podstawowe", "city" : "Kolbuszowa" }</text:p>
          </table:table-cell>
          <table:table-cell table:number-columns-repeated="2"/>
          <table:table-cell office:value-type="string" calcext:value-type="string">
            <text:p>{ "loc" : {"type" : "Point", "coordinates" : [21.768040, 50.242660] }, "name" : "Szkoły podstawowe", "city" : "Kolbuszo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825270, 50.4020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rząt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25] &amp; [.B225] &amp; [.C225] &amp; [.D225] &amp; [.E225] &amp; [.F225] &amp; [.G225]" office:value-type="string" office:string-value="{ &quot;loc&quot; : {&quot;type&quot; : &quot;Point&quot;, &quot;coordinates&quot; : [21.825270, 50.402040] }, &quot;name&quot; : &quot;Szkoły podstawowe&quot;, &quot;city&quot; : &quot;Krzątka&quot; }" calcext:value-type="string">
            <text:p>{ "loc" : {"type" : "Point", "coordinates" : [21.825270, 50.402040] }, "name" : "Szkoły podstawowe", "city" : "Krzątka" }</text:p>
          </table:table-cell>
          <table:table-cell table:number-columns-repeated="2"/>
          <table:table-cell office:value-type="string" calcext:value-type="string">
            <text:p>{ "loc" : {"type" : "Point", "coordinates" : [21.825270, 50.402040] }, "name" : "Szkoły podstawowe", "city" : "Krząt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869220, 50.38616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lat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26] &amp; [.B226] &amp; [.C226] &amp; [.D226] &amp; [.E226] &amp; [.F226] &amp; [.G226]" office:value-type="string" office:string-value="{ &quot;loc&quot; : {&quot;type&quot; : &quot;Point&quot;, &quot;coordinates&quot; : [21.869220, 50.386160] }, &quot;name&quot; : &quot;Szkoły podstawowe&quot;, &quot;city&quot; : &quot;Klatki&quot; }" calcext:value-type="string">
            <text:p>{ "loc" : {"type" : "Point", "coordinates" : [21.869220, 50.386160] }, "name" : "Szkoły podstawowe", "city" : "Klatki" }</text:p>
          </table:table-cell>
          <table:table-cell table:number-columns-repeated="2"/>
          <table:table-cell office:value-type="string" calcext:value-type="string">
            <text:p>{ "loc" : {"type" : "Point", "coordinates" : [21.869220, 50.386160] }, "name" : "Szkoły podstawowe", "city" : "Klat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914300, 50.38659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pi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27] &amp; [.B227] &amp; [.C227] &amp; [.D227] &amp; [.E227] &amp; [.F227] &amp; [.G227]" office:value-type="string" office:string-value="{ &quot;loc&quot; : {&quot;type&quot; : &quot;Point&quot;, &quot;coordinates&quot; : [21.914300, 50.386590] }, &quot;name&quot; : &quot;Szkoły podstawowe&quot;, &quot;city&quot; : &quot;Spie&quot; }" calcext:value-type="string">
            <text:p>{ "loc" : {"type" : "Point", "coordinates" : [21.914300, 50.386590] }, "name" : "Szkoły podstawowe", "city" : "Spie" }</text:p>
          </table:table-cell>
          <table:table-cell table:number-columns-repeated="2"/>
          <table:table-cell office:value-type="string" calcext:value-type="string">
            <text:p>{ "loc" : {"type" : "Point", "coordinates" : [21.914300, 50.386590] }, "name" : "Szkoły podstawowe", "city" : "Spi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735490, 50.32389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Hadyków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28] &amp; [.B228] &amp; [.C228] &amp; [.D228] &amp; [.E228] &amp; [.F228] &amp; [.G228]" office:value-type="string" office:string-value="{ &quot;loc&quot; : {&quot;type&quot; : &quot;Point&quot;, &quot;coordinates&quot; : [21.735490, 50.323890] }, &quot;name&quot; : &quot;Szkoły podstawowe&quot;, &quot;city&quot; : &quot;Hadykówka&quot; }" calcext:value-type="string">
            <text:p>{ "loc" : {"type" : "Point", "coordinates" : [21.735490, 50.323890] }, "name" : "Szkoły podstawowe", "city" : "Hadykówka" }</text:p>
          </table:table-cell>
          <table:table-cell table:number-columns-repeated="2"/>
          <table:table-cell office:value-type="string" calcext:value-type="string">
            <text:p>{ "loc" : {"type" : "Point", "coordinates" : [21.735490, 50.323890] }, "name" : "Szkoły podstawowe", "city" : "Hadyków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348790, 53.9643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inczy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29] &amp; [.B229] &amp; [.C229] &amp; [.D229] &amp; [.E229] &amp; [.F229] &amp; [.G229]" office:value-type="string" office:string-value="{ &quot;loc&quot; : {&quot;type&quot; : &quot;Point&quot;, &quot;coordinates&quot; : [18.348790, 53.964350] }, &quot;name&quot; : &quot;Szkoły podstawowe&quot;, &quot;city&quot; : &quot;Pinczyn&quot; }" calcext:value-type="string">
            <text:p>{ "loc" : {"type" : "Point", "coordinates" : [18.348790, 53.964350] }, "name" : "Szkoły podstawowe", "city" : "Pinczyn" }</text:p>
          </table:table-cell>
          <table:table-cell table:number-columns-repeated="2"/>
          <table:table-cell office:value-type="string" calcext:value-type="string">
            <text:p>{ "loc" : {"type" : "Point", "coordinates" : [18.348790, 53.964350] }, "name" : "Szkoły podstawowe", "city" : "Pinczy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328160, 53.9357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Zble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30] &amp; [.B230] &amp; [.C230] &amp; [.D230] &amp; [.E230] &amp; [.F230] &amp; [.G230]" office:value-type="string" office:string-value="{ &quot;loc&quot; : {&quot;type&quot; : &quot;Point&quot;, &quot;coordinates&quot; : [18.328160, 53.935720] }, &quot;name&quot; : &quot;Szkoły podstawowe&quot;, &quot;city&quot; : &quot;Zblewo&quot; }" calcext:value-type="string">
            <text:p>{ "loc" : {"type" : "Point", "coordinates" : [18.328160, 53.935720] }, "name" : "Szkoły podstawowe", "city" : "Zblewo" }</text:p>
          </table:table-cell>
          <table:table-cell table:number-columns-repeated="2"/>
          <table:table-cell office:value-type="string" calcext:value-type="string">
            <text:p>{ "loc" : {"type" : "Point", "coordinates" : [18.328160, 53.935720] }, "name" : "Szkoły podstawowe", "city" : "Zble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898590, 53.15138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owalewo Pomorski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31] &amp; [.B231] &amp; [.C231] &amp; [.D231] &amp; [.E231] &amp; [.F231] &amp; [.G231]" office:value-type="string" office:string-value="{ &quot;loc&quot; : {&quot;type&quot; : &quot;Point&quot;, &quot;coordinates&quot; : [18.898590, 53.151380] }, &quot;name&quot; : &quot;Szkoły podstawowe&quot;, &quot;city&quot; : &quot;Kowalewo Pomorskie&quot; }" calcext:value-type="string">
            <text:p>{ "loc" : {"type" : "Point", "coordinates" : [18.898590, 53.151380] }, "name" : "Szkoły podstawowe", "city" : "Kowalewo Pomorskie" }</text:p>
          </table:table-cell>
          <table:table-cell table:number-columns-repeated="2"/>
          <table:table-cell office:value-type="string" calcext:value-type="string">
            <text:p>{ "loc" : {"type" : "Point", "coordinates" : [18.898590, 53.151380] }, "name" : "Szkoły podstawowe", "city" : "Kowalewo Pomorski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713200, 52.30576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acyn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32] &amp; [.B232] &amp; [.C232] &amp; [.D232] &amp; [.E232] &amp; [.F232] &amp; [.G232]" office:value-type="string" office:string-value="{ &quot;loc&quot; : {&quot;type&quot; : &quot;Point&quot;, &quot;coordinates&quot; : [19.713200, 52.305760] }, &quot;name&quot; : &quot;Szkoły podstawowe&quot;, &quot;city&quot; : &quot;Pacyna&quot; }" calcext:value-type="string">
            <text:p>{ "loc" : {"type" : "Point", "coordinates" : [19.713200, 52.305760] }, "name" : "Szkoły podstawowe", "city" : "Pacyna" }</text:p>
          </table:table-cell>
          <table:table-cell table:number-columns-repeated="2"/>
          <table:table-cell office:value-type="string" calcext:value-type="string">
            <text:p>{ "loc" : {"type" : "Point", "coordinates" : [19.713200, 52.305760] }, "name" : "Szkoły podstawowe", "city" : "Pacyn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174010, 51.2111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egnic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33] &amp; [.B233] &amp; [.C233] &amp; [.D233] &amp; [.E233] &amp; [.F233] &amp; [.G233]" office:value-type="string" office:string-value="{ &quot;loc&quot; : {&quot;type&quot; : &quot;Point&quot;, &quot;coordinates&quot; : [16.174010, 51.211150] }, &quot;name&quot; : &quot;Szkoły podstawowe&quot;, &quot;city&quot; : &quot;Legnica&quot; }" calcext:value-type="string">
            <text:p>{ "loc" : {"type" : "Point", "coordinates" : [16.174010, 51.211150] }, "name" : "Szkoły podstawowe", "city" : "Legnica" }</text:p>
          </table:table-cell>
          <table:table-cell table:number-columns-repeated="2"/>
          <table:table-cell office:value-type="string" calcext:value-type="string">
            <text:p>{ "loc" : {"type" : "Point", "coordinates" : [16.174010, 51.211150] }, "name" : "Szkoły podstawowe", "city" : "Legnic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141280, 51.2031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egnic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34] &amp; [.B234] &amp; [.C234] &amp; [.D234] &amp; [.E234] &amp; [.F234] &amp; [.G234]" office:value-type="string" office:string-value="{ &quot;loc&quot; : {&quot;type&quot; : &quot;Point&quot;, &quot;coordinates&quot; : [16.141280, 51.203120] }, &quot;name&quot; : &quot;Szkoły podstawowe&quot;, &quot;city&quot; : &quot;Legnica&quot; }" calcext:value-type="string">
            <text:p>{ "loc" : {"type" : "Point", "coordinates" : [16.141280, 51.203120] }, "name" : "Szkoły podstawowe", "city" : "Legnica" }</text:p>
          </table:table-cell>
          <table:table-cell table:number-columns-repeated="2"/>
          <table:table-cell office:value-type="string" calcext:value-type="string">
            <text:p>{ "loc" : {"type" : "Point", "coordinates" : [16.141280, 51.203120] }, "name" : "Szkoły podstawowe", "city" : "Legnic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155930, 51.1966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egnic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35] &amp; [.B235] &amp; [.C235] &amp; [.D235] &amp; [.E235] &amp; [.F235] &amp; [.G235]" office:value-type="string" office:string-value="{ &quot;loc&quot; : {&quot;type&quot; : &quot;Point&quot;, &quot;coordinates&quot; : [16.155930, 51.196650] }, &quot;name&quot; : &quot;Szkoły podstawowe&quot;, &quot;city&quot; : &quot;Legnica&quot; }" calcext:value-type="string">
            <text:p>{ "loc" : {"type" : "Point", "coordinates" : [16.155930, 51.196650] }, "name" : "Szkoły podstawowe", "city" : "Legnica" }</text:p>
          </table:table-cell>
          <table:table-cell table:number-columns-repeated="2"/>
          <table:table-cell office:value-type="string" calcext:value-type="string">
            <text:p>{ "loc" : {"type" : "Point", "coordinates" : [16.155930, 51.196650] }, "name" : "Szkoły podstawowe", "city" : "Legnic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158970, 51.1993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egnic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36] &amp; [.B236] &amp; [.C236] &amp; [.D236] &amp; [.E236] &amp; [.F236] &amp; [.G236]" office:value-type="string" office:string-value="{ &quot;loc&quot; : {&quot;type&quot; : &quot;Point&quot;, &quot;coordinates&quot; : [16.158970, 51.199350] }, &quot;name&quot; : &quot;Szkoły podstawowe&quot;, &quot;city&quot; : &quot;Legnica&quot; }" calcext:value-type="string">
            <text:p>{ "loc" : {"type" : "Point", "coordinates" : [16.158970, 51.199350] }, "name" : "Szkoły podstawowe", "city" : "Legnica" }</text:p>
          </table:table-cell>
          <table:table-cell table:number-columns-repeated="2"/>
          <table:table-cell office:value-type="string" calcext:value-type="string">
            <text:p>{ "loc" : {"type" : "Point", "coordinates" : [16.158970, 51.199350] }, "name" : "Szkoły podstawowe", "city" : "Legnic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176670, 51.19291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egnic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37] &amp; [.B237] &amp; [.C237] &amp; [.D237] &amp; [.E237] &amp; [.F237] &amp; [.G237]" office:value-type="string" office:string-value="{ &quot;loc&quot; : {&quot;type&quot; : &quot;Point&quot;, &quot;coordinates&quot; : [16.176670, 51.192910] }, &quot;name&quot; : &quot;Szkoły podstawowe&quot;, &quot;city&quot; : &quot;Legnica&quot; }" calcext:value-type="string">
            <text:p>{ "loc" : {"type" : "Point", "coordinates" : [16.176670, 51.192910] }, "name" : "Szkoły podstawowe", "city" : "Legnica" }</text:p>
          </table:table-cell>
          <table:table-cell table:number-columns-repeated="2"/>
          <table:table-cell office:value-type="string" calcext:value-type="string">
            <text:p>{ "loc" : {"type" : "Point", "coordinates" : [16.176670, 51.192910] }, "name" : "Szkoły podstawowe", "city" : "Legnic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03230, 54.18459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Elbląg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38] &amp; [.B238] &amp; [.C238] &amp; [.D238] &amp; [.E238] &amp; [.F238] &amp; [.G238]" office:value-type="string" office:string-value="{ &quot;loc&quot; : {&quot;type&quot; : &quot;Point&quot;, &quot;coordinates&quot; : [19.403230, 54.184590] }, &quot;name&quot; : &quot;Szkoły podstawowe&quot;, &quot;city&quot; : &quot;Elbląg&quot; }" calcext:value-type="string">
            <text:p>{ "loc" : {"type" : "Point", "coordinates" : [19.403230, 54.184590] }, "name" : "Szkoły podstawowe", "city" : "Elbląg" }</text:p>
          </table:table-cell>
          <table:table-cell table:number-columns-repeated="2"/>
          <table:table-cell office:value-type="string" calcext:value-type="string">
            <text:p>{ "loc" : {"type" : "Point", "coordinates" : [19.403230, 54.184590] }, "name" : "Szkoły podstawowe", "city" : "Elbląg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023330, 52.29373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39] &amp; [.B239] &amp; [.C239] &amp; [.D239] &amp; [.E239] &amp; [.F239] &amp; [.G239]" office:value-type="string" office:string-value="{ &quot;loc&quot; : {&quot;type&quot; : &quot;Point&quot;, &quot;coordinates&quot; : [21.023330, 52.293730] }, &quot;name&quot; : &quot;Szkoły podstawowe&quot;, &quot;city&quot; : &quot;Warszawa&quot; }" calcext:value-type="string">
            <text:p>{ "loc" : {"type" : "Point", "coordinates" : [21.023330, 52.293730] }, "name" : "Szkoły podstawowe", "city" : "Warszawa" }</text:p>
          </table:table-cell>
          <table:table-cell table:number-columns-repeated="2"/>
          <table:table-cell office:value-type="string" calcext:value-type="string">
            <text:p>{ "loc" : {"type" : "Point", "coordinates" : [21.023330, 52.293730] }, "name" : "Szkoły podstawowe", "city" : "Warsza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063280, 52.2476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40] &amp; [.B240] &amp; [.C240] &amp; [.D240] &amp; [.E240] &amp; [.F240] &amp; [.G240]" office:value-type="string" office:string-value="{ &quot;loc&quot; : {&quot;type&quot; : &quot;Point&quot;, &quot;coordinates&quot; : [21.063280, 52.247640] }, &quot;name&quot; : &quot;Szkoły podstawowe&quot;, &quot;city&quot; : &quot;Warszawa&quot; }" calcext:value-type="string">
            <text:p>{ "loc" : {"type" : "Point", "coordinates" : [21.063280, 52.247640] }, "name" : "Szkoły podstawowe", "city" : "Warszawa" }</text:p>
          </table:table-cell>
          <table:table-cell table:number-columns-repeated="2"/>
          <table:table-cell office:value-type="string" calcext:value-type="string">
            <text:p>{ "loc" : {"type" : "Point", "coordinates" : [21.063280, 52.247640] }, "name" : "Szkoły podstawowe", "city" : "Warsza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039090, 52.17370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41] &amp; [.B241] &amp; [.C241] &amp; [.D241] &amp; [.E241] &amp; [.F241] &amp; [.G241]" office:value-type="string" office:string-value="{ &quot;loc&quot; : {&quot;type&quot; : &quot;Point&quot;, &quot;coordinates&quot; : [21.039090, 52.173700] }, &quot;name&quot; : &quot;Szkoły podstawowe&quot;, &quot;city&quot; : &quot;Warszawa&quot; }" calcext:value-type="string">
            <text:p>{ "loc" : {"type" : "Point", "coordinates" : [21.039090, 52.173700] }, "name" : "Szkoły podstawowe", "city" : "Warszawa" }</text:p>
          </table:table-cell>
          <table:table-cell table:number-columns-repeated="2"/>
          <table:table-cell office:value-type="string" calcext:value-type="string">
            <text:p>{ "loc" : {"type" : "Point", "coordinates" : [21.039090, 52.173700] }, "name" : "Szkoły podstawowe", "city" : "Warsza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191900, 51.3889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ur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42] &amp; [.B242] &amp; [.C242] &amp; [.D242] &amp; [.E242] &amp; [.F242] &amp; [.G242]" office:value-type="string" office:string-value="{ &quot;loc&quot; : {&quot;type&quot; : &quot;Point&quot;, &quot;coordinates&quot; : [22.191900, 51.388940] }, &quot;name&quot; : &quot;Szkoły podstawowe&quot;, &quot;city&quot; : &quot;Kurów&quot; }" calcext:value-type="string">
            <text:p>{ "loc" : {"type" : "Point", "coordinates" : [22.191900, 51.388940] }, "name" : "Szkoły podstawowe", "city" : "Kurów" }</text:p>
          </table:table-cell>
          <table:table-cell table:number-columns-repeated="2"/>
          <table:table-cell office:value-type="string" calcext:value-type="string">
            <text:p>{ "loc" : {"type" : "Point", "coordinates" : [22.191900, 51.388940] }, "name" : "Szkoły podstawowe", "city" : "Kur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326450, 54.19651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rzywid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43] &amp; [.B243] &amp; [.C243] &amp; [.D243] &amp; [.E243] &amp; [.F243] &amp; [.G243]" office:value-type="string" office:string-value="{ &quot;loc&quot; : {&quot;type&quot; : &quot;Point&quot;, &quot;coordinates&quot; : [18.326450, 54.196510] }, &quot;name&quot; : &quot;Szkoły podstawowe&quot;, &quot;city&quot; : &quot;Przywidz&quot; }" calcext:value-type="string">
            <text:p>{ "loc" : {"type" : "Point", "coordinates" : [18.326450, 54.196510] }, "name" : "Szkoły podstawowe", "city" : "Przywidz" }</text:p>
          </table:table-cell>
          <table:table-cell table:number-columns-repeated="2"/>
          <table:table-cell office:value-type="string" calcext:value-type="string">
            <text:p>{ "loc" : {"type" : "Point", "coordinates" : [18.326450, 54.196510] }, "name" : "Szkoły podstawowe", "city" : "Przywid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887070, 54.3447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ierak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44] &amp; [.B244] &amp; [.C244] &amp; [.D244] &amp; [.E244] &amp; [.F244] &amp; [.G244]" office:value-type="string" office:string-value="{ &quot;loc&quot; : {&quot;type&quot; : &quot;Point&quot;, &quot;coordinates&quot; : [17.887070, 54.344740] }, &quot;name&quot; : &quot;Szkoły podstawowe&quot;, &quot;city&quot; : &quot;Sierakowice&quot; }" calcext:value-type="string">
            <text:p>{ "loc" : {"type" : "Point", "coordinates" : [17.887070, 54.344740] }, "name" : "Szkoły podstawowe", "city" : "Sierakowice" }</text:p>
          </table:table-cell>
          <table:table-cell table:number-columns-repeated="2"/>
          <table:table-cell office:value-type="string" calcext:value-type="string">
            <text:p>{ "loc" : {"type" : "Point", "coordinates" : [17.887070, 54.344740] }, "name" : "Szkoły podstawowe", "city" : "Sierak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059690, 52.13190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45] &amp; [.B245] &amp; [.C245] &amp; [.D245] &amp; [.E245] &amp; [.F245] &amp; [.G245]" office:value-type="string" office:string-value="{ &quot;loc&quot; : {&quot;type&quot; : &quot;Point&quot;, &quot;coordinates&quot; : [21.059690, 52.131900] }, &quot;name&quot; : &quot;Szkoły podstawowe&quot;, &quot;city&quot; : &quot;Warszawa&quot; }" calcext:value-type="string">
            <text:p>{ "loc" : {"type" : "Point", "coordinates" : [21.059690, 52.131900] }, "name" : "Szkoły podstawowe", "city" : "Warszawa" }</text:p>
          </table:table-cell>
          <table:table-cell table:number-columns-repeated="2"/>
          <table:table-cell office:value-type="string" calcext:value-type="string">
            <text:p>{ "loc" : {"type" : "Point", "coordinates" : [21.059690, 52.131900] }, "name" : "Szkoły podstawowe", "city" : "Warsza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644166, 53.00555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Toruń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46] &amp; [.B246] &amp; [.C246] &amp; [.D246] &amp; [.E246] &amp; [.F246] &amp; [.G246]" office:value-type="string" office:string-value="{ &quot;loc&quot; : {&quot;type&quot; : &quot;Point&quot;, &quot;coordinates&quot; : [18.644166, 53.005555] }, &quot;name&quot; : &quot;Szkoły podstawowe&quot;, &quot;city&quot; : &quot;Toruń&quot; }" calcext:value-type="string">
            <text:p>{ "loc" : {"type" : "Point", "coordinates" : [18.644166, 53.005555] }, "name" : "Szkoły podstawowe", "city" : "Toruń" }</text:p>
          </table:table-cell>
          <table:table-cell table:number-columns-repeated="2"/>
          <table:table-cell office:value-type="string" calcext:value-type="string">
            <text:p>{ "loc" : {"type" : "Point", "coordinates" : [18.644166, 53.005555] }, "name" : "Szkoły podstawowe", "city" : "Toruń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931410, 49.80663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Medy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47] &amp; [.B247] &amp; [.C247] &amp; [.D247] &amp; [.E247] &amp; [.F247] &amp; [.G247]" office:value-type="string" office:string-value="{ &quot;loc&quot; : {&quot;type&quot; : &quot;Point&quot;, &quot;coordinates&quot; : [22.931410, 49.806630] }, &quot;name&quot; : &quot;Szkoły podstawowe&quot;, &quot;city&quot; : &quot;Medyka&quot; }" calcext:value-type="string">
            <text:p>{ "loc" : {"type" : "Point", "coordinates" : [22.931410, 49.806630] }, "name" : "Szkoły podstawowe", "city" : "Medyka" }</text:p>
          </table:table-cell>
          <table:table-cell table:number-columns-repeated="2"/>
          <table:table-cell office:value-type="string" calcext:value-type="string">
            <text:p>{ "loc" : {"type" : "Point", "coordinates" : [22.931410, 49.806630] }, "name" : "Szkoły podstawowe", "city" : "Medy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00790, 50.1391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Chrzan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48] &amp; [.B248] &amp; [.C248] &amp; [.D248] &amp; [.E248] &amp; [.F248] &amp; [.G248]" office:value-type="string" office:string-value="{ &quot;loc&quot; : {&quot;type&quot; : &quot;Point&quot;, &quot;coordinates&quot; : [19.400790, 50.139150] }, &quot;name&quot; : &quot;Szkoły podstawowe&quot;, &quot;city&quot; : &quot;Chrzanów&quot; }" calcext:value-type="string">
            <text:p>{ "loc" : {"type" : "Point", "coordinates" : [19.400790, 50.139150] }, "name" : "Szkoły podstawowe", "city" : "Chrzanów" }</text:p>
          </table:table-cell>
          <table:table-cell table:number-columns-repeated="2"/>
          <table:table-cell office:value-type="string" calcext:value-type="string">
            <text:p>{ "loc" : {"type" : "Point", "coordinates" : [19.400790, 50.139150] }, "name" : "Szkoły podstawowe", "city" : "Chrzan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06450, 50.14536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Chrzan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49] &amp; [.B249] &amp; [.C249] &amp; [.D249] &amp; [.E249] &amp; [.F249] &amp; [.G249]" office:value-type="string" office:string-value="{ &quot;loc&quot; : {&quot;type&quot; : &quot;Point&quot;, &quot;coordinates&quot; : [19.406450, 50.145360] }, &quot;name&quot; : &quot;Szkoły podstawowe&quot;, &quot;city&quot; : &quot;Chrzanów&quot; }" calcext:value-type="string">
            <text:p>{ "loc" : {"type" : "Point", "coordinates" : [19.406450, 50.145360] }, "name" : "Szkoły podstawowe", "city" : "Chrzanów" }</text:p>
          </table:table-cell>
          <table:table-cell table:number-columns-repeated="2"/>
          <table:table-cell office:value-type="string" calcext:value-type="string">
            <text:p>{ "loc" : {"type" : "Point", "coordinates" : [19.406450, 50.145360] }, "name" : "Szkoły podstawowe", "city" : "Chrzan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395600, 50.1293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Chrzan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50] &amp; [.B250] &amp; [.C250] &amp; [.D250] &amp; [.E250] &amp; [.F250] &amp; [.G250]" office:value-type="string" office:string-value="{ &quot;loc&quot; : {&quot;type&quot; : &quot;Point&quot;, &quot;coordinates&quot; : [19.395600, 50.129340] }, &quot;name&quot; : &quot;Szkoły podstawowe&quot;, &quot;city&quot; : &quot;Chrzanów&quot; }" calcext:value-type="string">
            <text:p>{ "loc" : {"type" : "Point", "coordinates" : [19.395600, 50.129340] }, "name" : "Szkoły podstawowe", "city" : "Chrzanów" }</text:p>
          </table:table-cell>
          <table:table-cell table:number-columns-repeated="2"/>
          <table:table-cell office:value-type="string" calcext:value-type="string">
            <text:p>{ "loc" : {"type" : "Point", "coordinates" : [19.395600, 50.129340] }, "name" : "Szkoły podstawowe", "city" : "Chrzan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20380, 50.13478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Chrzan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51] &amp; [.B251] &amp; [.C251] &amp; [.D251] &amp; [.E251] &amp; [.F251] &amp; [.G251]" office:value-type="string" office:string-value="{ &quot;loc&quot; : {&quot;type&quot; : &quot;Point&quot;, &quot;coordinates&quot; : [19.420380, 50.134780] }, &quot;name&quot; : &quot;Szkoły podstawowe&quot;, &quot;city&quot; : &quot;Chrzanów&quot; }" calcext:value-type="string">
            <text:p>{ "loc" : {"type" : "Point", "coordinates" : [19.420380, 50.134780] }, "name" : "Szkoły podstawowe", "city" : "Chrzanów" }</text:p>
          </table:table-cell>
          <table:table-cell table:number-columns-repeated="2"/>
          <table:table-cell office:value-type="string" calcext:value-type="string">
            <text:p>{ "loc" : {"type" : "Point", "coordinates" : [19.420380, 50.134780] }, "name" : "Szkoły podstawowe", "city" : "Chrzan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08270, 50.1334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Chrzan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52] &amp; [.B252] &amp; [.C252] &amp; [.D252] &amp; [.E252] &amp; [.F252] &amp; [.G252]" office:value-type="string" office:string-value="{ &quot;loc&quot; : {&quot;type&quot; : &quot;Point&quot;, &quot;coordinates&quot; : [19.408270, 50.133450] }, &quot;name&quot; : &quot;Szkoły podstawowe&quot;, &quot;city&quot; : &quot;Chrzanów&quot; }" calcext:value-type="string">
            <text:p>{ "loc" : {"type" : "Point", "coordinates" : [19.408270, 50.133450] }, "name" : "Szkoły podstawowe", "city" : "Chrzanów" }</text:p>
          </table:table-cell>
          <table:table-cell table:number-columns-repeated="2"/>
          <table:table-cell office:value-type="string" calcext:value-type="string">
            <text:p>{ "loc" : {"type" : "Point", "coordinates" : [19.408270, 50.133450] }, "name" : "Szkoły podstawowe", "city" : "Chrzan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16310, 50.1423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Chrzan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53] &amp; [.B253] &amp; [.C253] &amp; [.D253] &amp; [.E253] &amp; [.F253] &amp; [.G253]" office:value-type="string" office:string-value="{ &quot;loc&quot; : {&quot;type&quot; : &quot;Point&quot;, &quot;coordinates&quot; : [19.416310, 50.142350] }, &quot;name&quot; : &quot;Szkoły podstawowe&quot;, &quot;city&quot; : &quot;Chrzanów&quot; }" calcext:value-type="string">
            <text:p>{ "loc" : {"type" : "Point", "coordinates" : [19.416310, 50.142350] }, "name" : "Szkoły podstawowe", "city" : "Chrzanów" }</text:p>
          </table:table-cell>
          <table:table-cell table:number-columns-repeated="2"/>
          <table:table-cell office:value-type="string" calcext:value-type="string">
            <text:p>{ "loc" : {"type" : "Point", "coordinates" : [19.416310, 50.142350] }, "name" : "Szkoły podstawowe", "city" : "Chrzan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373147, 50.17080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al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54] &amp; [.B254] &amp; [.C254] &amp; [.D254] &amp; [.E254] &amp; [.F254] &amp; [.G254]" office:value-type="string" office:string-value="{ &quot;loc&quot; : {&quot;type&quot; : &quot;Point&quot;, &quot;coordinates&quot; : [19.373147, 50.170800] }, &quot;name&quot; : &quot;Szkoły podstawowe&quot;, &quot;city&quot; : &quot;Balin&quot; }" calcext:value-type="string">
            <text:p>{ "loc" : {"type" : "Point", "coordinates" : [19.373147, 50.170800] }, "name" : "Szkoły podstawowe", "city" : "Balin" }</text:p>
          </table:table-cell>
          <table:table-cell table:number-columns-repeated="2"/>
          <table:table-cell office:value-type="string" calcext:value-type="string">
            <text:p>{ "loc" : {"type" : "Point", "coordinates" : [19.373147, 50.170800] }, "name" : "Szkoły podstawowe", "city" : "Bal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125450, 54.22926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ienięż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55] &amp; [.B255] &amp; [.C255] &amp; [.D255] &amp; [.E255] &amp; [.F255] &amp; [.G255]" office:value-type="string" office:string-value="{ &quot;loc&quot; : {&quot;type&quot; : &quot;Point&quot;, &quot;coordinates&quot; : [20.125450, 54.229260] }, &quot;name&quot; : &quot;Szkoły podstawowe&quot;, &quot;city&quot; : &quot;Pieniężno&quot; }" calcext:value-type="string">
            <text:p>{ "loc" : {"type" : "Point", "coordinates" : [20.125450, 54.229260] }, "name" : "Szkoły podstawowe", "city" : "Pieniężno" }</text:p>
          </table:table-cell>
          <table:table-cell table:number-columns-repeated="2"/>
          <table:table-cell office:value-type="string" calcext:value-type="string">
            <text:p>{ "loc" : {"type" : "Point", "coordinates" : [20.125450, 54.229260] }, "name" : "Szkoły podstawowe", "city" : "Pienięż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003120, 54.13541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Nowy Sta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56] &amp; [.B256] &amp; [.C256] &amp; [.D256] &amp; [.E256] &amp; [.F256] &amp; [.G256]" office:value-type="string" office:string-value="{ &quot;loc&quot; : {&quot;type&quot; : &quot;Point&quot;, &quot;coordinates&quot; : [19.003120, 54.135410] }, &quot;name&quot; : &quot;Szkoły podstawowe&quot;, &quot;city&quot; : &quot;Nowy Staw&quot; }" calcext:value-type="string">
            <text:p>{ "loc" : {"type" : "Point", "coordinates" : [19.003120, 54.135410] }, "name" : "Szkoły podstawowe", "city" : "Nowy Staw" }</text:p>
          </table:table-cell>
          <table:table-cell table:number-columns-repeated="2"/>
          <table:table-cell office:value-type="string" calcext:value-type="string">
            <text:p>{ "loc" : {"type" : "Point", "coordinates" : [19.003120, 54.135410] }, "name" : "Szkoły podstawowe", "city" : "Nowy Sta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4.591450, 53.4667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57] &amp; [.B257] &amp; [.C257] &amp; [.D257] &amp; [.E257] &amp; [.F257] &amp; [.G257]" office:value-type="string" office:string-value="{ &quot;loc&quot; : {&quot;type&quot; : &quot;Point&quot;, &quot;coordinates&quot; : [14.591450, 53.466740] }, &quot;name&quot; : &quot;Szkoły podstawowe&quot;, &quot;city&quot; : &quot;Szczecin&quot; }" calcext:value-type="string">
            <text:p>{ "loc" : {"type" : "Point", "coordinates" : [14.591450, 53.466740] }, "name" : "Szkoły podstawowe", "city" : "Szczecin" }</text:p>
          </table:table-cell>
          <table:table-cell table:number-columns-repeated="2"/>
          <table:table-cell office:value-type="string" calcext:value-type="string">
            <text:p>{ "loc" : {"type" : "Point", "coordinates" : [14.591450, 53.466740] }, "name" : "Szkoły podstawowe", "city" : "Szczec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335620, 54.4539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iel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58] &amp; [.B258] &amp; [.C258] &amp; [.D258] &amp; [.E258] &amp; [.F258] &amp; [.G258]" office:value-type="string" office:string-value="{ &quot;loc&quot; : {&quot;type&quot; : &quot;Point&quot;, &quot;coordinates&quot; : [18.335620, 54.453950] }, &quot;name&quot; : &quot;Szkoły podstawowe&quot;, &quot;city&quot; : &quot;Kielno&quot; }" calcext:value-type="string">
            <text:p>{ "loc" : {"type" : "Point", "coordinates" : [18.335620, 54.453950] }, "name" : "Szkoły podstawowe", "city" : "Kielno" }</text:p>
          </table:table-cell>
          <table:table-cell table:number-columns-repeated="2"/>
          <table:table-cell office:value-type="string" calcext:value-type="string">
            <text:p>{ "loc" : {"type" : "Point", "coordinates" : [18.335620, 54.453950] }, "name" : "Szkoły podstawowe", "city" : "Kiel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221580, 54.48753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zemud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59] &amp; [.B259] &amp; [.C259] &amp; [.D259] &amp; [.E259] &amp; [.F259] &amp; [.G259]" office:value-type="string" office:string-value="{ &quot;loc&quot; : {&quot;type&quot; : &quot;Point&quot;, &quot;coordinates&quot; : [18.221580, 54.487530] }, &quot;name&quot; : &quot;Szkoły podstawowe&quot;, &quot;city&quot; : &quot;Szemud&quot; }" calcext:value-type="string">
            <text:p>{ "loc" : {"type" : "Point", "coordinates" : [18.221580, 54.487530] }, "name" : "Szkoły podstawowe", "city" : "Szemud" }</text:p>
          </table:table-cell>
          <table:table-cell table:number-columns-repeated="2"/>
          <table:table-cell office:value-type="string" calcext:value-type="string">
            <text:p>{ "loc" : {"type" : "Point", "coordinates" : [18.221580, 54.487530] }, "name" : "Szkoły podstawowe", "city" : "Szemud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413270, 54.42500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Darło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60] &amp; [.B260] &amp; [.C260] &amp; [.D260] &amp; [.E260] &amp; [.F260] &amp; [.G260]" office:value-type="string" office:string-value="{ &quot;loc&quot; : {&quot;type&quot; : &quot;Point&quot;, &quot;coordinates&quot; : [16.413270, 54.425000] }, &quot;name&quot; : &quot;Szkoły podstawowe&quot;, &quot;city&quot; : &quot;Darłowo&quot; }" calcext:value-type="string">
            <text:p>{ "loc" : {"type" : "Point", "coordinates" : [16.413270, 54.425000] }, "name" : "Szkoły podstawowe", "city" : "Darłowo" }</text:p>
          </table:table-cell>
          <table:table-cell table:number-columns-repeated="2"/>
          <table:table-cell office:value-type="string" calcext:value-type="string">
            <text:p>{ "loc" : {"type" : "Point", "coordinates" : [16.413270, 54.425000] }, "name" : "Szkoły podstawowe", "city" : "Darło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73924, 50.20837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Czyżów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61] &amp; [.B261] &amp; [.C261] &amp; [.D261] &amp; [.E261] &amp; [.F261] &amp; [.G261]" office:value-type="string" office:string-value="{ &quot;loc&quot; : {&quot;type&quot; : &quot;Point&quot;, &quot;coordinates&quot; : [19.473924, 50.208372] }, &quot;name&quot; : &quot;Szkoły podstawowe&quot;, &quot;city&quot; : &quot;Czyżówka&quot; }" calcext:value-type="string">
            <text:p>{ "loc" : {"type" : "Point", "coordinates" : [19.473924, 50.208372] }, "name" : "Szkoły podstawowe", "city" : "Czyżówka" }</text:p>
          </table:table-cell>
          <table:table-cell table:number-columns-repeated="2"/>
          <table:table-cell office:value-type="string" calcext:value-type="string">
            <text:p>{ "loc" : {"type" : "Point", "coordinates" : [19.473924, 50.208372] }, "name" : "Szkoły podstawowe", "city" : "Czyżów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511900, 50.2052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ło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62] &amp; [.B262] &amp; [.C262] &amp; [.D262] &amp; [.E262] &amp; [.F262] &amp; [.G262]" office:value-type="string" office:string-value="{ &quot;loc&quot; : {&quot;type&quot; : &quot;Point&quot;, &quot;coordinates&quot; : [19.511900, 50.205250] }, &quot;name&quot; : &quot;Szkoły podstawowe&quot;, &quot;city&quot; : &quot;Płoki&quot; }" calcext:value-type="string">
            <text:p>{ "loc" : {"type" : "Point", "coordinates" : [19.511900, 50.205250] }, "name" : "Szkoły podstawowe", "city" : "Płoki" }</text:p>
          </table:table-cell>
          <table:table-cell table:number-columns-repeated="2"/>
          <table:table-cell office:value-type="string" calcext:value-type="string">
            <text:p>{ "loc" : {"type" : "Point", "coordinates" : [19.511900, 50.205250] }, "name" : "Szkoły podstawowe", "city" : "Pło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440090, 54.07047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karszewy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63] &amp; [.B263] &amp; [.C263] &amp; [.D263] &amp; [.E263] &amp; [.F263] &amp; [.G263]" office:value-type="string" office:string-value="{ &quot;loc&quot; : {&quot;type&quot; : &quot;Point&quot;, &quot;coordinates&quot; : [18.440090, 54.070470] }, &quot;name&quot; : &quot;Szkoły podstawowe&quot;, &quot;city&quot; : &quot;Skarszewy&quot; }" calcext:value-type="string">
            <text:p>{ "loc" : {"type" : "Point", "coordinates" : [18.440090, 54.070470] }, "name" : "Szkoły podstawowe", "city" : "Skarszewy" }</text:p>
          </table:table-cell>
          <table:table-cell table:number-columns-repeated="2"/>
          <table:table-cell office:value-type="string" calcext:value-type="string">
            <text:p>{ "loc" : {"type" : "Point", "coordinates" : [18.440090, 54.070470] }, "name" : "Szkoły podstawowe", "city" : "Skarszewy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018350, 54.3391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Miechuci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64] &amp; [.B264] &amp; [.C264] &amp; [.D264] &amp; [.E264] &amp; [.F264] &amp; [.G264]" office:value-type="string" office:string-value="{ &quot;loc&quot; : {&quot;type&quot; : &quot;Point&quot;, &quot;coordinates&quot; : [18.018350, 54.339120] }, &quot;name&quot; : &quot;Szkoły podstawowe&quot;, &quot;city&quot; : &quot;Miechucino&quot; }" calcext:value-type="string">
            <text:p>{ "loc" : {"type" : "Point", "coordinates" : [18.018350, 54.339120] }, "name" : "Szkoły podstawowe", "city" : "Miechucino" }</text:p>
          </table:table-cell>
          <table:table-cell table:number-columns-repeated="2"/>
          <table:table-cell office:value-type="string" calcext:value-type="string">
            <text:p>{ "loc" : {"type" : "Point", "coordinates" : [18.018350, 54.339120] }, "name" : "Szkoły podstawowe", "city" : "Miechuci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191130, 54.33400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artuzy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65] &amp; [.B265] &amp; [.C265] &amp; [.D265] &amp; [.E265] &amp; [.F265] &amp; [.G265]" office:value-type="string" office:string-value="{ &quot;loc&quot; : {&quot;type&quot; : &quot;Point&quot;, &quot;coordinates&quot; : [18.191130, 54.334000] }, &quot;name&quot; : &quot;Szkoły podstawowe&quot;, &quot;city&quot; : &quot;Kartuzy&quot; }" calcext:value-type="string">
            <text:p>{ "loc" : {"type" : "Point", "coordinates" : [18.191130, 54.334000] }, "name" : "Szkoły podstawowe", "city" : "Kartuzy" }</text:p>
          </table:table-cell>
          <table:table-cell table:number-columns-repeated="2"/>
          <table:table-cell office:value-type="string" calcext:value-type="string">
            <text:p>{ "loc" : {"type" : "Point", "coordinates" : [18.191130, 54.334000] }, "name" : "Szkoły podstawowe", "city" : "Kartuzy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391130, 53.99510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leszczewo Kościerski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66] &amp; [.B266] &amp; [.C266] &amp; [.D266] &amp; [.E266] &amp; [.F266] &amp; [.G266]" office:value-type="string" office:string-value="{ &quot;loc&quot; : {&quot;type&quot; : &quot;Point&quot;, &quot;coordinates&quot; : [18.391130, 53.995100] }, &quot;name&quot; : &quot;Szkoły podstawowe&quot;, &quot;city&quot; : &quot;Kleszczewo Kościerskie&quot; }" calcext:value-type="string">
            <text:p>{ "loc" : {"type" : "Point", "coordinates" : [18.391130, 53.995100] }, "name" : "Szkoły podstawowe", "city" : "Kleszczewo Kościerskie" }</text:p>
          </table:table-cell>
          <table:table-cell table:number-columns-repeated="2"/>
          <table:table-cell office:value-type="string" calcext:value-type="string">
            <text:p>{ "loc" : {"type" : "Point", "coordinates" : [18.391130, 53.995100] }, "name" : "Szkoły podstawowe", "city" : "Kleszczewo Kościerski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685530, 54.17163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szczół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67] &amp; [.B267] &amp; [.C267] &amp; [.D267] &amp; [.E267] &amp; [.F267] &amp; [.G267]" office:value-type="string" office:string-value="{ &quot;loc&quot; : {&quot;type&quot; : &quot;Point&quot;, &quot;coordinates&quot; : [18.685530, 54.171630] }, &quot;name&quot; : &quot;Szkoły podstawowe&quot;, &quot;city&quot; : &quot;Pszczółki&quot; }" calcext:value-type="string">
            <text:p>{ "loc" : {"type" : "Point", "coordinates" : [18.685530, 54.171630] }, "name" : "Szkoły podstawowe", "city" : "Pszczółki" }</text:p>
          </table:table-cell>
          <table:table-cell table:number-columns-repeated="2"/>
          <table:table-cell office:value-type="string" calcext:value-type="string">
            <text:p>{ "loc" : {"type" : "Point", "coordinates" : [18.685530, 54.171630] }, "name" : "Szkoły podstawowe", "city" : "Pszczół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40550, 50.20121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68] &amp; [.B268] &amp; [.C268] &amp; [.D268] &amp; [.E268] &amp; [.F268] &amp; [.G268]" office:value-type="string" office:string-value="{ &quot;loc&quot; : {&quot;type&quot; : &quot;Point&quot;, &quot;coordinates&quot; : [19.440550, 50.201210] }, &quot;name&quot; : &quot;Szkoły podstawowe&quot;, &quot;city&quot; : &quot;Trzebinia&quot; }" calcext:value-type="string">
            <text:p>{ "loc" : {"type" : "Point", "coordinates" : [19.440550, 50.201210] }, "name" : "Szkoły podstawowe", "city" : "Trzebinia" }</text:p>
          </table:table-cell>
          <table:table-cell table:number-columns-repeated="2"/>
          <table:table-cell office:value-type="string" calcext:value-type="string">
            <text:p>{ "loc" : {"type" : "Point", "coordinates" : [19.440550, 50.201210] }, "name" : "Szkoły podstawowe", "city" : "Trzebini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49210, 50.1764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Trzebini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69] &amp; [.B269] &amp; [.C269] &amp; [.D269] &amp; [.E269] &amp; [.F269] &amp; [.G269]" office:value-type="string" office:string-value="{ &quot;loc&quot; : {&quot;type&quot; : &quot;Point&quot;, &quot;coordinates&quot; : [19.449210, 50.176420] }, &quot;name&quot; : &quot;Szkoły podstawowe&quot;, &quot;city&quot; : &quot;Trzebinia&quot; }" calcext:value-type="string">
            <text:p>{ "loc" : {"type" : "Point", "coordinates" : [19.449210, 50.176420] }, "name" : "Szkoły podstawowe", "city" : "Trzebinia" }</text:p>
          </table:table-cell>
          <table:table-cell table:number-columns-repeated="2"/>
          <table:table-cell office:value-type="string" calcext:value-type="string">
            <text:p>{ "loc" : {"type" : "Point", "coordinates" : [19.449210, 50.176420] }, "name" : "Szkoły podstawowe", "city" : "Trzebini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89460, 50.15146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Młoszo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70] &amp; [.B270] &amp; [.C270] &amp; [.D270] &amp; [.E270] &amp; [.F270] &amp; [.G270]" office:value-type="string" office:string-value="{ &quot;loc&quot; : {&quot;type&quot; : &quot;Point&quot;, &quot;coordinates&quot; : [19.489460, 50.151460] }, &quot;name&quot; : &quot;Szkoły podstawowe&quot;, &quot;city&quot; : &quot;Młoszowa&quot; }" calcext:value-type="string">
            <text:p>{ "loc" : {"type" : "Point", "coordinates" : [19.489460, 50.151460] }, "name" : "Szkoły podstawowe", "city" : "Młoszowa" }</text:p>
          </table:table-cell>
          <table:table-cell table:number-columns-repeated="2"/>
          <table:table-cell office:value-type="string" calcext:value-type="string">
            <text:p>{ "loc" : {"type" : "Point", "coordinates" : [19.489460, 50.151460] }, "name" : "Szkoły podstawowe", "city" : "Młoszo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521560, 50.15029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Dulo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71] &amp; [.B271] &amp; [.C271] &amp; [.D271] &amp; [.E271] &amp; [.F271] &amp; [.G271]" office:value-type="string" office:string-value="{ &quot;loc&quot; : {&quot;type&quot; : &quot;Point&quot;, &quot;coordinates&quot; : [19.521560, 50.150290] }, &quot;name&quot; : &quot;Szkoły podstawowe&quot;, &quot;city&quot; : &quot;Dulowa&quot; }" calcext:value-type="string">
            <text:p>{ "loc" : {"type" : "Point", "coordinates" : [19.521560, 50.150290] }, "name" : "Szkoły podstawowe", "city" : "Dulowa" }</text:p>
          </table:table-cell>
          <table:table-cell table:number-columns-repeated="2"/>
          <table:table-cell office:value-type="string" calcext:value-type="string">
            <text:p>{ "loc" : {"type" : "Point", "coordinates" : [19.521560, 50.150290] }, "name" : "Szkoły podstawowe", "city" : "Dulo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554440, 50.20713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got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72] &amp; [.B272] &amp; [.C272] &amp; [.D272] &amp; [.E272] &amp; [.F272] &amp; [.G272]" office:value-type="string" office:string-value="{ &quot;loc&quot; : {&quot;type&quot; : &quot;Point&quot;, &quot;coordinates&quot; : [19.554440, 50.207130] }, &quot;name&quot; : &quot;Szkoły podstawowe&quot;, &quot;city&quot; : &quot;Lgota&quot; }" calcext:value-type="string">
            <text:p>{ "loc" : {"type" : "Point", "coordinates" : [19.554440, 50.207130] }, "name" : "Szkoły podstawowe", "city" : "Lgota" }</text:p>
          </table:table-cell>
          <table:table-cell table:number-columns-repeated="2"/>
          <table:table-cell office:value-type="string" calcext:value-type="string">
            <text:p>{ "loc" : {"type" : "Point", "coordinates" : [19.554440, 50.207130] }, "name" : "Szkoły podstawowe", "city" : "Lgot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758060, 53.4847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rudziąd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73] &amp; [.B273] &amp; [.C273] &amp; [.D273] &amp; [.E273] &amp; [.F273] &amp; [.G273]" office:value-type="string" office:string-value="{ &quot;loc&quot; : {&quot;type&quot; : &quot;Point&quot;, &quot;coordinates&quot; : [18.758060, 53.484740] }, &quot;name&quot; : &quot;Szkoły podstawowe&quot;, &quot;city&quot; : &quot;Grudziądz&quot; }" calcext:value-type="string">
            <text:p>{ "loc" : {"type" : "Point", "coordinates" : [18.758060, 53.484740] }, "name" : "Szkoły podstawowe", "city" : "Grudziądz" }</text:p>
          </table:table-cell>
          <table:table-cell table:number-columns-repeated="2"/>
          <table:table-cell office:value-type="string" calcext:value-type="string">
            <text:p>{ "loc" : {"type" : "Point", "coordinates" : [18.758060, 53.484740] }, "name" : "Szkoły podstawowe", "city" : "Grudziąd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004470, 50.2788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74] &amp; [.B274] &amp; [.C274] &amp; [.D274] &amp; [.E274] &amp; [.F274] &amp; [.G274]" office:value-type="string" office:string-value="{ &quot;loc&quot; : {&quot;type&quot; : &quot;Point&quot;, &quot;coordinates&quot; : [19.004470, 50.278840] }, &quot;name&quot; : &quot;Szkoły podstawowe&quot;, &quot;city&quot; : &quot;Katowice&quot; }" calcext:value-type="string">
            <text:p>{ "loc" : {"type" : "Point", "coordinates" : [19.004470, 50.278840] }, "name" : "Szkoły podstawowe", "city" : "Katowice" }</text:p>
          </table:table-cell>
          <table:table-cell table:number-columns-repeated="2"/>
          <table:table-cell office:value-type="string" calcext:value-type="string">
            <text:p>{ "loc" : {"type" : "Point", "coordinates" : [19.004470, 50.278840] }, "name" : "Szkoły podstawowe", "city" : "Kat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437960, 54.31551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amińs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75] &amp; [.B275] &amp; [.C275] &amp; [.D275] &amp; [.E275] &amp; [.F275] &amp; [.G275]" office:value-type="string" office:string-value="{ &quot;loc&quot; : {&quot;type&quot; : &quot;Point&quot;, &quot;coordinates&quot; : [20.437960, 54.315510] }, &quot;name&quot; : &quot;Szkoły podstawowe&quot;, &quot;city&quot; : &quot;Kamińsk&quot; }" calcext:value-type="string">
            <text:p>{ "loc" : {"type" : "Point", "coordinates" : [20.437960, 54.315510] }, "name" : "Szkoły podstawowe", "city" : "Kamińsk" }</text:p>
          </table:table-cell>
          <table:table-cell table:number-columns-repeated="2"/>
          <table:table-cell office:value-type="string" calcext:value-type="string">
            <text:p>{ "loc" : {"type" : "Point", "coordinates" : [20.437960, 54.315510] }, "name" : "Szkoły podstawowe", "city" : "Kamińs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298860, 54.2328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ian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76] &amp; [.B276] &amp; [.C276] &amp; [.D276] &amp; [.E276] &amp; [.F276] &amp; [.G276]" office:value-type="string" office:string-value="{ &quot;loc&quot; : {&quot;type&quot; : &quot;Point&quot;, &quot;coordinates&quot; : [16.298860, 54.232850] }, &quot;name&quot; : &quot;Szkoły podstawowe&quot;, &quot;city&quot; : &quot;Sianów&quot; }" calcext:value-type="string">
            <text:p>{ "loc" : {"type" : "Point", "coordinates" : [16.298860, 54.232850] }, "name" : "Szkoły podstawowe", "city" : "Sianów" }</text:p>
          </table:table-cell>
          <table:table-cell table:number-columns-repeated="2"/>
          <table:table-cell office:value-type="string" calcext:value-type="string">
            <text:p>{ "loc" : {"type" : "Point", "coordinates" : [16.298860, 54.232850] }, "name" : "Szkoły podstawowe", "city" : "Sian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292280, 54.22683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ian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77] &amp; [.B277] &amp; [.C277] &amp; [.D277] &amp; [.E277] &amp; [.F277] &amp; [.G277]" office:value-type="string" office:string-value="{ &quot;loc&quot; : {&quot;type&quot; : &quot;Point&quot;, &quot;coordinates&quot; : [16.292280, 54.226830] }, &quot;name&quot; : &quot;Szkoły podstawowe&quot;, &quot;city&quot; : &quot;Sianów&quot; }" calcext:value-type="string">
            <text:p>{ "loc" : {"type" : "Point", "coordinates" : [16.292280, 54.226830] }, "name" : "Szkoły podstawowe", "city" : "Sianów" }</text:p>
          </table:table-cell>
          <table:table-cell table:number-columns-repeated="2"/>
          <table:table-cell office:value-type="string" calcext:value-type="string">
            <text:p>{ "loc" : {"type" : "Point", "coordinates" : [16.292280, 54.226830] }, "name" : "Szkoły podstawowe", "city" : "Sian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73010, 54.32917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ztuto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78] &amp; [.B278] &amp; [.C278] &amp; [.D278] &amp; [.E278] &amp; [.F278] &amp; [.G278]" office:value-type="string" office:string-value="{ &quot;loc&quot; : {&quot;type&quot; : &quot;Point&quot;, &quot;coordinates&quot; : [19.173010, 54.329170] }, &quot;name&quot; : &quot;Szkoły podstawowe&quot;, &quot;city&quot; : &quot;Sztutowo&quot; }" calcext:value-type="string">
            <text:p>{ "loc" : {"type" : "Point", "coordinates" : [19.173010, 54.329170] }, "name" : "Szkoły podstawowe", "city" : "Sztutowo" }</text:p>
          </table:table-cell>
          <table:table-cell table:number-columns-repeated="2"/>
          <table:table-cell office:value-type="string" calcext:value-type="string">
            <text:p>{ "loc" : {"type" : "Point", "coordinates" : [19.173010, 54.329170] }, "name" : "Szkoły podstawowe", "city" : "Sztuto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926140, 52.39439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egiono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79] &amp; [.B279] &amp; [.C279] &amp; [.D279] &amp; [.E279] &amp; [.F279] &amp; [.G279]" office:value-type="string" office:string-value="{ &quot;loc&quot; : {&quot;type&quot; : &quot;Point&quot;, &quot;coordinates&quot; : [20.926140, 52.394390] }, &quot;name&quot; : &quot;Szkoły podstawowe&quot;, &quot;city&quot; : &quot;Legionowo&quot; }" calcext:value-type="string">
            <text:p>{ "loc" : {"type" : "Point", "coordinates" : [20.926140, 52.394390] }, "name" : "Szkoły podstawowe", "city" : "Legionowo" }</text:p>
          </table:table-cell>
          <table:table-cell table:number-columns-repeated="2"/>
          <table:table-cell office:value-type="string" calcext:value-type="string">
            <text:p>{ "loc" : {"type" : "Point", "coordinates" : [20.926140, 52.394390] }, "name" : "Szkoły podstawowe", "city" : "Legiono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692850, 52.78460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ńs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80] &amp; [.B280] &amp; [.C280] &amp; [.D280] &amp; [.E280] &amp; [.F280] &amp; [.G280]" office:value-type="string" office:string-value="{ &quot;loc&quot; : {&quot;type&quot; : &quot;Point&quot;, &quot;coordinates&quot; : [20.692850, 52.784600] }, &quot;name&quot; : &quot;Szkoły podstawowe&quot;, &quot;city&quot; : &quot;Sońsk&quot; }" calcext:value-type="string">
            <text:p>{ "loc" : {"type" : "Point", "coordinates" : [20.692850, 52.784600] }, "name" : "Szkoły podstawowe", "city" : "Sońsk" }</text:p>
          </table:table-cell>
          <table:table-cell table:number-columns-repeated="2"/>
          <table:table-cell office:value-type="string" calcext:value-type="string">
            <text:p>{ "loc" : {"type" : "Point", "coordinates" : [20.692850, 52.784600] }, "name" : "Szkoły podstawowe", "city" : "Sońs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898570, 49.97206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ibert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81] &amp; [.B281] &amp; [.C281] &amp; [.D281] &amp; [.E281] &amp; [.F281] &amp; [.G281]" office:value-type="string" office:string-value="{ &quot;loc&quot; : {&quot;type&quot; : &quot;Point&quot;, &quot;coordinates&quot; : [19.898570, 49.972060] }, &quot;name&quot; : &quot;Szkoły podstawowe&quot;, &quot;city&quot; : &quot;Libertów&quot; }" calcext:value-type="string">
            <text:p>{ "loc" : {"type" : "Point", "coordinates" : [19.898570, 49.972060] }, "name" : "Szkoły podstawowe", "city" : "Libertów" }</text:p>
          </table:table-cell>
          <table:table-cell table:number-columns-repeated="2"/>
          <table:table-cell office:value-type="string" calcext:value-type="string">
            <text:p>{ "loc" : {"type" : "Point", "coordinates" : [19.898570, 49.972060] }, "name" : "Szkoły podstawowe", "city" : "Libert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64990, 50.09829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łaz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82] &amp; [.B282] &amp; [.C282] &amp; [.D282] &amp; [.E282] &amp; [.F282] &amp; [.G282]" office:value-type="string" office:string-value="{ &quot;loc&quot; : {&quot;type&quot; : &quot;Point&quot;, &quot;coordinates&quot; : [19.464990, 50.098290] }, &quot;name&quot; : &quot;Szkoły podstawowe&quot;, &quot;city&quot; : &quot;Płaza&quot; }" calcext:value-type="string">
            <text:p>{ "loc" : {"type" : "Point", "coordinates" : [19.464990, 50.098290] }, "name" : "Szkoły podstawowe", "city" : "Płaza" }</text:p>
          </table:table-cell>
          <table:table-cell table:number-columns-repeated="2"/>
          <table:table-cell office:value-type="string" calcext:value-type="string">
            <text:p>{ "loc" : {"type" : "Point", "coordinates" : [19.464990, 50.098290] }, "name" : "Szkoły podstawowe", "city" : "Płaz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559210, 54.47981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83] &amp; [.B283] &amp; [.C283] &amp; [.D283] &amp; [.E283] &amp; [.F283] &amp; [.G283]" office:value-type="string" office:string-value="{ &quot;loc&quot; : {&quot;type&quot; : &quot;Point&quot;, &quot;coordinates&quot; : [18.559210, 54.479810] }, &quot;name&quot; : &quot;Szkoły podstawowe&quot;, &quot;city&quot; : &quot;Gdynia&quot; }" calcext:value-type="string">
            <text:p>{ "loc" : {"type" : "Point", "coordinates" : [18.559210, 54.479810] }, "name" : "Szkoły podstawowe", "city" : "Gdynia" }</text:p>
          </table:table-cell>
          <table:table-cell table:number-columns-repeated="2"/>
          <table:table-cell office:value-type="string" calcext:value-type="string">
            <text:p>{ "loc" : {"type" : "Point", "coordinates" : [18.559210, 54.479810] }, "name" : "Szkoły podstawowe", "city" : "Gdyni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509730, 54.50003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84] &amp; [.B284] &amp; [.C284] &amp; [.D284] &amp; [.E284] &amp; [.F284] &amp; [.G284]" office:value-type="string" office:string-value="{ &quot;loc&quot; : {&quot;type&quot; : &quot;Point&quot;, &quot;coordinates&quot; : [18.509730, 54.500030] }, &quot;name&quot; : &quot;Szkoły podstawowe&quot;, &quot;city&quot; : &quot;Gdynia&quot; }" calcext:value-type="string">
            <text:p>{ "loc" : {"type" : "Point", "coordinates" : [18.509730, 54.500030] }, "name" : "Szkoły podstawowe", "city" : "Gdynia" }</text:p>
          </table:table-cell>
          <table:table-cell table:number-columns-repeated="2"/>
          <table:table-cell office:value-type="string" calcext:value-type="string">
            <text:p>{ "loc" : {"type" : "Point", "coordinates" : [18.509730, 54.500030] }, "name" : "Szkoły podstawowe", "city" : "Gdyni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549240, 49.8694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lecza Doln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85] &amp; [.B285] &amp; [.C285] &amp; [.D285] &amp; [.E285] &amp; [.F285] &amp; [.G285]" office:value-type="string" office:string-value="{ &quot;loc&quot; : {&quot;type&quot; : &quot;Point&quot;, &quot;coordinates&quot; : [19.549240, 49.869450] }, &quot;name&quot; : &quot;Szkoły podstawowe&quot;, &quot;city&quot; : &quot;Klecza Dolna&quot; }" calcext:value-type="string">
            <text:p>{ "loc" : {"type" : "Point", "coordinates" : [19.549240, 49.869450] }, "name" : "Szkoły podstawowe", "city" : "Klecza Dolna" }</text:p>
          </table:table-cell>
          <table:table-cell table:number-columns-repeated="2"/>
          <table:table-cell office:value-type="string" calcext:value-type="string">
            <text:p>{ "loc" : {"type" : "Point", "coordinates" : [19.549240, 49.869450] }, "name" : "Szkoły podstawowe", "city" : "Klecza Doln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55500, 49.8726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Choczni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86] &amp; [.B286] &amp; [.C286] &amp; [.D286] &amp; [.E286] &amp; [.F286] &amp; [.G286]" office:value-type="string" office:string-value="{ &quot;loc&quot; : {&quot;type&quot; : &quot;Point&quot;, &quot;coordinates&quot; : [19.455500, 49.872640] }, &quot;name&quot; : &quot;Szkoły podstawowe&quot;, &quot;city&quot; : &quot;Chocznia&quot; }" calcext:value-type="string">
            <text:p>{ "loc" : {"type" : "Point", "coordinates" : [19.455500, 49.872640] }, "name" : "Szkoły podstawowe", "city" : "Chocznia" }</text:p>
          </table:table-cell>
          <table:table-cell table:number-columns-repeated="2"/>
          <table:table-cell office:value-type="string" calcext:value-type="string">
            <text:p>{ "loc" : {"type" : "Point", "coordinates" : [19.455500, 49.872640] }, "name" : "Szkoły podstawowe", "city" : "Choczni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727230, 52.84598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Żn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87] &amp; [.B287] &amp; [.C287] &amp; [.D287] &amp; [.E287] &amp; [.F287] &amp; [.G287]" office:value-type="string" office:string-value="{ &quot;loc&quot; : {&quot;type&quot; : &quot;Point&quot;, &quot;coordinates&quot; : [17.727230, 52.845980] }, &quot;name&quot; : &quot;Szkoły podstawowe&quot;, &quot;city&quot; : &quot;Żnin&quot; }" calcext:value-type="string">
            <text:p>{ "loc" : {"type" : "Point", "coordinates" : [17.727230, 52.845980] }, "name" : "Szkoły podstawowe", "city" : "Żnin" }</text:p>
          </table:table-cell>
          <table:table-cell table:number-columns-repeated="2"/>
          <table:table-cell office:value-type="string" calcext:value-type="string">
            <text:p>{ "loc" : {"type" : "Point", "coordinates" : [17.727230, 52.845980] }, "name" : "Szkoły podstawowe", "city" : "Żn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713250, 52.85297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Żn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88] &amp; [.B288] &amp; [.C288] &amp; [.D288] &amp; [.E288] &amp; [.F288] &amp; [.G288]" office:value-type="string" office:string-value="{ &quot;loc&quot; : {&quot;type&quot; : &quot;Point&quot;, &quot;coordinates&quot; : [17.713250, 52.852970] }, &quot;name&quot; : &quot;Szkoły podstawowe&quot;, &quot;city&quot; : &quot;Żnin&quot; }" calcext:value-type="string">
            <text:p>{ "loc" : {"type" : "Point", "coordinates" : [17.713250, 52.852970] }, "name" : "Szkoły podstawowe", "city" : "Żnin" }</text:p>
          </table:table-cell>
          <table:table-cell table:number-columns-repeated="2"/>
          <table:table-cell office:value-type="string" calcext:value-type="string">
            <text:p>{ "loc" : {"type" : "Point", "coordinates" : [17.713250, 52.852970] }, "name" : "Szkoły podstawowe", "city" : "Żn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579470, 52.5370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niez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89] &amp; [.B289] &amp; [.C289] &amp; [.D289] &amp; [.E289] &amp; [.F289] &amp; [.G289]" office:value-type="string" office:string-value="{ &quot;loc&quot; : {&quot;type&quot; : &quot;Point&quot;, &quot;coordinates&quot; : [17.579470, 52.537020] }, &quot;name&quot; : &quot;Szkoły podstawowe&quot;, &quot;city&quot; : &quot;Gniezno&quot; }" calcext:value-type="string">
            <text:p>{ "loc" : {"type" : "Point", "coordinates" : [17.579470, 52.537020] }, "name" : "Szkoły podstawowe", "city" : "Gniezno" }</text:p>
          </table:table-cell>
          <table:table-cell table:number-columns-repeated="2"/>
          <table:table-cell office:value-type="string" calcext:value-type="string">
            <text:p>{ "loc" : {"type" : "Point", "coordinates" : [17.579470, 52.537020] }, "name" : "Szkoły podstawowe", "city" : "Gniez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599220, 52.54977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niez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90] &amp; [.B290] &amp; [.C290] &amp; [.D290] &amp; [.E290] &amp; [.F290] &amp; [.G290]" office:value-type="string" office:string-value="{ &quot;loc&quot; : {&quot;type&quot; : &quot;Point&quot;, &quot;coordinates&quot; : [17.599220, 52.549770] }, &quot;name&quot; : &quot;Szkoły podstawowe&quot;, &quot;city&quot; : &quot;Gniezno&quot; }" calcext:value-type="string">
            <text:p>{ "loc" : {"type" : "Point", "coordinates" : [17.599220, 52.549770] }, "name" : "Szkoły podstawowe", "city" : "Gniezno" }</text:p>
          </table:table-cell>
          <table:table-cell table:number-columns-repeated="2"/>
          <table:table-cell office:value-type="string" calcext:value-type="string">
            <text:p>{ "loc" : {"type" : "Point", "coordinates" : [17.599220, 52.549770] }, "name" : "Szkoły podstawowe", "city" : "Gniez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080250, 52.44780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obylnic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91] &amp; [.B291] &amp; [.C291] &amp; [.D291] &amp; [.E291] &amp; [.F291] &amp; [.G291]" office:value-type="string" office:string-value="{ &quot;loc&quot; : {&quot;type&quot; : &quot;Point&quot;, &quot;coordinates&quot; : [17.080250, 52.447800] }, &quot;name&quot; : &quot;Szkoły podstawowe&quot;, &quot;city&quot; : &quot;Kobylnica&quot; }" calcext:value-type="string">
            <text:p>{ "loc" : {"type" : "Point", "coordinates" : [17.080250, 52.447800] }, "name" : "Szkoły podstawowe", "city" : "Kobylnica" }</text:p>
          </table:table-cell>
          <table:table-cell table:number-columns-repeated="2"/>
          <table:table-cell office:value-type="string" calcext:value-type="string">
            <text:p>{ "loc" : {"type" : "Point", "coordinates" : [17.080250, 52.447800] }, "name" : "Szkoły podstawowe", "city" : "Kobylnic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780760, 52.47780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oznań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92] &amp; [.B292] &amp; [.C292] &amp; [.D292] &amp; [.E292] &amp; [.F292] &amp; [.G292]" office:value-type="string" office:string-value="{ &quot;loc&quot; : {&quot;type&quot; : &quot;Point&quot;, &quot;coordinates&quot; : [16.780760, 52.477800] }, &quot;name&quot; : &quot;Szkoły podstawowe&quot;, &quot;city&quot; : &quot;Poznań&quot; }" calcext:value-type="string">
            <text:p>{ "loc" : {"type" : "Point", "coordinates" : [16.780760, 52.477800] }, "name" : "Szkoły podstawowe", "city" : "Poznań" }</text:p>
          </table:table-cell>
          <table:table-cell table:number-columns-repeated="2"/>
          <table:table-cell office:value-type="string" calcext:value-type="string">
            <text:p>{ "loc" : {"type" : "Point", "coordinates" : [16.780760, 52.477800] }, "name" : "Szkoły podstawowe", "city" : "Poznań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897550, 52.3480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uboń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93] &amp; [.B293] &amp; [.C293] &amp; [.D293] &amp; [.E293] &amp; [.F293] &amp; [.G293]" office:value-type="string" office:string-value="{ &quot;loc&quot; : {&quot;type&quot; : &quot;Point&quot;, &quot;coordinates&quot; : [16.897550, 52.348050] }, &quot;name&quot; : &quot;Szkoły podstawowe&quot;, &quot;city&quot; : &quot;Luboń&quot; }" calcext:value-type="string">
            <text:p>{ "loc" : {"type" : "Point", "coordinates" : [16.897550, 52.348050] }, "name" : "Szkoły podstawowe", "city" : "Luboń" }</text:p>
          </table:table-cell>
          <table:table-cell table:number-columns-repeated="2"/>
          <table:table-cell office:value-type="string" calcext:value-type="string">
            <text:p>{ "loc" : {"type" : "Point", "coordinates" : [16.897550, 52.348050] }, "name" : "Szkoły podstawowe", "city" : "Luboń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862370, 52.35013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uboń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94] &amp; [.B294] &amp; [.C294] &amp; [.D294] &amp; [.E294] &amp; [.F294] &amp; [.G294]" office:value-type="string" office:string-value="{ &quot;loc&quot; : {&quot;type&quot; : &quot;Point&quot;, &quot;coordinates&quot; : [16.862370, 52.350130] }, &quot;name&quot; : &quot;Szkoły podstawowe&quot;, &quot;city&quot; : &quot;Luboń&quot; }" calcext:value-type="string">
            <text:p>{ "loc" : {"type" : "Point", "coordinates" : [16.862370, 52.350130] }, "name" : "Szkoły podstawowe", "city" : "Luboń" }</text:p>
          </table:table-cell>
          <table:table-cell table:number-columns-repeated="2"/>
          <table:table-cell office:value-type="string" calcext:value-type="string">
            <text:p>{ "loc" : {"type" : "Point", "coordinates" : [16.862370, 52.350130] }, "name" : "Szkoły podstawowe", "city" : "Luboń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351000, 49.85959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Andrych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95] &amp; [.B295] &amp; [.C295] &amp; [.D295] &amp; [.E295] &amp; [.F295] &amp; [.G295]" office:value-type="string" office:string-value="{ &quot;loc&quot; : {&quot;type&quot; : &quot;Point&quot;, &quot;coordinates&quot; : [19.351000, 49.859590] }, &quot;name&quot; : &quot;Szkoły podstawowe&quot;, &quot;city&quot; : &quot;Andrychów&quot; }" calcext:value-type="string">
            <text:p>{ "loc" : {"type" : "Point", "coordinates" : [19.351000, 49.859590] }, "name" : "Szkoły podstawowe", "city" : "Andrychów" }</text:p>
          </table:table-cell>
          <table:table-cell table:number-columns-repeated="2"/>
          <table:table-cell office:value-type="string" calcext:value-type="string">
            <text:p>{ "loc" : {"type" : "Point", "coordinates" : [19.351000, 49.859590] }, "name" : "Szkoły podstawowe", "city" : "Andrych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98830, 49.8780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96] &amp; [.B296] &amp; [.C296] &amp; [.D296] &amp; [.E296] &amp; [.F296] &amp; [.G296]" office:value-type="string" office:string-value="{ &quot;loc&quot; : {&quot;type&quot; : &quot;Point&quot;, &quot;coordinates&quot; : [19.498830, 49.878020] }, &quot;name&quot; : &quot;Szkoły podstawowe&quot;, &quot;city&quot; : &quot;Wadowice&quot; }" calcext:value-type="string">
            <text:p>{ "loc" : {"type" : "Point", "coordinates" : [19.498830, 49.878020] }, "name" : "Szkoły podstawowe", "city" : "Wadowice" }</text:p>
          </table:table-cell>
          <table:table-cell table:number-columns-repeated="2"/>
          <table:table-cell office:value-type="string" calcext:value-type="string">
            <text:p>{ "loc" : {"type" : "Point", "coordinates" : [19.498830, 49.878020] }, "name" : "Szkoły podstawowe", "city" : "Wad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879210, 52.34653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uboń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97] &amp; [.B297] &amp; [.C297] &amp; [.D297] &amp; [.E297] &amp; [.F297] &amp; [.G297]" office:value-type="string" office:string-value="{ &quot;loc&quot; : {&quot;type&quot; : &quot;Point&quot;, &quot;coordinates&quot; : [16.879210, 52.346530] }, &quot;name&quot; : &quot;Szkoły podstawowe&quot;, &quot;city&quot; : &quot;Luboń&quot; }" calcext:value-type="string">
            <text:p>{ "loc" : {"type" : "Point", "coordinates" : [16.879210, 52.346530] }, "name" : "Szkoły podstawowe", "city" : "Luboń" }</text:p>
          </table:table-cell>
          <table:table-cell table:number-columns-repeated="2"/>
          <table:table-cell office:value-type="string" calcext:value-type="string">
            <text:p>{ "loc" : {"type" : "Point", "coordinates" : [16.879210, 52.346530] }, "name" : "Szkoły podstawowe", "city" : "Luboń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822260, 52.43639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oznań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98] &amp; [.B298] &amp; [.C298] &amp; [.D298] &amp; [.E298] &amp; [.F298] &amp; [.G298]" office:value-type="string" office:string-value="{ &quot;loc&quot; : {&quot;type&quot; : &quot;Point&quot;, &quot;coordinates&quot; : [16.822260, 52.436390] }, &quot;name&quot; : &quot;Szkoły podstawowe&quot;, &quot;city&quot; : &quot;Poznań&quot; }" calcext:value-type="string">
            <text:p>{ "loc" : {"type" : "Point", "coordinates" : [16.822260, 52.436390] }, "name" : "Szkoły podstawowe", "city" : "Poznań" }</text:p>
          </table:table-cell>
          <table:table-cell table:number-columns-repeated="2"/>
          <table:table-cell office:value-type="string" calcext:value-type="string">
            <text:p>{ "loc" : {"type" : "Point", "coordinates" : [16.822260, 52.436390] }, "name" : "Szkoły podstawowe", "city" : "Poznań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822790, 52.41000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oznań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299] &amp; [.B299] &amp; [.C299] &amp; [.D299] &amp; [.E299] &amp; [.F299] &amp; [.G299]" office:value-type="string" office:string-value="{ &quot;loc&quot; : {&quot;type&quot; : &quot;Point&quot;, &quot;coordinates&quot; : [16.822790, 52.410000] }, &quot;name&quot; : &quot;Szkoły podstawowe&quot;, &quot;city&quot; : &quot;Poznań&quot; }" calcext:value-type="string">
            <text:p>{ "loc" : {"type" : "Point", "coordinates" : [16.822790, 52.410000] }, "name" : "Szkoły podstawowe", "city" : "Poznań" }</text:p>
          </table:table-cell>
          <table:table-cell table:number-columns-repeated="2"/>
          <table:table-cell office:value-type="string" calcext:value-type="string">
            <text:p>{ "loc" : {"type" : "Point", "coordinates" : [16.822790, 52.410000] }, "name" : "Szkoły podstawowe", "city" : "Poznań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559700, 51.84667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00] &amp; [.B300] &amp; [.C300] &amp; [.D300] &amp; [.E300] &amp; [.F300] &amp; [.G300]" office:value-type="string" office:string-value="{ &quot;loc&quot; : {&quot;type&quot; : &quot;Point&quot;, &quot;coordinates&quot; : [16.559700, 51.846670] }, &quot;name&quot; : &quot;Szkoły podstawowe&quot;, &quot;city&quot; : &quot;Leszno&quot; }" calcext:value-type="string">
            <text:p>{ "loc" : {"type" : "Point", "coordinates" : [16.559700, 51.846670] }, "name" : "Szkoły podstawowe", "city" : "Leszno" }</text:p>
          </table:table-cell>
          <table:table-cell table:number-columns-repeated="2"/>
          <table:table-cell office:value-type="string" calcext:value-type="string">
            <text:p>{ "loc" : {"type" : "Point", "coordinates" : [16.559700, 51.846670] }, "name" : "Szkoły podstawowe", "city" : "Lesz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582630, 51.84028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01] &amp; [.B301] &amp; [.C301] &amp; [.D301] &amp; [.E301] &amp; [.F301] &amp; [.G301]" office:value-type="string" office:string-value="{ &quot;loc&quot; : {&quot;type&quot; : &quot;Point&quot;, &quot;coordinates&quot; : [16.582630, 51.840280] }, &quot;name&quot; : &quot;Szkoły podstawowe&quot;, &quot;city&quot; : &quot;Leszno&quot; }" calcext:value-type="string">
            <text:p>{ "loc" : {"type" : "Point", "coordinates" : [16.582630, 51.840280] }, "name" : "Szkoły podstawowe", "city" : "Leszno" }</text:p>
          </table:table-cell>
          <table:table-cell table:number-columns-repeated="2"/>
          <table:table-cell office:value-type="string" calcext:value-type="string">
            <text:p>{ "loc" : {"type" : "Point", "coordinates" : [16.582630, 51.840280] }, "name" : "Szkoły podstawowe", "city" : "Lesz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582960, 51.84029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02] &amp; [.B302] &amp; [.C302] &amp; [.D302] &amp; [.E302] &amp; [.F302] &amp; [.G302]" office:value-type="string" office:string-value="{ &quot;loc&quot; : {&quot;type&quot; : &quot;Point&quot;, &quot;coordinates&quot; : [16.582960, 51.840290] }, &quot;name&quot; : &quot;Szkoły podstawowe&quot;, &quot;city&quot; : &quot;Leszno&quot; }" calcext:value-type="string">
            <text:p>{ "loc" : {"type" : "Point", "coordinates" : [16.582960, 51.840290] }, "name" : "Szkoły podstawowe", "city" : "Leszno" }</text:p>
          </table:table-cell>
          <table:table-cell table:number-columns-repeated="2"/>
          <table:table-cell office:value-type="string" calcext:value-type="string">
            <text:p>{ "loc" : {"type" : "Point", "coordinates" : [16.582960, 51.840290] }, "name" : "Szkoły podstawowe", "city" : "Lesz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584830, 51.86581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03] &amp; [.B303] &amp; [.C303] &amp; [.D303] &amp; [.E303] &amp; [.F303] &amp; [.G303]" office:value-type="string" office:string-value="{ &quot;loc&quot; : {&quot;type&quot; : &quot;Point&quot;, &quot;coordinates&quot; : [16.584830, 51.865810] }, &quot;name&quot; : &quot;Szkoły podstawowe&quot;, &quot;city&quot; : &quot;Leszno&quot; }" calcext:value-type="string">
            <text:p>{ "loc" : {"type" : "Point", "coordinates" : [16.584830, 51.865810] }, "name" : "Szkoły podstawowe", "city" : "Leszno" }</text:p>
          </table:table-cell>
          <table:table-cell table:number-columns-repeated="2"/>
          <table:table-cell office:value-type="string" calcext:value-type="string">
            <text:p>{ "loc" : {"type" : "Point", "coordinates" : [16.584830, 51.865810] }, "name" : "Szkoły podstawowe", "city" : "Lesz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601830, 51.83246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04] &amp; [.B304] &amp; [.C304] &amp; [.D304] &amp; [.E304] &amp; [.F304] &amp; [.G304]" office:value-type="string" office:string-value="{ &quot;loc&quot; : {&quot;type&quot; : &quot;Point&quot;, &quot;coordinates&quot; : [16.601830, 51.832460] }, &quot;name&quot; : &quot;Szkoły podstawowe&quot;, &quot;city&quot; : &quot;Leszno&quot; }" calcext:value-type="string">
            <text:p>{ "loc" : {"type" : "Point", "coordinates" : [16.601830, 51.832460] }, "name" : "Szkoły podstawowe", "city" : "Leszno" }</text:p>
          </table:table-cell>
          <table:table-cell table:number-columns-repeated="2"/>
          <table:table-cell office:value-type="string" calcext:value-type="string">
            <text:p>{ "loc" : {"type" : "Point", "coordinates" : [16.601830, 51.832460] }, "name" : "Szkoły podstawowe", "city" : "Lesz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599900, 51.84591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05] &amp; [.B305] &amp; [.C305] &amp; [.D305] &amp; [.E305] &amp; [.F305] &amp; [.G305]" office:value-type="string" office:string-value="{ &quot;loc&quot; : {&quot;type&quot; : &quot;Point&quot;, &quot;coordinates&quot; : [16.599900, 51.845910] }, &quot;name&quot; : &quot;Szkoły podstawowe&quot;, &quot;city&quot; : &quot;Leszno&quot; }" calcext:value-type="string">
            <text:p>{ "loc" : {"type" : "Point", "coordinates" : [16.599900, 51.845910] }, "name" : "Szkoły podstawowe", "city" : "Leszno" }</text:p>
          </table:table-cell>
          <table:table-cell table:number-columns-repeated="2"/>
          <table:table-cell office:value-type="string" calcext:value-type="string">
            <text:p>{ "loc" : {"type" : "Point", "coordinates" : [16.599900, 51.845910] }, "name" : "Szkoły podstawowe", "city" : "Lesz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693448, 51.96211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łow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06] &amp; [.B306] &amp; [.C306] &amp; [.D306] &amp; [.E306] &amp; [.F306] &amp; [.G306]" office:value-type="string" office:string-value="{ &quot;loc&quot; : {&quot;type&quot; : &quot;Point&quot;, &quot;coordinates&quot; : [19.693448, 51.962113] }, &quot;name&quot; : &quot;Szkoły podstawowe&quot;, &quot;city&quot; : &quot;Głowno&quot; }" calcext:value-type="string">
            <text:p>{ "loc" : {"type" : "Point", "coordinates" : [19.693448, 51.962113] }, "name" : "Szkoły podstawowe", "city" : "Głowno" }</text:p>
          </table:table-cell>
          <table:table-cell table:number-columns-repeated="2"/>
          <table:table-cell office:value-type="string" calcext:value-type="string">
            <text:p>{ "loc" : {"type" : "Point", "coordinates" : [19.693448, 51.962113] }, "name" : "Szkoły podstawowe", "city" : "Głow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719733, 51.95458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łow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07] &amp; [.B307] &amp; [.C307] &amp; [.D307] &amp; [.E307] &amp; [.F307] &amp; [.G307]" office:value-type="string" office:string-value="{ &quot;loc&quot; : {&quot;type&quot; : &quot;Point&quot;, &quot;coordinates&quot; : [19.719733, 51.954589] }, &quot;name&quot; : &quot;Szkoły podstawowe&quot;, &quot;city&quot; : &quot;Głowno&quot; }" calcext:value-type="string">
            <text:p>{ "loc" : {"type" : "Point", "coordinates" : [19.719733, 51.954589] }, "name" : "Szkoły podstawowe", "city" : "Głowno" }</text:p>
          </table:table-cell>
          <table:table-cell table:number-columns-repeated="2"/>
          <table:table-cell office:value-type="string" calcext:value-type="string">
            <text:p>{ "loc" : {"type" : "Point", "coordinates" : [19.719733, 51.954589] }, "name" : "Szkoły podstawowe", "city" : "Głow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722716, 51.96940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łow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08] &amp; [.B308] &amp; [.C308] &amp; [.D308] &amp; [.E308] &amp; [.F308] &amp; [.G308]" office:value-type="string" office:string-value="{ &quot;loc&quot; : {&quot;type&quot; : &quot;Point&quot;, &quot;coordinates&quot; : [19.722716, 51.969405] }, &quot;name&quot; : &quot;Szkoły podstawowe&quot;, &quot;city&quot; : &quot;Głowno&quot; }" calcext:value-type="string">
            <text:p>{ "loc" : {"type" : "Point", "coordinates" : [19.722716, 51.969405] }, "name" : "Szkoły podstawowe", "city" : "Głowno" }</text:p>
          </table:table-cell>
          <table:table-cell table:number-columns-repeated="2"/>
          <table:table-cell office:value-type="string" calcext:value-type="string">
            <text:p>{ "loc" : {"type" : "Point", "coordinates" : [19.722716, 51.969405] }, "name" : "Szkoły podstawowe", "city" : "Głow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427142, 52.48854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Fałko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09] &amp; [.B309] &amp; [.C309] &amp; [.D309] &amp; [.E309] &amp; [.F309] &amp; [.G309]" office:value-type="string" office:string-value="{ &quot;loc&quot; : {&quot;type&quot; : &quot;Point&quot;, &quot;coordinates&quot; : [17.427142, 52.488545] }, &quot;name&quot; : &quot;Szkoły podstawowe&quot;, &quot;city&quot; : &quot;Fałkowo&quot; }" calcext:value-type="string">
            <text:p>{ "loc" : {"type" : "Point", "coordinates" : [17.427142, 52.488545] }, "name" : "Szkoły podstawowe", "city" : "Fałkowo" }</text:p>
          </table:table-cell>
          <table:table-cell table:number-columns-repeated="2"/>
          <table:table-cell office:value-type="string" calcext:value-type="string">
            <text:p>{ "loc" : {"type" : "Point", "coordinates" : [17.427142, 52.488545] }, "name" : "Szkoły podstawowe", "city" : "Fałko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468478, 54.43069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10] &amp; [.B310] &amp; [.C310] &amp; [.D310] &amp; [.E310] &amp; [.F310] &amp; [.G310]" office:value-type="string" office:string-value="{ &quot;loc&quot; : {&quot;type&quot; : &quot;Point&quot;, &quot;coordinates&quot; : [18.468478, 54.430691] }, &quot;name&quot; : &quot;Szkoły podstawowe&quot;, &quot;city&quot; : &quot;Gdańsk&quot; }" calcext:value-type="string">
            <text:p>{ "loc" : {"type" : "Point", "coordinates" : [18.468478, 54.430691] }, "name" : "Szkoły podstawowe", "city" : "Gdańsk" }</text:p>
          </table:table-cell>
          <table:table-cell table:number-columns-repeated="2"/>
          <table:table-cell office:value-type="string" calcext:value-type="string">
            <text:p>{ "loc" : {"type" : "Point", "coordinates" : [18.468478, 54.430691] }, "name" : "Szkoły podstawowe", "city" : "Gdańs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454085, 54.41735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11] &amp; [.B311] &amp; [.C311] &amp; [.D311] &amp; [.E311] &amp; [.F311] &amp; [.G311]" office:value-type="string" office:string-value="{ &quot;loc&quot; : {&quot;type&quot; : &quot;Point&quot;, &quot;coordinates&quot; : [18.454085, 54.417356] }, &quot;name&quot; : &quot;Szkoły podstawowe&quot;, &quot;city&quot; : &quot;Gdańsk&quot; }" calcext:value-type="string">
            <text:p>{ "loc" : {"type" : "Point", "coordinates" : [18.454085, 54.417356] }, "name" : "Szkoły podstawowe", "city" : "Gdańsk" }</text:p>
          </table:table-cell>
          <table:table-cell table:number-columns-repeated="2"/>
          <table:table-cell office:value-type="string" calcext:value-type="string">
            <text:p>{ "loc" : {"type" : "Point", "coordinates" : [18.454085, 54.417356] }, "name" : "Szkoły podstawowe", "city" : "Gdańs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889424, 52.45023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oznań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12] &amp; [.B312] &amp; [.C312] &amp; [.D312] &amp; [.E312] &amp; [.F312] &amp; [.G312]" office:value-type="string" office:string-value="{ &quot;loc&quot; : {&quot;type&quot; : &quot;Point&quot;, &quot;coordinates&quot; : [16.889424, 52.450232] }, &quot;name&quot; : &quot;Szkoły podstawowe&quot;, &quot;city&quot; : &quot;Poznań&quot; }" calcext:value-type="string">
            <text:p>{ "loc" : {"type" : "Point", "coordinates" : [16.889424, 52.450232] }, "name" : "Szkoły podstawowe", "city" : "Poznań" }</text:p>
          </table:table-cell>
          <table:table-cell table:number-columns-repeated="2"/>
          <table:table-cell office:value-type="string" calcext:value-type="string">
            <text:p>{ "loc" : {"type" : "Point", "coordinates" : [16.889424, 52.450232] }, "name" : "Szkoły podstawowe", "city" : "Poznań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509129, 54.33966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13] &amp; [.B313] &amp; [.C313] &amp; [.D313] &amp; [.E313] &amp; [.F313] &amp; [.G313]" office:value-type="string" office:string-value="{ &quot;loc&quot; : {&quot;type&quot; : &quot;Point&quot;, &quot;coordinates&quot; : [18.509129, 54.339661] }, &quot;name&quot; : &quot;Szkoły podstawowe&quot;, &quot;city&quot; : &quot;Gdańsk&quot; }" calcext:value-type="string">
            <text:p>{ "loc" : {"type" : "Point", "coordinates" : [18.509129, 54.339661] }, "name" : "Szkoły podstawowe", "city" : "Gdańsk" }</text:p>
          </table:table-cell>
          <table:table-cell table:number-columns-repeated="2"/>
          <table:table-cell office:value-type="string" calcext:value-type="string">
            <text:p>{ "loc" : {"type" : "Point", "coordinates" : [18.509129, 54.339661] }, "name" : "Szkoły podstawowe", "city" : "Gdańs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502708, 54.55317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14] &amp; [.B314] &amp; [.C314] &amp; [.D314] &amp; [.E314] &amp; [.F314] &amp; [.G314]" office:value-type="string" office:string-value="{ &quot;loc&quot; : {&quot;type&quot; : &quot;Point&quot;, &quot;coordinates&quot; : [18.502708, 54.553174] }, &quot;name&quot; : &quot;Szkoły podstawowe&quot;, &quot;city&quot; : &quot;Gdynia&quot; }" calcext:value-type="string">
            <text:p>{ "loc" : {"type" : "Point", "coordinates" : [18.502708, 54.553174] }, "name" : "Szkoły podstawowe", "city" : "Gdynia" }</text:p>
          </table:table-cell>
          <table:table-cell table:number-columns-repeated="2"/>
          <table:table-cell office:value-type="string" calcext:value-type="string">
            <text:p>{ "loc" : {"type" : "Point", "coordinates" : [18.502708, 54.553174] }, "name" : "Szkoły podstawowe", "city" : "Gdyni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818315, 49.87508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Żarno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15] &amp; [.B315] &amp; [.C315] &amp; [.D315] &amp; [.E315] &amp; [.F315] &amp; [.G315]" office:value-type="string" office:string-value="{ &quot;loc&quot; : {&quot;type&quot; : &quot;Point&quot;, &quot;coordinates&quot; : [21.818315, 49.875087] }, &quot;name&quot; : &quot;Szkoły podstawowe&quot;, &quot;city&quot; : &quot;Żarnowa&quot; }" calcext:value-type="string">
            <text:p>{ "loc" : {"type" : "Point", "coordinates" : [21.818315, 49.875087] }, "name" : "Szkoły podstawowe", "city" : "Żarnowa" }</text:p>
          </table:table-cell>
          <table:table-cell table:number-columns-repeated="2"/>
          <table:table-cell office:value-type="string" calcext:value-type="string">
            <text:p>{ "loc" : {"type" : "Point", "coordinates" : [21.818315, 49.875087] }, "name" : "Szkoły podstawowe", "city" : "Żarno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676816, 51.70497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łyń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16] &amp; [.B316] &amp; [.C316] &amp; [.D316] &amp; [.E316] &amp; [.F316] &amp; [.G316]" office:value-type="string" office:string-value="{ &quot;loc&quot; : {&quot;type&quot; : &quot;Point&quot;, &quot;coordinates&quot; : [18.676816, 51.704975] }, &quot;name&quot; : &quot;Szkoły podstawowe&quot;, &quot;city&quot; : &quot;Włyń&quot; }" calcext:value-type="string">
            <text:p>{ "loc" : {"type" : "Point", "coordinates" : [18.676816, 51.704975] }, "name" : "Szkoły podstawowe", "city" : "Włyń" }</text:p>
          </table:table-cell>
          <table:table-cell table:number-columns-repeated="2"/>
          <table:table-cell office:value-type="string" calcext:value-type="string">
            <text:p>{ "loc" : {"type" : "Point", "coordinates" : [18.676816, 51.704975] }, "name" : "Szkoły podstawowe", "city" : "Włyń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927278, 50.09062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Nowa Cerekwi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17] &amp; [.B317] &amp; [.C317] &amp; [.D317] &amp; [.E317] &amp; [.F317] &amp; [.G317]" office:value-type="string" office:string-value="{ &quot;loc&quot; : {&quot;type&quot; : &quot;Point&quot;, &quot;coordinates&quot; : [17.927278, 50.090625] }, &quot;name&quot; : &quot;Szkoły podstawowe&quot;, &quot;city&quot; : &quot;Nowa Cerekwia&quot; }" calcext:value-type="string">
            <text:p>{ "loc" : {"type" : "Point", "coordinates" : [17.927278, 50.090625] }, "name" : "Szkoły podstawowe", "city" : "Nowa Cerekwia" }</text:p>
          </table:table-cell>
          <table:table-cell table:number-columns-repeated="2"/>
          <table:table-cell office:value-type="string" calcext:value-type="string">
            <text:p>{ "loc" : {"type" : "Point", "coordinates" : [17.927278, 50.090625] }, "name" : "Szkoły podstawowe", "city" : "Nowa Cerekwi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214427, 51.95954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Dokudów Pierwszy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18] &amp; [.B318] &amp; [.C318] &amp; [.D318] &amp; [.E318] &amp; [.F318] &amp; [.G318]" office:value-type="string" office:string-value="{ &quot;loc&quot; : {&quot;type&quot; : &quot;Point&quot;, &quot;coordinates&quot; : [23.214427, 51.959548] }, &quot;name&quot; : &quot;Szkoły podstawowe&quot;, &quot;city&quot; : &quot;Dokudów Pierwszy&quot; }" calcext:value-type="string">
            <text:p>{ "loc" : {"type" : "Point", "coordinates" : [23.214427, 51.959548] }, "name" : "Szkoły podstawowe", "city" : "Dokudów Pierwszy" }</text:p>
          </table:table-cell>
          <table:table-cell table:number-columns-repeated="2"/>
          <table:table-cell office:value-type="string" calcext:value-type="string">
            <text:p>{ "loc" : {"type" : "Point", "coordinates" : [23.214427, 51.959548] }, "name" : "Szkoły podstawowe", "city" : "Dokudów Pierwszy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284104, 52.89254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trzego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19] &amp; [.B319] &amp; [.C319] &amp; [.D319] &amp; [.E319] &amp; [.F319] &amp; [.G319]" office:value-type="string" office:string-value="{ &quot;loc&quot; : {&quot;type&quot; : &quot;Point&quot;, &quot;coordinates&quot; : [20.284104, 52.892547] }, &quot;name&quot; : &quot;Szkoły podstawowe&quot;, &quot;city&quot; : &quot;Strzegowo&quot; }" calcext:value-type="string">
            <text:p>{ "loc" : {"type" : "Point", "coordinates" : [20.284104, 52.892547] }, "name" : "Szkoły podstawowe", "city" : "Strzegowo" }</text:p>
          </table:table-cell>
          <table:table-cell table:number-columns-repeated="2"/>
          <table:table-cell office:value-type="string" calcext:value-type="string">
            <text:p>{ "loc" : {"type" : "Point", "coordinates" : [20.284104, 52.892547] }, "name" : "Szkoły podstawowe", "city" : "Strzego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468472, 54.47325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20] &amp; [.B320] &amp; [.C320] &amp; [.D320] &amp; [.E320] &amp; [.F320] &amp; [.G320]" office:value-type="string" office:string-value="{ &quot;loc&quot; : {&quot;type&quot; : &quot;Point&quot;, &quot;coordinates&quot; : [18.468472, 54.473253] }, &quot;name&quot; : &quot;Szkoły podstawowe&quot;, &quot;city&quot; : &quot;Gdynia&quot; }" calcext:value-type="string">
            <text:p>{ "loc" : {"type" : "Point", "coordinates" : [18.468472, 54.473253] }, "name" : "Szkoły podstawowe", "city" : "Gdynia" }</text:p>
          </table:table-cell>
          <table:table-cell table:number-columns-repeated="2"/>
          <table:table-cell office:value-type="string" calcext:value-type="string">
            <text:p>{ "loc" : {"type" : "Point", "coordinates" : [18.468472, 54.473253] }, "name" : "Szkoły podstawowe", "city" : "Gdyni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461043, 54.47161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21] &amp; [.B321] &amp; [.C321] &amp; [.D321] &amp; [.E321] &amp; [.F321] &amp; [.G321]" office:value-type="string" office:string-value="{ &quot;loc&quot; : {&quot;type&quot; : &quot;Point&quot;, &quot;coordinates&quot; : [18.461043, 54.471617] }, &quot;name&quot; : &quot;Szkoły podstawowe&quot;, &quot;city&quot; : &quot;Gdynia&quot; }" calcext:value-type="string">
            <text:p>{ "loc" : {"type" : "Point", "coordinates" : [18.461043, 54.471617] }, "name" : "Szkoły podstawowe", "city" : "Gdynia" }</text:p>
          </table:table-cell>
          <table:table-cell table:number-columns-repeated="2"/>
          <table:table-cell office:value-type="string" calcext:value-type="string">
            <text:p>{ "loc" : {"type" : "Point", "coordinates" : [18.461043, 54.471617] }, "name" : "Szkoły podstawowe", "city" : "Gdyni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421260, 54.49238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22] &amp; [.B322] &amp; [.C322] &amp; [.D322] &amp; [.E322] &amp; [.F322] &amp; [.G322]" office:value-type="string" office:string-value="{ &quot;loc&quot; : {&quot;type&quot; : &quot;Point&quot;, &quot;coordinates&quot; : [18.421260, 54.492382] }, &quot;name&quot; : &quot;Szkoły podstawowe&quot;, &quot;city&quot; : &quot;Gdynia&quot; }" calcext:value-type="string">
            <text:p>{ "loc" : {"type" : "Point", "coordinates" : [18.421260, 54.492382] }, "name" : "Szkoły podstawowe", "city" : "Gdynia" }</text:p>
          </table:table-cell>
          <table:table-cell table:number-columns-repeated="2"/>
          <table:table-cell office:value-type="string" calcext:value-type="string">
            <text:p>{ "loc" : {"type" : "Point", "coordinates" : [18.421260, 54.492382] }, "name" : "Szkoły podstawowe", "city" : "Gdyni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523672, 54.51424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23] &amp; [.B323] &amp; [.C323] &amp; [.D323] &amp; [.E323] &amp; [.F323] &amp; [.G323]" office:value-type="string" office:string-value="{ &quot;loc&quot; : {&quot;type&quot; : &quot;Point&quot;, &quot;coordinates&quot; : [18.523672, 54.514245] }, &quot;name&quot; : &quot;Szkoły podstawowe&quot;, &quot;city&quot; : &quot;Gdynia&quot; }" calcext:value-type="string">
            <text:p>{ "loc" : {"type" : "Point", "coordinates" : [18.523672, 54.514245] }, "name" : "Szkoły podstawowe", "city" : "Gdynia" }</text:p>
          </table:table-cell>
          <table:table-cell table:number-columns-repeated="2"/>
          <table:table-cell office:value-type="string" calcext:value-type="string">
            <text:p>{ "loc" : {"type" : "Point", "coordinates" : [18.523672, 54.514245] }, "name" : "Szkoły podstawowe", "city" : "Gdyni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704844, 50.07961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iązownic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24] &amp; [.B324] &amp; [.C324] &amp; [.D324] &amp; [.E324] &amp; [.F324] &amp; [.G324]" office:value-type="string" office:string-value="{ &quot;loc&quot; : {&quot;type&quot; : &quot;Point&quot;, &quot;coordinates&quot; : [22.704844, 50.079615] }, &quot;name&quot; : &quot;Szkoły podstawowe&quot;, &quot;city&quot; : &quot;Wiązownica&quot; }" calcext:value-type="string">
            <text:p>{ "loc" : {"type" : "Point", "coordinates" : [22.704844, 50.079615] }, "name" : "Szkoły podstawowe", "city" : "Wiązownica" }</text:p>
          </table:table-cell>
          <table:table-cell table:number-columns-repeated="2"/>
          <table:table-cell office:value-type="string" calcext:value-type="string">
            <text:p>{ "loc" : {"type" : "Point", "coordinates" : [22.704844, 50.079615] }, "name" : "Szkoły podstawowe", "city" : "Wiązownic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585266, 54.42401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25] &amp; [.B325] &amp; [.C325] &amp; [.D325] &amp; [.E325] &amp; [.F325] &amp; [.G325]" office:value-type="string" office:string-value="{ &quot;loc&quot; : {&quot;type&quot; : &quot;Point&quot;, &quot;coordinates&quot; : [18.585266, 54.424013] }, &quot;name&quot; : &quot;Szkoły podstawowe&quot;, &quot;city&quot; : &quot;Gdańsk&quot; }" calcext:value-type="string">
            <text:p>{ "loc" : {"type" : "Point", "coordinates" : [18.585266, 54.424013] }, "name" : "Szkoły podstawowe", "city" : "Gdańsk" }</text:p>
          </table:table-cell>
          <table:table-cell table:number-columns-repeated="2"/>
          <table:table-cell office:value-type="string" calcext:value-type="string">
            <text:p>{ "loc" : {"type" : "Point", "coordinates" : [18.585266, 54.424013] }, "name" : "Szkoły podstawowe", "city" : "Gdańs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552313, 54.49343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26] &amp; [.B326] &amp; [.C326] &amp; [.D326] &amp; [.E326] &amp; [.F326] &amp; [.G326]" office:value-type="string" office:string-value="{ &quot;loc&quot; : {&quot;type&quot; : &quot;Point&quot;, &quot;coordinates&quot; : [18.552313, 54.493435] }, &quot;name&quot; : &quot;Szkoły podstawowe&quot;, &quot;city&quot; : &quot;Gdynia&quot; }" calcext:value-type="string">
            <text:p>{ "loc" : {"type" : "Point", "coordinates" : [18.552313, 54.493435] }, "name" : "Szkoły podstawowe", "city" : "Gdynia" }</text:p>
          </table:table-cell>
          <table:table-cell table:number-columns-repeated="2"/>
          <table:table-cell office:value-type="string" calcext:value-type="string">
            <text:p>{ "loc" : {"type" : "Point", "coordinates" : [18.552313, 54.493435] }, "name" : "Szkoły podstawowe", "city" : "Gdyni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641398, 49.77916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it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27] &amp; [.B327] &amp; [.C327] &amp; [.D327] &amp; [.E327] &amp; [.F327] &amp; [.G327]" office:value-type="string" office:string-value="{ &quot;loc&quot; : {&quot;type&quot; : &quot;Point&quot;, &quot;coordinates&quot; : [20.641398, 49.779167] }, &quot;name&quot; : &quot;Szkoły podstawowe&quot;, &quot;city&quot; : &quot;Witowice&quot; }" calcext:value-type="string">
            <text:p>{ "loc" : {"type" : "Point", "coordinates" : [20.641398, 49.779167] }, "name" : "Szkoły podstawowe", "city" : "Witowice" }</text:p>
          </table:table-cell>
          <table:table-cell table:number-columns-repeated="2"/>
          <table:table-cell office:value-type="string" calcext:value-type="string">
            <text:p>{ "loc" : {"type" : "Point", "coordinates" : [20.641398, 49.779167] }, "name" : "Szkoły podstawowe", "city" : "Wit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650521, 49.80261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ytrzyszcz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28] &amp; [.B328] &amp; [.C328] &amp; [.D328] &amp; [.E328] &amp; [.F328] &amp; [.G328]" office:value-type="string" office:string-value="{ &quot;loc&quot; : {&quot;type&quot; : &quot;Point&quot;, &quot;coordinates&quot; : [20.650521, 49.802617] }, &quot;name&quot; : &quot;Szkoły podstawowe&quot;, &quot;city&quot; : &quot;Wytrzyszczka&quot; }" calcext:value-type="string">
            <text:p>{ "loc" : {"type" : "Point", "coordinates" : [20.650521, 49.802617] }, "name" : "Szkoły podstawowe", "city" : "Wytrzyszczka" }</text:p>
          </table:table-cell>
          <table:table-cell table:number-columns-repeated="2"/>
          <table:table-cell office:value-type="string" calcext:value-type="string">
            <text:p>{ "loc" : {"type" : "Point", "coordinates" : [20.650521, 49.802617] }, "name" : "Szkoły podstawowe", "city" : "Wytrzyszcz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658827, 49.85290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Tworko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29] &amp; [.B329] &amp; [.C329] &amp; [.D329] &amp; [.E329] &amp; [.F329] &amp; [.G329]" office:value-type="string" office:string-value="{ &quot;loc&quot; : {&quot;type&quot; : &quot;Point&quot;, &quot;coordinates&quot; : [20.658827, 49.852902] }, &quot;name&quot; : &quot;Szkoły podstawowe&quot;, &quot;city&quot; : &quot;Tworkowa&quot; }" calcext:value-type="string">
            <text:p>{ "loc" : {"type" : "Point", "coordinates" : [20.658827, 49.852902] }, "name" : "Szkoły podstawowe", "city" : "Tworkowa" }</text:p>
          </table:table-cell>
          <table:table-cell table:number-columns-repeated="2"/>
          <table:table-cell office:value-type="string" calcext:value-type="string">
            <text:p>{ "loc" : {"type" : "Point", "coordinates" : [20.658827, 49.852902] }, "name" : "Szkoły podstawowe", "city" : "Tworko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971346, 53.69005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stród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30] &amp; [.B330] &amp; [.C330] &amp; [.D330] &amp; [.E330] &amp; [.F330] &amp; [.G330]" office:value-type="string" office:string-value="{ &quot;loc&quot; : {&quot;type&quot; : &quot;Point&quot;, &quot;coordinates&quot; : [19.971346, 53.690057] }, &quot;name&quot; : &quot;Szkoły podstawowe&quot;, &quot;city&quot; : &quot;Ostróda&quot; }" calcext:value-type="string">
            <text:p>{ "loc" : {"type" : "Point", "coordinates" : [19.971346, 53.690057] }, "name" : "Szkoły podstawowe", "city" : "Ostróda" }</text:p>
          </table:table-cell>
          <table:table-cell table:number-columns-repeated="2"/>
          <table:table-cell office:value-type="string" calcext:value-type="string">
            <text:p>{ "loc" : {"type" : "Point", "coordinates" : [19.971346, 53.690057] }, "name" : "Szkoły podstawowe", "city" : "Ostród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960875, 53.69142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stród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31] &amp; [.B331] &amp; [.C331] &amp; [.D331] &amp; [.E331] &amp; [.F331] &amp; [.G331]" office:value-type="string" office:string-value="{ &quot;loc&quot; : {&quot;type&quot; : &quot;Point&quot;, &quot;coordinates&quot; : [19.960875, 53.691423] }, &quot;name&quot; : &quot;Szkoły podstawowe&quot;, &quot;city&quot; : &quot;Ostróda&quot; }" calcext:value-type="string">
            <text:p>{ "loc" : {"type" : "Point", "coordinates" : [19.960875, 53.691423] }, "name" : "Szkoły podstawowe", "city" : "Ostróda" }</text:p>
          </table:table-cell>
          <table:table-cell table:number-columns-repeated="2"/>
          <table:table-cell office:value-type="string" calcext:value-type="string">
            <text:p>{ "loc" : {"type" : "Point", "coordinates" : [19.960875, 53.691423] }, "name" : "Szkoły podstawowe", "city" : "Ostród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960086, 53.69589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stród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32] &amp; [.B332] &amp; [.C332] &amp; [.D332] &amp; [.E332] &amp; [.F332] &amp; [.G332]" office:value-type="string" office:string-value="{ &quot;loc&quot; : {&quot;type&quot; : &quot;Point&quot;, &quot;coordinates&quot; : [19.960086, 53.695892] }, &quot;name&quot; : &quot;Szkoły podstawowe&quot;, &quot;city&quot; : &quot;Ostróda&quot; }" calcext:value-type="string">
            <text:p>{ "loc" : {"type" : "Point", "coordinates" : [19.960086, 53.695892] }, "name" : "Szkoły podstawowe", "city" : "Ostróda" }</text:p>
          </table:table-cell>
          <table:table-cell table:number-columns-repeated="2"/>
          <table:table-cell office:value-type="string" calcext:value-type="string">
            <text:p>{ "loc" : {"type" : "Point", "coordinates" : [19.960086, 53.695892] }, "name" : "Szkoły podstawowe", "city" : "Ostród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962227, 53.70508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stród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33] &amp; [.B333] &amp; [.C333] &amp; [.D333] &amp; [.E333] &amp; [.F333] &amp; [.G333]" office:value-type="string" office:string-value="{ &quot;loc&quot; : {&quot;type&quot; : &quot;Point&quot;, &quot;coordinates&quot; : [19.962227, 53.705086] }, &quot;name&quot; : &quot;Szkoły podstawowe&quot;, &quot;city&quot; : &quot;Ostróda&quot; }" calcext:value-type="string">
            <text:p>{ "loc" : {"type" : "Point", "coordinates" : [19.962227, 53.705086] }, "name" : "Szkoły podstawowe", "city" : "Ostróda" }</text:p>
          </table:table-cell>
          <table:table-cell table:number-columns-repeated="2"/>
          <table:table-cell office:value-type="string" calcext:value-type="string">
            <text:p>{ "loc" : {"type" : "Point", "coordinates" : [19.962227, 53.705086] }, "name" : "Szkoły podstawowe", "city" : "Ostród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620983, 49.85112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Tymo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34] &amp; [.B334] &amp; [.C334] &amp; [.D334] &amp; [.E334] &amp; [.F334] &amp; [.G334]" office:value-type="string" office:string-value="{ &quot;loc&quot; : {&quot;type&quot; : &quot;Point&quot;, &quot;coordinates&quot; : [20.620983, 49.851125] }, &quot;name&quot; : &quot;Szkoły podstawowe&quot;, &quot;city&quot; : &quot;Tymowa&quot; }" calcext:value-type="string">
            <text:p>{ "loc" : {"type" : "Point", "coordinates" : [20.620983, 49.851125] }, "name" : "Szkoły podstawowe", "city" : "Tymowa" }</text:p>
          </table:table-cell>
          <table:table-cell table:number-columns-repeated="2"/>
          <table:table-cell office:value-type="string" calcext:value-type="string">
            <text:p>{ "loc" : {"type" : "Point", "coordinates" : [20.620983, 49.851125] }, "name" : "Szkoły podstawowe", "city" : "Tymo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449964, 49.85630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Muchów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35] &amp; [.B335] &amp; [.C335] &amp; [.D335] &amp; [.E335] &amp; [.F335] &amp; [.G335]" office:value-type="string" office:string-value="{ &quot;loc&quot; : {&quot;type&quot; : &quot;Point&quot;, &quot;coordinates&quot; : [20.449964, 49.856308] }, &quot;name&quot; : &quot;Szkoły podstawowe&quot;, &quot;city&quot; : &quot;Muchówka&quot; }" calcext:value-type="string">
            <text:p>{ "loc" : {"type" : "Point", "coordinates" : [20.449964, 49.856308] }, "name" : "Szkoły podstawowe", "city" : "Muchówka" }</text:p>
          </table:table-cell>
          <table:table-cell table:number-columns-repeated="2"/>
          <table:table-cell office:value-type="string" calcext:value-type="string">
            <text:p>{ "loc" : {"type" : "Point", "coordinates" : [20.449964, 49.856308] }, "name" : "Szkoły podstawowe", "city" : "Muchów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397134, 49.85928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eszczyn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36] &amp; [.B336] &amp; [.C336] &amp; [.D336] &amp; [.E336] &amp; [.F336] &amp; [.G336]" office:value-type="string" office:string-value="{ &quot;loc&quot; : {&quot;type&quot; : &quot;Point&quot;, &quot;coordinates&quot; : [20.397134, 49.859282] }, &quot;name&quot; : &quot;Szkoły podstawowe&quot;, &quot;city&quot; : &quot;Leszczyna&quot; }" calcext:value-type="string">
            <text:p>{ "loc" : {"type" : "Point", "coordinates" : [20.397134, 49.859282] }, "name" : "Szkoły podstawowe", "city" : "Leszczyna" }</text:p>
          </table:table-cell>
          <table:table-cell table:number-columns-repeated="2"/>
          <table:table-cell office:value-type="string" calcext:value-type="string">
            <text:p>{ "loc" : {"type" : "Point", "coordinates" : [20.397134, 49.859282] }, "name" : "Szkoły podstawowe", "city" : "Leszczyn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945897, 52.10273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Łowic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37] &amp; [.B337] &amp; [.C337] &amp; [.D337] &amp; [.E337] &amp; [.F337] &amp; [.G337]" office:value-type="string" office:string-value="{ &quot;loc&quot; : {&quot;type&quot; : &quot;Point&quot;, &quot;coordinates&quot; : [19.945897, 52.102731] }, &quot;name&quot; : &quot;Szkoły podstawowe&quot;, &quot;city&quot; : &quot;Łowicz&quot; }" calcext:value-type="string">
            <text:p>{ "loc" : {"type" : "Point", "coordinates" : [19.945897, 52.102731] }, "name" : "Szkoły podstawowe", "city" : "Łowicz" }</text:p>
          </table:table-cell>
          <table:table-cell table:number-columns-repeated="2"/>
          <table:table-cell office:value-type="string" calcext:value-type="string">
            <text:p>{ "loc" : {"type" : "Point", "coordinates" : [19.945897, 52.102731] }, "name" : "Szkoły podstawowe", "city" : "Łowic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927723, 52.10384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Łowic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38] &amp; [.B338] &amp; [.C338] &amp; [.D338] &amp; [.E338] &amp; [.F338] &amp; [.G338]" office:value-type="string" office:string-value="{ &quot;loc&quot; : {&quot;type&quot; : &quot;Point&quot;, &quot;coordinates&quot; : [19.927723, 52.103848] }, &quot;name&quot; : &quot;Szkoły podstawowe&quot;, &quot;city&quot; : &quot;Łowicz&quot; }" calcext:value-type="string">
            <text:p>{ "loc" : {"type" : "Point", "coordinates" : [19.927723, 52.103848] }, "name" : "Szkoły podstawowe", "city" : "Łowicz" }</text:p>
          </table:table-cell>
          <table:table-cell table:number-columns-repeated="2"/>
          <table:table-cell office:value-type="string" calcext:value-type="string">
            <text:p>{ "loc" : {"type" : "Point", "coordinates" : [19.927723, 52.103848] }, "name" : "Szkoły podstawowe", "city" : "Łowic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863095, 52.3895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oznań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39] &amp; [.B339] &amp; [.C339] &amp; [.D339] &amp; [.E339] &amp; [.F339] &amp; [.G339]" office:value-type="string" office:string-value="{ &quot;loc&quot; : {&quot;type&quot; : &quot;Point&quot;, &quot;coordinates&quot; : [16.863095, 52.389550] }, &quot;name&quot; : &quot;Szkoły podstawowe&quot;, &quot;city&quot; : &quot;Poznań&quot; }" calcext:value-type="string">
            <text:p>{ "loc" : {"type" : "Point", "coordinates" : [16.863095, 52.389550] }, "name" : "Szkoły podstawowe", "city" : "Poznań" }</text:p>
          </table:table-cell>
          <table:table-cell table:number-columns-repeated="2"/>
          <table:table-cell office:value-type="string" calcext:value-type="string">
            <text:p>{ "loc" : {"type" : "Point", "coordinates" : [16.863095, 52.389550] }, "name" : "Szkoły podstawowe", "city" : "Poznań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144899, 49.95898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Trąb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40] &amp; [.B340] &amp; [.C340] &amp; [.D340] &amp; [.E340] &amp; [.F340] &amp; [.G340]" office:value-type="string" office:string-value="{ &quot;loc&quot; : {&quot;type&quot; : &quot;Point&quot;, &quot;coordinates&quot; : [20.144899, 49.958983] }, &quot;name&quot; : &quot;Szkoły podstawowe&quot;, &quot;city&quot; : &quot;Trąbki&quot; }" calcext:value-type="string">
            <text:p>{ "loc" : {"type" : "Point", "coordinates" : [20.144899, 49.958983] }, "name" : "Szkoły podstawowe", "city" : "Trąbki" }</text:p>
          </table:table-cell>
          <table:table-cell table:number-columns-repeated="2"/>
          <table:table-cell office:value-type="string" calcext:value-type="string">
            <text:p>{ "loc" : {"type" : "Point", "coordinates" : [20.144899, 49.958983] }, "name" : "Szkoły podstawowe", "city" : "Trąb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546302, 54.16040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ołobrzeg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41] &amp; [.B341] &amp; [.C341] &amp; [.D341] &amp; [.E341] &amp; [.F341] &amp; [.G341]" office:value-type="string" office:string-value="{ &quot;loc&quot; : {&quot;type&quot; : &quot;Point&quot;, &quot;coordinates&quot; : [15.546302, 54.160401] }, &quot;name&quot; : &quot;Szkoły podstawowe&quot;, &quot;city&quot; : &quot;Kołobrzeg&quot; }" calcext:value-type="string">
            <text:p>{ "loc" : {"type" : "Point", "coordinates" : [15.546302, 54.160401] }, "name" : "Szkoły podstawowe", "city" : "Kołobrzeg" }</text:p>
          </table:table-cell>
          <table:table-cell table:number-columns-repeated="2"/>
          <table:table-cell office:value-type="string" calcext:value-type="string">
            <text:p>{ "loc" : {"type" : "Point", "coordinates" : [15.546302, 54.160401] }, "name" : "Szkoły podstawowe", "city" : "Kołobrzeg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270222, 52.37309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Zagościn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42] &amp; [.B342] &amp; [.C342] &amp; [.D342] &amp; [.E342] &amp; [.F342] &amp; [.G342]" office:value-type="string" office:string-value="{ &quot;loc&quot; : {&quot;type&quot; : &quot;Point&quot;, &quot;coordinates&quot; : [21.270222, 52.373099] }, &quot;name&quot; : &quot;Szkoły podstawowe&quot;, &quot;city&quot; : &quot;Zagościniec&quot; }" calcext:value-type="string">
            <text:p>{ "loc" : {"type" : "Point", "coordinates" : [21.270222, 52.373099] }, "name" : "Szkoły podstawowe", "city" : "Zagościniec" }</text:p>
          </table:table-cell>
          <table:table-cell table:number-columns-repeated="2"/>
          <table:table-cell office:value-type="string" calcext:value-type="string">
            <text:p>{ "loc" : {"type" : "Point", "coordinates" : [21.270222, 52.373099] }, "name" : "Szkoły podstawowe", "city" : "Zagościn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813695, 52.17181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ruszk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43] &amp; [.B343] &amp; [.C343] &amp; [.D343] &amp; [.E343] &amp; [.F343] &amp; [.G343]" office:value-type="string" office:string-value="{ &quot;loc&quot; : {&quot;type&quot; : &quot;Point&quot;, &quot;coordinates&quot; : [20.813695, 52.171815] }, &quot;name&quot; : &quot;Szkoły podstawowe&quot;, &quot;city&quot; : &quot;Pruszków&quot; }" calcext:value-type="string">
            <text:p>{ "loc" : {"type" : "Point", "coordinates" : [20.813695, 52.171815] }, "name" : "Szkoły podstawowe", "city" : "Pruszków" }</text:p>
          </table:table-cell>
          <table:table-cell table:number-columns-repeated="2"/>
          <table:table-cell office:value-type="string" calcext:value-type="string">
            <text:p>{ "loc" : {"type" : "Point", "coordinates" : [20.813695, 52.171815] }, "name" : "Szkoły podstawowe", "city" : "Pruszk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675496, 49.98653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rzyż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44] &amp; [.B344] &amp; [.C344] &amp; [.D344] &amp; [.E344] &amp; [.F344] &amp; [.G344]" office:value-type="string" office:string-value="{ &quot;loc&quot; : {&quot;type&quot; : &quot;Point&quot;, &quot;coordinates&quot; : [18.675496, 49.986534] }, &quot;name&quot; : &quot;Szkoły podstawowe&quot;, &quot;city&quot; : &quot;Krzyżowice&quot; }" calcext:value-type="string">
            <text:p>{ "loc" : {"type" : "Point", "coordinates" : [18.675496, 49.986534] }, "name" : "Szkoły podstawowe", "city" : "Krzyżowice" }</text:p>
          </table:table-cell>
          <table:table-cell table:number-columns-repeated="2"/>
          <table:table-cell office:value-type="string" calcext:value-type="string">
            <text:p>{ "loc" : {"type" : "Point", "coordinates" : [18.675496, 49.986534] }, "name" : "Szkoły podstawowe", "city" : "Krzyż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714352, 49.99183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arsz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45] &amp; [.B345] &amp; [.C345] &amp; [.D345] &amp; [.E345] &amp; [.F345] &amp; [.G345]" office:value-type="string" office:string-value="{ &quot;loc&quot; : {&quot;type&quot; : &quot;Point&quot;, &quot;coordinates&quot; : [18.714352, 49.991838] }, &quot;name&quot; : &quot;Szkoły podstawowe&quot;, &quot;city&quot; : &quot;Warszowice&quot; }" calcext:value-type="string">
            <text:p>{ "loc" : {"type" : "Point", "coordinates" : [18.714352, 49.991838] }, "name" : "Szkoły podstawowe", "city" : "Warszowice" }</text:p>
          </table:table-cell>
          <table:table-cell table:number-columns-repeated="2"/>
          <table:table-cell office:value-type="string" calcext:value-type="string">
            <text:p>{ "loc" : {"type" : "Point", "coordinates" : [18.714352, 49.991838] }, "name" : "Szkoły podstawowe", "city" : "Warsz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584936, 50.13230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ola Filipows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46] &amp; [.B346] &amp; [.C346] &amp; [.D346] &amp; [.E346] &amp; [.F346] &amp; [.G346]" office:value-type="string" office:string-value="{ &quot;loc&quot; : {&quot;type&quot; : &quot;Point&quot;, &quot;coordinates&quot; : [19.584936, 50.132308] }, &quot;name&quot; : &quot;Szkoły podstawowe&quot;, &quot;city&quot; : &quot;Wola Filipowska&quot; }" calcext:value-type="string">
            <text:p>{ "loc" : {"type" : "Point", "coordinates" : [19.584936, 50.132308] }, "name" : "Szkoły podstawowe", "city" : "Wola Filipowska" }</text:p>
          </table:table-cell>
          <table:table-cell table:number-columns-repeated="2"/>
          <table:table-cell office:value-type="string" calcext:value-type="string">
            <text:p>{ "loc" : {"type" : "Point", "coordinates" : [19.584936, 50.132308] }, "name" : "Szkoły podstawowe", "city" : "Wola Filipows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070974, 50.56725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talowa Wol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47] &amp; [.B347] &amp; [.C347] &amp; [.D347] &amp; [.E347] &amp; [.F347] &amp; [.G347]" office:value-type="string" office:string-value="{ &quot;loc&quot; : {&quot;type&quot; : &quot;Point&quot;, &quot;coordinates&quot; : [22.070974, 50.567254] }, &quot;name&quot; : &quot;Szkoły podstawowe&quot;, &quot;city&quot; : &quot;Stalowa Wola&quot; }" calcext:value-type="string">
            <text:p>{ "loc" : {"type" : "Point", "coordinates" : [22.070974, 50.567254] }, "name" : "Szkoły podstawowe", "city" : "Stalowa Wola" }</text:p>
          </table:table-cell>
          <table:table-cell table:number-columns-repeated="2"/>
          <table:table-cell office:value-type="string" calcext:value-type="string">
            <text:p>{ "loc" : {"type" : "Point", "coordinates" : [22.070974, 50.567254] }, "name" : "Szkoły podstawowe", "city" : "Stalowa Wol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162183, 52.20995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48] &amp; [.B348] &amp; [.C348] &amp; [.D348] &amp; [.E348] &amp; [.F348] &amp; [.G348]" office:value-type="string" office:string-value="{ &quot;loc&quot; : {&quot;type&quot; : &quot;Point&quot;, &quot;coordinates&quot; : [21.162183, 52.209957] }, &quot;name&quot; : &quot;Szkoły podstawowe&quot;, &quot;city&quot; : &quot;Warszawa&quot; }" calcext:value-type="string">
            <text:p>{ "loc" : {"type" : "Point", "coordinates" : [21.162183, 52.209957] }, "name" : "Szkoły podstawowe", "city" : "Warszawa" }</text:p>
          </table:table-cell>
          <table:table-cell table:number-columns-repeated="2"/>
          <table:table-cell office:value-type="string" calcext:value-type="string">
            <text:p>{ "loc" : {"type" : "Point", "coordinates" : [21.162183, 52.209957] }, "name" : "Szkoły podstawowe", "city" : "Warsza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075632, 53.18738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sielsk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49] &amp; [.B349] &amp; [.C349] &amp; [.D349] &amp; [.E349] &amp; [.F349] &amp; [.G349]" office:value-type="string" office:string-value="{ &quot;loc&quot; : {&quot;type&quot; : &quot;Point&quot;, &quot;coordinates&quot; : [18.075632, 53.187380] }, &quot;name&quot; : &quot;Szkoły podstawowe&quot;, &quot;city&quot; : &quot;Osielsko&quot; }" calcext:value-type="string">
            <text:p>{ "loc" : {"type" : "Point", "coordinates" : [18.075632, 53.187380] }, "name" : "Szkoły podstawowe", "city" : "Osielsko" }</text:p>
          </table:table-cell>
          <table:table-cell table:number-columns-repeated="2"/>
          <table:table-cell office:value-type="string" calcext:value-type="string">
            <text:p>{ "loc" : {"type" : "Point", "coordinates" : [18.075632, 53.187380] }, "name" : "Szkoły podstawowe", "city" : "Osielsk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965418, 51.07881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50] &amp; [.B350] &amp; [.C350] &amp; [.D350] &amp; [.E350] &amp; [.F350] &amp; [.G350]" office:value-type="string" office:string-value="{ &quot;loc&quot; : {&quot;type&quot; : &quot;Point&quot;, &quot;coordinates&quot; : [16.965418, 51.078816] }, &quot;name&quot; : &quot;Szkoły podstawowe&quot;, &quot;city&quot; : &quot;Wrocław&quot; }" calcext:value-type="string">
            <text:p>{ "loc" : {"type" : "Point", "coordinates" : [16.965418, 51.078816] }, "name" : "Szkoły podstawowe", "city" : "Wrocław" }</text:p>
          </table:table-cell>
          <table:table-cell table:number-columns-repeated="2"/>
          <table:table-cell office:value-type="string" calcext:value-type="string">
            <text:p>{ "loc" : {"type" : "Point", "coordinates" : [16.965418, 51.078816] }, "name" : "Szkoły podstawowe", "city" : "Wrocła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921523, 53.13304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51] &amp; [.B351] &amp; [.C351] &amp; [.D351] &amp; [.E351] &amp; [.F351] &amp; [.G351]" office:value-type="string" office:string-value="{ &quot;loc&quot; : {&quot;type&quot; : &quot;Point&quot;, &quot;coordinates&quot; : [17.921523, 53.133049] }, &quot;name&quot; : &quot;Szkoły podstawowe&quot;, &quot;city&quot; : &quot;Bydgoszcz&quot; }" calcext:value-type="string">
            <text:p>{ "loc" : {"type" : "Point", "coordinates" : [17.921523, 53.133049] }, "name" : "Szkoły podstawowe", "city" : "Bydgoszcz" }</text:p>
          </table:table-cell>
          <table:table-cell table:number-columns-repeated="2"/>
          <table:table-cell office:value-type="string" calcext:value-type="string">
            <text:p>{ "loc" : {"type" : "Point", "coordinates" : [17.921523, 53.133049] }, "name" : "Szkoły podstawowe", "city" : "Bydgoszc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993331, 53.12423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52] &amp; [.B352] &amp; [.C352] &amp; [.D352] &amp; [.E352] &amp; [.F352] &amp; [.G352]" office:value-type="string" office:string-value="{ &quot;loc&quot; : {&quot;type&quot; : &quot;Point&quot;, &quot;coordinates&quot; : [17.993331, 53.124230] }, &quot;name&quot; : &quot;Szkoły podstawowe&quot;, &quot;city&quot; : &quot;Bydgoszcz&quot; }" calcext:value-type="string">
            <text:p>{ "loc" : {"type" : "Point", "coordinates" : [17.993331, 53.124230] }, "name" : "Szkoły podstawowe", "city" : "Bydgoszcz" }</text:p>
          </table:table-cell>
          <table:table-cell table:number-columns-repeated="2"/>
          <table:table-cell office:value-type="string" calcext:value-type="string">
            <text:p>{ "loc" : {"type" : "Point", "coordinates" : [17.993331, 53.124230] }, "name" : "Szkoły podstawowe", "city" : "Bydgoszc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018157, 53.11631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53] &amp; [.B353] &amp; [.C353] &amp; [.D353] &amp; [.E353] &amp; [.F353] &amp; [.G353]" office:value-type="string" office:string-value="{ &quot;loc&quot; : {&quot;type&quot; : &quot;Point&quot;, &quot;coordinates&quot; : [18.018157, 53.116316] }, &quot;name&quot; : &quot;Szkoły podstawowe&quot;, &quot;city&quot; : &quot;Bydgoszcz&quot; }" calcext:value-type="string">
            <text:p>{ "loc" : {"type" : "Point", "coordinates" : [18.018157, 53.116316] }, "name" : "Szkoły podstawowe", "city" : "Bydgoszcz" }</text:p>
          </table:table-cell>
          <table:table-cell table:number-columns-repeated="2"/>
          <table:table-cell office:value-type="string" calcext:value-type="string">
            <text:p>{ "loc" : {"type" : "Point", "coordinates" : [18.018157, 53.116316] }, "name" : "Szkoły podstawowe", "city" : "Bydgoszc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739401, 54.53877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ębor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54] &amp; [.B354] &amp; [.C354] &amp; [.D354] &amp; [.E354] &amp; [.F354] &amp; [.G354]" office:value-type="string" office:string-value="{ &quot;loc&quot; : {&quot;type&quot; : &quot;Point&quot;, &quot;coordinates&quot; : [17.739401, 54.538778] }, &quot;name&quot; : &quot;Szkoły podstawowe&quot;, &quot;city&quot; : &quot;Lębork&quot; }" calcext:value-type="string">
            <text:p>{ "loc" : {"type" : "Point", "coordinates" : [17.739401, 54.538778] }, "name" : "Szkoły podstawowe", "city" : "Lębork" }</text:p>
          </table:table-cell>
          <table:table-cell table:number-columns-repeated="2"/>
          <table:table-cell office:value-type="string" calcext:value-type="string">
            <text:p>{ "loc" : {"type" : "Point", "coordinates" : [17.739401, 54.538778] }, "name" : "Szkoły podstawowe", "city" : "Lębor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981521, 52.20109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55] &amp; [.B355] &amp; [.C355] &amp; [.D355] &amp; [.E355] &amp; [.F355] &amp; [.G355]" office:value-type="string" office:string-value="{ &quot;loc&quot; : {&quot;type&quot; : &quot;Point&quot;, &quot;coordinates&quot; : [20.981521, 52.201091] }, &quot;name&quot; : &quot;Szkoły podstawowe&quot;, &quot;city&quot; : &quot;Warszawa&quot; }" calcext:value-type="string">
            <text:p>{ "loc" : {"type" : "Point", "coordinates" : [20.981521, 52.201091] }, "name" : "Szkoły podstawowe", "city" : "Warszawa" }</text:p>
          </table:table-cell>
          <table:table-cell table:number-columns-repeated="2"/>
          <table:table-cell office:value-type="string" calcext:value-type="string">
            <text:p>{ "loc" : {"type" : "Point", "coordinates" : [20.981521, 52.201091] }, "name" : "Szkoły podstawowe", "city" : "Warsza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974134, 52.24007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56] &amp; [.B356] &amp; [.C356] &amp; [.D356] &amp; [.E356] &amp; [.F356] &amp; [.G356]" office:value-type="string" office:string-value="{ &quot;loc&quot; : {&quot;type&quot; : &quot;Point&quot;, &quot;coordinates&quot; : [20.974134, 52.240074] }, &quot;name&quot; : &quot;Szkoły podstawowe&quot;, &quot;city&quot; : &quot;Warszawa&quot; }" calcext:value-type="string">
            <text:p>{ "loc" : {"type" : "Point", "coordinates" : [20.974134, 52.240074] }, "name" : "Szkoły podstawowe", "city" : "Warszawa" }</text:p>
          </table:table-cell>
          <table:table-cell table:number-columns-repeated="2"/>
          <table:table-cell office:value-type="string" calcext:value-type="string">
            <text:p>{ "loc" : {"type" : "Point", "coordinates" : [20.974134, 52.240074] }, "name" : "Szkoły podstawowe", "city" : "Warsza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663741, 54.05815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asłę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57] &amp; [.B357] &amp; [.C357] &amp; [.D357] &amp; [.E357] &amp; [.F357] &amp; [.G357]" office:value-type="string" office:string-value="{ &quot;loc&quot; : {&quot;type&quot; : &quot;Point&quot;, &quot;coordinates&quot; : [19.663741, 54.058154] }, &quot;name&quot; : &quot;Szkoły podstawowe&quot;, &quot;city&quot; : &quot;Pasłęk&quot; }" calcext:value-type="string">
            <text:p>{ "loc" : {"type" : "Point", "coordinates" : [19.663741, 54.058154] }, "name" : "Szkoły podstawowe", "city" : "Pasłęk" }</text:p>
          </table:table-cell>
          <table:table-cell table:number-columns-repeated="2"/>
          <table:table-cell office:value-type="string" calcext:value-type="string">
            <text:p>{ "loc" : {"type" : "Point", "coordinates" : [19.663741, 54.058154] }, "name" : "Szkoły podstawowe", "city" : "Pasłę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181989, 53.15667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iałysto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58] &amp; [.B358] &amp; [.C358] &amp; [.D358] &amp; [.E358] &amp; [.F358] &amp; [.G358]" office:value-type="string" office:string-value="{ &quot;loc&quot; : {&quot;type&quot; : &quot;Point&quot;, &quot;coordinates&quot; : [23.181989, 53.156679] }, &quot;name&quot; : &quot;Szkoły podstawowe&quot;, &quot;city&quot; : &quot;Białystok&quot; }" calcext:value-type="string">
            <text:p>{ "loc" : {"type" : "Point", "coordinates" : [23.181989, 53.156679] }, "name" : "Szkoły podstawowe", "city" : "Białystok" }</text:p>
          </table:table-cell>
          <table:table-cell table:number-columns-repeated="2"/>
          <table:table-cell office:value-type="string" calcext:value-type="string">
            <text:p>{ "loc" : {"type" : "Point", "coordinates" : [23.181989, 53.156679] }, "name" : "Szkoły podstawowe", "city" : "Białysto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196489, 53.12504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iałysto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59] &amp; [.B359] &amp; [.C359] &amp; [.D359] &amp; [.E359] &amp; [.F359] &amp; [.G359]" office:value-type="string" office:string-value="{ &quot;loc&quot; : {&quot;type&quot; : &quot;Point&quot;, &quot;coordinates&quot; : [23.196489, 53.125044] }, &quot;name&quot; : &quot;Szkoły podstawowe&quot;, &quot;city&quot; : &quot;Białystok&quot; }" calcext:value-type="string">
            <text:p>{ "loc" : {"type" : "Point", "coordinates" : [23.196489, 53.125044] }, "name" : "Szkoły podstawowe", "city" : "Białystok" }</text:p>
          </table:table-cell>
          <table:table-cell table:number-columns-repeated="2"/>
          <table:table-cell office:value-type="string" calcext:value-type="string">
            <text:p>{ "loc" : {"type" : "Point", "coordinates" : [23.196489, 53.125044] }, "name" : "Szkoły podstawowe", "city" : "Białysto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88056, 49.88301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60] &amp; [.B360] &amp; [.C360] &amp; [.D360] &amp; [.E360] &amp; [.F360] &amp; [.G360]" office:value-type="string" office:string-value="{ &quot;loc&quot; : {&quot;type&quot; : &quot;Point&quot;, &quot;coordinates&quot; : [19.488056, 49.883011] }, &quot;name&quot; : &quot;Szkoły podstawowe&quot;, &quot;city&quot; : &quot;Wadowice&quot; }" calcext:value-type="string">
            <text:p>{ "loc" : {"type" : "Point", "coordinates" : [19.488056, 49.883011] }, "name" : "Szkoły podstawowe", "city" : "Wadowice" }</text:p>
          </table:table-cell>
          <table:table-cell table:number-columns-repeated="2"/>
          <table:table-cell office:value-type="string" calcext:value-type="string">
            <text:p>{ "loc" : {"type" : "Point", "coordinates" : [19.488056, 49.883011] }, "name" : "Szkoły podstawowe", "city" : "Wad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161784, 53.14247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iałysto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61] &amp; [.B361] &amp; [.C361] &amp; [.D361] &amp; [.E361] &amp; [.F361] &amp; [.G361]" office:value-type="string" office:string-value="{ &quot;loc&quot; : {&quot;type&quot; : &quot;Point&quot;, &quot;coordinates&quot; : [23.161784, 53.142477] }, &quot;name&quot; : &quot;Szkoły podstawowe&quot;, &quot;city&quot; : &quot;Białystok&quot; }" calcext:value-type="string">
            <text:p>{ "loc" : {"type" : "Point", "coordinates" : [23.161784, 53.142477] }, "name" : "Szkoły podstawowe", "city" : "Białystok" }</text:p>
          </table:table-cell>
          <table:table-cell table:number-columns-repeated="2"/>
          <table:table-cell office:value-type="string" calcext:value-type="string">
            <text:p>{ "loc" : {"type" : "Point", "coordinates" : [23.161784, 53.142477] }, "name" : "Szkoły podstawowe", "city" : "Białysto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190479, 53.11133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iałysto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62] &amp; [.B362] &amp; [.C362] &amp; [.D362] &amp; [.E362] &amp; [.F362] &amp; [.G362]" office:value-type="string" office:string-value="{ &quot;loc&quot; : {&quot;type&quot; : &quot;Point&quot;, &quot;coordinates&quot; : [23.190479, 53.111338] }, &quot;name&quot; : &quot;Szkoły podstawowe&quot;, &quot;city&quot; : &quot;Białystok&quot; }" calcext:value-type="string">
            <text:p>{ "loc" : {"type" : "Point", "coordinates" : [23.190479, 53.111338] }, "name" : "Szkoły podstawowe", "city" : "Białystok" }</text:p>
          </table:table-cell>
          <table:table-cell table:number-columns-repeated="2"/>
          <table:table-cell office:value-type="string" calcext:value-type="string">
            <text:p>{ "loc" : {"type" : "Point", "coordinates" : [23.190479, 53.111338] }, "name" : "Szkoły podstawowe", "city" : "Białysto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122079, 53.13115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iałysto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63] &amp; [.B363] &amp; [.C363] &amp; [.D363] &amp; [.E363] &amp; [.F363] &amp; [.G363]" office:value-type="string" office:string-value="{ &quot;loc&quot; : {&quot;type&quot; : &quot;Point&quot;, &quot;coordinates&quot; : [23.122079, 53.131157] }, &quot;name&quot; : &quot;Szkoły podstawowe&quot;, &quot;city&quot; : &quot;Białystok&quot; }" calcext:value-type="string">
            <text:p>{ "loc" : {"type" : "Point", "coordinates" : [23.122079, 53.131157] }, "name" : "Szkoły podstawowe", "city" : "Białystok" }</text:p>
          </table:table-cell>
          <table:table-cell table:number-columns-repeated="2"/>
          <table:table-cell office:value-type="string" calcext:value-type="string">
            <text:p>{ "loc" : {"type" : "Point", "coordinates" : [23.122079, 53.131157] }, "name" : "Szkoły podstawowe", "city" : "Białysto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914921, 50.07011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rak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64] &amp; [.B364] &amp; [.C364] &amp; [.D364] &amp; [.E364] &amp; [.F364] &amp; [.G364]" office:value-type="string" office:string-value="{ &quot;loc&quot; : {&quot;type&quot; : &quot;Point&quot;, &quot;coordinates&quot; : [19.914921, 50.070113] }, &quot;name&quot; : &quot;Szkoły podstawowe&quot;, &quot;city&quot; : &quot;Kraków&quot; }" calcext:value-type="string">
            <text:p>{ "loc" : {"type" : "Point", "coordinates" : [19.914921, 50.070113] }, "name" : "Szkoły podstawowe", "city" : "Kraków" }</text:p>
          </table:table-cell>
          <table:table-cell table:number-columns-repeated="2"/>
          <table:table-cell office:value-type="string" calcext:value-type="string">
            <text:p>{ "loc" : {"type" : "Point", "coordinates" : [19.914921, 50.070113] }, "name" : "Szkoły podstawowe", "city" : "Krak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189430, 53.13280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iałysto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65] &amp; [.B365] &amp; [.C365] &amp; [.D365] &amp; [.E365] &amp; [.F365] &amp; [.G365]" office:value-type="string" office:string-value="{ &quot;loc&quot; : {&quot;type&quot; : &quot;Point&quot;, &quot;coordinates&quot; : [23.189430, 53.132805] }, &quot;name&quot; : &quot;Szkoły podstawowe&quot;, &quot;city&quot; : &quot;Białystok&quot; }" calcext:value-type="string">
            <text:p>{ "loc" : {"type" : "Point", "coordinates" : [23.189430, 53.132805] }, "name" : "Szkoły podstawowe", "city" : "Białystok" }</text:p>
          </table:table-cell>
          <table:table-cell table:number-columns-repeated="2"/>
          <table:table-cell office:value-type="string" calcext:value-type="string">
            <text:p>{ "loc" : {"type" : "Point", "coordinates" : [23.189430, 53.132805] }, "name" : "Szkoły podstawowe", "city" : "Białysto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181029, 53.11784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iałysto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66] &amp; [.B366] &amp; [.C366] &amp; [.D366] &amp; [.E366] &amp; [.F366] &amp; [.G366]" office:value-type="string" office:string-value="{ &quot;loc&quot; : {&quot;type&quot; : &quot;Point&quot;, &quot;coordinates&quot; : [23.181029, 53.117849] }, &quot;name&quot; : &quot;Szkoły podstawowe&quot;, &quot;city&quot; : &quot;Białystok&quot; }" calcext:value-type="string">
            <text:p>{ "loc" : {"type" : "Point", "coordinates" : [23.181029, 53.117849] }, "name" : "Szkoły podstawowe", "city" : "Białystok" }</text:p>
          </table:table-cell>
          <table:table-cell table:number-columns-repeated="2"/>
          <table:table-cell office:value-type="string" calcext:value-type="string">
            <text:p>{ "loc" : {"type" : "Point", "coordinates" : [23.181029, 53.117849] }, "name" : "Szkoły podstawowe", "city" : "Białysto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55082, 50.34518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Dąbrowa Górnicz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67] &amp; [.B367] &amp; [.C367] &amp; [.D367] &amp; [.E367] &amp; [.F367] &amp; [.G367]" office:value-type="string" office:string-value="{ &quot;loc&quot; : {&quot;type&quot; : &quot;Point&quot;, &quot;coordinates&quot; : [19.455082, 50.345188] }, &quot;name&quot; : &quot;Szkoły podstawowe&quot;, &quot;city&quot; : &quot;Dąbrowa Górnicza&quot; }" calcext:value-type="string">
            <text:p>{ "loc" : {"type" : "Point", "coordinates" : [19.455082, 50.345188] }, "name" : "Szkoły podstawowe", "city" : "Dąbrowa Górnicza" }</text:p>
          </table:table-cell>
          <table:table-cell table:number-columns-repeated="2"/>
          <table:table-cell office:value-type="string" calcext:value-type="string">
            <text:p>{ "loc" : {"type" : "Point", "coordinates" : [19.455082, 50.345188] }, "name" : "Szkoły podstawowe", "city" : "Dąbrowa Górnicz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141611, 53.14081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iałysto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68] &amp; [.B368] &amp; [.C368] &amp; [.D368] &amp; [.E368] &amp; [.F368] &amp; [.G368]" office:value-type="string" office:string-value="{ &quot;loc&quot; : {&quot;type&quot; : &quot;Point&quot;, &quot;coordinates&quot; : [23.141611, 53.140811] }, &quot;name&quot; : &quot;Szkoły podstawowe&quot;, &quot;city&quot; : &quot;Białystok&quot; }" calcext:value-type="string">
            <text:p>{ "loc" : {"type" : "Point", "coordinates" : [23.141611, 53.140811] }, "name" : "Szkoły podstawowe", "city" : "Białystok" }</text:p>
          </table:table-cell>
          <table:table-cell table:number-columns-repeated="2"/>
          <table:table-cell office:value-type="string" calcext:value-type="string">
            <text:p>{ "loc" : {"type" : "Point", "coordinates" : [23.141611, 53.140811] }, "name" : "Szkoły podstawowe", "city" : "Białysto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130845, 53.1496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iałysto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69] &amp; [.B369] &amp; [.C369] &amp; [.D369] &amp; [.E369] &amp; [.F369] &amp; [.G369]" office:value-type="string" office:string-value="{ &quot;loc&quot; : {&quot;type&quot; : &quot;Point&quot;, &quot;coordinates&quot; : [23.130845, 53.149640] }, &quot;name&quot; : &quot;Szkoły podstawowe&quot;, &quot;city&quot; : &quot;Białystok&quot; }" calcext:value-type="string">
            <text:p>{ "loc" : {"type" : "Point", "coordinates" : [23.130845, 53.149640] }, "name" : "Szkoły podstawowe", "city" : "Białystok" }</text:p>
          </table:table-cell>
          <table:table-cell table:number-columns-repeated="2"/>
          <table:table-cell office:value-type="string" calcext:value-type="string">
            <text:p>{ "loc" : {"type" : "Point", "coordinates" : [23.130845, 53.149640] }, "name" : "Szkoły podstawowe", "city" : "Białysto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178658, 53.13860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iałysto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70] &amp; [.B370] &amp; [.C370] &amp; [.D370] &amp; [.E370] &amp; [.F370] &amp; [.G370]" office:value-type="string" office:string-value="{ &quot;loc&quot; : {&quot;type&quot; : &quot;Point&quot;, &quot;coordinates&quot; : [23.178658, 53.138607] }, &quot;name&quot; : &quot;Szkoły podstawowe&quot;, &quot;city&quot; : &quot;Białystok&quot; }" calcext:value-type="string">
            <text:p>{ "loc" : {"type" : "Point", "coordinates" : [23.178658, 53.138607] }, "name" : "Szkoły podstawowe", "city" : "Białystok" }</text:p>
          </table:table-cell>
          <table:table-cell table:number-columns-repeated="2"/>
          <table:table-cell office:value-type="string" calcext:value-type="string">
            <text:p>{ "loc" : {"type" : "Point", "coordinates" : [23.178658, 53.138607] }, "name" : "Szkoły podstawowe", "city" : "Białysto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021255, 52.07694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iasecz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71] &amp; [.B371] &amp; [.C371] &amp; [.D371] &amp; [.E371] &amp; [.F371] &amp; [.G371]" office:value-type="string" office:string-value="{ &quot;loc&quot; : {&quot;type&quot; : &quot;Point&quot;, &quot;coordinates&quot; : [21.021255, 52.076941] }, &quot;name&quot; : &quot;Szkoły podstawowe&quot;, &quot;city&quot; : &quot;Piaseczno&quot; }" calcext:value-type="string">
            <text:p>{ "loc" : {"type" : "Point", "coordinates" : [21.021255, 52.076941] }, "name" : "Szkoły podstawowe", "city" : "Piaseczno" }</text:p>
          </table:table-cell>
          <table:table-cell table:number-columns-repeated="2"/>
          <table:table-cell office:value-type="string" calcext:value-type="string">
            <text:p>{ "loc" : {"type" : "Point", "coordinates" : [21.021255, 52.076941] }, "name" : "Szkoły podstawowe", "city" : "Piasecz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604327, 51.90164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tryk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72] &amp; [.B372] &amp; [.C372] &amp; [.D372] &amp; [.E372] &amp; [.F372] &amp; [.G372]" office:value-type="string" office:string-value="{ &quot;loc&quot; : {&quot;type&quot; : &quot;Point&quot;, &quot;coordinates&quot; : [19.604327, 51.901648] }, &quot;name&quot; : &quot;Szkoły podstawowe&quot;, &quot;city&quot; : &quot;Stryków&quot; }" calcext:value-type="string">
            <text:p>{ "loc" : {"type" : "Point", "coordinates" : [19.604327, 51.901648] }, "name" : "Szkoły podstawowe", "city" : "Stryków" }</text:p>
          </table:table-cell>
          <table:table-cell table:number-columns-repeated="2"/>
          <table:table-cell office:value-type="string" calcext:value-type="string">
            <text:p>{ "loc" : {"type" : "Point", "coordinates" : [19.604327, 51.901648] }, "name" : "Szkoły podstawowe", "city" : "Stryk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604523, 51.89732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tryk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73] &amp; [.B373] &amp; [.C373] &amp; [.D373] &amp; [.E373] &amp; [.F373] &amp; [.G373]" office:value-type="string" office:string-value="{ &quot;loc&quot; : {&quot;type&quot; : &quot;Point&quot;, &quot;coordinates&quot; : [19.604523, 51.897327] }, &quot;name&quot; : &quot;Szkoły podstawowe&quot;, &quot;city&quot; : &quot;Stryków&quot; }" calcext:value-type="string">
            <text:p>{ "loc" : {"type" : "Point", "coordinates" : [19.604523, 51.897327] }, "name" : "Szkoły podstawowe", "city" : "Stryków" }</text:p>
          </table:table-cell>
          <table:table-cell table:number-columns-repeated="2"/>
          <table:table-cell office:value-type="string" calcext:value-type="string">
            <text:p>{ "loc" : {"type" : "Point", "coordinates" : [19.604523, 51.897327] }, "name" : "Szkoły podstawowe", "city" : "Stryk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559312, 51.86966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Dobr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74] &amp; [.B374] &amp; [.C374] &amp; [.D374] &amp; [.E374] &amp; [.F374] &amp; [.G374]" office:value-type="string" office:string-value="{ &quot;loc&quot; : {&quot;type&quot; : &quot;Point&quot;, &quot;coordinates&quot; : [19.559312, 51.869662] }, &quot;name&quot; : &quot;Szkoły podstawowe&quot;, &quot;city&quot; : &quot;Dobra&quot; }" calcext:value-type="string">
            <text:p>{ "loc" : {"type" : "Point", "coordinates" : [19.559312, 51.869662] }, "name" : "Szkoły podstawowe", "city" : "Dobra" }</text:p>
          </table:table-cell>
          <table:table-cell table:number-columns-repeated="2"/>
          <table:table-cell office:value-type="string" calcext:value-type="string">
            <text:p>{ "loc" : {"type" : "Point", "coordinates" : [19.559312, 51.869662] }, "name" : "Szkoły podstawowe", "city" : "Dobr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475382, 53.27705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ałc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75] &amp; [.B375] &amp; [.C375] &amp; [.D375] &amp; [.E375] &amp; [.F375] &amp; [.G375]" office:value-type="string" office:string-value="{ &quot;loc&quot; : {&quot;type&quot; : &quot;Point&quot;, &quot;coordinates&quot; : [16.475382, 53.277056] }, &quot;name&quot; : &quot;Szkoły podstawowe&quot;, &quot;city&quot; : &quot;Wałcz&quot; }" calcext:value-type="string">
            <text:p>{ "loc" : {"type" : "Point", "coordinates" : [16.475382, 53.277056] }, "name" : "Szkoły podstawowe", "city" : "Wałcz" }</text:p>
          </table:table-cell>
          <table:table-cell table:number-columns-repeated="2"/>
          <table:table-cell office:value-type="string" calcext:value-type="string">
            <text:p>{ "loc" : {"type" : "Point", "coordinates" : [16.475382, 53.277056] }, "name" : "Szkoły podstawowe", "city" : "Wałc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528005, 49.91818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itan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76] &amp; [.B376] &amp; [.C376] &amp; [.D376] &amp; [.E376] &amp; [.F376] &amp; [.G376]" office:value-type="string" office:string-value="{ &quot;loc&quot; : {&quot;type&quot; : &quot;Point&quot;, &quot;coordinates&quot; : [19.528005, 49.918183] }, &quot;name&quot; : &quot;Szkoły podstawowe&quot;, &quot;city&quot; : &quot;Witanowice&quot; }" calcext:value-type="string">
            <text:p>{ "loc" : {"type" : "Point", "coordinates" : [19.528005, 49.918183] }, "name" : "Szkoły podstawowe", "city" : "Witanowice" }</text:p>
          </table:table-cell>
          <table:table-cell table:number-columns-repeated="2"/>
          <table:table-cell office:value-type="string" calcext:value-type="string">
            <text:p>{ "loc" : {"type" : "Point", "coordinates" : [19.528005, 49.918183] }, "name" : "Szkoły podstawowe", "city" : "Witan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687430, 50.57459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77] &amp; [.B377] &amp; [.C377] &amp; [.D377] &amp; [.E377] &amp; [.F377] &amp; [.G377]" office:value-type="string" office:string-value="{ &quot;loc&quot; : {&quot;type&quot; : &quot;Point&quot;, &quot;coordinates&quot; : [21.687430, 50.574591] }, &quot;name&quot; : &quot;Szkoły podstawowe&quot;, &quot;city&quot; : &quot;Tarnobrzeg&quot; }" calcext:value-type="string">
            <text:p>{ "loc" : {"type" : "Point", "coordinates" : [21.687430, 50.574591] }, "name" : "Szkoły podstawowe", "city" : "Tarnobrzeg" }</text:p>
          </table:table-cell>
          <table:table-cell table:number-columns-repeated="2"/>
          <table:table-cell office:value-type="string" calcext:value-type="string">
            <text:p>{ "loc" : {"type" : "Point", "coordinates" : [21.687430, 50.574591] }, "name" : "Szkoły podstawowe", "city" : "Tarnobrzeg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686226, 50.58581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78] &amp; [.B378] &amp; [.C378] &amp; [.D378] &amp; [.E378] &amp; [.F378] &amp; [.G378]" office:value-type="string" office:string-value="{ &quot;loc&quot; : {&quot;type&quot; : &quot;Point&quot;, &quot;coordinates&quot; : [21.686226, 50.585814] }, &quot;name&quot; : &quot;Szkoły podstawowe&quot;, &quot;city&quot; : &quot;Tarnobrzeg&quot; }" calcext:value-type="string">
            <text:p>{ "loc" : {"type" : "Point", "coordinates" : [21.686226, 50.585814] }, "name" : "Szkoły podstawowe", "city" : "Tarnobrzeg" }</text:p>
          </table:table-cell>
          <table:table-cell table:number-columns-repeated="2"/>
          <table:table-cell office:value-type="string" calcext:value-type="string">
            <text:p>{ "loc" : {"type" : "Point", "coordinates" : [21.686226, 50.585814] }, "name" : "Szkoły podstawowe", "city" : "Tarnobrzeg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699311, 51.21409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Świdni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79] &amp; [.B379] &amp; [.C379] &amp; [.D379] &amp; [.E379] &amp; [.F379] &amp; [.G379]" office:value-type="string" office:string-value="{ &quot;loc&quot; : {&quot;type&quot; : &quot;Point&quot;, &quot;coordinates&quot; : [22.699311, 51.214095] }, &quot;name&quot; : &quot;Szkoły podstawowe&quot;, &quot;city&quot; : &quot;Świdnik&quot; }" calcext:value-type="string">
            <text:p>{ "loc" : {"type" : "Point", "coordinates" : [22.699311, 51.214095] }, "name" : "Szkoły podstawowe", "city" : "Świdnik" }</text:p>
          </table:table-cell>
          <table:table-cell table:number-columns-repeated="2"/>
          <table:table-cell office:value-type="string" calcext:value-type="string">
            <text:p>{ "loc" : {"type" : "Point", "coordinates" : [22.699311, 51.214095] }, "name" : "Szkoły podstawowe", "city" : "Świdni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586635, 51.24301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80] &amp; [.B380] &amp; [.C380] &amp; [.D380] &amp; [.E380] &amp; [.F380] &amp; [.G380]" office:value-type="string" office:string-value="{ &quot;loc&quot; : {&quot;type&quot; : &quot;Point&quot;, &quot;coordinates&quot; : [22.586635, 51.243012] }, &quot;name&quot; : &quot;Szkoły podstawowe&quot;, &quot;city&quot; : &quot;Lublin&quot; }" calcext:value-type="string">
            <text:p>{ "loc" : {"type" : "Point", "coordinates" : [22.586635, 51.243012] }, "name" : "Szkoły podstawowe", "city" : "Lublin" }</text:p>
          </table:table-cell>
          <table:table-cell table:number-columns-repeated="2"/>
          <table:table-cell office:value-type="string" calcext:value-type="string">
            <text:p>{ "loc" : {"type" : "Point", "coordinates" : [22.586635, 51.243012] }, "name" : "Szkoły podstawowe", "city" : "Lubl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550073, 51.22587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81] &amp; [.B381] &amp; [.C381] &amp; [.D381] &amp; [.E381] &amp; [.F381] &amp; [.G381]" office:value-type="string" office:string-value="{ &quot;loc&quot; : {&quot;type&quot; : &quot;Point&quot;, &quot;coordinates&quot; : [22.550073, 51.225875] }, &quot;name&quot; : &quot;Szkoły podstawowe&quot;, &quot;city&quot; : &quot;Lublin&quot; }" calcext:value-type="string">
            <text:p>{ "loc" : {"type" : "Point", "coordinates" : [22.550073, 51.225875] }, "name" : "Szkoły podstawowe", "city" : "Lublin" }</text:p>
          </table:table-cell>
          <table:table-cell table:number-columns-repeated="2"/>
          <table:table-cell office:value-type="string" calcext:value-type="string">
            <text:p>{ "loc" : {"type" : "Point", "coordinates" : [22.550073, 51.225875] }, "name" : "Szkoły podstawowe", "city" : "Lubl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599837, 54.23266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ojano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82] &amp; [.B382] &amp; [.C382] &amp; [.D382] &amp; [.E382] &amp; [.F382] &amp; [.G382]" office:value-type="string" office:string-value="{ &quot;loc&quot; : {&quot;type&quot; : &quot;Point&quot;, &quot;coordinates&quot; : [18.599837, 54.232666] }, &quot;name&quot; : &quot;Szkoły podstawowe&quot;, &quot;city&quot; : &quot;Wojanowo&quot; }" calcext:value-type="string">
            <text:p>{ "loc" : {"type" : "Point", "coordinates" : [18.599837, 54.232666] }, "name" : "Szkoły podstawowe", "city" : "Wojanowo" }</text:p>
          </table:table-cell>
          <table:table-cell table:number-columns-repeated="2"/>
          <table:table-cell office:value-type="string" calcext:value-type="string">
            <text:p>{ "loc" : {"type" : "Point", "coordinates" : [18.599837, 54.232666] }, "name" : "Szkoły podstawowe", "city" : "Wojano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541061, 51.26081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83] &amp; [.B383] &amp; [.C383] &amp; [.D383] &amp; [.E383] &amp; [.F383] &amp; [.G383]" office:value-type="string" office:string-value="{ &quot;loc&quot; : {&quot;type&quot; : &quot;Point&quot;, &quot;coordinates&quot; : [22.541061, 51.260810] }, &quot;name&quot; : &quot;Szkoły podstawowe&quot;, &quot;city&quot; : &quot;Lublin&quot; }" calcext:value-type="string">
            <text:p>{ "loc" : {"type" : "Point", "coordinates" : [22.541061, 51.260810] }, "name" : "Szkoły podstawowe", "city" : "Lublin" }</text:p>
          </table:table-cell>
          <table:table-cell table:number-columns-repeated="2"/>
          <table:table-cell office:value-type="string" calcext:value-type="string">
            <text:p>{ "loc" : {"type" : "Point", "coordinates" : [22.541061, 51.260810] }, "name" : "Szkoły podstawowe", "city" : "Lubl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587978, 51.2352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84] &amp; [.B384] &amp; [.C384] &amp; [.D384] &amp; [.E384] &amp; [.F384] &amp; [.G384]" office:value-type="string" office:string-value="{ &quot;loc&quot; : {&quot;type&quot; : &quot;Point&quot;, &quot;coordinates&quot; : [22.587978, 51.235250] }, &quot;name&quot; : &quot;Szkoły podstawowe&quot;, &quot;city&quot; : &quot;Lublin&quot; }" calcext:value-type="string">
            <text:p>{ "loc" : {"type" : "Point", "coordinates" : [22.587978, 51.235250] }, "name" : "Szkoły podstawowe", "city" : "Lublin" }</text:p>
          </table:table-cell>
          <table:table-cell table:number-columns-repeated="2"/>
          <table:table-cell office:value-type="string" calcext:value-type="string">
            <text:p>{ "loc" : {"type" : "Point", "coordinates" : [22.587978, 51.235250] }, "name" : "Szkoły podstawowe", "city" : "Lubl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466542, 53.26414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ałc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85] &amp; [.B385] &amp; [.C385] &amp; [.D385] &amp; [.E385] &amp; [.F385] &amp; [.G385]" office:value-type="string" office:string-value="{ &quot;loc&quot; : {&quot;type&quot; : &quot;Point&quot;, &quot;coordinates&quot; : [16.466542, 53.264148] }, &quot;name&quot; : &quot;Szkoły podstawowe&quot;, &quot;city&quot; : &quot;Wałcz&quot; }" calcext:value-type="string">
            <text:p>{ "loc" : {"type" : "Point", "coordinates" : [16.466542, 53.264148] }, "name" : "Szkoły podstawowe", "city" : "Wałcz" }</text:p>
          </table:table-cell>
          <table:table-cell table:number-columns-repeated="2"/>
          <table:table-cell office:value-type="string" calcext:value-type="string">
            <text:p>{ "loc" : {"type" : "Point", "coordinates" : [16.466542, 53.264148] }, "name" : "Szkoły podstawowe", "city" : "Wałc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550597, 51.27280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86] &amp; [.B386] &amp; [.C386] &amp; [.D386] &amp; [.E386] &amp; [.F386] &amp; [.G386]" office:value-type="string" office:string-value="{ &quot;loc&quot; : {&quot;type&quot; : &quot;Point&quot;, &quot;coordinates&quot; : [22.550597, 51.272808] }, &quot;name&quot; : &quot;Szkoły podstawowe&quot;, &quot;city&quot; : &quot;Lublin&quot; }" calcext:value-type="string">
            <text:p>{ "loc" : {"type" : "Point", "coordinates" : [22.550597, 51.272808] }, "name" : "Szkoły podstawowe", "city" : "Lublin" }</text:p>
          </table:table-cell>
          <table:table-cell table:number-columns-repeated="2"/>
          <table:table-cell office:value-type="string" calcext:value-type="string">
            <text:p>{ "loc" : {"type" : "Point", "coordinates" : [22.550597, 51.272808] }, "name" : "Szkoły podstawowe", "city" : "Lubl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518192, 51.23758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87] &amp; [.B387] &amp; [.C387] &amp; [.D387] &amp; [.E387] &amp; [.F387] &amp; [.G387]" office:value-type="string" office:string-value="{ &quot;loc&quot; : {&quot;type&quot; : &quot;Point&quot;, &quot;coordinates&quot; : [22.518192, 51.237584] }, &quot;name&quot; : &quot;Szkoły podstawowe&quot;, &quot;city&quot; : &quot;Lublin&quot; }" calcext:value-type="string">
            <text:p>{ "loc" : {"type" : "Point", "coordinates" : [22.518192, 51.237584] }, "name" : "Szkoły podstawowe", "city" : "Lublin" }</text:p>
          </table:table-cell>
          <table:table-cell table:number-columns-repeated="2"/>
          <table:table-cell office:value-type="string" calcext:value-type="string">
            <text:p>{ "loc" : {"type" : "Point", "coordinates" : [22.518192, 51.237584] }, "name" : "Szkoły podstawowe", "city" : "Lubl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711829, 50.64858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Zawierzbi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88] &amp; [.B388] &amp; [.C388] &amp; [.D388] &amp; [.E388] &amp; [.F388] &amp; [.G388]" office:value-type="string" office:string-value="{ &quot;loc&quot; : {&quot;type&quot; : &quot;Point&quot;, &quot;coordinates&quot; : [21.711829, 50.648583] }, &quot;name&quot; : &quot;Szkoły podstawowe&quot;, &quot;city&quot; : &quot;Zawierzbie&quot; }" calcext:value-type="string">
            <text:p>{ "loc" : {"type" : "Point", "coordinates" : [21.711829, 50.648583] }, "name" : "Szkoły podstawowe", "city" : "Zawierzbie" }</text:p>
          </table:table-cell>
          <table:table-cell table:number-columns-repeated="2"/>
          <table:table-cell office:value-type="string" calcext:value-type="string">
            <text:p>{ "loc" : {"type" : "Point", "coordinates" : [21.711829, 50.648583] }, "name" : "Szkoły podstawowe", "city" : "Zawierzbi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733044, 50.68702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andomier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89] &amp; [.B389] &amp; [.C389] &amp; [.D389] &amp; [.E389] &amp; [.F389] &amp; [.G389]" office:value-type="string" office:string-value="{ &quot;loc&quot; : {&quot;type&quot; : &quot;Point&quot;, &quot;coordinates&quot; : [21.733044, 50.687025] }, &quot;name&quot; : &quot;Szkoły podstawowe&quot;, &quot;city&quot; : &quot;Sandomierz&quot; }" calcext:value-type="string">
            <text:p>{ "loc" : {"type" : "Point", "coordinates" : [21.733044, 50.687025] }, "name" : "Szkoły podstawowe", "city" : "Sandomierz" }</text:p>
          </table:table-cell>
          <table:table-cell table:number-columns-repeated="2"/>
          <table:table-cell office:value-type="string" calcext:value-type="string">
            <text:p>{ "loc" : {"type" : "Point", "coordinates" : [21.733044, 50.687025] }, "name" : "Szkoły podstawowe", "city" : "Sandomier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741991, 50.68467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andomier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90] &amp; [.B390] &amp; [.C390] &amp; [.D390] &amp; [.E390] &amp; [.F390] &amp; [.G390]" office:value-type="string" office:string-value="{ &quot;loc&quot; : {&quot;type&quot; : &quot;Point&quot;, &quot;coordinates&quot; : [21.741991, 50.684678] }, &quot;name&quot; : &quot;Szkoły podstawowe&quot;, &quot;city&quot; : &quot;Sandomierz&quot; }" calcext:value-type="string">
            <text:p>{ "loc" : {"type" : "Point", "coordinates" : [21.741991, 50.684678] }, "name" : "Szkoły podstawowe", "city" : "Sandomierz" }</text:p>
          </table:table-cell>
          <table:table-cell table:number-columns-repeated="2"/>
          <table:table-cell office:value-type="string" calcext:value-type="string">
            <text:p>{ "loc" : {"type" : "Point", "coordinates" : [21.741991, 50.684678] }, "name" : "Szkoły podstawowe", "city" : "Sandomier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569959, 51.21355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91] &amp; [.B391] &amp; [.C391] &amp; [.D391] &amp; [.E391] &amp; [.F391] &amp; [.G391]" office:value-type="string" office:string-value="{ &quot;loc&quot; : {&quot;type&quot; : &quot;Point&quot;, &quot;coordinates&quot; : [22.569959, 51.213555] }, &quot;name&quot; : &quot;Szkoły podstawowe&quot;, &quot;city&quot; : &quot;Lublin&quot; }" calcext:value-type="string">
            <text:p>{ "loc" : {"type" : "Point", "coordinates" : [22.569959, 51.213555] }, "name" : "Szkoły podstawowe", "city" : "Lublin" }</text:p>
          </table:table-cell>
          <table:table-cell table:number-columns-repeated="2"/>
          <table:table-cell office:value-type="string" calcext:value-type="string">
            <text:p>{ "loc" : {"type" : "Point", "coordinates" : [22.569959, 51.213555] }, "name" : "Szkoły podstawowe", "city" : "Lubl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349928, 53.65081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iałostoc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92] &amp; [.B392] &amp; [.C392] &amp; [.D392] &amp; [.E392] &amp; [.F392] &amp; [.G392]" office:value-type="string" office:string-value="{ &quot;loc&quot; : {&quot;type&quot; : &quot;Point&quot;, &quot;coordinates&quot; : [23.349928, 53.650813] }, &quot;name&quot; : &quot;Szkoły podstawowe&quot;, &quot;city&quot; : &quot;Białostocka&quot; }" calcext:value-type="string">
            <text:p>{ "loc" : {"type" : "Point", "coordinates" : [23.349928, 53.650813] }, "name" : "Szkoły podstawowe", "city" : "Białostocka" }</text:p>
          </table:table-cell>
          <table:table-cell table:number-columns-repeated="2"/>
          <table:table-cell office:value-type="string" calcext:value-type="string">
            <text:p>{ "loc" : {"type" : "Point", "coordinates" : [23.349928, 53.650813] }, "name" : "Szkoły podstawowe", "city" : "Białostoc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502696, 52.59351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kwierzyn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93] &amp; [.B393] &amp; [.C393] &amp; [.D393] &amp; [.E393] &amp; [.F393] &amp; [.G393]" office:value-type="string" office:string-value="{ &quot;loc&quot; : {&quot;type&quot; : &quot;Point&quot;, &quot;coordinates&quot; : [15.502696, 52.593514] }, &quot;name&quot; : &quot;Szkoły podstawowe&quot;, &quot;city&quot; : &quot;Skwierzyna&quot; }" calcext:value-type="string">
            <text:p>{ "loc" : {"type" : "Point", "coordinates" : [15.502696, 52.593514] }, "name" : "Szkoły podstawowe", "city" : "Skwierzyna" }</text:p>
          </table:table-cell>
          <table:table-cell table:number-columns-repeated="2"/>
          <table:table-cell office:value-type="string" calcext:value-type="string">
            <text:p>{ "loc" : {"type" : "Point", "coordinates" : [15.502696, 52.593514] }, "name" : "Szkoły podstawowe", "city" : "Skwierzyn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4.726272, 51.95812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ub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94] &amp; [.B394] &amp; [.C394] &amp; [.D394] &amp; [.E394] &amp; [.F394] &amp; [.G394]" office:value-type="string" office:string-value="{ &quot;loc&quot; : {&quot;type&quot; : &quot;Point&quot;, &quot;coordinates&quot; : [14.726272, 51.958125] }, &quot;name&quot; : &quot;Szkoły podstawowe&quot;, &quot;city&quot; : &quot;Gubin&quot; }" calcext:value-type="string">
            <text:p>{ "loc" : {"type" : "Point", "coordinates" : [14.726272, 51.958125] }, "name" : "Szkoły podstawowe", "city" : "Gubin" }</text:p>
          </table:table-cell>
          <table:table-cell table:number-columns-repeated="2"/>
          <table:table-cell office:value-type="string" calcext:value-type="string">
            <text:p>{ "loc" : {"type" : "Point", "coordinates" : [14.726272, 51.958125] }, "name" : "Szkoły podstawowe", "city" : "Gub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744715, 50.68830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andomier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95] &amp; [.B395] &amp; [.C395] &amp; [.D395] &amp; [.E395] &amp; [.F395] &amp; [.G395]" office:value-type="string" office:string-value="{ &quot;loc&quot; : {&quot;type&quot; : &quot;Point&quot;, &quot;coordinates&quot; : [21.744715, 50.688308] }, &quot;name&quot; : &quot;Szkoły podstawowe&quot;, &quot;city&quot; : &quot;Sandomierz&quot; }" calcext:value-type="string">
            <text:p>{ "loc" : {"type" : "Point", "coordinates" : [21.744715, 50.688308] }, "name" : "Szkoły podstawowe", "city" : "Sandomierz" }</text:p>
          </table:table-cell>
          <table:table-cell table:number-columns-repeated="2"/>
          <table:table-cell office:value-type="string" calcext:value-type="string">
            <text:p>{ "loc" : {"type" : "Point", "coordinates" : [21.744715, 50.688308] }, "name" : "Szkoły podstawowe", "city" : "Sandomier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892147, 49.97882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Mogielnic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96] &amp; [.B396] &amp; [.C396] &amp; [.D396] &amp; [.E396] &amp; [.F396] &amp; [.G396]" office:value-type="string" office:string-value="{ &quot;loc&quot; : {&quot;type&quot; : &quot;Point&quot;, &quot;coordinates&quot; : [21.892147, 49.978825] }, &quot;name&quot; : &quot;Szkoły podstawowe&quot;, &quot;city&quot; : &quot;Mogielnica&quot; }" calcext:value-type="string">
            <text:p>{ "loc" : {"type" : "Point", "coordinates" : [21.892147, 49.978825] }, "name" : "Szkoły podstawowe", "city" : "Mogielnica" }</text:p>
          </table:table-cell>
          <table:table-cell table:number-columns-repeated="2"/>
          <table:table-cell office:value-type="string" calcext:value-type="string">
            <text:p>{ "loc" : {"type" : "Point", "coordinates" : [21.892147, 49.978825] }, "name" : "Szkoły podstawowe", "city" : "Mogielnic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912685, 52.24657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łoda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97] &amp; [.B397] &amp; [.C397] &amp; [.D397] &amp; [.E397] &amp; [.F397] &amp; [.G397]" office:value-type="string" office:string-value="{ &quot;loc&quot; : {&quot;type&quot; : &quot;Point&quot;, &quot;coordinates&quot; : [18.912685, 52.246577] }, &quot;name&quot; : &quot;Szkoły podstawowe&quot;, &quot;city&quot; : &quot;Kłodawa&quot; }" calcext:value-type="string">
            <text:p>{ "loc" : {"type" : "Point", "coordinates" : [18.912685, 52.246577] }, "name" : "Szkoły podstawowe", "city" : "Kłodawa" }</text:p>
          </table:table-cell>
          <table:table-cell table:number-columns-repeated="2"/>
          <table:table-cell office:value-type="string" calcext:value-type="string">
            <text:p>{ "loc" : {"type" : "Point", "coordinates" : [18.912685, 52.246577] }, "name" : "Szkoły podstawowe", "city" : "Kłoda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632011, 51.26175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98] &amp; [.B398] &amp; [.C398] &amp; [.D398] &amp; [.E398] &amp; [.F398] &amp; [.G398]" office:value-type="string" office:string-value="{ &quot;loc&quot; : {&quot;type&quot; : &quot;Point&quot;, &quot;coordinates&quot; : [22.632011, 51.261757] }, &quot;name&quot; : &quot;Szkoły podstawowe&quot;, &quot;city&quot; : &quot;Lublin&quot; }" calcext:value-type="string">
            <text:p>{ "loc" : {"type" : "Point", "coordinates" : [22.632011, 51.261757] }, "name" : "Szkoły podstawowe", "city" : "Lublin" }</text:p>
          </table:table-cell>
          <table:table-cell table:number-columns-repeated="2"/>
          <table:table-cell office:value-type="string" calcext:value-type="string">
            <text:p>{ "loc" : {"type" : "Point", "coordinates" : [22.632011, 51.261757] }, "name" : "Szkoły podstawowe", "city" : "Lubl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518655, 51.22366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399] &amp; [.B399] &amp; [.C399] &amp; [.D399] &amp; [.E399] &amp; [.F399] &amp; [.G399]" office:value-type="string" office:string-value="{ &quot;loc&quot; : {&quot;type&quot; : &quot;Point&quot;, &quot;coordinates&quot; : [22.518655, 51.223667] }, &quot;name&quot; : &quot;Szkoły podstawowe&quot;, &quot;city&quot; : &quot;Lublin&quot; }" calcext:value-type="string">
            <text:p>{ "loc" : {"type" : "Point", "coordinates" : [22.518655, 51.223667] }, "name" : "Szkoły podstawowe", "city" : "Lublin" }</text:p>
          </table:table-cell>
          <table:table-cell table:number-columns-repeated="2"/>
          <table:table-cell office:value-type="string" calcext:value-type="string">
            <text:p>{ "loc" : {"type" : "Point", "coordinates" : [22.518655, 51.223667] }, "name" : "Szkoły podstawowe", "city" : "Lubl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634057, 51.21956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00] &amp; [.B400] &amp; [.C400] &amp; [.D400] &amp; [.E400] &amp; [.F400] &amp; [.G400]" office:value-type="string" office:string-value="{ &quot;loc&quot; : {&quot;type&quot; : &quot;Point&quot;, &quot;coordinates&quot; : [22.634057, 51.219563] }, &quot;name&quot; : &quot;Szkoły podstawowe&quot;, &quot;city&quot; : &quot;Lublin&quot; }" calcext:value-type="string">
            <text:p>{ "loc" : {"type" : "Point", "coordinates" : [22.634057, 51.219563] }, "name" : "Szkoły podstawowe", "city" : "Lublin" }</text:p>
          </table:table-cell>
          <table:table-cell table:number-columns-repeated="2"/>
          <table:table-cell office:value-type="string" calcext:value-type="string">
            <text:p>{ "loc" : {"type" : "Point", "coordinates" : [22.634057, 51.219563] }, "name" : "Szkoły podstawowe", "city" : "Lubl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492689, 51.23024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01] &amp; [.B401] &amp; [.C401] &amp; [.D401] &amp; [.E401] &amp; [.F401] &amp; [.G401]" office:value-type="string" office:string-value="{ &quot;loc&quot; : {&quot;type&quot; : &quot;Point&quot;, &quot;coordinates&quot; : [22.492689, 51.230246] }, &quot;name&quot; : &quot;Szkoły podstawowe&quot;, &quot;city&quot; : &quot;Lublin&quot; }" calcext:value-type="string">
            <text:p>{ "loc" : {"type" : "Point", "coordinates" : [22.492689, 51.230246] }, "name" : "Szkoły podstawowe", "city" : "Lublin" }</text:p>
          </table:table-cell>
          <table:table-cell table:number-columns-repeated="2"/>
          <table:table-cell office:value-type="string" calcext:value-type="string">
            <text:p>{ "loc" : {"type" : "Point", "coordinates" : [22.492689, 51.230246] }, "name" : "Szkoły podstawowe", "city" : "Lubl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000003, 50.09757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rak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02] &amp; [.B402] &amp; [.C402] &amp; [.D402] &amp; [.E402] &amp; [.F402] &amp; [.G402]" office:value-type="string" office:string-value="{ &quot;loc&quot; : {&quot;type&quot; : &quot;Point&quot;, &quot;coordinates&quot; : [20.000003, 50.097573] }, &quot;name&quot; : &quot;Szkoły podstawowe&quot;, &quot;city&quot; : &quot;Kraków&quot; }" calcext:value-type="string">
            <text:p>{ "loc" : {"type" : "Point", "coordinates" : [20.000003, 50.097573] }, "name" : "Szkoły podstawowe", "city" : "Kraków" }</text:p>
          </table:table-cell>
          <table:table-cell table:number-columns-repeated="2"/>
          <table:table-cell office:value-type="string" calcext:value-type="string">
            <text:p>{ "loc" : {"type" : "Point", "coordinates" : [20.000003, 50.097573] }, "name" : "Szkoły podstawowe", "city" : "Krak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974140, 54.11994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ościerzyn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03] &amp; [.B403] &amp; [.C403] &amp; [.D403] &amp; [.E403] &amp; [.F403] &amp; [.G403]" office:value-type="string" office:string-value="{ &quot;loc&quot; : {&quot;type&quot; : &quot;Point&quot;, &quot;coordinates&quot; : [17.974140, 54.119941] }, &quot;name&quot; : &quot;Szkoły podstawowe&quot;, &quot;city&quot; : &quot;Kościerzyna&quot; }" calcext:value-type="string">
            <text:p>{ "loc" : {"type" : "Point", "coordinates" : [17.974140, 54.119941] }, "name" : "Szkoły podstawowe", "city" : "Kościerzyna" }</text:p>
          </table:table-cell>
          <table:table-cell table:number-columns-repeated="2"/>
          <table:table-cell office:value-type="string" calcext:value-type="string">
            <text:p>{ "loc" : {"type" : "Point", "coordinates" : [17.974140, 54.119941] }, "name" : "Szkoły podstawowe", "city" : "Kościerzyn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953113, 50.06756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rak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04] &amp; [.B404] &amp; [.C404] &amp; [.D404] &amp; [.E404] &amp; [.F404] &amp; [.G404]" office:value-type="string" office:string-value="{ &quot;loc&quot; : {&quot;type&quot; : &quot;Point&quot;, &quot;coordinates&quot; : [19.953113, 50.067566] }, &quot;name&quot; : &quot;Szkoły podstawowe&quot;, &quot;city&quot; : &quot;Kraków&quot; }" calcext:value-type="string">
            <text:p>{ "loc" : {"type" : "Point", "coordinates" : [19.953113, 50.067566] }, "name" : "Szkoły podstawowe", "city" : "Kraków" }</text:p>
          </table:table-cell>
          <table:table-cell table:number-columns-repeated="2"/>
          <table:table-cell office:value-type="string" calcext:value-type="string">
            <text:p>{ "loc" : {"type" : "Point", "coordinates" : [19.953113, 50.067566] }, "name" : "Szkoły podstawowe", "city" : "Krak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505889, 51.17123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05] &amp; [.B405] &amp; [.C405] &amp; [.D405] &amp; [.E405] &amp; [.F405] &amp; [.G405]" office:value-type="string" office:string-value="{ &quot;loc&quot; : {&quot;type&quot; : &quot;Point&quot;, &quot;coordinates&quot; : [22.505889, 51.171231] }, &quot;name&quot; : &quot;Szkoły podstawowe&quot;, &quot;city&quot; : &quot;Lublin&quot; }" calcext:value-type="string">
            <text:p>{ "loc" : {"type" : "Point", "coordinates" : [22.505889, 51.171231] }, "name" : "Szkoły podstawowe", "city" : "Lublin" }</text:p>
          </table:table-cell>
          <table:table-cell table:number-columns-repeated="2"/>
          <table:table-cell office:value-type="string" calcext:value-type="string">
            <text:p>{ "loc" : {"type" : "Point", "coordinates" : [22.505889, 51.171231] }, "name" : "Szkoły podstawowe", "city" : "Lubl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368188, 49.97267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iotr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06] &amp; [.B406] &amp; [.C406] &amp; [.D406] &amp; [.E406] &amp; [.F406] &amp; [.G406]" office:value-type="string" office:string-value="{ &quot;loc&quot; : {&quot;type&quot; : &quot;Point&quot;, &quot;coordinates&quot; : [19.368188, 49.972671] }, &quot;name&quot; : &quot;Szkoły podstawowe&quot;, &quot;city&quot; : &quot;Piotrowice&quot; }" calcext:value-type="string">
            <text:p>{ "loc" : {"type" : "Point", "coordinates" : [19.368188, 49.972671] }, "name" : "Szkoły podstawowe", "city" : "Piotrowice" }</text:p>
          </table:table-cell>
          <table:table-cell table:number-columns-repeated="2"/>
          <table:table-cell office:value-type="string" calcext:value-type="string">
            <text:p>{ "loc" : {"type" : "Point", "coordinates" : [19.368188, 49.972671] }, "name" : "Szkoły podstawowe", "city" : "Piotr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764968, 50.66759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andomier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07] &amp; [.B407] &amp; [.C407] &amp; [.D407] &amp; [.E407] &amp; [.F407] &amp; [.G407]" office:value-type="string" office:string-value="{ &quot;loc&quot; : {&quot;type&quot; : &quot;Point&quot;, &quot;coordinates&quot; : [21.764968, 50.667590] }, &quot;name&quot; : &quot;Szkoły podstawowe&quot;, &quot;city&quot; : &quot;Sandomierz&quot; }" calcext:value-type="string">
            <text:p>{ "loc" : {"type" : "Point", "coordinates" : [21.764968, 50.667590] }, "name" : "Szkoły podstawowe", "city" : "Sandomierz" }</text:p>
          </table:table-cell>
          <table:table-cell table:number-columns-repeated="2"/>
          <table:table-cell office:value-type="string" calcext:value-type="string">
            <text:p>{ "loc" : {"type" : "Point", "coordinates" : [21.764968, 50.667590] }, "name" : "Szkoły podstawowe", "city" : "Sandomier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98031, 49.87230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ad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08] &amp; [.B408] &amp; [.C408] &amp; [.D408] &amp; [.E408] &amp; [.F408] &amp; [.G408]" office:value-type="string" office:string-value="{ &quot;loc&quot; : {&quot;type&quot; : &quot;Point&quot;, &quot;coordinates&quot; : [19.498031, 49.872303] }, &quot;name&quot; : &quot;Szkoły podstawowe&quot;, &quot;city&quot; : &quot;Wadowice&quot; }" calcext:value-type="string">
            <text:p>{ "loc" : {"type" : "Point", "coordinates" : [19.498031, 49.872303] }, "name" : "Szkoły podstawowe", "city" : "Wadowice" }</text:p>
          </table:table-cell>
          <table:table-cell table:number-columns-repeated="2"/>
          <table:table-cell office:value-type="string" calcext:value-type="string">
            <text:p>{ "loc" : {"type" : "Point", "coordinates" : [19.498031, 49.872303] }, "name" : "Szkoły podstawowe", "city" : "Wad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016214, 54.33583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Jantar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09] &amp; [.B409] &amp; [.C409] &amp; [.D409] &amp; [.E409] &amp; [.F409] &amp; [.G409]" office:value-type="string" office:string-value="{ &quot;loc&quot; : {&quot;type&quot; : &quot;Point&quot;, &quot;coordinates&quot; : [19.016214, 54.335832] }, &quot;name&quot; : &quot;Szkoły podstawowe&quot;, &quot;city&quot; : &quot;Jantar&quot; }" calcext:value-type="string">
            <text:p>{ "loc" : {"type" : "Point", "coordinates" : [19.016214, 54.335832] }, "name" : "Szkoły podstawowe", "city" : "Jantar" }</text:p>
          </table:table-cell>
          <table:table-cell table:number-columns-repeated="2"/>
          <table:table-cell office:value-type="string" calcext:value-type="string">
            <text:p>{ "loc" : {"type" : "Point", "coordinates" : [19.016214, 54.335832] }, "name" : "Szkoły podstawowe", "city" : "Jantar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580441, 54.37710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10] &amp; [.B410] &amp; [.C410] &amp; [.D410] &amp; [.E410] &amp; [.F410] &amp; [.G410]" office:value-type="string" office:string-value="{ &quot;loc&quot; : {&quot;type&quot; : &quot;Point&quot;, &quot;coordinates&quot; : [18.580441, 54.377102] }, &quot;name&quot; : &quot;Szkoły podstawowe&quot;, &quot;city&quot; : &quot;Gdańsk&quot; }" calcext:value-type="string">
            <text:p>{ "loc" : {"type" : "Point", "coordinates" : [18.580441, 54.377102] }, "name" : "Szkoły podstawowe", "city" : "Gdańsk" }</text:p>
          </table:table-cell>
          <table:table-cell table:number-columns-repeated="2"/>
          <table:table-cell office:value-type="string" calcext:value-type="string">
            <text:p>{ "loc" : {"type" : "Point", "coordinates" : [18.580441, 54.377102] }, "name" : "Szkoły podstawowe", "city" : "Gdańs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015010, 53.13525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11] &amp; [.B411] &amp; [.C411] &amp; [.D411] &amp; [.E411] &amp; [.F411] &amp; [.G411]" office:value-type="string" office:string-value="{ &quot;loc&quot; : {&quot;type&quot; : &quot;Point&quot;, &quot;coordinates&quot; : [18.015010, 53.135257] }, &quot;name&quot; : &quot;Szkoły podstawowe&quot;, &quot;city&quot; : &quot;Bydgoszcz&quot; }" calcext:value-type="string">
            <text:p>{ "loc" : {"type" : "Point", "coordinates" : [18.015010, 53.135257] }, "name" : "Szkoły podstawowe", "city" : "Bydgoszcz" }</text:p>
          </table:table-cell>
          <table:table-cell table:number-columns-repeated="2"/>
          <table:table-cell office:value-type="string" calcext:value-type="string">
            <text:p>{ "loc" : {"type" : "Point", "coordinates" : [18.015010, 53.135257] }, "name" : "Szkoły podstawowe", "city" : "Bydgoszc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696570, 53.92491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elpl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12] &amp; [.B412] &amp; [.C412] &amp; [.D412] &amp; [.E412] &amp; [.F412] &amp; [.G412]" office:value-type="string" office:string-value="{ &quot;loc&quot; : {&quot;type&quot; : &quot;Point&quot;, &quot;coordinates&quot; : [18.696570, 53.924913] }, &quot;name&quot; : &quot;Szkoły podstawowe&quot;, &quot;city&quot; : &quot;Pelplin&quot; }" calcext:value-type="string">
            <text:p>{ "loc" : {"type" : "Point", "coordinates" : [18.696570, 53.924913] }, "name" : "Szkoły podstawowe", "city" : "Pelplin" }</text:p>
          </table:table-cell>
          <table:table-cell table:number-columns-repeated="2"/>
          <table:table-cell office:value-type="string" calcext:value-type="string">
            <text:p>{ "loc" : {"type" : "Point", "coordinates" : [18.696570, 53.924913] }, "name" : "Szkoły podstawowe", "city" : "Pelpl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207100, 53.75210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rabuty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13] &amp; [.B413] &amp; [.C413] &amp; [.D413] &amp; [.E413] &amp; [.F413] &amp; [.G413]" office:value-type="string" office:string-value="{ &quot;loc&quot; : {&quot;type&quot; : &quot;Point&quot;, &quot;coordinates&quot; : [19.207100, 53.752105] }, &quot;name&quot; : &quot;Szkoły podstawowe&quot;, &quot;city&quot; : &quot;Prabuty&quot; }" calcext:value-type="string">
            <text:p>{ "loc" : {"type" : "Point", "coordinates" : [19.207100, 53.752105] }, "name" : "Szkoły podstawowe", "city" : "Prabuty" }</text:p>
          </table:table-cell>
          <table:table-cell table:number-columns-repeated="2"/>
          <table:table-cell office:value-type="string" calcext:value-type="string">
            <text:p>{ "loc" : {"type" : "Point", "coordinates" : [19.207100, 53.752105] }, "name" : "Szkoły podstawowe", "city" : "Prabuty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977254, 54.00199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Miastk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14] &amp; [.B414] &amp; [.C414] &amp; [.D414] &amp; [.E414] &amp; [.F414] &amp; [.G414]" office:value-type="string" office:string-value="{ &quot;loc&quot; : {&quot;type&quot; : &quot;Point&quot;, &quot;coordinates&quot; : [16.977254, 54.001990] }, &quot;name&quot; : &quot;Szkoły podstawowe&quot;, &quot;city&quot; : &quot;Miastko&quot; }" calcext:value-type="string">
            <text:p>{ "loc" : {"type" : "Point", "coordinates" : [16.977254, 54.001990] }, "name" : "Szkoły podstawowe", "city" : "Miastko" }</text:p>
          </table:table-cell>
          <table:table-cell table:number-columns-repeated="2"/>
          <table:table-cell office:value-type="string" calcext:value-type="string">
            <text:p>{ "loc" : {"type" : "Point", "coordinates" : [16.977254, 54.001990] }, "name" : "Szkoły podstawowe", "city" : "Miastk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973521, 53.99404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Miastk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15] &amp; [.B415] &amp; [.C415] &amp; [.D415] &amp; [.E415] &amp; [.F415] &amp; [.G415]" office:value-type="string" office:string-value="{ &quot;loc&quot; : {&quot;type&quot; : &quot;Point&quot;, &quot;coordinates&quot; : [16.973521, 53.994044] }, &quot;name&quot; : &quot;Szkoły podstawowe&quot;, &quot;city&quot; : &quot;Miastko&quot; }" calcext:value-type="string">
            <text:p>{ "loc" : {"type" : "Point", "coordinates" : [16.973521, 53.994044] }, "name" : "Szkoły podstawowe", "city" : "Miastko" }</text:p>
          </table:table-cell>
          <table:table-cell table:number-columns-repeated="2"/>
          <table:table-cell office:value-type="string" calcext:value-type="string">
            <text:p>{ "loc" : {"type" : "Point", "coordinates" : [16.973521, 53.994044] }, "name" : "Szkoły podstawowe", "city" : "Miastk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30781, 54.37686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rynica Mors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16] &amp; [.B416] &amp; [.C416] &amp; [.D416] &amp; [.E416] &amp; [.F416] &amp; [.G416]" office:value-type="string" office:string-value="{ &quot;loc&quot; : {&quot;type&quot; : &quot;Point&quot;, &quot;coordinates&quot; : [19.430781, 54.376867] }, &quot;name&quot; : &quot;Szkoły podstawowe&quot;, &quot;city&quot; : &quot;Krynica Morska&quot; }" calcext:value-type="string">
            <text:p>{ "loc" : {"type" : "Point", "coordinates" : [19.430781, 54.376867] }, "name" : "Szkoły podstawowe", "city" : "Krynica Morska" }</text:p>
          </table:table-cell>
          <table:table-cell table:number-columns-repeated="2"/>
          <table:table-cell office:value-type="string" calcext:value-type="string">
            <text:p>{ "loc" : {"type" : "Point", "coordinates" : [19.430781, 54.376867] }, "name" : "Szkoły podstawowe", "city" : "Krynica Mors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23791, 51.82053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Łódź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17] &amp; [.B417] &amp; [.C417] &amp; [.D417] &amp; [.E417] &amp; [.F417] &amp; [.G417]" office:value-type="string" office:string-value="{ &quot;loc&quot; : {&quot;type&quot; : &quot;Point&quot;, &quot;coordinates&quot; : [19.423791, 51.820539] }, &quot;name&quot; : &quot;Szkoły podstawowe&quot;, &quot;city&quot; : &quot;Łódź&quot; }" calcext:value-type="string">
            <text:p>{ "loc" : {"type" : "Point", "coordinates" : [19.423791, 51.820539] }, "name" : "Szkoły podstawowe", "city" : "Łódź" }</text:p>
          </table:table-cell>
          <table:table-cell table:number-columns-repeated="2"/>
          <table:table-cell office:value-type="string" calcext:value-type="string">
            <text:p>{ "loc" : {"type" : "Point", "coordinates" : [19.423791, 51.820539] }, "name" : "Szkoły podstawowe", "city" : "Łódź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717516, 53.14595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ił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18] &amp; [.B418] &amp; [.C418] &amp; [.D418] &amp; [.E418] &amp; [.F418] &amp; [.G418]" office:value-type="string" office:string-value="{ &quot;loc&quot; : {&quot;type&quot; : &quot;Point&quot;, &quot;coordinates&quot; : [16.717516, 53.145957] }, &quot;name&quot; : &quot;Szkoły podstawowe&quot;, &quot;city&quot; : &quot;Piła&quot; }" calcext:value-type="string">
            <text:p>{ "loc" : {"type" : "Point", "coordinates" : [16.717516, 53.145957] }, "name" : "Szkoły podstawowe", "city" : "Piła" }</text:p>
          </table:table-cell>
          <table:table-cell table:number-columns-repeated="2"/>
          <table:table-cell office:value-type="string" calcext:value-type="string">
            <text:p>{ "loc" : {"type" : "Point", "coordinates" : [16.717516, 53.145957] }, "name" : "Szkoły podstawowe", "city" : "Pił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750085, 53.16429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ił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19] &amp; [.B419] &amp; [.C419] &amp; [.D419] &amp; [.E419] &amp; [.F419] &amp; [.G419]" office:value-type="string" office:string-value="{ &quot;loc&quot; : {&quot;type&quot; : &quot;Point&quot;, &quot;coordinates&quot; : [16.750085, 53.164298] }, &quot;name&quot; : &quot;Szkoły podstawowe&quot;, &quot;city&quot; : &quot;Piła&quot; }" calcext:value-type="string">
            <text:p>{ "loc" : {"type" : "Point", "coordinates" : [16.750085, 53.164298] }, "name" : "Szkoły podstawowe", "city" : "Piła" }</text:p>
          </table:table-cell>
          <table:table-cell table:number-columns-repeated="2"/>
          <table:table-cell office:value-type="string" calcext:value-type="string">
            <text:p>{ "loc" : {"type" : "Point", "coordinates" : [16.750085, 53.164298] }, "name" : "Szkoły podstawowe", "city" : "Pił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783178, 53.15293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ił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20] &amp; [.B420] &amp; [.C420] &amp; [.D420] &amp; [.E420] &amp; [.F420] &amp; [.G420]" office:value-type="string" office:string-value="{ &quot;loc&quot; : {&quot;type&quot; : &quot;Point&quot;, &quot;coordinates&quot; : [16.783178, 53.152931] }, &quot;name&quot; : &quot;Szkoły podstawowe&quot;, &quot;city&quot; : &quot;Piła&quot; }" calcext:value-type="string">
            <text:p>{ "loc" : {"type" : "Point", "coordinates" : [16.783178, 53.152931] }, "name" : "Szkoły podstawowe", "city" : "Piła" }</text:p>
          </table:table-cell>
          <table:table-cell table:number-columns-repeated="2"/>
          <table:table-cell office:value-type="string" calcext:value-type="string">
            <text:p>{ "loc" : {"type" : "Point", "coordinates" : [16.783178, 53.152931] }, "name" : "Szkoły podstawowe", "city" : "Pił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751713, 53.15772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ił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21] &amp; [.B421] &amp; [.C421] &amp; [.D421] &amp; [.E421] &amp; [.F421] &amp; [.G421]" office:value-type="string" office:string-value="{ &quot;loc&quot; : {&quot;type&quot; : &quot;Point&quot;, &quot;coordinates&quot; : [16.751713, 53.157726] }, &quot;name&quot; : &quot;Szkoły podstawowe&quot;, &quot;city&quot; : &quot;Piła&quot; }" calcext:value-type="string">
            <text:p>{ "loc" : {"type" : "Point", "coordinates" : [16.751713, 53.157726] }, "name" : "Szkoły podstawowe", "city" : "Piła" }</text:p>
          </table:table-cell>
          <table:table-cell table:number-columns-repeated="2"/>
          <table:table-cell office:value-type="string" calcext:value-type="string">
            <text:p>{ "loc" : {"type" : "Point", "coordinates" : [16.751713, 53.157726] }, "name" : "Szkoły podstawowe", "city" : "Pił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750116, 53.15495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ił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22] &amp; [.B422] &amp; [.C422] &amp; [.D422] &amp; [.E422] &amp; [.F422] &amp; [.G422]" office:value-type="string" office:string-value="{ &quot;loc&quot; : {&quot;type&quot; : &quot;Point&quot;, &quot;coordinates&quot; : [16.750116, 53.154958] }, &quot;name&quot; : &quot;Szkoły podstawowe&quot;, &quot;city&quot; : &quot;Piła&quot; }" calcext:value-type="string">
            <text:p>{ "loc" : {"type" : "Point", "coordinates" : [16.750116, 53.154958] }, "name" : "Szkoły podstawowe", "city" : "Piła" }</text:p>
          </table:table-cell>
          <table:table-cell table:number-columns-repeated="2"/>
          <table:table-cell office:value-type="string" calcext:value-type="string">
            <text:p>{ "loc" : {"type" : "Point", "coordinates" : [16.750116, 53.154958] }, "name" : "Szkoły podstawowe", "city" : "Pił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211535, 54.19512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oszal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23] &amp; [.B423] &amp; [.C423] &amp; [.D423] &amp; [.E423] &amp; [.F423] &amp; [.G423]" office:value-type="string" office:string-value="{ &quot;loc&quot; : {&quot;type&quot; : &quot;Point&quot;, &quot;coordinates&quot; : [16.211535, 54.195126] }, &quot;name&quot; : &quot;Szkoły podstawowe&quot;, &quot;city&quot; : &quot;Koszalin&quot; }" calcext:value-type="string">
            <text:p>{ "loc" : {"type" : "Point", "coordinates" : [16.211535, 54.195126] }, "name" : "Szkoły podstawowe", "city" : "Koszalin" }</text:p>
          </table:table-cell>
          <table:table-cell table:number-columns-repeated="2"/>
          <table:table-cell office:value-type="string" calcext:value-type="string">
            <text:p>{ "loc" : {"type" : "Point", "coordinates" : [16.211535, 54.195126] }, "name" : "Szkoły podstawowe", "city" : "Koszal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127811, 54.11530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rnet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24] &amp; [.B424] &amp; [.C424] &amp; [.D424] &amp; [.E424] &amp; [.F424] &amp; [.G424]" office:value-type="string" office:string-value="{ &quot;loc&quot; : {&quot;type&quot; : &quot;Point&quot;, &quot;coordinates&quot; : [20.127811, 54.115306] }, &quot;name&quot; : &quot;Szkoły podstawowe&quot;, &quot;city&quot; : &quot;Orneta&quot; }" calcext:value-type="string">
            <text:p>{ "loc" : {"type" : "Point", "coordinates" : [20.127811, 54.115306] }, "name" : "Szkoły podstawowe", "city" : "Orneta" }</text:p>
          </table:table-cell>
          <table:table-cell table:number-columns-repeated="2"/>
          <table:table-cell office:value-type="string" calcext:value-type="string">
            <text:p>{ "loc" : {"type" : "Point", "coordinates" : [20.127811, 54.115306] }, "name" : "Szkoły podstawowe", "city" : "Ornet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134854, 54.11534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rnet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25] &amp; [.B425] &amp; [.C425] &amp; [.D425] &amp; [.E425] &amp; [.F425] &amp; [.G425]" office:value-type="string" office:string-value="{ &quot;loc&quot; : {&quot;type&quot; : &quot;Point&quot;, &quot;coordinates&quot; : [20.134854, 54.115347] }, &quot;name&quot; : &quot;Szkoły podstawowe&quot;, &quot;city&quot; : &quot;Orneta&quot; }" calcext:value-type="string">
            <text:p>{ "loc" : {"type" : "Point", "coordinates" : [20.134854, 54.115347] }, "name" : "Szkoły podstawowe", "city" : "Orneta" }</text:p>
          </table:table-cell>
          <table:table-cell table:number-columns-repeated="2"/>
          <table:table-cell office:value-type="string" calcext:value-type="string">
            <text:p>{ "loc" : {"type" : "Point", "coordinates" : [20.134854, 54.115347] }, "name" : "Szkoły podstawowe", "city" : "Ornet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730368, 54.32476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ezledy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26] &amp; [.B426] &amp; [.C426] &amp; [.D426] &amp; [.E426] &amp; [.F426] &amp; [.G426]" office:value-type="string" office:string-value="{ &quot;loc&quot; : {&quot;type&quot; : &quot;Point&quot;, &quot;coordinates&quot; : [20.730368, 54.324765] }, &quot;name&quot; : &quot;Szkoły podstawowe&quot;, &quot;city&quot; : &quot;Bezledy&quot; }" calcext:value-type="string">
            <text:p>{ "loc" : {"type" : "Point", "coordinates" : [20.730368, 54.324765] }, "name" : "Szkoły podstawowe", "city" : "Bezledy" }</text:p>
          </table:table-cell>
          <table:table-cell table:number-columns-repeated="2"/>
          <table:table-cell office:value-type="string" calcext:value-type="string">
            <text:p>{ "loc" : {"type" : "Point", "coordinates" : [20.730368, 54.324765] }, "name" : "Szkoły podstawowe", "city" : "Bezledy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802737, 54.25981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artoszy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27] &amp; [.B427] &amp; [.C427] &amp; [.D427] &amp; [.E427] &amp; [.F427] &amp; [.G427]" office:value-type="string" office:string-value="{ &quot;loc&quot; : {&quot;type&quot; : &quot;Point&quot;, &quot;coordinates&quot; : [20.802737, 54.259815] }, &quot;name&quot; : &quot;Szkoły podstawowe&quot;, &quot;city&quot; : &quot;Bartoszyce&quot; }" calcext:value-type="string">
            <text:p>{ "loc" : {"type" : "Point", "coordinates" : [20.802737, 54.259815] }, "name" : "Szkoły podstawowe", "city" : "Bartoszyce" }</text:p>
          </table:table-cell>
          <table:table-cell table:number-columns-repeated="2"/>
          <table:table-cell office:value-type="string" calcext:value-type="string">
            <text:p>{ "loc" : {"type" : "Point", "coordinates" : [20.802737, 54.259815] }, "name" : "Szkoły podstawowe", "city" : "Bartoszy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815677, 54.25922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artoszy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28] &amp; [.B428] &amp; [.C428] &amp; [.D428] &amp; [.E428] &amp; [.F428] &amp; [.G428]" office:value-type="string" office:string-value="{ &quot;loc&quot; : {&quot;type&quot; : &quot;Point&quot;, &quot;coordinates&quot; : [20.815677, 54.259223] }, &quot;name&quot; : &quot;Szkoły podstawowe&quot;, &quot;city&quot; : &quot;Bartoszyce&quot; }" calcext:value-type="string">
            <text:p>{ "loc" : {"type" : "Point", "coordinates" : [20.815677, 54.259223] }, "name" : "Szkoły podstawowe", "city" : "Bartoszyce" }</text:p>
          </table:table-cell>
          <table:table-cell table:number-columns-repeated="2"/>
          <table:table-cell office:value-type="string" calcext:value-type="string">
            <text:p>{ "loc" : {"type" : "Point", "coordinates" : [20.815677, 54.259223] }, "name" : "Szkoły podstawowe", "city" : "Bartoszy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4.486351, 53.25335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ryfi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29] &amp; [.B429] &amp; [.C429] &amp; [.D429] &amp; [.E429] &amp; [.F429] &amp; [.G429]" office:value-type="string" office:string-value="{ &quot;loc&quot; : {&quot;type&quot; : &quot;Point&quot;, &quot;coordinates&quot; : [14.486351, 53.253357] }, &quot;name&quot; : &quot;Szkoły podstawowe&quot;, &quot;city&quot; : &quot;Gryfino&quot; }" calcext:value-type="string">
            <text:p>{ "loc" : {"type" : "Point", "coordinates" : [14.486351, 53.253357] }, "name" : "Szkoły podstawowe", "city" : "Gryfino" }</text:p>
          </table:table-cell>
          <table:table-cell table:number-columns-repeated="2"/>
          <table:table-cell office:value-type="string" calcext:value-type="string">
            <text:p>{ "loc" : {"type" : "Point", "coordinates" : [14.486351, 53.253357] }, "name" : "Szkoły podstawowe", "city" : "Gryfi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502953, 52.46928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Mokra Wieś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30] &amp; [.B430] &amp; [.C430] &amp; [.D430] &amp; [.E430] &amp; [.F430] &amp; [.G430]" office:value-type="string" office:string-value="{ &quot;loc&quot; : {&quot;type&quot; : &quot;Point&quot;, &quot;coordinates&quot; : [21.502953, 52.469286] }, &quot;name&quot; : &quot;Szkoły podstawowe&quot;, &quot;city&quot; : &quot;Mokra Wieś&quot; }" calcext:value-type="string">
            <text:p>{ "loc" : {"type" : "Point", "coordinates" : [21.502953, 52.469286] }, "name" : "Szkoły podstawowe", "city" : "Mokra Wieś" }</text:p>
          </table:table-cell>
          <table:table-cell table:number-columns-repeated="2"/>
          <table:table-cell office:value-type="string" calcext:value-type="string">
            <text:p>{ "loc" : {"type" : "Point", "coordinates" : [21.502953, 52.469286] }, "name" : "Szkoły podstawowe", "city" : "Mokra Wieś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442467, 52.43098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Tłuszc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31] &amp; [.B431] &amp; [.C431] &amp; [.D431] &amp; [.E431] &amp; [.F431] &amp; [.G431]" office:value-type="string" office:string-value="{ &quot;loc&quot; : {&quot;type&quot; : &quot;Point&quot;, &quot;coordinates&quot; : [21.442467, 52.430989] }, &quot;name&quot; : &quot;Szkoły podstawowe&quot;, &quot;city&quot; : &quot;Tłuszcz&quot; }" calcext:value-type="string">
            <text:p>{ "loc" : {"type" : "Point", "coordinates" : [21.442467, 52.430989] }, "name" : "Szkoły podstawowe", "city" : "Tłuszcz" }</text:p>
          </table:table-cell>
          <table:table-cell table:number-columns-repeated="2"/>
          <table:table-cell office:value-type="string" calcext:value-type="string">
            <text:p>{ "loc" : {"type" : "Point", "coordinates" : [21.442467, 52.430989] }, "name" : "Szkoły podstawowe", "city" : "Tłuszc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774538, 53.77500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Świdw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32] &amp; [.B432] &amp; [.C432] &amp; [.D432] &amp; [.E432] &amp; [.F432] &amp; [.G432]" office:value-type="string" office:string-value="{ &quot;loc&quot; : {&quot;type&quot; : &quot;Point&quot;, &quot;coordinates&quot; : [15.774538, 53.775005] }, &quot;name&quot; : &quot;Szkoły podstawowe&quot;, &quot;city&quot; : &quot;Świdwin&quot; }" calcext:value-type="string">
            <text:p>{ "loc" : {"type" : "Point", "coordinates" : [15.774538, 53.775005] }, "name" : "Szkoły podstawowe", "city" : "Świdwin" }</text:p>
          </table:table-cell>
          <table:table-cell table:number-columns-repeated="2"/>
          <table:table-cell office:value-type="string" calcext:value-type="string">
            <text:p>{ "loc" : {"type" : "Point", "coordinates" : [15.774538, 53.775005] }, "name" : "Szkoły podstawowe", "city" : "Świdw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779181, 53.78089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Świdw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33] &amp; [.B433] &amp; [.C433] &amp; [.D433] &amp; [.E433] &amp; [.F433] &amp; [.G433]" office:value-type="string" office:string-value="{ &quot;loc&quot; : {&quot;type&quot; : &quot;Point&quot;, &quot;coordinates&quot; : [15.779181, 53.780891] }, &quot;name&quot; : &quot;Szkoły podstawowe&quot;, &quot;city&quot; : &quot;Świdwin&quot; }" calcext:value-type="string">
            <text:p>{ "loc" : {"type" : "Point", "coordinates" : [15.779181, 53.780891] }, "name" : "Szkoły podstawowe", "city" : "Świdwin" }</text:p>
          </table:table-cell>
          <table:table-cell table:number-columns-repeated="2"/>
          <table:table-cell office:value-type="string" calcext:value-type="string">
            <text:p>{ "loc" : {"type" : "Point", "coordinates" : [15.779181, 53.780891] }, "name" : "Szkoły podstawowe", "city" : "Świdw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208058, 52.80698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ągr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34] &amp; [.B434] &amp; [.C434] &amp; [.D434] &amp; [.E434] &amp; [.F434] &amp; [.G434]" office:value-type="string" office:string-value="{ &quot;loc&quot; : {&quot;type&quot; : &quot;Point&quot;, &quot;coordinates&quot; : [17.208058, 52.806980] }, &quot;name&quot; : &quot;Szkoły podstawowe&quot;, &quot;city&quot; : &quot;Wągrowiec&quot; }" calcext:value-type="string">
            <text:p>{ "loc" : {"type" : "Point", "coordinates" : [17.208058, 52.806980] }, "name" : "Szkoły podstawowe", "city" : "Wągrowiec" }</text:p>
          </table:table-cell>
          <table:table-cell table:number-columns-repeated="2"/>
          <table:table-cell office:value-type="string" calcext:value-type="string">
            <text:p>{ "loc" : {"type" : "Point", "coordinates" : [17.208058, 52.806980] }, "name" : "Szkoły podstawowe", "city" : "Wągr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193745, 52.80479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ągr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35] &amp; [.B435] &amp; [.C435] &amp; [.D435] &amp; [.E435] &amp; [.F435] &amp; [.G435]" office:value-type="string" office:string-value="{ &quot;loc&quot; : {&quot;type&quot; : &quot;Point&quot;, &quot;coordinates&quot; : [17.193745, 52.804792] }, &quot;name&quot; : &quot;Szkoły podstawowe&quot;, &quot;city&quot; : &quot;Wągrowiec&quot; }" calcext:value-type="string">
            <text:p>{ "loc" : {"type" : "Point", "coordinates" : [17.193745, 52.804792] }, "name" : "Szkoły podstawowe", "city" : "Wągrowiec" }</text:p>
          </table:table-cell>
          <table:table-cell table:number-columns-repeated="2"/>
          <table:table-cell office:value-type="string" calcext:value-type="string">
            <text:p>{ "loc" : {"type" : "Point", "coordinates" : [17.193745, 52.804792] }, "name" : "Szkoły podstawowe", "city" : "Wągr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208534, 52.81689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ągrow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36] &amp; [.B436] &amp; [.C436] &amp; [.D436] &amp; [.E436] &amp; [.F436] &amp; [.G436]" office:value-type="string" office:string-value="{ &quot;loc&quot; : {&quot;type&quot; : &quot;Point&quot;, &quot;coordinates&quot; : [17.208534, 52.816897] }, &quot;name&quot; : &quot;Szkoły podstawowe&quot;, &quot;city&quot; : &quot;Wągrowiec&quot; }" calcext:value-type="string">
            <text:p>{ "loc" : {"type" : "Point", "coordinates" : [17.208534, 52.816897] }, "name" : "Szkoły podstawowe", "city" : "Wągrowiec" }</text:p>
          </table:table-cell>
          <table:table-cell table:number-columns-repeated="2"/>
          <table:table-cell office:value-type="string" calcext:value-type="string">
            <text:p>{ "loc" : {"type" : "Point", "coordinates" : [17.208534, 52.816897] }, "name" : "Szkoły podstawowe", "city" : "Wągrow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073862, 51.74690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alis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37] &amp; [.B437] &amp; [.C437] &amp; [.D437] &amp; [.E437] &amp; [.F437] &amp; [.G437]" office:value-type="string" office:string-value="{ &quot;loc&quot; : {&quot;type&quot; : &quot;Point&quot;, &quot;coordinates&quot; : [18.073862, 51.746907] }, &quot;name&quot; : &quot;Szkoły podstawowe&quot;, &quot;city&quot; : &quot;Kalisz&quot; }" calcext:value-type="string">
            <text:p>{ "loc" : {"type" : "Point", "coordinates" : [18.073862, 51.746907] }, "name" : "Szkoły podstawowe", "city" : "Kalisz" }</text:p>
          </table:table-cell>
          <table:table-cell table:number-columns-repeated="2"/>
          <table:table-cell office:value-type="string" calcext:value-type="string">
            <text:p>{ "loc" : {"type" : "Point", "coordinates" : [18.073862, 51.746907] }, "name" : "Szkoły podstawowe", "city" : "Kalis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699453, 51.89969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ąkolewnic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38] &amp; [.B438] &amp; [.C438] &amp; [.D438] &amp; [.E438] &amp; [.F438] &amp; [.G438]" office:value-type="string" office:string-value="{ &quot;loc&quot; : {&quot;type&quot; : &quot;Point&quot;, &quot;coordinates&quot; : [22.699453, 51.899696] }, &quot;name&quot; : &quot;Szkoły podstawowe&quot;, &quot;city&quot; : &quot;Kąkolewnica&quot; }" calcext:value-type="string">
            <text:p>{ "loc" : {"type" : "Point", "coordinates" : [22.699453, 51.899696] }, "name" : "Szkoły podstawowe", "city" : "Kąkolewnica" }</text:p>
          </table:table-cell>
          <table:table-cell table:number-columns-repeated="2"/>
          <table:table-cell office:value-type="string" calcext:value-type="string">
            <text:p>{ "loc" : {"type" : "Point", "coordinates" : [22.699453, 51.899696] }, "name" : "Szkoły podstawowe", "city" : "Kąkolewnic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4.549925, 53.53723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39] &amp; [.B439] &amp; [.C439] &amp; [.D439] &amp; [.E439] &amp; [.F439] &amp; [.G439]" office:value-type="string" office:string-value="{ &quot;loc&quot; : {&quot;type&quot; : &quot;Point&quot;, &quot;coordinates&quot; : [14.549925, 53.537237] }, &quot;name&quot; : &quot;Szkoły podstawowe&quot;, &quot;city&quot; : &quot;Police&quot; }" calcext:value-type="string">
            <text:p>{ "loc" : {"type" : "Point", "coordinates" : [14.549925, 53.537237] }, "name" : "Szkoły podstawowe", "city" : "Police" }</text:p>
          </table:table-cell>
          <table:table-cell table:number-columns-repeated="2"/>
          <table:table-cell office:value-type="string" calcext:value-type="string">
            <text:p>{ "loc" : {"type" : "Point", "coordinates" : [14.549925, 53.537237] }, "name" : "Szkoły podstawowe", "city" : "Pol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487120, 50.41917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ipiny Górne-Borowin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40] &amp; [.B440] &amp; [.C440] &amp; [.D440] &amp; [.E440] &amp; [.F440] &amp; [.G440]" office:value-type="string" office:string-value="{ &quot;loc&quot; : {&quot;type&quot; : &quot;Point&quot;, &quot;coordinates&quot; : [22.487120, 50.419177] }, &quot;name&quot; : &quot;Szkoły podstawowe&quot;, &quot;city&quot; : &quot;Lipiny Górne-Borowina&quot; }" calcext:value-type="string">
            <text:p>{ "loc" : {"type" : "Point", "coordinates" : [22.487120, 50.419177] }, "name" : "Szkoły podstawowe", "city" : "Lipiny Górne-Borowina" }</text:p>
          </table:table-cell>
          <table:table-cell table:number-columns-repeated="2"/>
          <table:table-cell office:value-type="string" calcext:value-type="string">
            <text:p>{ "loc" : {"type" : "Point", "coordinates" : [22.487120, 50.419177] }, "name" : "Szkoły podstawowe", "city" : "Lipiny Górne-Borowin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469895, 50.41093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ipiny Doln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41] &amp; [.B441] &amp; [.C441] &amp; [.D441] &amp; [.E441] &amp; [.F441] &amp; [.G441]" office:value-type="string" office:string-value="{ &quot;loc&quot; : {&quot;type&quot; : &quot;Point&quot;, &quot;coordinates&quot; : [22.469895, 50.410938] }, &quot;name&quot; : &quot;Szkoły podstawowe&quot;, &quot;city&quot; : &quot;Lipiny Dolne&quot; }" calcext:value-type="string">
            <text:p>{ "loc" : {"type" : "Point", "coordinates" : [22.469895, 50.410938] }, "name" : "Szkoły podstawowe", "city" : "Lipiny Dolne" }</text:p>
          </table:table-cell>
          <table:table-cell table:number-columns-repeated="2"/>
          <table:table-cell office:value-type="string" calcext:value-type="string">
            <text:p>{ "loc" : {"type" : "Point", "coordinates" : [22.469895, 50.410938] }, "name" : "Szkoły podstawowe", "city" : "Lipiny Doln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406444, 54.79245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ładysławo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42] &amp; [.B442] &amp; [.C442] &amp; [.D442] &amp; [.E442] &amp; [.F442] &amp; [.G442]" office:value-type="string" office:string-value="{ &quot;loc&quot; : {&quot;type&quot; : &quot;Point&quot;, &quot;coordinates&quot; : [18.406444, 54.792457] }, &quot;name&quot; : &quot;Szkoły podstawowe&quot;, &quot;city&quot; : &quot;Władysławowo&quot; }" calcext:value-type="string">
            <text:p>{ "loc" : {"type" : "Point", "coordinates" : [18.406444, 54.792457] }, "name" : "Szkoły podstawowe", "city" : "Władysławowo" }</text:p>
          </table:table-cell>
          <table:table-cell table:number-columns-repeated="2"/>
          <table:table-cell office:value-type="string" calcext:value-type="string">
            <text:p>{ "loc" : {"type" : "Point", "coordinates" : [18.406444, 54.792457] }, "name" : "Szkoły podstawowe", "city" : "Władysławo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386593, 54.80213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ładysławo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43] &amp; [.B443] &amp; [.C443] &amp; [.D443] &amp; [.E443] &amp; [.F443] &amp; [.G443]" office:value-type="string" office:string-value="{ &quot;loc&quot; : {&quot;type&quot; : &quot;Point&quot;, &quot;coordinates&quot; : [18.386593, 54.802133] }, &quot;name&quot; : &quot;Szkoły podstawowe&quot;, &quot;city&quot; : &quot;Władysławowo&quot; }" calcext:value-type="string">
            <text:p>{ "loc" : {"type" : "Point", "coordinates" : [18.386593, 54.802133] }, "name" : "Szkoły podstawowe", "city" : "Władysławowo" }</text:p>
          </table:table-cell>
          <table:table-cell table:number-columns-repeated="2"/>
          <table:table-cell office:value-type="string" calcext:value-type="string">
            <text:p>{ "loc" : {"type" : "Point", "coordinates" : [18.386593, 54.802133] }, "name" : "Szkoły podstawowe", "city" : "Władysławo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777316, 53.80456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iasecz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44] &amp; [.B444] &amp; [.C444] &amp; [.D444] &amp; [.E444] &amp; [.F444] &amp; [.G444]" office:value-type="string" office:string-value="{ &quot;loc&quot; : {&quot;type&quot; : &quot;Point&quot;, &quot;coordinates&quot; : [18.777316, 53.804560] }, &quot;name&quot; : &quot;Szkoły podstawowe&quot;, &quot;city&quot; : &quot;Piaseczno&quot; }" calcext:value-type="string">
            <text:p>{ "loc" : {"type" : "Point", "coordinates" : [18.777316, 53.804560] }, "name" : "Szkoły podstawowe", "city" : "Piaseczno" }</text:p>
          </table:table-cell>
          <table:table-cell table:number-columns-repeated="2"/>
          <table:table-cell office:value-type="string" calcext:value-type="string">
            <text:p>{ "loc" : {"type" : "Point", "coordinates" : [18.777316, 53.804560] }, "name" : "Szkoły podstawowe", "city" : "Piasecz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832074, 53.76391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Miłomły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45] &amp; [.B445] &amp; [.C445] &amp; [.D445] &amp; [.E445] &amp; [.F445] &amp; [.G445]" office:value-type="string" office:string-value="{ &quot;loc&quot; : {&quot;type&quot; : &quot;Point&quot;, &quot;coordinates&quot; : [19.832074, 53.763917] }, &quot;name&quot; : &quot;Szkoły podstawowe&quot;, &quot;city&quot; : &quot;Miłomłyn&quot; }" calcext:value-type="string">
            <text:p>{ "loc" : {"type" : "Point", "coordinates" : [19.832074, 53.763917] }, "name" : "Szkoły podstawowe", "city" : "Miłomłyn" }</text:p>
          </table:table-cell>
          <table:table-cell table:number-columns-repeated="2"/>
          <table:table-cell office:value-type="string" calcext:value-type="string">
            <text:p>{ "loc" : {"type" : "Point", "coordinates" : [19.832074, 53.763917] }, "name" : "Szkoły podstawowe", "city" : "Miłomły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717321, 50.53583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iłgoraj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46] &amp; [.B446] &amp; [.C446] &amp; [.D446] &amp; [.E446] &amp; [.F446] &amp; [.G446]" office:value-type="string" office:string-value="{ &quot;loc&quot; : {&quot;type&quot; : &quot;Point&quot;, &quot;coordinates&quot; : [22.717321, 50.535834] }, &quot;name&quot; : &quot;Szkoły podstawowe&quot;, &quot;city&quot; : &quot;Biłgoraj&quot; }" calcext:value-type="string">
            <text:p>{ "loc" : {"type" : "Point", "coordinates" : [22.717321, 50.535834] }, "name" : "Szkoły podstawowe", "city" : "Biłgoraj" }</text:p>
          </table:table-cell>
          <table:table-cell table:number-columns-repeated="2"/>
          <table:table-cell office:value-type="string" calcext:value-type="string">
            <text:p>{ "loc" : {"type" : "Point", "coordinates" : [22.717321, 50.535834] }, "name" : "Szkoły podstawowe", "city" : "Biłgoraj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602008, 53.03048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Toruń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47] &amp; [.B447] &amp; [.C447] &amp; [.D447] &amp; [.E447] &amp; [.F447] &amp; [.G447]" office:value-type="string" office:string-value="{ &quot;loc&quot; : {&quot;type&quot; : &quot;Point&quot;, &quot;coordinates&quot; : [18.602008, 53.030487] }, &quot;name&quot; : &quot;Szkoły podstawowe&quot;, &quot;city&quot; : &quot;Toruń&quot; }" calcext:value-type="string">
            <text:p>{ "loc" : {"type" : "Point", "coordinates" : [18.602008, 53.030487] }, "name" : "Szkoły podstawowe", "city" : "Toruń" }</text:p>
          </table:table-cell>
          <table:table-cell table:number-columns-repeated="2"/>
          <table:table-cell office:value-type="string" calcext:value-type="string">
            <text:p>{ "loc" : {"type" : "Point", "coordinates" : [18.602008, 53.030487] }, "name" : "Szkoły podstawowe", "city" : "Toruń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946687, 53.27664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ąbrzeź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48] &amp; [.B448] &amp; [.C448] &amp; [.D448] &amp; [.E448] &amp; [.F448] &amp; [.G448]" office:value-type="string" office:string-value="{ &quot;loc&quot; : {&quot;type&quot; : &quot;Point&quot;, &quot;coordinates&quot; : [18.946687, 53.276641] }, &quot;name&quot; : &quot;Szkoły podstawowe&quot;, &quot;city&quot; : &quot;Wąbrzeźno&quot; }" calcext:value-type="string">
            <text:p>{ "loc" : {"type" : "Point", "coordinates" : [18.946687, 53.276641] }, "name" : "Szkoły podstawowe", "city" : "Wąbrzeźno" }</text:p>
          </table:table-cell>
          <table:table-cell table:number-columns-repeated="2"/>
          <table:table-cell office:value-type="string" calcext:value-type="string">
            <text:p>{ "loc" : {"type" : "Point", "coordinates" : [18.946687, 53.276641] }, "name" : "Szkoły podstawowe", "city" : "Wąbrzeź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944594, 53.2856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ąbrzeź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49] &amp; [.B449] &amp; [.C449] &amp; [.D449] &amp; [.E449] &amp; [.F449] &amp; [.G449]" office:value-type="string" office:string-value="{ &quot;loc&quot; : {&quot;type&quot; : &quot;Point&quot;, &quot;coordinates&quot; : [18.944594, 53.285640] }, &quot;name&quot; : &quot;Szkoły podstawowe&quot;, &quot;city&quot; : &quot;Wąbrzeźno&quot; }" calcext:value-type="string">
            <text:p>{ "loc" : {"type" : "Point", "coordinates" : [18.944594, 53.285640] }, "name" : "Szkoły podstawowe", "city" : "Wąbrzeźno" }</text:p>
          </table:table-cell>
          <table:table-cell table:number-columns-repeated="2"/>
          <table:table-cell office:value-type="string" calcext:value-type="string">
            <text:p>{ "loc" : {"type" : "Point", "coordinates" : [18.944594, 53.285640] }, "name" : "Szkoły podstawowe", "city" : "Wąbrzeź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895212, 53.01997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rzasnys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50] &amp; [.B450] &amp; [.C450] &amp; [.D450] &amp; [.E450] &amp; [.F450] &amp; [.G450]" office:value-type="string" office:string-value="{ &quot;loc&quot; : {&quot;type&quot; : &quot;Point&quot;, &quot;coordinates&quot; : [20.895212, 53.019970] }, &quot;name&quot; : &quot;Szkoły podstawowe&quot;, &quot;city&quot; : &quot;Przasnysz&quot; }" calcext:value-type="string">
            <text:p>{ "loc" : {"type" : "Point", "coordinates" : [20.895212, 53.019970] }, "name" : "Szkoły podstawowe", "city" : "Przasnysz" }</text:p>
          </table:table-cell>
          <table:table-cell table:number-columns-repeated="2"/>
          <table:table-cell office:value-type="string" calcext:value-type="string">
            <text:p>{ "loc" : {"type" : "Point", "coordinates" : [20.895212, 53.019970] }, "name" : "Szkoły podstawowe", "city" : "Przasnys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881736, 53.01951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rzasnys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51] &amp; [.B451] &amp; [.C451] &amp; [.D451] &amp; [.E451] &amp; [.F451] &amp; [.G451]" office:value-type="string" office:string-value="{ &quot;loc&quot; : {&quot;type&quot; : &quot;Point&quot;, &quot;coordinates&quot; : [20.881736, 53.019514] }, &quot;name&quot; : &quot;Szkoły podstawowe&quot;, &quot;city&quot; : &quot;Przasnysz&quot; }" calcext:value-type="string">
            <text:p>{ "loc" : {"type" : "Point", "coordinates" : [20.881736, 53.019514] }, "name" : "Szkoły podstawowe", "city" : "Przasnysz" }</text:p>
          </table:table-cell>
          <table:table-cell table:number-columns-repeated="2"/>
          <table:table-cell office:value-type="string" calcext:value-type="string">
            <text:p>{ "loc" : {"type" : "Point", "coordinates" : [20.881736, 53.019514] }, "name" : "Szkoły podstawowe", "city" : "Przasnys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830400, 52.18886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iast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52] &amp; [.B452] &amp; [.C452] &amp; [.D452] &amp; [.E452] &amp; [.F452] &amp; [.G452]" office:value-type="string" office:string-value="{ &quot;loc&quot; : {&quot;type&quot; : &quot;Point&quot;, &quot;coordinates&quot; : [20.830400, 52.188865] }, &quot;name&quot; : &quot;Szkoły podstawowe&quot;, &quot;city&quot; : &quot;Piastów&quot; }" calcext:value-type="string">
            <text:p>{ "loc" : {"type" : "Point", "coordinates" : [20.830400, 52.188865] }, "name" : "Szkoły podstawowe", "city" : "Piastów" }</text:p>
          </table:table-cell>
          <table:table-cell table:number-columns-repeated="2"/>
          <table:table-cell office:value-type="string" calcext:value-type="string">
            <text:p>{ "loc" : {"type" : "Point", "coordinates" : [20.830400, 52.188865] }, "name" : "Szkoły podstawowe", "city" : "Piast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487955, 52.03724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ółka Dobrzyńs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53] &amp; [.B453] &amp; [.C453] &amp; [.D453] &amp; [.E453] &amp; [.F453] &amp; [.G453]" office:value-type="string" office:string-value="{ &quot;loc&quot; : {&quot;type&quot; : &quot;Point&quot;, &quot;coordinates&quot; : [23.487955, 52.037243] }, &quot;name&quot; : &quot;Szkoły podstawowe&quot;, &quot;city&quot; : &quot;Wółka Dobrzyńska&quot; }" calcext:value-type="string">
            <text:p>{ "loc" : {"type" : "Point", "coordinates" : [23.487955, 52.037243] }, "name" : "Szkoły podstawowe", "city" : "Wółka Dobrzyńska" }</text:p>
          </table:table-cell>
          <table:table-cell table:number-columns-repeated="2"/>
          <table:table-cell office:value-type="string" calcext:value-type="string">
            <text:p>{ "loc" : {"type" : "Point", "coordinates" : [23.487955, 52.037243] }, "name" : "Szkoły podstawowe", "city" : "Wółka Dobrzyńs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727212, 54.13520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Dygo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54] &amp; [.B454] &amp; [.C454] &amp; [.D454] &amp; [.E454] &amp; [.F454] &amp; [.G454]" office:value-type="string" office:string-value="{ &quot;loc&quot; : {&quot;type&quot; : &quot;Point&quot;, &quot;coordinates&quot; : [15.727212, 54.135205] }, &quot;name&quot; : &quot;Szkoły podstawowe&quot;, &quot;city&quot; : &quot;Dygowo&quot; }" calcext:value-type="string">
            <text:p>{ "loc" : {"type" : "Point", "coordinates" : [15.727212, 54.135205] }, "name" : "Szkoły podstawowe", "city" : "Dygowo" }</text:p>
          </table:table-cell>
          <table:table-cell table:number-columns-repeated="2"/>
          <table:table-cell office:value-type="string" calcext:value-type="string">
            <text:p>{ "loc" : {"type" : "Point", "coordinates" : [15.727212, 54.135205] }, "name" : "Szkoły podstawowe", "city" : "Dygo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583574, 54.17698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ołobrzeg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55] &amp; [.B455] &amp; [.C455] &amp; [.D455] &amp; [.E455] &amp; [.F455] &amp; [.G455]" office:value-type="string" office:string-value="{ &quot;loc&quot; : {&quot;type&quot; : &quot;Point&quot;, &quot;coordinates&quot; : [15.583574, 54.176989] }, &quot;name&quot; : &quot;Szkoły podstawowe&quot;, &quot;city&quot; : &quot;Kołobrzeg&quot; }" calcext:value-type="string">
            <text:p>{ "loc" : {"type" : "Point", "coordinates" : [15.583574, 54.176989] }, "name" : "Szkoły podstawowe", "city" : "Kołobrzeg" }</text:p>
          </table:table-cell>
          <table:table-cell table:number-columns-repeated="2"/>
          <table:table-cell office:value-type="string" calcext:value-type="string">
            <text:p>{ "loc" : {"type" : "Point", "coordinates" : [15.583574, 54.176989] }, "name" : "Szkoły podstawowe", "city" : "Kołobrzeg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473832, 50.83288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Świdnic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56] &amp; [.B456] &amp; [.C456] &amp; [.D456] &amp; [.E456] &amp; [.F456] &amp; [.G456]" office:value-type="string" office:string-value="{ &quot;loc&quot; : {&quot;type&quot; : &quot;Point&quot;, &quot;coordinates&quot; : [16.473832, 50.832885] }, &quot;name&quot; : &quot;Szkoły podstawowe&quot;, &quot;city&quot; : &quot;Świdnica&quot; }" calcext:value-type="string">
            <text:p>{ "loc" : {"type" : "Point", "coordinates" : [16.473832, 50.832885] }, "name" : "Szkoły podstawowe", "city" : "Świdnica" }</text:p>
          </table:table-cell>
          <table:table-cell table:number-columns-repeated="2"/>
          <table:table-cell office:value-type="string" calcext:value-type="string">
            <text:p>{ "loc" : {"type" : "Point", "coordinates" : [16.473832, 50.832885] }, "name" : "Szkoły podstawowe", "city" : "Świdnic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09194, 50.7991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Częstocho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57] &amp; [.B457] &amp; [.C457] &amp; [.D457] &amp; [.E457] &amp; [.F457] &amp; [.G457]" office:value-type="string" office:string-value="{ &quot;loc&quot; : {&quot;type&quot; : &quot;Point&quot;, &quot;coordinates&quot; : [19.109194, 50.799120] }, &quot;name&quot; : &quot;Szkoły podstawowe&quot;, &quot;city&quot; : &quot;Częstochowa&quot; }" calcext:value-type="string">
            <text:p>{ "loc" : {"type" : "Point", "coordinates" : [19.109194, 50.799120] }, "name" : "Szkoły podstawowe", "city" : "Częstochowa" }</text:p>
          </table:table-cell>
          <table:table-cell table:number-columns-repeated="2"/>
          <table:table-cell office:value-type="string" calcext:value-type="string">
            <text:p>{ "loc" : {"type" : "Point", "coordinates" : [19.109194, 50.799120] }, "name" : "Szkoły podstawowe", "city" : "Częstocho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04763, 50.80781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Częstocho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58] &amp; [.B458] &amp; [.C458] &amp; [.D458] &amp; [.E458] &amp; [.F458] &amp; [.G458]" office:value-type="string" office:string-value="{ &quot;loc&quot; : {&quot;type&quot; : &quot;Point&quot;, &quot;coordinates&quot; : [19.104763, 50.807813] }, &quot;name&quot; : &quot;Szkoły podstawowe&quot;, &quot;city&quot; : &quot;Częstochowa&quot; }" calcext:value-type="string">
            <text:p>{ "loc" : {"type" : "Point", "coordinates" : [19.104763, 50.807813] }, "name" : "Szkoły podstawowe", "city" : "Częstochowa" }</text:p>
          </table:table-cell>
          <table:table-cell table:number-columns-repeated="2"/>
          <table:table-cell office:value-type="string" calcext:value-type="string">
            <text:p>{ "loc" : {"type" : "Point", "coordinates" : [19.104763, 50.807813] }, "name" : "Szkoły podstawowe", "city" : "Częstocho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23592, 50.84056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Częstocho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59] &amp; [.B459] &amp; [.C459] &amp; [.D459] &amp; [.E459] &amp; [.F459] &amp; [.G459]" office:value-type="string" office:string-value="{ &quot;loc&quot; : {&quot;type&quot; : &quot;Point&quot;, &quot;coordinates&quot; : [19.123592, 50.840568] }, &quot;name&quot; : &quot;Szkoły podstawowe&quot;, &quot;city&quot; : &quot;Częstochowa&quot; }" calcext:value-type="string">
            <text:p>{ "loc" : {"type" : "Point", "coordinates" : [19.123592, 50.840568] }, "name" : "Szkoły podstawowe", "city" : "Częstochowa" }</text:p>
          </table:table-cell>
          <table:table-cell table:number-columns-repeated="2"/>
          <table:table-cell office:value-type="string" calcext:value-type="string">
            <text:p>{ "loc" : {"type" : "Point", "coordinates" : [19.123592, 50.840568] }, "name" : "Szkoły podstawowe", "city" : "Częstocho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30684, 50.77937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Częstocho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60] &amp; [.B460] &amp; [.C460] &amp; [.D460] &amp; [.E460] &amp; [.F460] &amp; [.G460]" office:value-type="string" office:string-value="{ &quot;loc&quot; : {&quot;type&quot; : &quot;Point&quot;, &quot;coordinates&quot; : [19.130684, 50.779376] }, &quot;name&quot; : &quot;Szkoły podstawowe&quot;, &quot;city&quot; : &quot;Częstochowa&quot; }" calcext:value-type="string">
            <text:p>{ "loc" : {"type" : "Point", "coordinates" : [19.130684, 50.779376] }, "name" : "Szkoły podstawowe", "city" : "Częstochowa" }</text:p>
          </table:table-cell>
          <table:table-cell table:number-columns-repeated="2"/>
          <table:table-cell office:value-type="string" calcext:value-type="string">
            <text:p>{ "loc" : {"type" : "Point", "coordinates" : [19.130684, 50.779376] }, "name" : "Szkoły podstawowe", "city" : "Częstocho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57624, 50.83606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Częstocho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61] &amp; [.B461] &amp; [.C461] &amp; [.D461] &amp; [.E461] &amp; [.F461] &amp; [.G461]" office:value-type="string" office:string-value="{ &quot;loc&quot; : {&quot;type&quot; : &quot;Point&quot;, &quot;coordinates&quot; : [19.157624, 50.836069] }, &quot;name&quot; : &quot;Szkoły podstawowe&quot;, &quot;city&quot; : &quot;Częstochowa&quot; }" calcext:value-type="string">
            <text:p>{ "loc" : {"type" : "Point", "coordinates" : [19.157624, 50.836069] }, "name" : "Szkoły podstawowe", "city" : "Częstochowa" }</text:p>
          </table:table-cell>
          <table:table-cell table:number-columns-repeated="2"/>
          <table:table-cell office:value-type="string" calcext:value-type="string">
            <text:p>{ "loc" : {"type" : "Point", "coordinates" : [19.157624, 50.836069] }, "name" : "Szkoły podstawowe", "city" : "Częstocho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492305, 49.57752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kalni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62] &amp; [.B462] &amp; [.C462] &amp; [.D462] &amp; [.E462] &amp; [.F462] &amp; [.G462]" office:value-type="string" office:string-value="{ &quot;loc&quot; : {&quot;type&quot; : &quot;Point&quot;, &quot;coordinates&quot; : [21.492305, 49.577523] }, &quot;name&quot; : &quot;Szkoły podstawowe&quot;, &quot;city&quot; : &quot;Skalnik&quot; }" calcext:value-type="string">
            <text:p>{ "loc" : {"type" : "Point", "coordinates" : [21.492305, 49.577523] }, "name" : "Szkoły podstawowe", "city" : "Skalnik" }</text:p>
          </table:table-cell>
          <table:table-cell table:number-columns-repeated="2"/>
          <table:table-cell office:value-type="string" calcext:value-type="string">
            <text:p>{ "loc" : {"type" : "Point", "coordinates" : [21.492305, 49.577523] }, "name" : "Szkoły podstawowe", "city" : "Skalni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723074, 51.30977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yc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63] &amp; [.B463] &amp; [.C463] &amp; [.D463] &amp; [.E463] &amp; [.F463] &amp; [.G463]" office:value-type="string" office:string-value="{ &quot;loc&quot; : {&quot;type&quot; : &quot;Point&quot;, &quot;coordinates&quot; : [17.723074, 51.309776] }, &quot;name&quot; : &quot;Szkoły podstawowe&quot;, &quot;city&quot; : &quot;Syców&quot; }" calcext:value-type="string">
            <text:p>{ "loc" : {"type" : "Point", "coordinates" : [17.723074, 51.309776] }, "name" : "Szkoły podstawowe", "city" : "Syców" }</text:p>
          </table:table-cell>
          <table:table-cell table:number-columns-repeated="2"/>
          <table:table-cell office:value-type="string" calcext:value-type="string">
            <text:p>{ "loc" : {"type" : "Point", "coordinates" : [17.723074, 51.309776] }, "name" : "Szkoły podstawowe", "city" : "Syc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908606, 52.6076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rześć Kujaws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64] &amp; [.B464] &amp; [.C464] &amp; [.D464] &amp; [.E464] &amp; [.F464] &amp; [.G464]" office:value-type="string" office:string-value="{ &quot;loc&quot; : {&quot;type&quot; : &quot;Point&quot;, &quot;coordinates&quot; : [18.908606, 52.607620] }, &quot;name&quot; : &quot;Szkoły podstawowe&quot;, &quot;city&quot; : &quot;Brześć Kujawski&quot; }" calcext:value-type="string">
            <text:p>{ "loc" : {"type" : "Point", "coordinates" : [18.908606, 52.607620] }, "name" : "Szkoły podstawowe", "city" : "Brześć Kujawski" }</text:p>
          </table:table-cell>
          <table:table-cell table:number-columns-repeated="2"/>
          <table:table-cell office:value-type="string" calcext:value-type="string">
            <text:p>{ "loc" : {"type" : "Point", "coordinates" : [18.908606, 52.607620] }, "name" : "Szkoły podstawowe", "city" : "Brześć Kujaws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880014, 52.61045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rześć Kujaws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65] &amp; [.B465] &amp; [.C465] &amp; [.D465] &amp; [.E465] &amp; [.F465] &amp; [.G465]" office:value-type="string" office:string-value="{ &quot;loc&quot; : {&quot;type&quot; : &quot;Point&quot;, &quot;coordinates&quot; : [18.880014, 52.610453] }, &quot;name&quot; : &quot;Szkoły podstawowe&quot;, &quot;city&quot; : &quot;Brześć Kujawski&quot; }" calcext:value-type="string">
            <text:p>{ "loc" : {"type" : "Point", "coordinates" : [18.880014, 52.610453] }, "name" : "Szkoły podstawowe", "city" : "Brześć Kujawski" }</text:p>
          </table:table-cell>
          <table:table-cell table:number-columns-repeated="2"/>
          <table:table-cell office:value-type="string" calcext:value-type="string">
            <text:p>{ "loc" : {"type" : "Point", "coordinates" : [18.880014, 52.610453] }, "name" : "Szkoły podstawowe", "city" : "Brześć Kujaws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545084, 54.50993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66] &amp; [.B466] &amp; [.C466] &amp; [.D466] &amp; [.E466] &amp; [.F466] &amp; [.G466]" office:value-type="string" office:string-value="{ &quot;loc&quot; : {&quot;type&quot; : &quot;Point&quot;, &quot;coordinates&quot; : [18.545084, 54.509936] }, &quot;name&quot; : &quot;Szkoły podstawowe&quot;, &quot;city&quot; : &quot;Gdynia&quot; }" calcext:value-type="string">
            <text:p>{ "loc" : {"type" : "Point", "coordinates" : [18.545084, 54.509936] }, "name" : "Szkoły podstawowe", "city" : "Gdynia" }</text:p>
          </table:table-cell>
          <table:table-cell table:number-columns-repeated="2"/>
          <table:table-cell office:value-type="string" calcext:value-type="string">
            <text:p>{ "loc" : {"type" : "Point", "coordinates" : [18.545084, 54.509936] }, "name" : "Szkoły podstawowe", "city" : "Gdyni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100059, 49.88719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łażo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67] &amp; [.B467] &amp; [.C467] &amp; [.D467] &amp; [.E467] &amp; [.F467] &amp; [.G467]" office:value-type="string" office:string-value="{ &quot;loc&quot; : {&quot;type&quot; : &quot;Point&quot;, &quot;coordinates&quot; : [22.100059, 49.887195] }, &quot;name&quot; : &quot;Szkoły podstawowe&quot;, &quot;city&quot; : &quot;Błażowa&quot; }" calcext:value-type="string">
            <text:p>{ "loc" : {"type" : "Point", "coordinates" : [22.100059, 49.887195] }, "name" : "Szkoły podstawowe", "city" : "Błażowa" }</text:p>
          </table:table-cell>
          <table:table-cell table:number-columns-repeated="2"/>
          <table:table-cell office:value-type="string" calcext:value-type="string">
            <text:p>{ "loc" : {"type" : "Point", "coordinates" : [22.100059, 49.887195] }, "name" : "Szkoły podstawowe", "city" : "Błażo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960803, 49.97124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68] &amp; [.B468] &amp; [.C468] &amp; [.D468] &amp; [.E468] &amp; [.F468] &amp; [.G468]" office:value-type="string" office:string-value="{ &quot;loc&quot; : {&quot;type&quot; : &quot;Point&quot;, &quot;coordinates&quot; : [18.960803, 49.971243] }, &quot;name&quot; : &quot;Szkoły podstawowe&quot;, &quot;city&quot; : &quot;Pszczyna&quot; }" calcext:value-type="string">
            <text:p>{ "loc" : {"type" : "Point", "coordinates" : [18.960803, 49.971243] }, "name" : "Szkoły podstawowe", "city" : "Pszczyna" }</text:p>
          </table:table-cell>
          <table:table-cell table:number-columns-repeated="2"/>
          <table:table-cell office:value-type="string" calcext:value-type="string">
            <text:p>{ "loc" : {"type" : "Point", "coordinates" : [18.960803, 49.971243] }, "name" : "Szkoły podstawowe", "city" : "Pszczyn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961854, 49.97100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szczyn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69] &amp; [.B469] &amp; [.C469] &amp; [.D469] &amp; [.E469] &amp; [.F469] &amp; [.G469]" office:value-type="string" office:string-value="{ &quot;loc&quot; : {&quot;type&quot; : &quot;Point&quot;, &quot;coordinates&quot; : [18.961854, 49.971002] }, &quot;name&quot; : &quot;Szkoły podstawowe&quot;, &quot;city&quot; : &quot;Pszczyna&quot; }" calcext:value-type="string">
            <text:p>{ "loc" : {"type" : "Point", "coordinates" : [18.961854, 49.971002] }, "name" : "Szkoły podstawowe", "city" : "Pszczyna" }</text:p>
          </table:table-cell>
          <table:table-cell table:number-columns-repeated="2"/>
          <table:table-cell office:value-type="string" calcext:value-type="string">
            <text:p>{ "loc" : {"type" : "Point", "coordinates" : [18.961854, 49.971002] }, "name" : "Szkoły podstawowe", "city" : "Pszczyn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286064, 51.12411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ubań 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70] &amp; [.B470] &amp; [.C470] &amp; [.D470] &amp; [.E470] &amp; [.F470] &amp; [.G470]" office:value-type="string" office:string-value="{ &quot;loc&quot; : {&quot;type&quot; : &quot;Point&quot;, &quot;coordinates&quot; : [15.286064, 51.124117] }, &quot;name&quot; : &quot;Szkoły podstawowe&quot;, &quot;city&quot; : &quot;Lubań &quot; }" calcext:value-type="string">
            <text:p>{ "loc" : {"type" : "Point", "coordinates" : [15.286064, 51.124117] }, "name" : "Szkoły podstawowe", "city" : "Lubań " }</text:p>
          </table:table-cell>
          <table:table-cell table:number-columns-repeated="2"/>
          <table:table-cell office:value-type="string" calcext:value-type="string">
            <text:p>{ "loc" : {"type" : "Point", "coordinates" : [15.286064, 51.124117] }, "name" : "Szkoły podstawowe", "city" : "Lubań 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638705, 52.08887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ościa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71] &amp; [.B471] &amp; [.C471] &amp; [.D471] &amp; [.E471] &amp; [.F471] &amp; [.G471]" office:value-type="string" office:string-value="{ &quot;loc&quot; : {&quot;type&quot; : &quot;Point&quot;, &quot;coordinates&quot; : [16.638705, 52.088874] }, &quot;name&quot; : &quot;Szkoły podstawowe&quot;, &quot;city&quot; : &quot;Kościan&quot; }" calcext:value-type="string">
            <text:p>{ "loc" : {"type" : "Point", "coordinates" : [16.638705, 52.088874] }, "name" : "Szkoły podstawowe", "city" : "Kościan" }</text:p>
          </table:table-cell>
          <table:table-cell table:number-columns-repeated="2"/>
          <table:table-cell office:value-type="string" calcext:value-type="string">
            <text:p>{ "loc" : {"type" : "Point", "coordinates" : [16.638705, 52.088874] }, "name" : "Szkoły podstawowe", "city" : "Kościa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633001, 52.08244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ościa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72] &amp; [.B472] &amp; [.C472] &amp; [.D472] &amp; [.E472] &amp; [.F472] &amp; [.G472]" office:value-type="string" office:string-value="{ &quot;loc&quot; : {&quot;type&quot; : &quot;Point&quot;, &quot;coordinates&quot; : [16.633001, 52.082441] }, &quot;name&quot; : &quot;Szkoły podstawowe&quot;, &quot;city&quot; : &quot;Kościan&quot; }" calcext:value-type="string">
            <text:p>{ "loc" : {"type" : "Point", "coordinates" : [16.633001, 52.082441] }, "name" : "Szkoły podstawowe", "city" : "Kościan" }</text:p>
          </table:table-cell>
          <table:table-cell table:number-columns-repeated="2"/>
          <table:table-cell office:value-type="string" calcext:value-type="string">
            <text:p>{ "loc" : {"type" : "Point", "coordinates" : [16.633001, 52.082441] }, "name" : "Szkoły podstawowe", "city" : "Kościa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632142, 52.07440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ościa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73] &amp; [.B473] &amp; [.C473] &amp; [.D473] &amp; [.E473] &amp; [.F473] &amp; [.G473]" office:value-type="string" office:string-value="{ &quot;loc&quot; : {&quot;type&quot; : &quot;Point&quot;, &quot;coordinates&quot; : [16.632142, 52.074406] }, &quot;name&quot; : &quot;Szkoły podstawowe&quot;, &quot;city&quot; : &quot;Kościan&quot; }" calcext:value-type="string">
            <text:p>{ "loc" : {"type" : "Point", "coordinates" : [16.632142, 52.074406] }, "name" : "Szkoły podstawowe", "city" : "Kościan" }</text:p>
          </table:table-cell>
          <table:table-cell table:number-columns-repeated="2"/>
          <table:table-cell office:value-type="string" calcext:value-type="string">
            <text:p>{ "loc" : {"type" : "Point", "coordinates" : [16.632142, 52.074406] }, "name" : "Szkoły podstawowe", "city" : "Kościa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652365, 52.08978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ościa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74] &amp; [.B474] &amp; [.C474] &amp; [.D474] &amp; [.E474] &amp; [.F474] &amp; [.G474]" office:value-type="string" office:string-value="{ &quot;loc&quot; : {&quot;type&quot; : &quot;Point&quot;, &quot;coordinates&quot; : [16.652365, 52.089785] }, &quot;name&quot; : &quot;Szkoły podstawowe&quot;, &quot;city&quot; : &quot;Kościan&quot; }" calcext:value-type="string">
            <text:p>{ "loc" : {"type" : "Point", "coordinates" : [16.652365, 52.089785] }, "name" : "Szkoły podstawowe", "city" : "Kościan" }</text:p>
          </table:table-cell>
          <table:table-cell table:number-columns-repeated="2"/>
          <table:table-cell office:value-type="string" calcext:value-type="string">
            <text:p>{ "loc" : {"type" : "Point", "coordinates" : [16.652365, 52.089785] }, "name" : "Szkoły podstawowe", "city" : "Kościa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168887, 51.40386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ub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75] &amp; [.B475] &amp; [.C475] &amp; [.D475] &amp; [.E475] &amp; [.F475] &amp; [.G475]" office:value-type="string" office:string-value="{ &quot;loc&quot; : {&quot;type&quot; : &quot;Point&quot;, &quot;coordinates&quot; : [16.168887, 51.403861] }, &quot;name&quot; : &quot;Szkoły podstawowe&quot;, &quot;city&quot; : &quot;Lubin&quot; }" calcext:value-type="string">
            <text:p>{ "loc" : {"type" : "Point", "coordinates" : [16.168887, 51.403861] }, "name" : "Szkoły podstawowe", "city" : "Lubin" }</text:p>
          </table:table-cell>
          <table:table-cell table:number-columns-repeated="2"/>
          <table:table-cell office:value-type="string" calcext:value-type="string">
            <text:p>{ "loc" : {"type" : "Point", "coordinates" : [16.168887, 51.403861] }, "name" : "Szkoły podstawowe", "city" : "Lub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993629, 52.34037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76] &amp; [.B476] &amp; [.C476] &amp; [.D476] &amp; [.E476] &amp; [.F476] &amp; [.G476]" office:value-type="string" office:string-value="{ &quot;loc&quot; : {&quot;type&quot; : &quot;Point&quot;, &quot;coordinates&quot; : [20.993629, 52.340374] }, &quot;name&quot; : &quot;Szkoły podstawowe&quot;, &quot;city&quot; : &quot;Warszawa&quot; }" calcext:value-type="string">
            <text:p>{ "loc" : {"type" : "Point", "coordinates" : [20.993629, 52.340374] }, "name" : "Szkoły podstawowe", "city" : "Warszawa" }</text:p>
          </table:table-cell>
          <table:table-cell table:number-columns-repeated="2"/>
          <table:table-cell office:value-type="string" calcext:value-type="string">
            <text:p>{ "loc" : {"type" : "Point", "coordinates" : [20.993629, 52.340374] }, "name" : "Szkoły podstawowe", "city" : "Warsza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973823, 52.3265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77] &amp; [.B477] &amp; [.C477] &amp; [.D477] &amp; [.E477] &amp; [.F477] &amp; [.G477]" office:value-type="string" office:string-value="{ &quot;loc&quot; : {&quot;type&quot; : &quot;Point&quot;, &quot;coordinates&quot; : [20.973823, 52.326540] }, &quot;name&quot; : &quot;Szkoły podstawowe&quot;, &quot;city&quot; : &quot;Warszawa&quot; }" calcext:value-type="string">
            <text:p>{ "loc" : {"type" : "Point", "coordinates" : [20.973823, 52.326540] }, "name" : "Szkoły podstawowe", "city" : "Warszawa" }</text:p>
          </table:table-cell>
          <table:table-cell table:number-columns-repeated="2"/>
          <table:table-cell office:value-type="string" calcext:value-type="string">
            <text:p>{ "loc" : {"type" : "Point", "coordinates" : [20.973823, 52.326540] }, "name" : "Szkoły podstawowe", "city" : "Warsza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707155, 51.30982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yc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78] &amp; [.B478] &amp; [.C478] &amp; [.D478] &amp; [.E478] &amp; [.F478] &amp; [.G478]" office:value-type="string" office:string-value="{ &quot;loc&quot; : {&quot;type&quot; : &quot;Point&quot;, &quot;coordinates&quot; : [17.707155, 51.309828] }, &quot;name&quot; : &quot;Szkoły podstawowe&quot;, &quot;city&quot; : &quot;Syców&quot; }" calcext:value-type="string">
            <text:p>{ "loc" : {"type" : "Point", "coordinates" : [17.707155, 51.309828] }, "name" : "Szkoły podstawowe", "city" : "Syców" }</text:p>
          </table:table-cell>
          <table:table-cell table:number-columns-repeated="2"/>
          <table:table-cell office:value-type="string" calcext:value-type="string">
            <text:p>{ "loc" : {"type" : "Point", "coordinates" : [17.707155, 51.309828] }, "name" : "Szkoły podstawowe", "city" : "Syc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090589, 52.05399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rosno Odrzański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79] &amp; [.B479] &amp; [.C479] &amp; [.D479] &amp; [.E479] &amp; [.F479] &amp; [.G479]" office:value-type="string" office:string-value="{ &quot;loc&quot; : {&quot;type&quot; : &quot;Point&quot;, &quot;coordinates&quot; : [15.090589, 52.053999] }, &quot;name&quot; : &quot;Szkoły podstawowe&quot;, &quot;city&quot; : &quot;Krosno Odrzańskie&quot; }" calcext:value-type="string">
            <text:p>{ "loc" : {"type" : "Point", "coordinates" : [15.090589, 52.053999] }, "name" : "Szkoły podstawowe", "city" : "Krosno Odrzańskie" }</text:p>
          </table:table-cell>
          <table:table-cell table:number-columns-repeated="2"/>
          <table:table-cell office:value-type="string" calcext:value-type="string">
            <text:p>{ "loc" : {"type" : "Point", "coordinates" : [15.090589, 52.053999] }, "name" : "Szkoły podstawowe", "city" : "Krosno Odrzański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098667, 52.04141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rosno Odrzański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80] &amp; [.B480] &amp; [.C480] &amp; [.D480] &amp; [.E480] &amp; [.F480] &amp; [.G480]" office:value-type="string" office:string-value="{ &quot;loc&quot; : {&quot;type&quot; : &quot;Point&quot;, &quot;coordinates&quot; : [15.098667, 52.041415] }, &quot;name&quot; : &quot;Szkoły podstawowe&quot;, &quot;city&quot; : &quot;Krosno Odrzańskie&quot; }" calcext:value-type="string">
            <text:p>{ "loc" : {"type" : "Point", "coordinates" : [15.098667, 52.041415] }, "name" : "Szkoły podstawowe", "city" : "Krosno Odrzańskie" }</text:p>
          </table:table-cell>
          <table:table-cell table:number-columns-repeated="2"/>
          <table:table-cell office:value-type="string" calcext:value-type="string">
            <text:p>{ "loc" : {"type" : "Point", "coordinates" : [15.098667, 52.041415] }, "name" : "Szkoły podstawowe", "city" : "Krosno Odrzański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107140, 52.05533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rosno Odrzański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81] &amp; [.B481] &amp; [.C481] &amp; [.D481] &amp; [.E481] &amp; [.F481] &amp; [.G481]" office:value-type="string" office:string-value="{ &quot;loc&quot; : {&quot;type&quot; : &quot;Point&quot;, &quot;coordinates&quot; : [15.107140, 52.055338] }, &quot;name&quot; : &quot;Szkoły podstawowe&quot;, &quot;city&quot; : &quot;Krosno Odrzańskie&quot; }" calcext:value-type="string">
            <text:p>{ "loc" : {"type" : "Point", "coordinates" : [15.107140, 52.055338] }, "name" : "Szkoły podstawowe", "city" : "Krosno Odrzańskie" }</text:p>
          </table:table-cell>
          <table:table-cell table:number-columns-repeated="2"/>
          <table:table-cell office:value-type="string" calcext:value-type="string">
            <text:p>{ "loc" : {"type" : "Point", "coordinates" : [15.107140, 52.055338] }, "name" : "Szkoły podstawowe", "city" : "Krosno Odrzański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592031, 52.12494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als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82] &amp; [.B482] &amp; [.C482] &amp; [.D482] &amp; [.E482] &amp; [.F482] &amp; [.G482]" office:value-type="string" office:string-value="{ &quot;loc&quot; : {&quot;type&quot; : &quot;Point&quot;, &quot;coordinates&quot; : [15.592031, 52.124942] }, &quot;name&quot; : &quot;Szkoły podstawowe&quot;, &quot;city&quot; : &quot;Kalsk&quot; }" calcext:value-type="string">
            <text:p>{ "loc" : {"type" : "Point", "coordinates" : [15.592031, 52.124942] }, "name" : "Szkoły podstawowe", "city" : "Kalsk" }</text:p>
          </table:table-cell>
          <table:table-cell table:number-columns-repeated="2"/>
          <table:table-cell office:value-type="string" calcext:value-type="string">
            <text:p>{ "loc" : {"type" : "Point", "coordinates" : [15.592031, 52.124942] }, "name" : "Szkoły podstawowe", "city" : "Kals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841412, 52.85193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Drezdenk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83] &amp; [.B483] &amp; [.C483] &amp; [.D483] &amp; [.E483] &amp; [.F483] &amp; [.G483]" office:value-type="string" office:string-value="{ &quot;loc&quot; : {&quot;type&quot; : &quot;Point&quot;, &quot;coordinates&quot; : [15.841412, 52.851932] }, &quot;name&quot; : &quot;Szkoły podstawowe&quot;, &quot;city&quot; : &quot;Drezdenko&quot; }" calcext:value-type="string">
            <text:p>{ "loc" : {"type" : "Point", "coordinates" : [15.841412, 52.851932] }, "name" : "Szkoły podstawowe", "city" : "Drezdenko" }</text:p>
          </table:table-cell>
          <table:table-cell table:number-columns-repeated="2"/>
          <table:table-cell office:value-type="string" calcext:value-type="string">
            <text:p>{ "loc" : {"type" : "Point", "coordinates" : [15.841412, 52.851932] }, "name" : "Szkoły podstawowe", "city" : "Drezdenk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827996, 52.83989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Drezdenk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84] &amp; [.B484] &amp; [.C484] &amp; [.D484] &amp; [.E484] &amp; [.F484] &amp; [.G484]" office:value-type="string" office:string-value="{ &quot;loc&quot; : {&quot;type&quot; : &quot;Point&quot;, &quot;coordinates&quot; : [15.827996, 52.839898] }, &quot;name&quot; : &quot;Szkoły podstawowe&quot;, &quot;city&quot; : &quot;Drezdenko&quot; }" calcext:value-type="string">
            <text:p>{ "loc" : {"type" : "Point", "coordinates" : [15.827996, 52.839898] }, "name" : "Szkoły podstawowe", "city" : "Drezdenko" }</text:p>
          </table:table-cell>
          <table:table-cell table:number-columns-repeated="2"/>
          <table:table-cell office:value-type="string" calcext:value-type="string">
            <text:p>{ "loc" : {"type" : "Point", "coordinates" : [15.827996, 52.839898] }, "name" : "Szkoły podstawowe", "city" : "Drezdenk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963007, 52.89791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Drawiny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85] &amp; [.B485] &amp; [.C485] &amp; [.D485] &amp; [.E485] &amp; [.F485] &amp; [.G485]" office:value-type="string" office:string-value="{ &quot;loc&quot; : {&quot;type&quot; : &quot;Point&quot;, &quot;coordinates&quot; : [15.963007, 52.897917] }, &quot;name&quot; : &quot;Szkoły podstawowe&quot;, &quot;city&quot; : &quot;Drawiny&quot; }" calcext:value-type="string">
            <text:p>{ "loc" : {"type" : "Point", "coordinates" : [15.963007, 52.897917] }, "name" : "Szkoły podstawowe", "city" : "Drawiny" }</text:p>
          </table:table-cell>
          <table:table-cell table:number-columns-repeated="2"/>
          <table:table-cell office:value-type="string" calcext:value-type="string">
            <text:p>{ "loc" : {"type" : "Point", "coordinates" : [15.963007, 52.897917] }, "name" : "Szkoły podstawowe", "city" : "Drawiny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257203, 52.50601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niewy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86] &amp; [.B486] &amp; [.C486] &amp; [.D486] &amp; [.E486] &amp; [.F486] &amp; [.G486]" office:value-type="string" office:string-value="{ &quot;loc&quot; : {&quot;type&quot; : &quot;Point&quot;, &quot;coordinates&quot; : [16.257203, 52.506013] }, &quot;name&quot; : &quot;Szkoły podstawowe&quot;, &quot;city&quot; : &quot;Pniewy&quot; }" calcext:value-type="string">
            <text:p>{ "loc" : {"type" : "Point", "coordinates" : [16.257203, 52.506013] }, "name" : "Szkoły podstawowe", "city" : "Pniewy" }</text:p>
          </table:table-cell>
          <table:table-cell table:number-columns-repeated="2"/>
          <table:table-cell office:value-type="string" calcext:value-type="string">
            <text:p>{ "loc" : {"type" : "Point", "coordinates" : [16.257203, 52.506013] }, "name" : "Szkoły podstawowe", "city" : "Pniewy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084789, 52.55198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wilc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87] &amp; [.B487] &amp; [.C487] &amp; [.D487] &amp; [.E487] &amp; [.F487] &amp; [.G487]" office:value-type="string" office:string-value="{ &quot;loc&quot; : {&quot;type&quot; : &quot;Point&quot;, &quot;coordinates&quot; : [16.084789, 52.551986] }, &quot;name&quot; : &quot;Szkoły podstawowe&quot;, &quot;city&quot; : &quot;Kwilcz&quot; }" calcext:value-type="string">
            <text:p>{ "loc" : {"type" : "Point", "coordinates" : [16.084789, 52.551986] }, "name" : "Szkoły podstawowe", "city" : "Kwilcz" }</text:p>
          </table:table-cell>
          <table:table-cell table:number-columns-repeated="2"/>
          <table:table-cell office:value-type="string" calcext:value-type="string">
            <text:p>{ "loc" : {"type" : "Point", "coordinates" : [16.084789, 52.551986] }, "name" : "Szkoły podstawowe", "city" : "Kwilc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348801, 50.96848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trzegom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88] &amp; [.B488] &amp; [.C488] &amp; [.D488] &amp; [.E488] &amp; [.F488] &amp; [.G488]" office:value-type="string" office:string-value="{ &quot;loc&quot; : {&quot;type&quot; : &quot;Point&quot;, &quot;coordinates&quot; : [16.348801, 50.968484] }, &quot;name&quot; : &quot;Szkoły podstawowe&quot;, &quot;city&quot; : &quot;Strzegom&quot; }" calcext:value-type="string">
            <text:p>{ "loc" : {"type" : "Point", "coordinates" : [16.348801, 50.968484] }, "name" : "Szkoły podstawowe", "city" : "Strzegom" }</text:p>
          </table:table-cell>
          <table:table-cell table:number-columns-repeated="2"/>
          <table:table-cell office:value-type="string" calcext:value-type="string">
            <text:p>{ "loc" : {"type" : "Point", "coordinates" : [16.348801, 50.968484] }, "name" : "Szkoły podstawowe", "city" : "Strzegom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330653, 50.95273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trzegom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89] &amp; [.B489] &amp; [.C489] &amp; [.D489] &amp; [.E489] &amp; [.F489] &amp; [.G489]" office:value-type="string" office:string-value="{ &quot;loc&quot; : {&quot;type&quot; : &quot;Point&quot;, &quot;coordinates&quot; : [16.330653, 50.952735] }, &quot;name&quot; : &quot;Szkoły podstawowe&quot;, &quot;city&quot; : &quot;Strzegom&quot; }" calcext:value-type="string">
            <text:p>{ "loc" : {"type" : "Point", "coordinates" : [16.330653, 50.952735] }, "name" : "Szkoły podstawowe", "city" : "Strzegom" }</text:p>
          </table:table-cell>
          <table:table-cell table:number-columns-repeated="2"/>
          <table:table-cell office:value-type="string" calcext:value-type="string">
            <text:p>{ "loc" : {"type" : "Point", "coordinates" : [16.330653, 50.952735] }, "name" : "Szkoły podstawowe", "city" : "Strzegom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350125, 50.96066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trzegom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90] &amp; [.B490] &amp; [.C490] &amp; [.D490] &amp; [.E490] &amp; [.F490] &amp; [.G490]" office:value-type="string" office:string-value="{ &quot;loc&quot; : {&quot;type&quot; : &quot;Point&quot;, &quot;coordinates&quot; : [16.350125, 50.960665] }, &quot;name&quot; : &quot;Szkoły podstawowe&quot;, &quot;city&quot; : &quot;Strzegom&quot; }" calcext:value-type="string">
            <text:p>{ "loc" : {"type" : "Point", "coordinates" : [16.350125, 50.960665] }, "name" : "Szkoły podstawowe", "city" : "Strzegom" }</text:p>
          </table:table-cell>
          <table:table-cell table:number-columns-repeated="2"/>
          <table:table-cell office:value-type="string" calcext:value-type="string">
            <text:p>{ "loc" : {"type" : "Point", "coordinates" : [16.350125, 50.960665] }, "name" : "Szkoły podstawowe", "city" : "Strzegom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554978, 51.93634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Zielona Gór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91] &amp; [.B491] &amp; [.C491] &amp; [.D491] &amp; [.E491] &amp; [.F491] &amp; [.G491]" office:value-type="string" office:string-value="{ &quot;loc&quot; : {&quot;type&quot; : &quot;Point&quot;, &quot;coordinates&quot; : [15.554978, 51.936344] }, &quot;name&quot; : &quot;Szkoły podstawowe&quot;, &quot;city&quot; : &quot;Zielona Góra&quot; }" calcext:value-type="string">
            <text:p>{ "loc" : {"type" : "Point", "coordinates" : [15.554978, 51.936344] }, "name" : "Szkoły podstawowe", "city" : "Zielona Góra" }</text:p>
          </table:table-cell>
          <table:table-cell table:number-columns-repeated="2"/>
          <table:table-cell office:value-type="string" calcext:value-type="string">
            <text:p>{ "loc" : {"type" : "Point", "coordinates" : [15.554978, 51.936344] }, "name" : "Szkoły podstawowe", "city" : "Zielona Gór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311115, 50.16375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Nędz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92] &amp; [.B492] &amp; [.C492] &amp; [.D492] &amp; [.E492] &amp; [.F492] &amp; [.G492]" office:value-type="string" office:string-value="{ &quot;loc&quot; : {&quot;type&quot; : &quot;Point&quot;, &quot;coordinates&quot; : [18.311115, 50.163759] }, &quot;name&quot; : &quot;Szkoły podstawowe&quot;, &quot;city&quot; : &quot;Nędza&quot; }" calcext:value-type="string">
            <text:p>{ "loc" : {"type" : "Point", "coordinates" : [18.311115, 50.163759] }, "name" : "Szkoły podstawowe", "city" : "Nędza" }</text:p>
          </table:table-cell>
          <table:table-cell table:number-columns-repeated="2"/>
          <table:table-cell office:value-type="string" calcext:value-type="string">
            <text:p>{ "loc" : {"type" : "Point", "coordinates" : [18.311115, 50.163759] }, "name" : "Szkoły podstawowe", "city" : "Nędz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906235, 52.51436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łobi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93] &amp; [.B493] &amp; [.C493] &amp; [.D493] &amp; [.E493] &amp; [.F493] &amp; [.G493]" office:value-type="string" office:string-value="{ &quot;loc&quot; : {&quot;type&quot; : &quot;Point&quot;, &quot;coordinates&quot; : [18.906235, 52.514361] }, &quot;name&quot; : &quot;Szkoły podstawowe&quot;, &quot;city&quot; : &quot;Kłobia&quot; }" calcext:value-type="string">
            <text:p>{ "loc" : {"type" : "Point", "coordinates" : [18.906235, 52.514361] }, "name" : "Szkoły podstawowe", "city" : "Kłobia" }</text:p>
          </table:table-cell>
          <table:table-cell table:number-columns-repeated="2"/>
          <table:table-cell office:value-type="string" calcext:value-type="string">
            <text:p>{ "loc" : {"type" : "Point", "coordinates" : [18.906235, 52.514361] }, "name" : "Szkoły podstawowe", "city" : "Kłobi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559186, 49.66129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Zawoj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94] &amp; [.B494] &amp; [.C494] &amp; [.D494] &amp; [.E494] &amp; [.F494] &amp; [.G494]" office:value-type="string" office:string-value="{ &quot;loc&quot; : {&quot;type&quot; : &quot;Point&quot;, &quot;coordinates&quot; : [19.559186, 49.661291] }, &quot;name&quot; : &quot;Szkoły podstawowe&quot;, &quot;city&quot; : &quot;Zawoja&quot; }" calcext:value-type="string">
            <text:p>{ "loc" : {"type" : "Point", "coordinates" : [19.559186, 49.661291] }, "name" : "Szkoły podstawowe", "city" : "Zawoja" }</text:p>
          </table:table-cell>
          <table:table-cell table:number-columns-repeated="2"/>
          <table:table-cell office:value-type="string" calcext:value-type="string">
            <text:p>{ "loc" : {"type" : "Point", "coordinates" : [19.559186, 49.661291] }, "name" : "Szkoły podstawowe", "city" : "Zawoj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229568, 49.81277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Dyn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95] &amp; [.B495] &amp; [.C495] &amp; [.D495] &amp; [.E495] &amp; [.F495] &amp; [.G495]" office:value-type="string" office:string-value="{ &quot;loc&quot; : {&quot;type&quot; : &quot;Point&quot;, &quot;coordinates&quot; : [22.229568, 49.812774] }, &quot;name&quot; : &quot;Szkoły podstawowe&quot;, &quot;city&quot; : &quot;Dynów&quot; }" calcext:value-type="string">
            <text:p>{ "loc" : {"type" : "Point", "coordinates" : [22.229568, 49.812774] }, "name" : "Szkoły podstawowe", "city" : "Dynów" }</text:p>
          </table:table-cell>
          <table:table-cell table:number-columns-repeated="2"/>
          <table:table-cell office:value-type="string" calcext:value-type="string">
            <text:p>{ "loc" : {"type" : "Point", "coordinates" : [22.229568, 49.812774] }, "name" : "Szkoły podstawowe", "city" : "Dyn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275648, 50.94561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ła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96] &amp; [.B496] &amp; [.C496] &amp; [.D496] &amp; [.E496] &amp; [.F496] &amp; [.G496]" office:value-type="string" office:string-value="{ &quot;loc&quot; : {&quot;type&quot; : &quot;Point&quot;, &quot;coordinates&quot; : [17.275648, 50.945615] }, &quot;name&quot; : &quot;Szkoły podstawowe&quot;, &quot;city&quot; : &quot;Oława&quot; }" calcext:value-type="string">
            <text:p>{ "loc" : {"type" : "Point", "coordinates" : [17.275648, 50.945615] }, "name" : "Szkoły podstawowe", "city" : "Oława" }</text:p>
          </table:table-cell>
          <table:table-cell table:number-columns-repeated="2"/>
          <table:table-cell office:value-type="string" calcext:value-type="string">
            <text:p>{ "loc" : {"type" : "Point", "coordinates" : [17.275648, 50.945615] }, "name" : "Szkoły podstawowe", "city" : "Oła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284053, 50.94569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ła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97] &amp; [.B497] &amp; [.C497] &amp; [.D497] &amp; [.E497] &amp; [.F497] &amp; [.G497]" office:value-type="string" office:string-value="{ &quot;loc&quot; : {&quot;type&quot; : &quot;Point&quot;, &quot;coordinates&quot; : [17.284053, 50.945697] }, &quot;name&quot; : &quot;Szkoły podstawowe&quot;, &quot;city&quot; : &quot;Oława&quot; }" calcext:value-type="string">
            <text:p>{ "loc" : {"type" : "Point", "coordinates" : [17.284053, 50.945697] }, "name" : "Szkoły podstawowe", "city" : "Oława" }</text:p>
          </table:table-cell>
          <table:table-cell table:number-columns-repeated="2"/>
          <table:table-cell office:value-type="string" calcext:value-type="string">
            <text:p>{ "loc" : {"type" : "Point", "coordinates" : [17.284053, 50.945697] }, "name" : "Szkoły podstawowe", "city" : "Oła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293071, 50.94105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ła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98] &amp; [.B498] &amp; [.C498] &amp; [.D498] &amp; [.E498] &amp; [.F498] &amp; [.G498]" office:value-type="string" office:string-value="{ &quot;loc&quot; : {&quot;type&quot; : &quot;Point&quot;, &quot;coordinates&quot; : [17.293071, 50.941051] }, &quot;name&quot; : &quot;Szkoły podstawowe&quot;, &quot;city&quot; : &quot;Oława&quot; }" calcext:value-type="string">
            <text:p>{ "loc" : {"type" : "Point", "coordinates" : [17.293071, 50.941051] }, "name" : "Szkoły podstawowe", "city" : "Oława" }</text:p>
          </table:table-cell>
          <table:table-cell table:number-columns-repeated="2"/>
          <table:table-cell office:value-type="string" calcext:value-type="string">
            <text:p>{ "loc" : {"type" : "Point", "coordinates" : [17.293071, 50.941051] }, "name" : "Szkoły podstawowe", "city" : "Oła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305023, 50.94236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ła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499] &amp; [.B499] &amp; [.C499] &amp; [.D499] &amp; [.E499] &amp; [.F499] &amp; [.G499]" office:value-type="string" office:string-value="{ &quot;loc&quot; : {&quot;type&quot; : &quot;Point&quot;, &quot;coordinates&quot; : [17.305023, 50.942362] }, &quot;name&quot; : &quot;Szkoły podstawowe&quot;, &quot;city&quot; : &quot;Oława&quot; }" calcext:value-type="string">
            <text:p>{ "loc" : {"type" : "Point", "coordinates" : [17.305023, 50.942362] }, "name" : "Szkoły podstawowe", "city" : "Oława" }</text:p>
          </table:table-cell>
          <table:table-cell table:number-columns-repeated="2"/>
          <table:table-cell office:value-type="string" calcext:value-type="string">
            <text:p>{ "loc" : {"type" : "Point", "coordinates" : [17.305023, 50.942362] }, "name" : "Szkoły podstawowe", "city" : "Oła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299605, 50.93607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ła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00] &amp; [.B500] &amp; [.C500] &amp; [.D500] &amp; [.E500] &amp; [.F500] &amp; [.G500]" office:value-type="string" office:string-value="{ &quot;loc&quot; : {&quot;type&quot; : &quot;Point&quot;, &quot;coordinates&quot; : [17.299605, 50.936074] }, &quot;name&quot; : &quot;Szkoły podstawowe&quot;, &quot;city&quot; : &quot;Oława&quot; }" calcext:value-type="string">
            <text:p>{ "loc" : {"type" : "Point", "coordinates" : [17.299605, 50.936074] }, "name" : "Szkoły podstawowe", "city" : "Oława" }</text:p>
          </table:table-cell>
          <table:table-cell table:number-columns-repeated="2"/>
          <table:table-cell office:value-type="string" calcext:value-type="string">
            <text:p>{ "loc" : {"type" : "Point", "coordinates" : [17.299605, 50.936074] }, "name" : "Szkoły podstawowe", "city" : "Oła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227608, 50.98902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Marcink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01] &amp; [.B501] &amp; [.C501] &amp; [.D501] &amp; [.E501] &amp; [.F501] &amp; [.G501]" office:value-type="string" office:string-value="{ &quot;loc&quot; : {&quot;type&quot; : &quot;Point&quot;, &quot;coordinates&quot; : [17.227608, 50.989028] }, &quot;name&quot; : &quot;Szkoły podstawowe&quot;, &quot;city&quot; : &quot;Marcinkowice&quot; }" calcext:value-type="string">
            <text:p>{ "loc" : {"type" : "Point", "coordinates" : [17.227608, 50.989028] }, "name" : "Szkoły podstawowe", "city" : "Marcinkowice" }</text:p>
          </table:table-cell>
          <table:table-cell table:number-columns-repeated="2"/>
          <table:table-cell office:value-type="string" calcext:value-type="string">
            <text:p>{ "loc" : {"type" : "Point", "coordinates" : [17.227608, 50.989028] }, "name" : "Szkoły podstawowe", "city" : "Marcink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931427, 50.04249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rak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02] &amp; [.B502] &amp; [.C502] &amp; [.D502] &amp; [.E502] &amp; [.F502] &amp; [.G502]" office:value-type="string" office:string-value="{ &quot;loc&quot; : {&quot;type&quot; : &quot;Point&quot;, &quot;coordinates&quot; : [19.931427, 50.042490] }, &quot;name&quot; : &quot;Szkoły podstawowe&quot;, &quot;city&quot; : &quot;Kraków&quot; }" calcext:value-type="string">
            <text:p>{ "loc" : {"type" : "Point", "coordinates" : [19.931427, 50.042490] }, "name" : "Szkoły podstawowe", "city" : "Kraków" }</text:p>
          </table:table-cell>
          <table:table-cell table:number-columns-repeated="2"/>
          <table:table-cell office:value-type="string" calcext:value-type="string">
            <text:p>{ "loc" : {"type" : "Point", "coordinates" : [19.931427, 50.042490] }, "name" : "Szkoły podstawowe", "city" : "Krak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521805, 49.86278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Jarosz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03] &amp; [.B503] &amp; [.C503] &amp; [.D503] &amp; [.E503] &amp; [.F503] &amp; [.G503]" office:value-type="string" office:string-value="{ &quot;loc&quot; : {&quot;type&quot; : &quot;Point&quot;, &quot;coordinates&quot; : [19.521805, 49.862786] }, &quot;name&quot; : &quot;Szkoły podstawowe&quot;, &quot;city&quot; : &quot;Jaroszowice&quot; }" calcext:value-type="string">
            <text:p>{ "loc" : {"type" : "Point", "coordinates" : [19.521805, 49.862786] }, "name" : "Szkoły podstawowe", "city" : "Jaroszowice" }</text:p>
          </table:table-cell>
          <table:table-cell table:number-columns-repeated="2"/>
          <table:table-cell office:value-type="string" calcext:value-type="string">
            <text:p>{ "loc" : {"type" : "Point", "coordinates" : [19.521805, 49.862786] }, "name" : "Szkoły podstawowe", "city" : "Jarosz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81551, 49.85616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Zawad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04] &amp; [.B504] &amp; [.C504] &amp; [.D504] &amp; [.E504] &amp; [.F504] &amp; [.G504]" office:value-type="string" office:string-value="{ &quot;loc&quot; : {&quot;type&quot; : &quot;Point&quot;, &quot;coordinates&quot; : [19.481551, 49.856164] }, &quot;name&quot; : &quot;Szkoły podstawowe&quot;, &quot;city&quot; : &quot;Zawadka&quot; }" calcext:value-type="string">
            <text:p>{ "loc" : {"type" : "Point", "coordinates" : [19.481551, 49.856164] }, "name" : "Szkoły podstawowe", "city" : "Zawadka" }</text:p>
          </table:table-cell>
          <table:table-cell table:number-columns-repeated="2"/>
          <table:table-cell office:value-type="string" calcext:value-type="string">
            <text:p>{ "loc" : {"type" : "Point", "coordinates" : [19.481551, 49.856164] }, "name" : "Szkoły podstawowe", "city" : "Zawad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211671, 50.81371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iąz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05] &amp; [.B505] &amp; [.C505] &amp; [.D505] &amp; [.E505] &amp; [.F505] &amp; [.G505]" office:value-type="string" office:string-value="{ &quot;loc&quot; : {&quot;type&quot; : &quot;Point&quot;, &quot;coordinates&quot; : [17.211671, 50.813714] }, &quot;name&quot; : &quot;Szkoły podstawowe&quot;, &quot;city&quot; : &quot;Wiązów&quot; }" calcext:value-type="string">
            <text:p>{ "loc" : {"type" : "Point", "coordinates" : [17.211671, 50.813714] }, "name" : "Szkoły podstawowe", "city" : "Wiązów" }</text:p>
          </table:table-cell>
          <table:table-cell table:number-columns-repeated="2"/>
          <table:table-cell office:value-type="string" calcext:value-type="string">
            <text:p>{ "loc" : {"type" : "Point", "coordinates" : [17.211671, 50.813714] }, "name" : "Szkoły podstawowe", "city" : "Wiąz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064001, 50.78575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trzel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06] &amp; [.B506] &amp; [.C506] &amp; [.D506] &amp; [.E506] &amp; [.F506] &amp; [.G506]" office:value-type="string" office:string-value="{ &quot;loc&quot; : {&quot;type&quot; : &quot;Point&quot;, &quot;coordinates&quot; : [17.064001, 50.785752] }, &quot;name&quot; : &quot;Szkoły podstawowe&quot;, &quot;city&quot; : &quot;Strzelin&quot; }" calcext:value-type="string">
            <text:p>{ "loc" : {"type" : "Point", "coordinates" : [17.064001, 50.785752] }, "name" : "Szkoły podstawowe", "city" : "Strzelin" }</text:p>
          </table:table-cell>
          <table:table-cell table:number-columns-repeated="2"/>
          <table:table-cell office:value-type="string" calcext:value-type="string">
            <text:p>{ "loc" : {"type" : "Point", "coordinates" : [17.064001, 50.785752] }, "name" : "Szkoły podstawowe", "city" : "Strzel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086923, 50.77909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trzel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07] &amp; [.B507] &amp; [.C507] &amp; [.D507] &amp; [.E507] &amp; [.F507] &amp; [.G507]" office:value-type="string" office:string-value="{ &quot;loc&quot; : {&quot;type&quot; : &quot;Point&quot;, &quot;coordinates&quot; : [17.086923, 50.779093] }, &quot;name&quot; : &quot;Szkoły podstawowe&quot;, &quot;city&quot; : &quot;Strzelin&quot; }" calcext:value-type="string">
            <text:p>{ "loc" : {"type" : "Point", "coordinates" : [17.086923, 50.779093] }, "name" : "Szkoły podstawowe", "city" : "Strzelin" }</text:p>
          </table:table-cell>
          <table:table-cell table:number-columns-repeated="2"/>
          <table:table-cell office:value-type="string" calcext:value-type="string">
            <text:p>{ "loc" : {"type" : "Point", "coordinates" : [17.086923, 50.779093] }, "name" : "Szkoły podstawowe", "city" : "Strzel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318840, 51.02220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Jelcz-Lask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08] &amp; [.B508] &amp; [.C508] &amp; [.D508] &amp; [.E508] &amp; [.F508] &amp; [.G508]" office:value-type="string" office:string-value="{ &quot;loc&quot; : {&quot;type&quot; : &quot;Point&quot;, &quot;coordinates&quot; : [17.318840, 51.022209] }, &quot;name&quot; : &quot;Szkoły podstawowe&quot;, &quot;city&quot; : &quot;Jelcz-Laskowice&quot; }" calcext:value-type="string">
            <text:p>{ "loc" : {"type" : "Point", "coordinates" : [17.318840, 51.022209] }, "name" : "Szkoły podstawowe", "city" : "Jelcz-Laskowice" }</text:p>
          </table:table-cell>
          <table:table-cell table:number-columns-repeated="2"/>
          <table:table-cell office:value-type="string" calcext:value-type="string">
            <text:p>{ "loc" : {"type" : "Point", "coordinates" : [17.318840, 51.022209] }, "name" : "Szkoły podstawowe", "city" : "Jelcz-Lask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332639, 51.03512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Jelcz-Lask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09] &amp; [.B509] &amp; [.C509] &amp; [.D509] &amp; [.E509] &amp; [.F509] &amp; [.G509]" office:value-type="string" office:string-value="{ &quot;loc&quot; : {&quot;type&quot; : &quot;Point&quot;, &quot;coordinates&quot; : [17.332639, 51.035121] }, &quot;name&quot; : &quot;Szkoły podstawowe&quot;, &quot;city&quot; : &quot;Jelcz-Laskowice&quot; }" calcext:value-type="string">
            <text:p>{ "loc" : {"type" : "Point", "coordinates" : [17.332639, 51.035121] }, "name" : "Szkoły podstawowe", "city" : "Jelcz-Laskowice" }</text:p>
          </table:table-cell>
          <table:table-cell table:number-columns-repeated="2"/>
          <table:table-cell office:value-type="string" calcext:value-type="string">
            <text:p>{ "loc" : {"type" : "Point", "coordinates" : [17.332639, 51.035121] }, "name" : "Szkoły podstawowe", "city" : "Jelcz-Lask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35211, 51.79498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Łódź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10] &amp; [.B510] &amp; [.C510] &amp; [.D510] &amp; [.E510] &amp; [.F510] &amp; [.G510]" office:value-type="string" office:string-value="{ &quot;loc&quot; : {&quot;type&quot; : &quot;Point&quot;, &quot;coordinates&quot; : [19.435211, 51.794981] }, &quot;name&quot; : &quot;Szkoły podstawowe&quot;, &quot;city&quot; : &quot;Łódź&quot; }" calcext:value-type="string">
            <text:p>{ "loc" : {"type" : "Point", "coordinates" : [19.435211, 51.794981] }, "name" : "Szkoły podstawowe", "city" : "Łódź" }</text:p>
          </table:table-cell>
          <table:table-cell table:number-columns-repeated="2"/>
          <table:table-cell office:value-type="string" calcext:value-type="string">
            <text:p>{ "loc" : {"type" : "Point", "coordinates" : [19.435211, 51.794981] }, "name" : "Szkoły podstawowe", "city" : "Łódź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322129, 51.75077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onstantynów Łódz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11] &amp; [.B511] &amp; [.C511] &amp; [.D511] &amp; [.E511] &amp; [.F511] &amp; [.G511]" office:value-type="string" office:string-value="{ &quot;loc&quot; : {&quot;type&quot; : &quot;Point&quot;, &quot;coordinates&quot; : [19.322129, 51.750773] }, &quot;name&quot; : &quot;Szkoły podstawowe&quot;, &quot;city&quot; : &quot;Konstantynów Łódzki&quot; }" calcext:value-type="string">
            <text:p>{ "loc" : {"type" : "Point", "coordinates" : [19.322129, 51.750773] }, "name" : "Szkoły podstawowe", "city" : "Konstantynów Łódzki" }</text:p>
          </table:table-cell>
          <table:table-cell table:number-columns-repeated="2"/>
          <table:table-cell office:value-type="string" calcext:value-type="string">
            <text:p>{ "loc" : {"type" : "Point", "coordinates" : [19.322129, 51.750773] }, "name" : "Szkoły podstawowe", "city" : "Konstantynów Łódz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390180, 51.74775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Łódź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12] &amp; [.B512] &amp; [.C512] &amp; [.D512] &amp; [.E512] &amp; [.F512] &amp; [.G512]" office:value-type="string" office:string-value="{ &quot;loc&quot; : {&quot;type&quot; : &quot;Point&quot;, &quot;coordinates&quot; : [19.390180, 51.747754] }, &quot;name&quot; : &quot;Szkoły podstawowe&quot;, &quot;city&quot; : &quot;Łódź&quot; }" calcext:value-type="string">
            <text:p>{ "loc" : {"type" : "Point", "coordinates" : [19.390180, 51.747754] }, "name" : "Szkoły podstawowe", "city" : "Łódź" }</text:p>
          </table:table-cell>
          <table:table-cell table:number-columns-repeated="2"/>
          <table:table-cell office:value-type="string" calcext:value-type="string">
            <text:p>{ "loc" : {"type" : "Point", "coordinates" : [19.390180, 51.747754] }, "name" : "Szkoły podstawowe", "city" : "Łódź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387935, 51.74742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Łódź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13] &amp; [.B513] &amp; [.C513] &amp; [.D513] &amp; [.E513] &amp; [.F513] &amp; [.G513]" office:value-type="string" office:string-value="{ &quot;loc&quot; : {&quot;type&quot; : &quot;Point&quot;, &quot;coordinates&quot; : [19.387935, 51.747429] }, &quot;name&quot; : &quot;Szkoły podstawowe&quot;, &quot;city&quot; : &quot;Łódź&quot; }" calcext:value-type="string">
            <text:p>{ "loc" : {"type" : "Point", "coordinates" : [19.387935, 51.747429] }, "name" : "Szkoły podstawowe", "city" : "Łódź" }</text:p>
          </table:table-cell>
          <table:table-cell table:number-columns-repeated="2"/>
          <table:table-cell office:value-type="string" calcext:value-type="string">
            <text:p>{ "loc" : {"type" : "Point", "coordinates" : [19.387935, 51.747429] }, "name" : "Szkoły podstawowe", "city" : "Łódź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608332, 53.32667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rzozi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14] &amp; [.B514] &amp; [.C514] &amp; [.D514] &amp; [.E514] &amp; [.F514] &amp; [.G514]" office:value-type="string" office:string-value="{ &quot;loc&quot; : {&quot;type&quot; : &quot;Point&quot;, &quot;coordinates&quot; : [19.608332, 53.326676] }, &quot;name&quot; : &quot;Szkoły podstawowe&quot;, &quot;city&quot; : &quot;Brzozie&quot; }" calcext:value-type="string">
            <text:p>{ "loc" : {"type" : "Point", "coordinates" : [19.608332, 53.326676] }, "name" : "Szkoły podstawowe", "city" : "Brzozie" }</text:p>
          </table:table-cell>
          <table:table-cell table:number-columns-repeated="2"/>
          <table:table-cell office:value-type="string" calcext:value-type="string">
            <text:p>{ "loc" : {"type" : "Point", "coordinates" : [19.608332, 53.326676] }, "name" : "Szkoły podstawowe", "city" : "Brzozi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15277, 53.0675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Ryp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15] &amp; [.B515] &amp; [.C515] &amp; [.D515] &amp; [.E515] &amp; [.F515] &amp; [.G515]" office:value-type="string" office:string-value="{ &quot;loc&quot; : {&quot;type&quot; : &quot;Point&quot;, &quot;coordinates&quot; : [19.415277, 53.067520] }, &quot;name&quot; : &quot;Szkoły podstawowe&quot;, &quot;city&quot; : &quot;Rypin&quot; }" calcext:value-type="string">
            <text:p>{ "loc" : {"type" : "Point", "coordinates" : [19.415277, 53.067520] }, "name" : "Szkoły podstawowe", "city" : "Rypin" }</text:p>
          </table:table-cell>
          <table:table-cell table:number-columns-repeated="2"/>
          <table:table-cell office:value-type="string" calcext:value-type="string">
            <text:p>{ "loc" : {"type" : "Point", "coordinates" : [19.415277, 53.067520] }, "name" : "Szkoły podstawowe", "city" : "Ryp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16313, 53.06304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Ryp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16] &amp; [.B516] &amp; [.C516] &amp; [.D516] &amp; [.E516] &amp; [.F516] &amp; [.G516]" office:value-type="string" office:string-value="{ &quot;loc&quot; : {&quot;type&quot; : &quot;Point&quot;, &quot;coordinates&quot; : [19.416313, 53.063043] }, &quot;name&quot; : &quot;Szkoły podstawowe&quot;, &quot;city&quot; : &quot;Rypin&quot; }" calcext:value-type="string">
            <text:p>{ "loc" : {"type" : "Point", "coordinates" : [19.416313, 53.063043] }, "name" : "Szkoły podstawowe", "city" : "Rypin" }</text:p>
          </table:table-cell>
          <table:table-cell table:number-columns-repeated="2"/>
          <table:table-cell office:value-type="string" calcext:value-type="string">
            <text:p>{ "loc" : {"type" : "Point", "coordinates" : [19.416313, 53.063043] }, "name" : "Szkoły podstawowe", "city" : "Ryp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91142, 50.49346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17] &amp; [.B517] &amp; [.C517] &amp; [.D517] &amp; [.E517] &amp; [.F517] &amp; [.G517]" office:value-type="string" office:string-value="{ &quot;loc&quot; : {&quot;type&quot; : &quot;Point&quot;, &quot;coordinates&quot; : [19.491142, 50.493467] }, &quot;name&quot; : &quot;Szkoły podstawowe&quot;, &quot;city&quot; : &quot;Zawiercie&quot; }" calcext:value-type="string">
            <text:p>{ "loc" : {"type" : "Point", "coordinates" : [19.491142, 50.493467] }, "name" : "Szkoły podstawowe", "city" : "Zawiercie" }</text:p>
          </table:table-cell>
          <table:table-cell table:number-columns-repeated="2"/>
          <table:table-cell office:value-type="string" calcext:value-type="string">
            <text:p>{ "loc" : {"type" : "Point", "coordinates" : [19.491142, 50.493467] }, "name" : "Szkoły podstawowe", "city" : "Zawierci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006485, 51.11695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18] &amp; [.B518] &amp; [.C518] &amp; [.D518] &amp; [.E518] &amp; [.F518] &amp; [.G518]" office:value-type="string" office:string-value="{ &quot;loc&quot; : {&quot;type&quot; : &quot;Point&quot;, &quot;coordinates&quot; : [17.006485, 51.116957] }, &quot;name&quot; : &quot;Szkoły podstawowe&quot;, &quot;city&quot; : &quot;Wrocław&quot; }" calcext:value-type="string">
            <text:p>{ "loc" : {"type" : "Point", "coordinates" : [17.006485, 51.116957] }, "name" : "Szkoły podstawowe", "city" : "Wrocław" }</text:p>
          </table:table-cell>
          <table:table-cell table:number-columns-repeated="2"/>
          <table:table-cell office:value-type="string" calcext:value-type="string">
            <text:p>{ "loc" : {"type" : "Point", "coordinates" : [17.006485, 51.116957] }, "name" : "Szkoły podstawowe", "city" : "Wrocła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009260, 51.11869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19] &amp; [.B519] &amp; [.C519] &amp; [.D519] &amp; [.E519] &amp; [.F519] &amp; [.G519]" office:value-type="string" office:string-value="{ &quot;loc&quot; : {&quot;type&quot; : &quot;Point&quot;, &quot;coordinates&quot; : [17.009260, 51.118691] }, &quot;name&quot; : &quot;Szkoły podstawowe&quot;, &quot;city&quot; : &quot;Wrocław&quot; }" calcext:value-type="string">
            <text:p>{ "loc" : {"type" : "Point", "coordinates" : [17.009260, 51.118691] }, "name" : "Szkoły podstawowe", "city" : "Wrocław" }</text:p>
          </table:table-cell>
          <table:table-cell table:number-columns-repeated="2"/>
          <table:table-cell office:value-type="string" calcext:value-type="string">
            <text:p>{ "loc" : {"type" : "Point", "coordinates" : [17.009260, 51.118691] }, "name" : "Szkoły podstawowe", "city" : "Wrocła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344338, 54.59634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Red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20] &amp; [.B520] &amp; [.C520] &amp; [.D520] &amp; [.E520] &amp; [.F520] &amp; [.G520]" office:value-type="string" office:string-value="{ &quot;loc&quot; : {&quot;type&quot; : &quot;Point&quot;, &quot;coordinates&quot; : [18.344338, 54.596343] }, &quot;name&quot; : &quot;Szkoły podstawowe&quot;, &quot;city&quot; : &quot;Reda&quot; }" calcext:value-type="string">
            <text:p>{ "loc" : {"type" : "Point", "coordinates" : [18.344338, 54.596343] }, "name" : "Szkoły podstawowe", "city" : "Reda" }</text:p>
          </table:table-cell>
          <table:table-cell table:number-columns-repeated="2"/>
          <table:table-cell office:value-type="string" calcext:value-type="string">
            <text:p>{ "loc" : {"type" : "Point", "coordinates" : [18.344338, 54.596343] }, "name" : "Szkoły podstawowe", "city" : "Red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770614, 53.02340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ubicz Górny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21] &amp; [.B521] &amp; [.C521] &amp; [.D521] &amp; [.E521] &amp; [.F521] &amp; [.G521]" office:value-type="string" office:string-value="{ &quot;loc&quot; : {&quot;type&quot; : &quot;Point&quot;, &quot;coordinates&quot; : [18.770614, 53.023408] }, &quot;name&quot; : &quot;Szkoły podstawowe&quot;, &quot;city&quot; : &quot;Lubicz Górny&quot; }" calcext:value-type="string">
            <text:p>{ "loc" : {"type" : "Point", "coordinates" : [18.770614, 53.023408] }, "name" : "Szkoły podstawowe", "city" : "Lubicz Górny" }</text:p>
          </table:table-cell>
          <table:table-cell table:number-columns-repeated="2"/>
          <table:table-cell office:value-type="string" calcext:value-type="string">
            <text:p>{ "loc" : {"type" : "Point", "coordinates" : [18.770614, 53.023408] }, "name" : "Szkoły podstawowe", "city" : "Lubicz Górny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10035, 53.27441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rodnic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22] &amp; [.B522] &amp; [.C522] &amp; [.D522] &amp; [.E522] &amp; [.F522] &amp; [.G522]" office:value-type="string" office:string-value="{ &quot;loc&quot; : {&quot;type&quot; : &quot;Point&quot;, &quot;coordinates&quot; : [19.410035, 53.274414] }, &quot;name&quot; : &quot;Szkoły podstawowe&quot;, &quot;city&quot; : &quot;Brodnica&quot; }" calcext:value-type="string">
            <text:p>{ "loc" : {"type" : "Point", "coordinates" : [19.410035, 53.274414] }, "name" : "Szkoły podstawowe", "city" : "Brodnica" }</text:p>
          </table:table-cell>
          <table:table-cell table:number-columns-repeated="2"/>
          <table:table-cell office:value-type="string" calcext:value-type="string">
            <text:p>{ "loc" : {"type" : "Point", "coordinates" : [19.410035, 53.274414] }, "name" : "Szkoły podstawowe", "city" : "Brodnic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27873, 50.49423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23] &amp; [.B523] &amp; [.C523] &amp; [.D523] &amp; [.E523] &amp; [.F523] &amp; [.G523]" office:value-type="string" office:string-value="{ &quot;loc&quot; : {&quot;type&quot; : &quot;Point&quot;, &quot;coordinates&quot; : [19.427873, 50.494231] }, &quot;name&quot; : &quot;Szkoły podstawowe&quot;, &quot;city&quot; : &quot;Zawiercie&quot; }" calcext:value-type="string">
            <text:p>{ "loc" : {"type" : "Point", "coordinates" : [19.427873, 50.494231] }, "name" : "Szkoły podstawowe", "city" : "Zawiercie" }</text:p>
          </table:table-cell>
          <table:table-cell table:number-columns-repeated="2"/>
          <table:table-cell office:value-type="string" calcext:value-type="string">
            <text:p>{ "loc" : {"type" : "Point", "coordinates" : [19.427873, 50.494231] }, "name" : "Szkoły podstawowe", "city" : "Zawierci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26565, 50.48401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24] &amp; [.B524] &amp; [.C524] &amp; [.D524] &amp; [.E524] &amp; [.F524] &amp; [.G524]" office:value-type="string" office:string-value="{ &quot;loc&quot; : {&quot;type&quot; : &quot;Point&quot;, &quot;coordinates&quot; : [19.426565, 50.484010] }, &quot;name&quot; : &quot;Szkoły podstawowe&quot;, &quot;city&quot; : &quot;Zawiercie&quot; }" calcext:value-type="string">
            <text:p>{ "loc" : {"type" : "Point", "coordinates" : [19.426565, 50.484010] }, "name" : "Szkoły podstawowe", "city" : "Zawiercie" }</text:p>
          </table:table-cell>
          <table:table-cell table:number-columns-repeated="2"/>
          <table:table-cell office:value-type="string" calcext:value-type="string">
            <text:p>{ "loc" : {"type" : "Point", "coordinates" : [19.426565, 50.484010] }, "name" : "Szkoły podstawowe", "city" : "Zawierci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043991, 52.47727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Jadwis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25] &amp; [.B525] &amp; [.C525] &amp; [.D525] &amp; [.E525] &amp; [.F525] &amp; [.G525]" office:value-type="string" office:string-value="{ &quot;loc&quot; : {&quot;type&quot; : &quot;Point&quot;, &quot;coordinates&quot; : [21.043991, 52.477270] }, &quot;name&quot; : &quot;Szkoły podstawowe&quot;, &quot;city&quot; : &quot;Jadwisin&quot; }" calcext:value-type="string">
            <text:p>{ "loc" : {"type" : "Point", "coordinates" : [21.043991, 52.477270] }, "name" : "Szkoły podstawowe", "city" : "Jadwisin" }</text:p>
          </table:table-cell>
          <table:table-cell table:number-columns-repeated="2"/>
          <table:table-cell office:value-type="string" calcext:value-type="string">
            <text:p>{ "loc" : {"type" : "Point", "coordinates" : [21.043991, 52.477270] }, "name" : "Szkoły podstawowe", "city" : "Jadwis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509881, 54.49433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26] &amp; [.B526] &amp; [.C526] &amp; [.D526] &amp; [.E526] &amp; [.F526] &amp; [.G526]" office:value-type="string" office:string-value="{ &quot;loc&quot; : {&quot;type&quot; : &quot;Point&quot;, &quot;coordinates&quot; : [18.509881, 54.494331] }, &quot;name&quot; : &quot;Szkoły podstawowe&quot;, &quot;city&quot; : &quot;Gdynia&quot; }" calcext:value-type="string">
            <text:p>{ "loc" : {"type" : "Point", "coordinates" : [18.509881, 54.494331] }, "name" : "Szkoły podstawowe", "city" : "Gdynia" }</text:p>
          </table:table-cell>
          <table:table-cell table:number-columns-repeated="2"/>
          <table:table-cell office:value-type="string" calcext:value-type="string">
            <text:p>{ "loc" : {"type" : "Point", "coordinates" : [18.509881, 54.494331] }, "name" : "Szkoły podstawowe", "city" : "Gdyni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913619, 52.42552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oznań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27] &amp; [.B527] &amp; [.C527] &amp; [.D527] &amp; [.E527] &amp; [.F527] &amp; [.G527]" office:value-type="string" office:string-value="{ &quot;loc&quot; : {&quot;type&quot; : &quot;Point&quot;, &quot;coordinates&quot; : [16.913619, 52.425525] }, &quot;name&quot; : &quot;Szkoły podstawowe&quot;, &quot;city&quot; : &quot;Poznań&quot; }" calcext:value-type="string">
            <text:p>{ "loc" : {"type" : "Point", "coordinates" : [16.913619, 52.425525] }, "name" : "Szkoły podstawowe", "city" : "Poznań" }</text:p>
          </table:table-cell>
          <table:table-cell table:number-columns-repeated="2"/>
          <table:table-cell office:value-type="string" calcext:value-type="string">
            <text:p>{ "loc" : {"type" : "Point", "coordinates" : [16.913619, 52.425525] }, "name" : "Szkoły podstawowe", "city" : "Poznań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947218, 49.98475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oguchwał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28] &amp; [.B528] &amp; [.C528] &amp; [.D528] &amp; [.E528] &amp; [.F528] &amp; [.G528]" office:value-type="string" office:string-value="{ &quot;loc&quot; : {&quot;type&quot; : &quot;Point&quot;, &quot;coordinates&quot; : [21.947218, 49.984752] }, &quot;name&quot; : &quot;Szkoły podstawowe&quot;, &quot;city&quot; : &quot;Boguchwała&quot; }" calcext:value-type="string">
            <text:p>{ "loc" : {"type" : "Point", "coordinates" : [21.947218, 49.984752] }, "name" : "Szkoły podstawowe", "city" : "Boguchwała" }</text:p>
          </table:table-cell>
          <table:table-cell table:number-columns-repeated="2"/>
          <table:table-cell office:value-type="string" calcext:value-type="string">
            <text:p>{ "loc" : {"type" : "Point", "coordinates" : [21.947218, 49.984752] }, "name" : "Szkoły podstawowe", "city" : "Boguchwał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791888, 49.57756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Iwonicz-Zdrój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29] &amp; [.B529] &amp; [.C529] &amp; [.D529] &amp; [.E529] &amp; [.F529] &amp; [.G529]" office:value-type="string" office:string-value="{ &quot;loc&quot; : {&quot;type&quot; : &quot;Point&quot;, &quot;coordinates&quot; : [21.791888, 49.577567] }, &quot;name&quot; : &quot;Szkoły podstawowe&quot;, &quot;city&quot; : &quot;Iwonicz-Zdrój&quot; }" calcext:value-type="string">
            <text:p>{ "loc" : {"type" : "Point", "coordinates" : [21.791888, 49.577567] }, "name" : "Szkoły podstawowe", "city" : "Iwonicz-Zdrój" }</text:p>
          </table:table-cell>
          <table:table-cell table:number-columns-repeated="2"/>
          <table:table-cell office:value-type="string" calcext:value-type="string">
            <text:p>{ "loc" : {"type" : "Point", "coordinates" : [21.791888, 49.577567] }, "name" : "Szkoły podstawowe", "city" : "Iwonicz-Zdrój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040182, 50.07790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Trzebownisk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30] &amp; [.B530] &amp; [.C530] &amp; [.D530] &amp; [.E530] &amp; [.F530] &amp; [.G530]" office:value-type="string" office:string-value="{ &quot;loc&quot; : {&quot;type&quot; : &quot;Point&quot;, &quot;coordinates&quot; : [22.040182, 50.077906] }, &quot;name&quot; : &quot;Szkoły podstawowe&quot;, &quot;city&quot; : &quot;Trzebownisko&quot; }" calcext:value-type="string">
            <text:p>{ "loc" : {"type" : "Point", "coordinates" : [22.040182, 50.077906] }, "name" : "Szkoły podstawowe", "city" : "Trzebownisko" }</text:p>
          </table:table-cell>
          <table:table-cell table:number-columns-repeated="2"/>
          <table:table-cell office:value-type="string" calcext:value-type="string">
            <text:p>{ "loc" : {"type" : "Point", "coordinates" : [22.040182, 50.077906] }, "name" : "Szkoły podstawowe", "city" : "Trzebownisk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958998, 50.00584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Rzesz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31] &amp; [.B531] &amp; [.C531] &amp; [.D531] &amp; [.E531] &amp; [.F531] &amp; [.G531]" office:value-type="string" office:string-value="{ &quot;loc&quot; : {&quot;type&quot; : &quot;Point&quot;, &quot;coordinates&quot; : [21.958998, 50.005842] }, &quot;name&quot; : &quot;Szkoły podstawowe&quot;, &quot;city&quot; : &quot;Rzeszów&quot; }" calcext:value-type="string">
            <text:p>{ "loc" : {"type" : "Point", "coordinates" : [21.958998, 50.005842] }, "name" : "Szkoły podstawowe", "city" : "Rzeszów" }</text:p>
          </table:table-cell>
          <table:table-cell table:number-columns-repeated="2"/>
          <table:table-cell office:value-type="string" calcext:value-type="string">
            <text:p>{ "loc" : {"type" : "Point", "coordinates" : [21.958998, 50.005842] }, "name" : "Szkoły podstawowe", "city" : "Rzesz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236148, 50.07103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Łańcut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32] &amp; [.B532] &amp; [.C532] &amp; [.D532] &amp; [.E532] &amp; [.F532] &amp; [.G532]" office:value-type="string" office:string-value="{ &quot;loc&quot; : {&quot;type&quot; : &quot;Point&quot;, &quot;coordinates&quot; : [22.236148, 50.071039] }, &quot;name&quot; : &quot;Szkoły podstawowe&quot;, &quot;city&quot; : &quot;Łańcut&quot; }" calcext:value-type="string">
            <text:p>{ "loc" : {"type" : "Point", "coordinates" : [22.236148, 50.071039] }, "name" : "Szkoły podstawowe", "city" : "Łańcut" }</text:p>
          </table:table-cell>
          <table:table-cell table:number-columns-repeated="2"/>
          <table:table-cell office:value-type="string" calcext:value-type="string">
            <text:p>{ "loc" : {"type" : "Point", "coordinates" : [22.236148, 50.071039] }, "name" : "Szkoły podstawowe", "city" : "Łańcut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216701, 50.06710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Łańcut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33] &amp; [.B533] &amp; [.C533] &amp; [.D533] &amp; [.E533] &amp; [.F533] &amp; [.G533]" office:value-type="string" office:string-value="{ &quot;loc&quot; : {&quot;type&quot; : &quot;Point&quot;, &quot;coordinates&quot; : [22.216701, 50.067108] }, &quot;name&quot; : &quot;Szkoły podstawowe&quot;, &quot;city&quot; : &quot;Łańcut&quot; }" calcext:value-type="string">
            <text:p>{ "loc" : {"type" : "Point", "coordinates" : [22.216701, 50.067108] }, "name" : "Szkoły podstawowe", "city" : "Łańcut" }</text:p>
          </table:table-cell>
          <table:table-cell table:number-columns-repeated="2"/>
          <table:table-cell office:value-type="string" calcext:value-type="string">
            <text:p>{ "loc" : {"type" : "Point", "coordinates" : [22.216701, 50.067108] }, "name" : "Szkoły podstawowe", "city" : "Łańcut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234702, 50.08977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Łańcut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34] &amp; [.B534] &amp; [.C534] &amp; [.D534] &amp; [.E534] &amp; [.F534] &amp; [.G534]" office:value-type="string" office:string-value="{ &quot;loc&quot; : {&quot;type&quot; : &quot;Point&quot;, &quot;coordinates&quot; : [22.234702, 50.089779] }, &quot;name&quot; : &quot;Szkoły podstawowe&quot;, &quot;city&quot; : &quot;Łańcut&quot; }" calcext:value-type="string">
            <text:p>{ "loc" : {"type" : "Point", "coordinates" : [22.234702, 50.089779] }, "name" : "Szkoły podstawowe", "city" : "Łańcut" }</text:p>
          </table:table-cell>
          <table:table-cell table:number-columns-repeated="2"/>
          <table:table-cell office:value-type="string" calcext:value-type="string">
            <text:p>{ "loc" : {"type" : "Point", "coordinates" : [22.234702, 50.089779] }, "name" : "Szkoły podstawowe", "city" : "Łańcut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800517, 49.60414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Iwonic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35] &amp; [.B535] &amp; [.C535] &amp; [.D535] &amp; [.E535] &amp; [.F535] &amp; [.G535]" office:value-type="string" office:string-value="{ &quot;loc&quot; : {&quot;type&quot; : &quot;Point&quot;, &quot;coordinates&quot; : [21.800517, 49.604146] }, &quot;name&quot; : &quot;Szkoły podstawowe&quot;, &quot;city&quot; : &quot;Iwonicz&quot; }" calcext:value-type="string">
            <text:p>{ "loc" : {"type" : "Point", "coordinates" : [21.800517, 49.604146] }, "name" : "Szkoły podstawowe", "city" : "Iwonicz" }</text:p>
          </table:table-cell>
          <table:table-cell table:number-columns-repeated="2"/>
          <table:table-cell office:value-type="string" calcext:value-type="string">
            <text:p>{ "loc" : {"type" : "Point", "coordinates" : [21.800517, 49.604146] }, "name" : "Szkoły podstawowe", "city" : "Iwonic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465023, 50.28471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Miel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36] &amp; [.B536] &amp; [.C536] &amp; [.D536] &amp; [.E536] &amp; [.F536] &amp; [.G536]" office:value-type="string" office:string-value="{ &quot;loc&quot; : {&quot;type&quot; : &quot;Point&quot;, &quot;coordinates&quot; : [21.465023, 50.284716] }, &quot;name&quot; : &quot;Szkoły podstawowe&quot;, &quot;city&quot; : &quot;Mielec&quot; }" calcext:value-type="string">
            <text:p>{ "loc" : {"type" : "Point", "coordinates" : [21.465023, 50.284716] }, "name" : "Szkoły podstawowe", "city" : "Mielec" }</text:p>
          </table:table-cell>
          <table:table-cell table:number-columns-repeated="2"/>
          <table:table-cell office:value-type="string" calcext:value-type="string">
            <text:p>{ "loc" : {"type" : "Point", "coordinates" : [21.465023, 50.284716] }, "name" : "Szkoły podstawowe", "city" : "Miel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389510, 50.31753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kalbmier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37] &amp; [.B537] &amp; [.C537] &amp; [.D537] &amp; [.E537] &amp; [.F537] &amp; [.G537]" office:value-type="string" office:string-value="{ &quot;loc&quot; : {&quot;type&quot; : &quot;Point&quot;, &quot;coordinates&quot; : [20.389510, 50.317530] }, &quot;name&quot; : &quot;Szkoły podstawowe&quot;, &quot;city&quot; : &quot;Skalbmierz&quot; }" calcext:value-type="string">
            <text:p>{ "loc" : {"type" : "Point", "coordinates" : [20.389510, 50.317530] }, "name" : "Szkoły podstawowe", "city" : "Skalbmierz" }</text:p>
          </table:table-cell>
          <table:table-cell table:number-columns-repeated="2"/>
          <table:table-cell office:value-type="string" calcext:value-type="string">
            <text:p>{ "loc" : {"type" : "Point", "coordinates" : [20.389510, 50.317530] }, "name" : "Szkoły podstawowe", "city" : "Skalbmier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418842, 50.25200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amieńczy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38] &amp; [.B538] &amp; [.C538] &amp; [.D538] &amp; [.E538] &amp; [.F538] &amp; [.G538]" office:value-type="string" office:string-value="{ &quot;loc&quot; : {&quot;type&quot; : &quot;Point&quot;, &quot;coordinates&quot; : [20.418842, 50.252007] }, &quot;name&quot; : &quot;Szkoły podstawowe&quot;, &quot;city&quot; : &quot;Kamieńczyce&quot; }" calcext:value-type="string">
            <text:p>{ "loc" : {"type" : "Point", "coordinates" : [20.418842, 50.252007] }, "name" : "Szkoły podstawowe", "city" : "Kamieńczyce" }</text:p>
          </table:table-cell>
          <table:table-cell table:number-columns-repeated="2"/>
          <table:table-cell office:value-type="string" calcext:value-type="string">
            <text:p>{ "loc" : {"type" : "Point", "coordinates" : [20.418842, 50.252007] }, "name" : "Szkoły podstawowe", "city" : "Kamieńczy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480235, 50.2845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Cudzyn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39] &amp; [.B539] &amp; [.C539] &amp; [.D539] &amp; [.E539] &amp; [.F539] &amp; [.G539]" office:value-type="string" office:string-value="{ &quot;loc&quot; : {&quot;type&quot; : &quot;Point&quot;, &quot;coordinates&quot; : [20.480235, 50.284520] }, &quot;name&quot; : &quot;Szkoły podstawowe&quot;, &quot;city&quot; : &quot;Cudzynowice&quot; }" calcext:value-type="string">
            <text:p>{ "loc" : {"type" : "Point", "coordinates" : [20.480235, 50.284520] }, "name" : "Szkoły podstawowe", "city" : "Cudzynowice" }</text:p>
          </table:table-cell>
          <table:table-cell table:number-columns-repeated="2"/>
          <table:table-cell office:value-type="string" calcext:value-type="string">
            <text:p>{ "loc" : {"type" : "Point", "coordinates" : [20.480235, 50.284520] }, "name" : "Szkoły podstawowe", "city" : "Cudzyn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173725, 54.37227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Zagaj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40] &amp; [.B540] &amp; [.C540] &amp; [.D540] &amp; [.E540] &amp; [.F540] &amp; [.G540]" office:value-type="string" office:string-value="{ &quot;loc&quot; : {&quot;type&quot; : &quot;Point&quot;, &quot;coordinates&quot; : [20.173725, 54.372274] }, &quot;name&quot; : &quot;Szkoły podstawowe&quot;, &quot;city&quot; : &quot;Zagaje&quot; }" calcext:value-type="string">
            <text:p>{ "loc" : {"type" : "Point", "coordinates" : [20.173725, 54.372274] }, "name" : "Szkoły podstawowe", "city" : "Zagaje" }</text:p>
          </table:table-cell>
          <table:table-cell table:number-columns-repeated="2"/>
          <table:table-cell office:value-type="string" calcext:value-type="string">
            <text:p>{ "loc" : {"type" : "Point", "coordinates" : [20.173725, 54.372274] }, "name" : "Szkoły podstawowe", "city" : "Zagaj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952226, 52.42471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Łajs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41] &amp; [.B541] &amp; [.C541] &amp; [.D541] &amp; [.E541] &amp; [.F541] &amp; [.G541]" office:value-type="string" office:string-value="{ &quot;loc&quot; : {&quot;type&quot; : &quot;Point&quot;, &quot;coordinates&quot; : [20.952226, 52.424717] }, &quot;name&quot; : &quot;Szkoły podstawowe&quot;, &quot;city&quot; : &quot;Łajski&quot; }" calcext:value-type="string">
            <text:p>{ "loc" : {"type" : "Point", "coordinates" : [20.952226, 52.424717] }, "name" : "Szkoły podstawowe", "city" : "Łajski" }</text:p>
          </table:table-cell>
          <table:table-cell table:number-columns-repeated="2"/>
          <table:table-cell office:value-type="string" calcext:value-type="string">
            <text:p>{ "loc" : {"type" : "Point", "coordinates" : [20.952226, 52.424717] }, "name" : "Szkoły podstawowe", "city" : "Łajs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968300, 52.45128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ielisze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42] &amp; [.B542] &amp; [.C542] &amp; [.D542] &amp; [.E542] &amp; [.F542] &amp; [.G542]" office:value-type="string" office:string-value="{ &quot;loc&quot; : {&quot;type&quot; : &quot;Point&quot;, &quot;coordinates&quot; : [20.968300, 52.451282] }, &quot;name&quot; : &quot;Szkoły podstawowe&quot;, &quot;city&quot; : &quot;Wieliszew&quot; }" calcext:value-type="string">
            <text:p>{ "loc" : {"type" : "Point", "coordinates" : [20.968300, 52.451282] }, "name" : "Szkoły podstawowe", "city" : "Wieliszew" }</text:p>
          </table:table-cell>
          <table:table-cell table:number-columns-repeated="2"/>
          <table:table-cell office:value-type="string" calcext:value-type="string">
            <text:p>{ "loc" : {"type" : "Point", "coordinates" : [20.968300, 52.451282] }, "name" : "Szkoły podstawowe", "city" : "Wielisze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203428, 54.33624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artuzy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43] &amp; [.B543] &amp; [.C543] &amp; [.D543] &amp; [.E543] &amp; [.F543] &amp; [.G543]" office:value-type="string" office:string-value="{ &quot;loc&quot; : {&quot;type&quot; : &quot;Point&quot;, &quot;coordinates&quot; : [18.203428, 54.336249] }, &quot;name&quot; : &quot;Szkoły podstawowe&quot;, &quot;city&quot; : &quot;Kartuzy&quot; }" calcext:value-type="string">
            <text:p>{ "loc" : {"type" : "Point", "coordinates" : [18.203428, 54.336249] }, "name" : "Szkoły podstawowe", "city" : "Kartuzy" }</text:p>
          </table:table-cell>
          <table:table-cell table:number-columns-repeated="2"/>
          <table:table-cell office:value-type="string" calcext:value-type="string">
            <text:p>{ "loc" : {"type" : "Point", "coordinates" : [18.203428, 54.336249] }, "name" : "Szkoły podstawowe", "city" : "Kartuzy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12504, 54.16495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Elbląg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44] &amp; [.B544] &amp; [.C544] &amp; [.D544] &amp; [.E544] &amp; [.F544] &amp; [.G544]" office:value-type="string" office:string-value="{ &quot;loc&quot; : {&quot;type&quot; : &quot;Point&quot;, &quot;coordinates&quot; : [19.412504, 54.164956] }, &quot;name&quot; : &quot;Szkoły podstawowe&quot;, &quot;city&quot; : &quot;Elbląg&quot; }" calcext:value-type="string">
            <text:p>{ "loc" : {"type" : "Point", "coordinates" : [19.412504, 54.164956] }, "name" : "Szkoły podstawowe", "city" : "Elbląg" }</text:p>
          </table:table-cell>
          <table:table-cell table:number-columns-repeated="2"/>
          <table:table-cell office:value-type="string" calcext:value-type="string">
            <text:p>{ "loc" : {"type" : "Point", "coordinates" : [19.412504, 54.164956] }, "name" : "Szkoły podstawowe", "city" : "Elbląg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12369, 54.16778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Elbląg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45] &amp; [.B545] &amp; [.C545] &amp; [.D545] &amp; [.E545] &amp; [.F545] &amp; [.G545]" office:value-type="string" office:string-value="{ &quot;loc&quot; : {&quot;type&quot; : &quot;Point&quot;, &quot;coordinates&quot; : [19.412369, 54.167788] }, &quot;name&quot; : &quot;Szkoły podstawowe&quot;, &quot;city&quot; : &quot;Elbląg&quot; }" calcext:value-type="string">
            <text:p>{ "loc" : {"type" : "Point", "coordinates" : [19.412369, 54.167788] }, "name" : "Szkoły podstawowe", "city" : "Elbląg" }</text:p>
          </table:table-cell>
          <table:table-cell table:number-columns-repeated="2"/>
          <table:table-cell office:value-type="string" calcext:value-type="string">
            <text:p>{ "loc" : {"type" : "Point", "coordinates" : [19.412369, 54.167788] }, "name" : "Szkoły podstawowe", "city" : "Elbląg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396351, 54.18852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Elbląg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46] &amp; [.B546] &amp; [.C546] &amp; [.D546] &amp; [.E546] &amp; [.F546] &amp; [.G546]" office:value-type="string" office:string-value="{ &quot;loc&quot; : {&quot;type&quot; : &quot;Point&quot;, &quot;coordinates&quot; : [19.396351, 54.188522] }, &quot;name&quot; : &quot;Szkoły podstawowe&quot;, &quot;city&quot; : &quot;Elbląg&quot; }" calcext:value-type="string">
            <text:p>{ "loc" : {"type" : "Point", "coordinates" : [19.396351, 54.188522] }, "name" : "Szkoły podstawowe", "city" : "Elbląg" }</text:p>
          </table:table-cell>
          <table:table-cell table:number-columns-repeated="2"/>
          <table:table-cell office:value-type="string" calcext:value-type="string">
            <text:p>{ "loc" : {"type" : "Point", "coordinates" : [19.396351, 54.188522] }, "name" : "Szkoły podstawowe", "city" : "Elbląg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248947, 51.76207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Rawa Mazowiec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47] &amp; [.B547] &amp; [.C547] &amp; [.D547] &amp; [.E547] &amp; [.F547] &amp; [.G547]" office:value-type="string" office:string-value="{ &quot;loc&quot; : {&quot;type&quot; : &quot;Point&quot;, &quot;coordinates&quot; : [20.248947, 51.762070] }, &quot;name&quot; : &quot;Szkoły podstawowe&quot;, &quot;city&quot; : &quot;Rawa Mazowiecka&quot; }" calcext:value-type="string">
            <text:p>{ "loc" : {"type" : "Point", "coordinates" : [20.248947, 51.762070] }, "name" : "Szkoły podstawowe", "city" : "Rawa Mazowiecka" }</text:p>
          </table:table-cell>
          <table:table-cell table:number-columns-repeated="2"/>
          <table:table-cell office:value-type="string" calcext:value-type="string">
            <text:p>{ "loc" : {"type" : "Point", "coordinates" : [20.248947, 51.762070] }, "name" : "Szkoły podstawowe", "city" : "Rawa Mazowiec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262434, 51.77427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Rawa Mazowiec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48] &amp; [.B548] &amp; [.C548] &amp; [.D548] &amp; [.E548] &amp; [.F548] &amp; [.G548]" office:value-type="string" office:string-value="{ &quot;loc&quot; : {&quot;type&quot; : &quot;Point&quot;, &quot;coordinates&quot; : [20.262434, 51.774275] }, &quot;name&quot; : &quot;Szkoły podstawowe&quot;, &quot;city&quot; : &quot;Rawa Mazowiecka&quot; }" calcext:value-type="string">
            <text:p>{ "loc" : {"type" : "Point", "coordinates" : [20.262434, 51.774275] }, "name" : "Szkoły podstawowe", "city" : "Rawa Mazowiecka" }</text:p>
          </table:table-cell>
          <table:table-cell table:number-columns-repeated="2"/>
          <table:table-cell office:value-type="string" calcext:value-type="string">
            <text:p>{ "loc" : {"type" : "Point", "coordinates" : [20.262434, 51.774275] }, "name" : "Szkoły podstawowe", "city" : "Rawa Mazowiec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257320, 51.76507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Mazowiec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49] &amp; [.B549] &amp; [.C549] &amp; [.D549] &amp; [.E549] &amp; [.F549] &amp; [.G549]" office:value-type="string" office:string-value="{ &quot;loc&quot; : {&quot;type&quot; : &quot;Point&quot;, &quot;coordinates&quot; : [20.257320, 51.765076] }, &quot;name&quot; : &quot;Szkoły podstawowe&quot;, &quot;city&quot; : &quot;Mazowiecka&quot; }" calcext:value-type="string">
            <text:p>{ "loc" : {"type" : "Point", "coordinates" : [20.257320, 51.765076] }, "name" : "Szkoły podstawowe", "city" : "Mazowiecka" }</text:p>
          </table:table-cell>
          <table:table-cell table:number-columns-repeated="2"/>
          <table:table-cell office:value-type="string" calcext:value-type="string">
            <text:p>{ "loc" : {"type" : "Point", "coordinates" : [20.257320, 51.765076] }, "name" : "Szkoły podstawowe", "city" : "Mazowiec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664709, 51.40669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iotrków Trybunals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50] &amp; [.B550] &amp; [.C550] &amp; [.D550] &amp; [.E550] &amp; [.F550] &amp; [.G550]" office:value-type="string" office:string-value="{ &quot;loc&quot; : {&quot;type&quot; : &quot;Point&quot;, &quot;coordinates&quot; : [19.664709, 51.406691] }, &quot;name&quot; : &quot;Szkoły podstawowe&quot;, &quot;city&quot; : &quot;Piotrków Trybunalski&quot; }" calcext:value-type="string">
            <text:p>{ "loc" : {"type" : "Point", "coordinates" : [19.664709, 51.406691] }, "name" : "Szkoły podstawowe", "city" : "Piotrków Trybunalski" }</text:p>
          </table:table-cell>
          <table:table-cell table:number-columns-repeated="2"/>
          <table:table-cell office:value-type="string" calcext:value-type="string">
            <text:p>{ "loc" : {"type" : "Point", "coordinates" : [19.664709, 51.406691] }, "name" : "Szkoły podstawowe", "city" : "Piotrków Trybunals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673275, 51.4123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iotrków Trybunals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51] &amp; [.B551] &amp; [.C551] &amp; [.D551] &amp; [.E551] &amp; [.F551] &amp; [.G551]" office:value-type="string" office:string-value="{ &quot;loc&quot; : {&quot;type&quot; : &quot;Point&quot;, &quot;coordinates&quot; : [19.673275, 51.412320] }, &quot;name&quot; : &quot;Szkoły podstawowe&quot;, &quot;city&quot; : &quot;Piotrków Trybunalski&quot; }" calcext:value-type="string">
            <text:p>{ "loc" : {"type" : "Point", "coordinates" : [19.673275, 51.412320] }, "name" : "Szkoły podstawowe", "city" : "Piotrków Trybunalski" }</text:p>
          </table:table-cell>
          <table:table-cell table:number-columns-repeated="2"/>
          <table:table-cell office:value-type="string" calcext:value-type="string">
            <text:p>{ "loc" : {"type" : "Point", "coordinates" : [19.673275, 51.412320] }, "name" : "Szkoły podstawowe", "city" : "Piotrków Trybunals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701995, 51.41294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iotrków Trybunals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52] &amp; [.B552] &amp; [.C552] &amp; [.D552] &amp; [.E552] &amp; [.F552] &amp; [.G552]" office:value-type="string" office:string-value="{ &quot;loc&quot; : {&quot;type&quot; : &quot;Point&quot;, &quot;coordinates&quot; : [19.701995, 51.412946] }, &quot;name&quot; : &quot;Szkoły podstawowe&quot;, &quot;city&quot; : &quot;Piotrków Trybunalski&quot; }" calcext:value-type="string">
            <text:p>{ "loc" : {"type" : "Point", "coordinates" : [19.701995, 51.412946] }, "name" : "Szkoły podstawowe", "city" : "Piotrków Trybunalski" }</text:p>
          </table:table-cell>
          <table:table-cell table:number-columns-repeated="2"/>
          <table:table-cell office:value-type="string" calcext:value-type="string">
            <text:p>{ "loc" : {"type" : "Point", "coordinates" : [19.701995, 51.412946] }, "name" : "Szkoły podstawowe", "city" : "Piotrków Trybunals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688992, 51.41049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iotrków Trybunals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53] &amp; [.B553] &amp; [.C553] &amp; [.D553] &amp; [.E553] &amp; [.F553] &amp; [.G553]" office:value-type="string" office:string-value="{ &quot;loc&quot; : {&quot;type&quot; : &quot;Point&quot;, &quot;coordinates&quot; : [19.688992, 51.410495] }, &quot;name&quot; : &quot;Szkoły podstawowe&quot;, &quot;city&quot; : &quot;Piotrków Trybunalski&quot; }" calcext:value-type="string">
            <text:p>{ "loc" : {"type" : "Point", "coordinates" : [19.688992, 51.410495] }, "name" : "Szkoły podstawowe", "city" : "Piotrków Trybunalski" }</text:p>
          </table:table-cell>
          <table:table-cell table:number-columns-repeated="2"/>
          <table:table-cell office:value-type="string" calcext:value-type="string">
            <text:p>{ "loc" : {"type" : "Point", "coordinates" : [19.688992, 51.410495] }, "name" : "Szkoły podstawowe", "city" : "Piotrków Trybunals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694890, 51.41004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iotrków Trybunals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54] &amp; [.B554] &amp; [.C554] &amp; [.D554] &amp; [.E554] &amp; [.F554] &amp; [.G554]" office:value-type="string" office:string-value="{ &quot;loc&quot; : {&quot;type&quot; : &quot;Point&quot;, &quot;coordinates&quot; : [19.694890, 51.410049] }, &quot;name&quot; : &quot;Szkoły podstawowe&quot;, &quot;city&quot; : &quot;Piotrków Trybunalski&quot; }" calcext:value-type="string">
            <text:p>{ "loc" : {"type" : "Point", "coordinates" : [19.694890, 51.410049] }, "name" : "Szkoły podstawowe", "city" : "Piotrków Trybunalski" }</text:p>
          </table:table-cell>
          <table:table-cell table:number-columns-repeated="2"/>
          <table:table-cell office:value-type="string" calcext:value-type="string">
            <text:p>{ "loc" : {"type" : "Point", "coordinates" : [19.694890, 51.410049] }, "name" : "Szkoły podstawowe", "city" : "Piotrków Trybunals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709245, 51.40534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iotrków Trybunals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55] &amp; [.B555] &amp; [.C555] &amp; [.D555] &amp; [.E555] &amp; [.F555] &amp; [.G555]" office:value-type="string" office:string-value="{ &quot;loc&quot; : {&quot;type&quot; : &quot;Point&quot;, &quot;coordinates&quot; : [19.709245, 51.405349] }, &quot;name&quot; : &quot;Szkoły podstawowe&quot;, &quot;city&quot; : &quot;Piotrków Trybunalski&quot; }" calcext:value-type="string">
            <text:p>{ "loc" : {"type" : "Point", "coordinates" : [19.709245, 51.405349] }, "name" : "Szkoły podstawowe", "city" : "Piotrków Trybunalski" }</text:p>
          </table:table-cell>
          <table:table-cell table:number-columns-repeated="2"/>
          <table:table-cell office:value-type="string" calcext:value-type="string">
            <text:p>{ "loc" : {"type" : "Point", "coordinates" : [19.709245, 51.405349] }, "name" : "Szkoły podstawowe", "city" : "Piotrków Trybunals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680480, 51.40256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iotrków Trybunals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56] &amp; [.B556] &amp; [.C556] &amp; [.D556] &amp; [.E556] &amp; [.F556] &amp; [.G556]" office:value-type="string" office:string-value="{ &quot;loc&quot; : {&quot;type&quot; : &quot;Point&quot;, &quot;coordinates&quot; : [19.680480, 51.402567] }, &quot;name&quot; : &quot;Szkoły podstawowe&quot;, &quot;city&quot; : &quot;Piotrków Trybunalski&quot; }" calcext:value-type="string">
            <text:p>{ "loc" : {"type" : "Point", "coordinates" : [19.680480, 51.402567] }, "name" : "Szkoły podstawowe", "city" : "Piotrków Trybunalski" }</text:p>
          </table:table-cell>
          <table:table-cell table:number-columns-repeated="2"/>
          <table:table-cell office:value-type="string" calcext:value-type="string">
            <text:p>{ "loc" : {"type" : "Point", "coordinates" : [19.680480, 51.402567] }, "name" : "Szkoły podstawowe", "city" : "Piotrków Trybunals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697023, 51.40527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iotrków Trybunals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57] &amp; [.B557] &amp; [.C557] &amp; [.D557] &amp; [.E557] &amp; [.F557] &amp; [.G557]" office:value-type="string" office:string-value="{ &quot;loc&quot; : {&quot;type&quot; : &quot;Point&quot;, &quot;coordinates&quot; : [19.697023, 51.405273] }, &quot;name&quot; : &quot;Szkoły podstawowe&quot;, &quot;city&quot; : &quot;Piotrków Trybunalski&quot; }" calcext:value-type="string">
            <text:p>{ "loc" : {"type" : "Point", "coordinates" : [19.697023, 51.405273] }, "name" : "Szkoły podstawowe", "city" : "Piotrków Trybunalski" }</text:p>
          </table:table-cell>
          <table:table-cell table:number-columns-repeated="2"/>
          <table:table-cell office:value-type="string" calcext:value-type="string">
            <text:p>{ "loc" : {"type" : "Point", "coordinates" : [19.697023, 51.405273] }, "name" : "Szkoły podstawowe", "city" : "Piotrków Trybunals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999882, 51.14775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ajęcz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58] &amp; [.B558] &amp; [.C558] &amp; [.D558] &amp; [.E558] &amp; [.F558] &amp; [.G558]" office:value-type="string" office:string-value="{ &quot;loc&quot; : {&quot;type&quot; : &quot;Point&quot;, &quot;coordinates&quot; : [18.999882, 51.147758] }, &quot;name&quot; : &quot;Szkoły podstawowe&quot;, &quot;city&quot; : &quot;Pajęczno&quot; }" calcext:value-type="string">
            <text:p>{ "loc" : {"type" : "Point", "coordinates" : [18.999882, 51.147758] }, "name" : "Szkoły podstawowe", "city" : "Pajęczno" }</text:p>
          </table:table-cell>
          <table:table-cell table:number-columns-repeated="2"/>
          <table:table-cell office:value-type="string" calcext:value-type="string">
            <text:p>{ "loc" : {"type" : "Point", "coordinates" : [18.999882, 51.147758] }, "name" : "Szkoły podstawowe", "city" : "Pajęcz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85358, 52.84305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ip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59] &amp; [.B559] &amp; [.C559] &amp; [.D559] &amp; [.E559] &amp; [.F559] &amp; [.G559]" office:value-type="string" office:string-value="{ &quot;loc&quot; : {&quot;type&quot; : &quot;Point&quot;, &quot;coordinates&quot; : [19.185358, 52.843050] }, &quot;name&quot; : &quot;Szkoły podstawowe&quot;, &quot;city&quot; : &quot;Lipno&quot; }" calcext:value-type="string">
            <text:p>{ "loc" : {"type" : "Point", "coordinates" : [19.185358, 52.843050] }, "name" : "Szkoły podstawowe", "city" : "Lipno" }</text:p>
          </table:table-cell>
          <table:table-cell table:number-columns-repeated="2"/>
          <table:table-cell office:value-type="string" calcext:value-type="string">
            <text:p>{ "loc" : {"type" : "Point", "coordinates" : [19.185358, 52.843050] }, "name" : "Szkoły podstawowe", "city" : "Lip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79569, 52.85193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ip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60] &amp; [.B560] &amp; [.C560] &amp; [.D560] &amp; [.E560] &amp; [.F560] &amp; [.G560]" office:value-type="string" office:string-value="{ &quot;loc&quot; : {&quot;type&quot; : &quot;Point&quot;, &quot;coordinates&quot; : [19.179569, 52.851931] }, &quot;name&quot; : &quot;Szkoły podstawowe&quot;, &quot;city&quot; : &quot;Lipno&quot; }" calcext:value-type="string">
            <text:p>{ "loc" : {"type" : "Point", "coordinates" : [19.179569, 52.851931] }, "name" : "Szkoły podstawowe", "city" : "Lipno" }</text:p>
          </table:table-cell>
          <table:table-cell table:number-columns-repeated="2"/>
          <table:table-cell office:value-type="string" calcext:value-type="string">
            <text:p>{ "loc" : {"type" : "Point", "coordinates" : [19.179569, 52.851931] }, "name" : "Szkoły podstawowe", "city" : "Lip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178367, 52.84080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ip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61] &amp; [.B561] &amp; [.C561] &amp; [.D561] &amp; [.E561] &amp; [.F561] &amp; [.G561]" office:value-type="string" office:string-value="{ &quot;loc&quot; : {&quot;type&quot; : &quot;Point&quot;, &quot;coordinates&quot; : [19.178367, 52.840801] }, &quot;name&quot; : &quot;Szkoły podstawowe&quot;, &quot;city&quot; : &quot;Lipno&quot; }" calcext:value-type="string">
            <text:p>{ "loc" : {"type" : "Point", "coordinates" : [19.178367, 52.840801] }, "name" : "Szkoły podstawowe", "city" : "Lipno" }</text:p>
          </table:table-cell>
          <table:table-cell table:number-columns-repeated="2"/>
          <table:table-cell office:value-type="string" calcext:value-type="string">
            <text:p>{ "loc" : {"type" : "Point", "coordinates" : [19.178367, 52.840801] }, "name" : "Szkoły podstawowe", "city" : "Lip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675251, 50.34641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iślic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62] &amp; [.B562] &amp; [.C562] &amp; [.D562] &amp; [.E562] &amp; [.F562] &amp; [.G562]" office:value-type="string" office:string-value="{ &quot;loc&quot; : {&quot;type&quot; : &quot;Point&quot;, &quot;coordinates&quot; : [20.675251, 50.346413] }, &quot;name&quot; : &quot;Szkoły podstawowe&quot;, &quot;city&quot; : &quot;Wiślica&quot; }" calcext:value-type="string">
            <text:p>{ "loc" : {"type" : "Point", "coordinates" : [20.675251, 50.346413] }, "name" : "Szkoły podstawowe", "city" : "Wiślica" }</text:p>
          </table:table-cell>
          <table:table-cell table:number-columns-repeated="2"/>
          <table:table-cell office:value-type="string" calcext:value-type="string">
            <text:p>{ "loc" : {"type" : "Point", "coordinates" : [20.675251, 50.346413] }, "name" : "Szkoły podstawowe", "city" : "Wiślic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673195, 53.0932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róde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63] &amp; [.B563] &amp; [.C563] &amp; [.D563] &amp; [.E563] &amp; [.F563] &amp; [.G563]" office:value-type="string" office:string-value="{ &quot;loc&quot; : {&quot;type&quot; : &quot;Point&quot;, &quot;coordinates&quot; : [23.673195, 53.093220] }, &quot;name&quot; : &quot;Szkoły podstawowe&quot;, &quot;city&quot; : &quot;Gródek&quot; }" calcext:value-type="string">
            <text:p>{ "loc" : {"type" : "Point", "coordinates" : [23.673195, 53.093220] }, "name" : "Szkoły podstawowe", "city" : "Gródek" }</text:p>
          </table:table-cell>
          <table:table-cell table:number-columns-repeated="2"/>
          <table:table-cell office:value-type="string" calcext:value-type="string">
            <text:p>{ "loc" : {"type" : "Point", "coordinates" : [23.673195, 53.093220] }, "name" : "Szkoły podstawowe", "city" : "Gróde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638399, 52.6534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zamotuły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64] &amp; [.B564] &amp; [.C564] &amp; [.D564] &amp; [.E564] &amp; [.F564] &amp; [.G564]" office:value-type="string" office:string-value="{ &quot;loc&quot; : {&quot;type&quot; : &quot;Point&quot;, &quot;coordinates&quot; : [16.638399, 52.653440] }, &quot;name&quot; : &quot;Szkoły podstawowe&quot;, &quot;city&quot; : &quot;Szamotuły&quot; }" calcext:value-type="string">
            <text:p>{ "loc" : {"type" : "Point", "coordinates" : [16.638399, 52.653440] }, "name" : "Szkoły podstawowe", "city" : "Szamotuły" }</text:p>
          </table:table-cell>
          <table:table-cell table:number-columns-repeated="2"/>
          <table:table-cell office:value-type="string" calcext:value-type="string">
            <text:p>{ "loc" : {"type" : "Point", "coordinates" : [16.638399, 52.653440] }, "name" : "Szkoły podstawowe", "city" : "Szamotuły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309266, 53.28239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Jedwabn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65] &amp; [.B565] &amp; [.C565] &amp; [.D565] &amp; [.E565] &amp; [.F565] &amp; [.G565]" office:value-type="string" office:string-value="{ &quot;loc&quot; : {&quot;type&quot; : &quot;Point&quot;, &quot;coordinates&quot; : [22.309266, 53.282398] }, &quot;name&quot; : &quot;Szkoły podstawowe&quot;, &quot;city&quot; : &quot;Jedwabne&quot; }" calcext:value-type="string">
            <text:p>{ "loc" : {"type" : "Point", "coordinates" : [22.309266, 53.282398] }, "name" : "Szkoły podstawowe", "city" : "Jedwabne" }</text:p>
          </table:table-cell>
          <table:table-cell table:number-columns-repeated="2"/>
          <table:table-cell office:value-type="string" calcext:value-type="string">
            <text:p>{ "loc" : {"type" : "Point", "coordinates" : [22.309266, 53.282398] }, "name" : "Szkoły podstawowe", "city" : "Jedwabn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623982, 54.18088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Filip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66] &amp; [.B566] &amp; [.C566] &amp; [.D566] &amp; [.E566] &amp; [.F566] &amp; [.G566]" office:value-type="string" office:string-value="{ &quot;loc&quot; : {&quot;type&quot; : &quot;Point&quot;, &quot;coordinates&quot; : [22.623982, 54.180885] }, &quot;name&quot; : &quot;Szkoły podstawowe&quot;, &quot;city&quot; : &quot;Filipów&quot; }" calcext:value-type="string">
            <text:p>{ "loc" : {"type" : "Point", "coordinates" : [22.623982, 54.180885] }, "name" : "Szkoły podstawowe", "city" : "Filipów" }</text:p>
          </table:table-cell>
          <table:table-cell table:number-columns-repeated="2"/>
          <table:table-cell office:value-type="string" calcext:value-type="string">
            <text:p>{ "loc" : {"type" : "Point", "coordinates" : [22.623982, 54.180885] }, "name" : "Szkoły podstawowe", "city" : "Filip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825147, 53.77480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argłów Kościelny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67] &amp; [.B567] &amp; [.C567] &amp; [.D567] &amp; [.E567] &amp; [.F567] &amp; [.G567]" office:value-type="string" office:string-value="{ &quot;loc&quot; : {&quot;type&quot; : &quot;Point&quot;, &quot;coordinates&quot; : [22.825147, 53.774809] }, &quot;name&quot; : &quot;Szkoły podstawowe&quot;, &quot;city&quot; : &quot;Bargłów Kościelny&quot; }" calcext:value-type="string">
            <text:p>{ "loc" : {"type" : "Point", "coordinates" : [22.825147, 53.774809] }, "name" : "Szkoły podstawowe", "city" : "Bargłów Kościelny" }</text:p>
          </table:table-cell>
          <table:table-cell table:number-columns-repeated="2"/>
          <table:table-cell office:value-type="string" calcext:value-type="string">
            <text:p>{ "loc" : {"type" : "Point", "coordinates" : [22.825147, 53.774809] }, "name" : "Szkoły podstawowe", "city" : "Bargłów Kościelny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839564, 52.74790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rańs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68] &amp; [.B568] &amp; [.C568] &amp; [.D568] &amp; [.E568] &amp; [.F568] &amp; [.G568]" office:value-type="string" office:string-value="{ &quot;loc&quot; : {&quot;type&quot; : &quot;Point&quot;, &quot;coordinates&quot; : [22.839564, 52.747907] }, &quot;name&quot; : &quot;Szkoły podstawowe&quot;, &quot;city&quot; : &quot;Brańsk&quot; }" calcext:value-type="string">
            <text:p>{ "loc" : {"type" : "Point", "coordinates" : [22.839564, 52.747907] }, "name" : "Szkoły podstawowe", "city" : "Brańsk" }</text:p>
          </table:table-cell>
          <table:table-cell table:number-columns-repeated="2"/>
          <table:table-cell office:value-type="string" calcext:value-type="string">
            <text:p>{ "loc" : {"type" : "Point", "coordinates" : [22.839564, 52.747907] }, "name" : "Szkoły podstawowe", "city" : "Brańs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812295, 51.64714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strów Wielkopols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69] &amp; [.B569] &amp; [.C569] &amp; [.D569] &amp; [.E569] &amp; [.F569] &amp; [.G569]" office:value-type="string" office:string-value="{ &quot;loc&quot; : {&quot;type&quot; : &quot;Point&quot;, &quot;coordinates&quot; : [17.812295, 51.647148] }, &quot;name&quot; : &quot;Szkoły podstawowe&quot;, &quot;city&quot; : &quot;Ostrów Wielkopolski&quot; }" calcext:value-type="string">
            <text:p>{ "loc" : {"type" : "Point", "coordinates" : [17.812295, 51.647148] }, "name" : "Szkoły podstawowe", "city" : "Ostrów Wielkopolski" }</text:p>
          </table:table-cell>
          <table:table-cell table:number-columns-repeated="2"/>
          <table:table-cell office:value-type="string" calcext:value-type="string">
            <text:p>{ "loc" : {"type" : "Point", "coordinates" : [17.812295, 51.647148] }, "name" : "Szkoły podstawowe", "city" : "Ostrów Wielkopols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028283, 52.46497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Zegrz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70] &amp; [.B570] &amp; [.C570] &amp; [.D570] &amp; [.E570] &amp; [.F570] &amp; [.G570]" office:value-type="string" office:string-value="{ &quot;loc&quot; : {&quot;type&quot; : &quot;Point&quot;, &quot;coordinates&quot; : [21.028283, 52.464978] }, &quot;name&quot; : &quot;Szkoły podstawowe&quot;, &quot;city&quot; : &quot;Zegrze&quot; }" calcext:value-type="string">
            <text:p>{ "loc" : {"type" : "Point", "coordinates" : [21.028283, 52.464978] }, "name" : "Szkoły podstawowe", "city" : "Zegrze" }</text:p>
          </table:table-cell>
          <table:table-cell table:number-columns-repeated="2"/>
          <table:table-cell office:value-type="string" calcext:value-type="string">
            <text:p>{ "loc" : {"type" : "Point", "coordinates" : [21.028283, 52.464978] }, "name" : "Szkoły podstawowe", "city" : "Zegrz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013405, 53.57241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Cekcy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71] &amp; [.B571] &amp; [.C571] &amp; [.D571] &amp; [.E571] &amp; [.F571] &amp; [.G571]" office:value-type="string" office:string-value="{ &quot;loc&quot; : {&quot;type&quot; : &quot;Point&quot;, &quot;coordinates&quot; : [18.013405, 53.572416] }, &quot;name&quot; : &quot;Szkoły podstawowe&quot;, &quot;city&quot; : &quot;Cekcyn&quot; }" calcext:value-type="string">
            <text:p>{ "loc" : {"type" : "Point", "coordinates" : [18.013405, 53.572416] }, "name" : "Szkoły podstawowe", "city" : "Cekcyn" }</text:p>
          </table:table-cell>
          <table:table-cell table:number-columns-repeated="2"/>
          <table:table-cell office:value-type="string" calcext:value-type="string">
            <text:p>{ "loc" : {"type" : "Point", "coordinates" : [18.013405, 53.572416] }, "name" : "Szkoły podstawowe", "city" : "Cekcy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278949, 54.29790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Iwięci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72] &amp; [.B572] &amp; [.C572] &amp; [.D572] &amp; [.E572] &amp; [.F572] &amp; [.G572]" office:value-type="string" office:string-value="{ &quot;loc&quot; : {&quot;type&quot; : &quot;Point&quot;, &quot;coordinates&quot; : [16.278949, 54.297907] }, &quot;name&quot; : &quot;Szkoły podstawowe&quot;, &quot;city&quot; : &quot;Iwięcino&quot; }" calcext:value-type="string">
            <text:p>{ "loc" : {"type" : "Point", "coordinates" : [16.278949, 54.297907] }, "name" : "Szkoły podstawowe", "city" : "Iwięcino" }</text:p>
          </table:table-cell>
          <table:table-cell table:number-columns-repeated="2"/>
          <table:table-cell office:value-type="string" calcext:value-type="string">
            <text:p>{ "loc" : {"type" : "Point", "coordinates" : [16.278949, 54.297907] }, "name" : "Szkoły podstawowe", "city" : "Iwięci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183808, 52.41377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Radzym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73] &amp; [.B573] &amp; [.C573] &amp; [.D573] &amp; [.E573] &amp; [.F573] &amp; [.G573]" office:value-type="string" office:string-value="{ &quot;loc&quot; : {&quot;type&quot; : &quot;Point&quot;, &quot;coordinates&quot; : [21.183808, 52.413774] }, &quot;name&quot; : &quot;Szkoły podstawowe&quot;, &quot;city&quot; : &quot;Radzymin&quot; }" calcext:value-type="string">
            <text:p>{ "loc" : {"type" : "Point", "coordinates" : [21.183808, 52.413774] }, "name" : "Szkoły podstawowe", "city" : "Radzymin" }</text:p>
          </table:table-cell>
          <table:table-cell table:number-columns-repeated="2"/>
          <table:table-cell office:value-type="string" calcext:value-type="string">
            <text:p>{ "loc" : {"type" : "Point", "coordinates" : [21.183808, 52.413774] }, "name" : "Szkoły podstawowe", "city" : "Radzym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056982, 52.39324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Izabel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74] &amp; [.B574] &amp; [.C574] &amp; [.D574] &amp; [.E574] &amp; [.F574] &amp; [.G574]" office:value-type="string" office:string-value="{ &quot;loc&quot; : {&quot;type&quot; : &quot;Point&quot;, &quot;coordinates&quot; : [21.056982, 52.393247] }, &quot;name&quot; : &quot;Szkoły podstawowe&quot;, &quot;city&quot; : &quot;Izabelin&quot; }" calcext:value-type="string">
            <text:p>{ "loc" : {"type" : "Point", "coordinates" : [21.056982, 52.393247] }, "name" : "Szkoły podstawowe", "city" : "Izabelin" }</text:p>
          </table:table-cell>
          <table:table-cell table:number-columns-repeated="2"/>
          <table:table-cell office:value-type="string" calcext:value-type="string">
            <text:p>{ "loc" : {"type" : "Point", "coordinates" : [21.056982, 52.393247] }, "name" : "Szkoły podstawowe", "city" : "Izabel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930441, 52.64333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ien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75] &amp; [.B575] &amp; [.C575] &amp; [.D575] &amp; [.E575] &amp; [.F575] &amp; [.G575]" office:value-type="string" office:string-value="{ &quot;loc&quot; : {&quot;type&quot; : &quot;Point&quot;, &quot;coordinates&quot; : [18.930441, 52.643338] }, &quot;name&quot; : &quot;Szkoły podstawowe&quot;, &quot;city&quot; : &quot;Wieniec&quot; }" calcext:value-type="string">
            <text:p>{ "loc" : {"type" : "Point", "coordinates" : [18.930441, 52.643338] }, "name" : "Szkoły podstawowe", "city" : "Wieniec" }</text:p>
          </table:table-cell>
          <table:table-cell table:number-columns-repeated="2"/>
          <table:table-cell office:value-type="string" calcext:value-type="string">
            <text:p>{ "loc" : {"type" : "Point", "coordinates" : [18.930441, 52.643338] }, "name" : "Szkoły podstawowe", "city" : "Wien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283151, 53.56840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zczuczy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76] &amp; [.B576] &amp; [.C576] &amp; [.D576] &amp; [.E576] &amp; [.F576] &amp; [.G576]" office:value-type="string" office:string-value="{ &quot;loc&quot; : {&quot;type&quot; : &quot;Point&quot;, &quot;coordinates&quot; : [22.283151, 53.568409] }, &quot;name&quot; : &quot;Szkoły podstawowe&quot;, &quot;city&quot; : &quot;Szczuczyn&quot; }" calcext:value-type="string">
            <text:p>{ "loc" : {"type" : "Point", "coordinates" : [22.283151, 53.568409] }, "name" : "Szkoły podstawowe", "city" : "Szczuczyn" }</text:p>
          </table:table-cell>
          <table:table-cell table:number-columns-repeated="2"/>
          <table:table-cell office:value-type="string" calcext:value-type="string">
            <text:p>{ "loc" : {"type" : "Point", "coordinates" : [22.283151, 53.568409] }, "name" : "Szkoły podstawowe", "city" : "Szczuczy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872329, 49.98783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rak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77] &amp; [.B577] &amp; [.C577] &amp; [.D577] &amp; [.E577] &amp; [.F577] &amp; [.G577]" office:value-type="string" office:string-value="{ &quot;loc&quot; : {&quot;type&quot; : &quot;Point&quot;, &quot;coordinates&quot; : [19.872329, 49.987833] }, &quot;name&quot; : &quot;Szkoły podstawowe&quot;, &quot;city&quot; : &quot;Kraków&quot; }" calcext:value-type="string">
            <text:p>{ "loc" : {"type" : "Point", "coordinates" : [19.872329, 49.987833] }, "name" : "Szkoły podstawowe", "city" : "Kraków" }</text:p>
          </table:table-cell>
          <table:table-cell table:number-columns-repeated="2"/>
          <table:table-cell office:value-type="string" calcext:value-type="string">
            <text:p>{ "loc" : {"type" : "Point", "coordinates" : [19.872329, 49.987833] }, "name" : "Szkoły podstawowe", "city" : "Krak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314367, 53.51759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ąsos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78] &amp; [.B578] &amp; [.C578] &amp; [.D578] &amp; [.E578] &amp; [.F578] &amp; [.G578]" office:value-type="string" office:string-value="{ &quot;loc&quot; : {&quot;type&quot; : &quot;Point&quot;, &quot;coordinates&quot; : [22.314367, 53.517598] }, &quot;name&quot; : &quot;Szkoły podstawowe&quot;, &quot;city&quot; : &quot;Wąsosz&quot; }" calcext:value-type="string">
            <text:p>{ "loc" : {"type" : "Point", "coordinates" : [22.314367, 53.517598] }, "name" : "Szkoły podstawowe", "city" : "Wąsosz" }</text:p>
          </table:table-cell>
          <table:table-cell table:number-columns-repeated="2"/>
          <table:table-cell office:value-type="string" calcext:value-type="string">
            <text:p>{ "loc" : {"type" : "Point", "coordinates" : [22.314367, 53.517598] }, "name" : "Szkoły podstawowe", "city" : "Wąsos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126253, 53.66384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Nowogard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79] &amp; [.B579] &amp; [.C579] &amp; [.D579] &amp; [.E579] &amp; [.F579] &amp; [.G579]" office:value-type="string" office:string-value="{ &quot;loc&quot; : {&quot;type&quot; : &quot;Point&quot;, &quot;coordinates&quot; : [15.126253, 53.663847] }, &quot;name&quot; : &quot;Szkoły podstawowe&quot;, &quot;city&quot; : &quot;Nowogard&quot; }" calcext:value-type="string">
            <text:p>{ "loc" : {"type" : "Point", "coordinates" : [15.126253, 53.663847] }, "name" : "Szkoły podstawowe", "city" : "Nowogard" }</text:p>
          </table:table-cell>
          <table:table-cell table:number-columns-repeated="2"/>
          <table:table-cell office:value-type="string" calcext:value-type="string">
            <text:p>{ "loc" : {"type" : "Point", "coordinates" : [15.126253, 53.663847] }, "name" : "Szkoły podstawowe", "city" : "Nowogard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112574, 53.67311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Nowogard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80] &amp; [.B580] &amp; [.C580] &amp; [.D580] &amp; [.E580] &amp; [.F580] &amp; [.G580]" office:value-type="string" office:string-value="{ &quot;loc&quot; : {&quot;type&quot; : &quot;Point&quot;, &quot;coordinates&quot; : [15.112574, 53.673114] }, &quot;name&quot; : &quot;Szkoły podstawowe&quot;, &quot;city&quot; : &quot;Nowogard&quot; }" calcext:value-type="string">
            <text:p>{ "loc" : {"type" : "Point", "coordinates" : [15.112574, 53.673114] }, "name" : "Szkoły podstawowe", "city" : "Nowogard" }</text:p>
          </table:table-cell>
          <table:table-cell table:number-columns-repeated="2"/>
          <table:table-cell office:value-type="string" calcext:value-type="string">
            <text:p>{ "loc" : {"type" : "Point", "coordinates" : [15.112574, 53.673114] }, "name" : "Szkoły podstawowe", "city" : "Nowogard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136907, 53.66328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Nowogard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81] &amp; [.B581] &amp; [.C581] &amp; [.D581] &amp; [.E581] &amp; [.F581] &amp; [.G581]" office:value-type="string" office:string-value="{ &quot;loc&quot; : {&quot;type&quot; : &quot;Point&quot;, &quot;coordinates&quot; : [15.136907, 53.663281] }, &quot;name&quot; : &quot;Szkoły podstawowe&quot;, &quot;city&quot; : &quot;Nowogard&quot; }" calcext:value-type="string">
            <text:p>{ "loc" : {"type" : "Point", "coordinates" : [15.136907, 53.663281] }, "name" : "Szkoły podstawowe", "city" : "Nowogard" }</text:p>
          </table:table-cell>
          <table:table-cell table:number-columns-repeated="2"/>
          <table:table-cell office:value-type="string" calcext:value-type="string">
            <text:p>{ "loc" : {"type" : "Point", "coordinates" : [15.136907, 53.663281] }, "name" : "Szkoły podstawowe", "city" : "Nowogard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121179, 53.68697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Nowogard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82] &amp; [.B582] &amp; [.C582] &amp; [.D582] &amp; [.E582] &amp; [.F582] &amp; [.G582]" office:value-type="string" office:string-value="{ &quot;loc&quot; : {&quot;type&quot; : &quot;Point&quot;, &quot;coordinates&quot; : [15.121179, 53.686974] }, &quot;name&quot; : &quot;Szkoły podstawowe&quot;, &quot;city&quot; : &quot;Nowogard&quot; }" calcext:value-type="string">
            <text:p>{ "loc" : {"type" : "Point", "coordinates" : [15.121179, 53.686974] }, "name" : "Szkoły podstawowe", "city" : "Nowogard" }</text:p>
          </table:table-cell>
          <table:table-cell table:number-columns-repeated="2"/>
          <table:table-cell office:value-type="string" calcext:value-type="string">
            <text:p>{ "loc" : {"type" : "Point", "coordinates" : [15.121179, 53.686974] }, "name" : "Szkoły podstawowe", "city" : "Nowogard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090842, 52.41453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ólka Radzymińs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83] &amp; [.B583] &amp; [.C583] &amp; [.D583] &amp; [.E583] &amp; [.F583] &amp; [.G583]" office:value-type="string" office:string-value="{ &quot;loc&quot; : {&quot;type&quot; : &quot;Point&quot;, &quot;coordinates&quot; : [21.090842, 52.414533] }, &quot;name&quot; : &quot;Szkoły podstawowe&quot;, &quot;city&quot; : &quot;Wólka Radzymińska&quot; }" calcext:value-type="string">
            <text:p>{ "loc" : {"type" : "Point", "coordinates" : [21.090842, 52.414533] }, "name" : "Szkoły podstawowe", "city" : "Wólka Radzymińska" }</text:p>
          </table:table-cell>
          <table:table-cell table:number-columns-repeated="2"/>
          <table:table-cell office:value-type="string" calcext:value-type="string">
            <text:p>{ "loc" : {"type" : "Point", "coordinates" : [21.090842, 52.414533] }, "name" : "Szkoły podstawowe", "city" : "Wólka Radzymińs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158857, 53.38071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tawis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84] &amp; [.B584] &amp; [.C584] &amp; [.D584] &amp; [.E584] &amp; [.F584] &amp; [.G584]" office:value-type="string" office:string-value="{ &quot;loc&quot; : {&quot;type&quot; : &quot;Point&quot;, &quot;coordinates&quot; : [22.158857, 53.380719] }, &quot;name&quot; : &quot;Szkoły podstawowe&quot;, &quot;city&quot; : &quot;Stawiski&quot; }" calcext:value-type="string">
            <text:p>{ "loc" : {"type" : "Point", "coordinates" : [22.158857, 53.380719] }, "name" : "Szkoły podstawowe", "city" : "Stawiski" }</text:p>
          </table:table-cell>
          <table:table-cell table:number-columns-repeated="2"/>
          <table:table-cell office:value-type="string" calcext:value-type="string">
            <text:p>{ "loc" : {"type" : "Point", "coordinates" : [22.158857, 53.380719] }, "name" : "Szkoły podstawowe", "city" : "Stawis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805235, 53.40393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Moń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85] &amp; [.B585] &amp; [.C585] &amp; [.D585] &amp; [.E585] &amp; [.F585] &amp; [.G585]" office:value-type="string" office:string-value="{ &quot;loc&quot; : {&quot;type&quot; : &quot;Point&quot;, &quot;coordinates&quot; : [22.805235, 53.403938] }, &quot;name&quot; : &quot;Szkoły podstawowe&quot;, &quot;city&quot; : &quot;Mońki&quot; }" calcext:value-type="string">
            <text:p>{ "loc" : {"type" : "Point", "coordinates" : [22.805235, 53.403938] }, "name" : "Szkoły podstawowe", "city" : "Mońki" }</text:p>
          </table:table-cell>
          <table:table-cell table:number-columns-repeated="2"/>
          <table:table-cell office:value-type="string" calcext:value-type="string">
            <text:p>{ "loc" : {"type" : "Point", "coordinates" : [22.805235, 53.403938] }, "name" : "Szkoły podstawowe", "city" : "Moń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730555, 53.48670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oniąd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86] &amp; [.B586] &amp; [.C586] &amp; [.D586] &amp; [.E586] &amp; [.F586] &amp; [.G586]" office:value-type="string" office:string-value="{ &quot;loc&quot; : {&quot;type&quot; : &quot;Point&quot;, &quot;coordinates&quot; : [22.730555, 53.486703] }, &quot;name&quot; : &quot;Szkoły podstawowe&quot;, &quot;city&quot; : &quot;Goniądz&quot; }" calcext:value-type="string">
            <text:p>{ "loc" : {"type" : "Point", "coordinates" : [22.730555, 53.486703] }, "name" : "Szkoły podstawowe", "city" : "Goniądz" }</text:p>
          </table:table-cell>
          <table:table-cell table:number-columns-repeated="2"/>
          <table:table-cell office:value-type="string" calcext:value-type="string">
            <text:p>{ "loc" : {"type" : "Point", "coordinates" : [22.730555, 53.486703] }, "name" : "Szkoły podstawowe", "city" : "Goniąd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341231, 54.10686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ejny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87] &amp; [.B587] &amp; [.C587] &amp; [.D587] &amp; [.E587] &amp; [.F587] &amp; [.G587]" office:value-type="string" office:string-value="{ &quot;loc&quot; : {&quot;type&quot; : &quot;Point&quot;, &quot;coordinates&quot; : [23.341231, 54.106869] }, &quot;name&quot; : &quot;Szkoły podstawowe&quot;, &quot;city&quot; : &quot;Sejny&quot; }" calcext:value-type="string">
            <text:p>{ "loc" : {"type" : "Point", "coordinates" : [23.341231, 54.106869] }, "name" : "Szkoły podstawowe", "city" : "Sejny" }</text:p>
          </table:table-cell>
          <table:table-cell table:number-columns-repeated="2"/>
          <table:table-cell office:value-type="string" calcext:value-type="string">
            <text:p>{ "loc" : {"type" : "Point", "coordinates" : [23.341231, 54.106869] }, "name" : "Szkoły podstawowe", "city" : "Sejny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648342, 52.40176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Drohiczy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88] &amp; [.B588] &amp; [.C588] &amp; [.D588] &amp; [.E588] &amp; [.F588] &amp; [.G588]" office:value-type="string" office:string-value="{ &quot;loc&quot; : {&quot;type&quot; : &quot;Point&quot;, &quot;coordinates&quot; : [22.648342, 52.401768] }, &quot;name&quot; : &quot;Szkoły podstawowe&quot;, &quot;city&quot; : &quot;Drohiczyn&quot; }" calcext:value-type="string">
            <text:p>{ "loc" : {"type" : "Point", "coordinates" : [22.648342, 52.401768] }, "name" : "Szkoły podstawowe", "city" : "Drohiczyn" }</text:p>
          </table:table-cell>
          <table:table-cell table:number-columns-repeated="2"/>
          <table:table-cell office:value-type="string" calcext:value-type="string">
            <text:p>{ "loc" : {"type" : "Point", "coordinates" : [22.648342, 52.401768] }, "name" : "Szkoły podstawowe", "city" : "Drohiczy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080834, 52.46300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Nurzec-Stacj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89] &amp; [.B589] &amp; [.C589] &amp; [.D589] &amp; [.E589] &amp; [.F589] &amp; [.G589]" office:value-type="string" office:string-value="{ &quot;loc&quot; : {&quot;type&quot; : &quot;Point&quot;, &quot;coordinates&quot; : [23.080834, 52.463008] }, &quot;name&quot; : &quot;Szkoły podstawowe&quot;, &quot;city&quot; : &quot;Nurzec-Stacja&quot; }" calcext:value-type="string">
            <text:p>{ "loc" : {"type" : "Point", "coordinates" : [23.080834, 52.463008] }, "name" : "Szkoły podstawowe", "city" : "Nurzec-Stacja" }</text:p>
          </table:table-cell>
          <table:table-cell table:number-columns-repeated="2"/>
          <table:table-cell office:value-type="string" calcext:value-type="string">
            <text:p>{ "loc" : {"type" : "Point", "coordinates" : [23.080834, 52.463008] }, "name" : "Szkoły podstawowe", "city" : "Nurzec-Stacj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522238, 53.39828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okół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90] &amp; [.B590] &amp; [.C590] &amp; [.D590] &amp; [.E590] &amp; [.F590] &amp; [.G590]" office:value-type="string" office:string-value="{ &quot;loc&quot; : {&quot;type&quot; : &quot;Point&quot;, &quot;coordinates&quot; : [23.522238, 53.398280] }, &quot;name&quot; : &quot;Szkoły podstawowe&quot;, &quot;city&quot; : &quot;Sokółka&quot; }" calcext:value-type="string">
            <text:p>{ "loc" : {"type" : "Point", "coordinates" : [23.522238, 53.398280] }, "name" : "Szkoły podstawowe", "city" : "Sokółka" }</text:p>
          </table:table-cell>
          <table:table-cell table:number-columns-repeated="2"/>
          <table:table-cell office:value-type="string" calcext:value-type="string">
            <text:p>{ "loc" : {"type" : "Point", "coordinates" : [23.522238, 53.398280] }, "name" : "Szkoły podstawowe", "city" : "Sokół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784342, 53.26649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ryn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91] &amp; [.B591] &amp; [.C591] &amp; [.D591] &amp; [.E591] &amp; [.F591] &amp; [.G591]" office:value-type="string" office:string-value="{ &quot;loc&quot; : {&quot;type&quot; : &quot;Point&quot;, &quot;coordinates&quot; : [23.784342, 53.266490] }, &quot;name&quot; : &quot;Szkoły podstawowe&quot;, &quot;city&quot; : &quot;Krynki&quot; }" calcext:value-type="string">
            <text:p>{ "loc" : {"type" : "Point", "coordinates" : [23.784342, 53.266490] }, "name" : "Szkoły podstawowe", "city" : "Krynki" }</text:p>
          </table:table-cell>
          <table:table-cell table:number-columns-repeated="2"/>
          <table:table-cell office:value-type="string" calcext:value-type="string">
            <text:p>{ "loc" : {"type" : "Point", "coordinates" : [23.784342, 53.266490] }, "name" : "Szkoły podstawowe", "city" : "Kryn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109170, 53.57584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uchowol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92] &amp; [.B592] &amp; [.C592] &amp; [.D592] &amp; [.E592] &amp; [.F592] &amp; [.G592]" office:value-type="string" office:string-value="{ &quot;loc&quot; : {&quot;type&quot; : &quot;Point&quot;, &quot;coordinates&quot; : [23.109170, 53.575845] }, &quot;name&quot; : &quot;Szkoły podstawowe&quot;, &quot;city&quot; : &quot;Suchowola&quot; }" calcext:value-type="string">
            <text:p>{ "loc" : {"type" : "Point", "coordinates" : [23.109170, 53.575845] }, "name" : "Szkoły podstawowe", "city" : "Suchowola" }</text:p>
          </table:table-cell>
          <table:table-cell table:number-columns-repeated="2"/>
          <table:table-cell office:value-type="string" calcext:value-type="string">
            <text:p>{ "loc" : {"type" : "Point", "coordinates" : [23.109170, 53.575845] }, "name" : "Szkoły podstawowe", "city" : "Suchowol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322345, 52.79806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Czyże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93] &amp; [.B593] &amp; [.C593] &amp; [.D593] &amp; [.E593] &amp; [.F593] &amp; [.G593]" office:value-type="string" office:string-value="{ &quot;loc&quot; : {&quot;type&quot; : &quot;Point&quot;, &quot;coordinates&quot; : [22.322345, 52.798067] }, &quot;name&quot; : &quot;Szkoły podstawowe&quot;, &quot;city&quot; : &quot;Czyżew&quot; }" calcext:value-type="string">
            <text:p>{ "loc" : {"type" : "Point", "coordinates" : [22.322345, 52.798067] }, "name" : "Szkoły podstawowe", "city" : "Czyżew" }</text:p>
          </table:table-cell>
          <table:table-cell table:number-columns-repeated="2"/>
          <table:table-cell office:value-type="string" calcext:value-type="string">
            <text:p>{ "loc" : {"type" : "Point", "coordinates" : [22.322345, 52.798067] }, "name" : "Szkoły podstawowe", "city" : "Czyże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208637, 50.41277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usi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94] &amp; [.B594] &amp; [.C594] &amp; [.D594] &amp; [.E594] &amp; [.F594] &amp; [.G594]" office:value-type="string" office:string-value="{ &quot;loc&quot; : {&quot;type&quot; : &quot;Point&quot;, &quot;coordinates&quot; : [23.208637, 50.412777] }, &quot;name&quot; : &quot;Szkoły podstawowe&quot;, &quot;city&quot; : &quot;Susiec&quot; }" calcext:value-type="string">
            <text:p>{ "loc" : {"type" : "Point", "coordinates" : [23.208637, 50.412777] }, "name" : "Szkoły podstawowe", "city" : "Susiec" }</text:p>
          </table:table-cell>
          <table:table-cell table:number-columns-repeated="2"/>
          <table:table-cell office:value-type="string" calcext:value-type="string">
            <text:p>{ "loc" : {"type" : "Point", "coordinates" : [23.208637, 50.412777] }, "name" : "Szkoły podstawowe", "city" : "Susi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172611, 50.45880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Majdan Sopoc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95] &amp; [.B595] &amp; [.C595] &amp; [.D595] &amp; [.E595] &amp; [.F595] &amp; [.G595]" office:value-type="string" office:string-value="{ &quot;loc&quot; : {&quot;type&quot; : &quot;Point&quot;, &quot;coordinates&quot; : [23.172611, 50.458805] }, &quot;name&quot; : &quot;Szkoły podstawowe&quot;, &quot;city&quot; : &quot;Majdan Sopocki&quot; }" calcext:value-type="string">
            <text:p>{ "loc" : {"type" : "Point", "coordinates" : [23.172611, 50.458805] }, "name" : "Szkoły podstawowe", "city" : "Majdan Sopocki" }</text:p>
          </table:table-cell>
          <table:table-cell table:number-columns-repeated="2"/>
          <table:table-cell office:value-type="string" calcext:value-type="string">
            <text:p>{ "loc" : {"type" : "Point", "coordinates" : [23.172611, 50.458805] }, "name" : "Szkoły podstawowe", "city" : "Majdan Sopoc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3.796107, 51.16796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Dorohusk-Osad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96] &amp; [.B596] &amp; [.C596] &amp; [.D596] &amp; [.E596] &amp; [.F596] &amp; [.G596]" office:value-type="string" office:string-value="{ &quot;loc&quot; : {&quot;type&quot; : &quot;Point&quot;, &quot;coordinates&quot; : [23.796107, 51.167969] }, &quot;name&quot; : &quot;Szkoły podstawowe&quot;, &quot;city&quot; : &quot;Dorohusk-Osada&quot; }" calcext:value-type="string">
            <text:p>{ "loc" : {"type" : "Point", "coordinates" : [23.796107, 51.167969] }, "name" : "Szkoły podstawowe", "city" : "Dorohusk-Osada" }</text:p>
          </table:table-cell>
          <table:table-cell table:number-columns-repeated="2"/>
          <table:table-cell office:value-type="string" calcext:value-type="string">
            <text:p>{ "loc" : {"type" : "Point", "coordinates" : [23.796107, 51.167969] }, "name" : "Szkoły podstawowe", "city" : "Dorohusk-Osad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396949, 53.65682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tawigud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97] &amp; [.B597] &amp; [.C597] &amp; [.D597] &amp; [.E597] &amp; [.F597] &amp; [.G597]" office:value-type="string" office:string-value="{ &quot;loc&quot; : {&quot;type&quot; : &quot;Point&quot;, &quot;coordinates&quot; : [20.396949, 53.656821] }, &quot;name&quot; : &quot;Szkoły podstawowe&quot;, &quot;city&quot; : &quot;Stawiguda&quot; }" calcext:value-type="string">
            <text:p>{ "loc" : {"type" : "Point", "coordinates" : [20.396949, 53.656821] }, "name" : "Szkoły podstawowe", "city" : "Stawiguda" }</text:p>
          </table:table-cell>
          <table:table-cell table:number-columns-repeated="2"/>
          <table:table-cell office:value-type="string" calcext:value-type="string">
            <text:p>{ "loc" : {"type" : "Point", "coordinates" : [20.396949, 53.656821] }, "name" : "Szkoły podstawowe", "city" : "Stawigud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910705, 53.0710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Żurom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98] &amp; [.B598] &amp; [.C598] &amp; [.D598] &amp; [.E598] &amp; [.F598] &amp; [.G598]" office:value-type="string" office:string-value="{ &quot;loc&quot; : {&quot;type&quot; : &quot;Point&quot;, &quot;coordinates&quot; : [19.910705, 53.071020] }, &quot;name&quot; : &quot;Szkoły podstawowe&quot;, &quot;city&quot; : &quot;Żuromin&quot; }" calcext:value-type="string">
            <text:p>{ "loc" : {"type" : "Point", "coordinates" : [19.910705, 53.071020] }, "name" : "Szkoły podstawowe", "city" : "Żuromin" }</text:p>
          </table:table-cell>
          <table:table-cell table:number-columns-repeated="2"/>
          <table:table-cell office:value-type="string" calcext:value-type="string">
            <text:p>{ "loc" : {"type" : "Point", "coordinates" : [19.910705, 53.071020] }, "name" : "Szkoły podstawowe", "city" : "Żurom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916288, 53.06461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Żurom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599] &amp; [.B599] &amp; [.C599] &amp; [.D599] &amp; [.E599] &amp; [.F599] &amp; [.G599]" office:value-type="string" office:string-value="{ &quot;loc&quot; : {&quot;type&quot; : &quot;Point&quot;, &quot;coordinates&quot; : [19.916288, 53.064614] }, &quot;name&quot; : &quot;Szkoły podstawowe&quot;, &quot;city&quot; : &quot;Żuromin&quot; }" calcext:value-type="string">
            <text:p>{ "loc" : {"type" : "Point", "coordinates" : [19.916288, 53.064614] }, "name" : "Szkoły podstawowe", "city" : "Żuromin" }</text:p>
          </table:table-cell>
          <table:table-cell table:number-columns-repeated="2"/>
          <table:table-cell office:value-type="string" calcext:value-type="string">
            <text:p>{ "loc" : {"type" : "Point", "coordinates" : [19.916288, 53.064614] }, "name" : "Szkoły podstawowe", "city" : "Żurom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366417, 52.62923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łońs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00] &amp; [.B600] &amp; [.C600] &amp; [.D600] &amp; [.E600] &amp; [.F600] &amp; [.G600]" office:value-type="string" office:string-value="{ &quot;loc&quot; : {&quot;type&quot; : &quot;Point&quot;, &quot;coordinates&quot; : [20.366417, 52.629235] }, &quot;name&quot; : &quot;Szkoły podstawowe&quot;, &quot;city&quot; : &quot;Płońsk&quot; }" calcext:value-type="string">
            <text:p>{ "loc" : {"type" : "Point", "coordinates" : [20.366417, 52.629235] }, "name" : "Szkoły podstawowe", "city" : "Płońsk" }</text:p>
          </table:table-cell>
          <table:table-cell table:number-columns-repeated="2"/>
          <table:table-cell office:value-type="string" calcext:value-type="string">
            <text:p>{ "loc" : {"type" : "Point", "coordinates" : [20.366417, 52.629235] }, "name" : "Szkoły podstawowe", "city" : "Płońs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092232, 50.09059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ieruń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01] &amp; [.B601] &amp; [.C601] &amp; [.D601] &amp; [.E601] &amp; [.F601] &amp; [.G601]" office:value-type="string" office:string-value="{ &quot;loc&quot; : {&quot;type&quot; : &quot;Point&quot;, &quot;coordinates&quot; : [19.092232, 50.090590] }, &quot;name&quot; : &quot;Szkoły podstawowe&quot;, &quot;city&quot; : &quot;Bieruń&quot; }" calcext:value-type="string">
            <text:p>{ "loc" : {"type" : "Point", "coordinates" : [19.092232, 50.090590] }, "name" : "Szkoły podstawowe", "city" : "Bieruń" }</text:p>
          </table:table-cell>
          <table:table-cell table:number-columns-repeated="2"/>
          <table:table-cell office:value-type="string" calcext:value-type="string">
            <text:p>{ "loc" : {"type" : "Point", "coordinates" : [19.092232, 50.090590] }, "name" : "Szkoły podstawowe", "city" : "Bieruń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22897, 50.52413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Rudnik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02] &amp; [.B602] &amp; [.C602] &amp; [.D602] &amp; [.E602] &amp; [.F602] &amp; [.G602]" office:value-type="string" office:string-value="{ &quot;loc&quot; : {&quot;type&quot; : &quot;Point&quot;, &quot;coordinates&quot; : [19.422897, 50.524131] }, &quot;name&quot; : &quot;Szkoły podstawowe&quot;, &quot;city&quot; : &quot;Rudniki&quot; }" calcext:value-type="string">
            <text:p>{ "loc" : {"type" : "Point", "coordinates" : [19.422897, 50.524131] }, "name" : "Szkoły podstawowe", "city" : "Rudniki" }</text:p>
          </table:table-cell>
          <table:table-cell table:number-columns-repeated="2"/>
          <table:table-cell office:value-type="string" calcext:value-type="string">
            <text:p>{ "loc" : {"type" : "Point", "coordinates" : [19.422897, 50.524131] }, "name" : "Szkoły podstawowe", "city" : "Rudnik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14172, 50.50841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Zawierci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03] &amp; [.B603] &amp; [.C603] &amp; [.D603] &amp; [.E603] &amp; [.F603] &amp; [.G603]" office:value-type="string" office:string-value="{ &quot;loc&quot; : {&quot;type&quot; : &quot;Point&quot;, &quot;coordinates&quot; : [19.414172, 50.508412] }, &quot;name&quot; : &quot;Szkoły podstawowe&quot;, &quot;city&quot; : &quot;Zawiercie&quot; }" calcext:value-type="string">
            <text:p>{ "loc" : {"type" : "Point", "coordinates" : [19.414172, 50.508412] }, "name" : "Szkoły podstawowe", "city" : "Zawiercie" }</text:p>
          </table:table-cell>
          <table:table-cell table:number-columns-repeated="2"/>
          <table:table-cell office:value-type="string" calcext:value-type="string">
            <text:p>{ "loc" : {"type" : "Point", "coordinates" : [19.414172, 50.508412] }, "name" : "Szkoły podstawowe", "city" : "Zawierci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454513, 50.55088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łod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04] &amp; [.B604] &amp; [.C604] &amp; [.D604] &amp; [.E604] &amp; [.F604] &amp; [.G604]" office:value-type="string" office:string-value="{ &quot;loc&quot; : {&quot;type&quot; : &quot;Point&quot;, &quot;coordinates&quot; : [19.454513, 50.550880] }, &quot;name&quot; : &quot;Szkoły podstawowe&quot;, &quot;city&quot; : &quot;Włodowice&quot; }" calcext:value-type="string">
            <text:p>{ "loc" : {"type" : "Point", "coordinates" : [19.454513, 50.550880] }, "name" : "Szkoły podstawowe", "city" : "Włodowice" }</text:p>
          </table:table-cell>
          <table:table-cell table:number-columns-repeated="2"/>
          <table:table-cell office:value-type="string" calcext:value-type="string">
            <text:p>{ "loc" : {"type" : "Point", "coordinates" : [19.454513, 50.550880] }, "name" : "Szkoły podstawowe", "city" : "Włod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600659, 53.24214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Mrocz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05] &amp; [.B605] &amp; [.C605] &amp; [.D605] &amp; [.E605] &amp; [.F605] &amp; [.G605]" office:value-type="string" office:string-value="{ &quot;loc&quot; : {&quot;type&quot; : &quot;Point&quot;, &quot;coordinates&quot; : [17.600659, 53.242142] }, &quot;name&quot; : &quot;Szkoły podstawowe&quot;, &quot;city&quot; : &quot;Mrocza&quot; }" calcext:value-type="string">
            <text:p>{ "loc" : {"type" : "Point", "coordinates" : [17.600659, 53.242142] }, "name" : "Szkoły podstawowe", "city" : "Mrocza" }</text:p>
          </table:table-cell>
          <table:table-cell table:number-columns-repeated="2"/>
          <table:table-cell office:value-type="string" calcext:value-type="string">
            <text:p>{ "loc" : {"type" : "Point", "coordinates" : [17.600659, 53.242142] }, "name" : "Szkoły podstawowe", "city" : "Mrocz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233691, 53.54226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Debrz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06] &amp; [.B606] &amp; [.C606] &amp; [.D606] &amp; [.E606] &amp; [.F606] &amp; [.G606]" office:value-type="string" office:string-value="{ &quot;loc&quot; : {&quot;type&quot; : &quot;Point&quot;, &quot;coordinates&quot; : [17.233691, 53.542269] }, &quot;name&quot; : &quot;Szkoły podstawowe&quot;, &quot;city&quot; : &quot;Debrzno&quot; }" calcext:value-type="string">
            <text:p>{ "loc" : {"type" : "Point", "coordinates" : [17.233691, 53.542269] }, "name" : "Szkoły podstawowe", "city" : "Debrzno" }</text:p>
          </table:table-cell>
          <table:table-cell table:number-columns-repeated="2"/>
          <table:table-cell office:value-type="string" calcext:value-type="string">
            <text:p>{ "loc" : {"type" : "Point", "coordinates" : [17.233691, 53.542269] }, "name" : "Szkoły podstawowe", "city" : "Debrz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986920, 50.71388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Radk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07] &amp; [.B607] &amp; [.C607] &amp; [.D607] &amp; [.E607] &amp; [.F607] &amp; [.G607]" office:value-type="string" office:string-value="{ &quot;loc&quot; : {&quot;type&quot; : &quot;Point&quot;, &quot;coordinates&quot; : [19.986920, 50.713882] }, &quot;name&quot; : &quot;Szkoły podstawowe&quot;, &quot;city&quot; : &quot;Radków&quot; }" calcext:value-type="string">
            <text:p>{ "loc" : {"type" : "Point", "coordinates" : [19.986920, 50.713882] }, "name" : "Szkoły podstawowe", "city" : "Radków" }</text:p>
          </table:table-cell>
          <table:table-cell table:number-columns-repeated="2"/>
          <table:table-cell office:value-type="string" calcext:value-type="string">
            <text:p>{ "loc" : {"type" : "Point", "coordinates" : [19.986920, 50.713882] }, "name" : "Szkoły podstawowe", "city" : "Radk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015255, 50.2801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08] &amp; [.B608] &amp; [.C608] &amp; [.D608] &amp; [.E608] &amp; [.F608] &amp; [.G608]" office:value-type="string" office:string-value="{ &quot;loc&quot; : {&quot;type&quot; : &quot;Point&quot;, &quot;coordinates&quot; : [19.015255, 50.280120] }, &quot;name&quot; : &quot;Szkoły podstawowe&quot;, &quot;city&quot; : &quot;Katowice&quot; }" calcext:value-type="string">
            <text:p>{ "loc" : {"type" : "Point", "coordinates" : [19.015255, 50.280120] }, "name" : "Szkoły podstawowe", "city" : "Katowice" }</text:p>
          </table:table-cell>
          <table:table-cell table:number-columns-repeated="2"/>
          <table:table-cell office:value-type="string" calcext:value-type="string">
            <text:p>{ "loc" : {"type" : "Point", "coordinates" : [19.015255, 50.280120] }, "name" : "Szkoły podstawowe", "city" : "Kat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016047, 50.2845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09] &amp; [.B609] &amp; [.C609] &amp; [.D609] &amp; [.E609] &amp; [.F609] &amp; [.G609]" office:value-type="string" office:string-value="{ &quot;loc&quot; : {&quot;type&quot; : &quot;Point&quot;, &quot;coordinates&quot; : [19.016047, 50.284520] }, &quot;name&quot; : &quot;Szkoły podstawowe&quot;, &quot;city&quot; : &quot;Katowice&quot; }" calcext:value-type="string">
            <text:p>{ "loc" : {"type" : "Point", "coordinates" : [19.016047, 50.284520] }, "name" : "Szkoły podstawowe", "city" : "Katowice" }</text:p>
          </table:table-cell>
          <table:table-cell table:number-columns-repeated="2"/>
          <table:table-cell office:value-type="string" calcext:value-type="string">
            <text:p>{ "loc" : {"type" : "Point", "coordinates" : [19.016047, 50.284520] }, "name" : "Szkoły podstawowe", "city" : "Katowic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777493, 49.64164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ystr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10] &amp; [.B610] &amp; [.C610] &amp; [.D610] &amp; [.E610] &amp; [.F610] &amp; [.G610]" office:value-type="string" office:string-value="{ &quot;loc&quot; : {&quot;type&quot; : &quot;Point&quot;, &quot;coordinates&quot; : [19.777493, 49.641644] }, &quot;name&quot; : &quot;Szkoły podstawowe&quot;, &quot;city&quot; : &quot;Bystra&quot; }" calcext:value-type="string">
            <text:p>{ "loc" : {"type" : "Point", "coordinates" : [19.777493, 49.641644] }, "name" : "Szkoły podstawowe", "city" : "Bystra" }</text:p>
          </table:table-cell>
          <table:table-cell table:number-columns-repeated="2"/>
          <table:table-cell office:value-type="string" calcext:value-type="string">
            <text:p>{ "loc" : {"type" : "Point", "coordinates" : [19.777493, 49.641644] }, "name" : "Szkoły podstawowe", "city" : "Bystr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013880, 50.06902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rak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11] &amp; [.B611] &amp; [.C611] &amp; [.D611] &amp; [.E611] &amp; [.F611] &amp; [.G611]" office:value-type="string" office:string-value="{ &quot;loc&quot; : {&quot;type&quot; : &quot;Point&quot;, &quot;coordinates&quot; : [20.013880, 50.069028] }, &quot;name&quot; : &quot;Szkoły podstawowe&quot;, &quot;city&quot; : &quot;Kraków&quot; }" calcext:value-type="string">
            <text:p>{ "loc" : {"type" : "Point", "coordinates" : [20.013880, 50.069028] }, "name" : "Szkoły podstawowe", "city" : "Kraków" }</text:p>
          </table:table-cell>
          <table:table-cell table:number-columns-repeated="2"/>
          <table:table-cell office:value-type="string" calcext:value-type="string">
            <text:p>{ "loc" : {"type" : "Point", "coordinates" : [20.013880, 50.069028] }, "name" : "Szkoły podstawowe", "city" : "Krak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211625, 49.47621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zlembark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12] &amp; [.B612] &amp; [.C612] &amp; [.D612] &amp; [.E612] &amp; [.F612] &amp; [.G612]" office:value-type="string" office:string-value="{ &quot;loc&quot; : {&quot;type&quot; : &quot;Point&quot;, &quot;coordinates&quot; : [20.211625, 49.476211] }, &quot;name&quot; : &quot;Szkoły podstawowe&quot;, &quot;city&quot; : &quot;Szlembark&quot; }" calcext:value-type="string">
            <text:p>{ "loc" : {"type" : "Point", "coordinates" : [20.211625, 49.476211] }, "name" : "Szkoły podstawowe", "city" : "Szlembark" }</text:p>
          </table:table-cell>
          <table:table-cell table:number-columns-repeated="2"/>
          <table:table-cell office:value-type="string" calcext:value-type="string">
            <text:p>{ "loc" : {"type" : "Point", "coordinates" : [20.211625, 49.476211] }, "name" : "Szkoły podstawowe", "city" : "Szlembark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948251, 42.20326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etrova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13] &amp; [.B613] &amp; [.C613] &amp; [.D613] &amp; [.E613] &amp; [.F613] &amp; [.G613]" office:value-type="string" office:string-value="{ &quot;loc&quot; : {&quot;type&quot; : &quot;Point&quot;, &quot;coordinates&quot; : [18.948251, 42.203264] }, &quot;name&quot; : &quot;Szkoły podstawowe&quot;, &quot;city&quot; : &quot;Petrovac&quot; }" calcext:value-type="string">
            <text:p>{ "loc" : {"type" : "Point", "coordinates" : [18.948251, 42.203264] }, "name" : "Szkoły podstawowe", "city" : "Petrovac" }</text:p>
          </table:table-cell>
          <table:table-cell table:number-columns-repeated="2"/>
          <table:table-cell office:value-type="string" calcext:value-type="string">
            <text:p>{ "loc" : {"type" : "Point", "coordinates" : [18.948251, 42.203264] }, "name" : "Szkoły podstawowe", "city" : "Petrova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163686, 52.30711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azimierz Biskupi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14] &amp; [.B614] &amp; [.C614] &amp; [.D614] &amp; [.E614] &amp; [.F614] &amp; [.G614]" office:value-type="string" office:string-value="{ &quot;loc&quot; : {&quot;type&quot; : &quot;Point&quot;, &quot;coordinates&quot; : [18.163686, 52.307117] }, &quot;name&quot; : &quot;Szkoły podstawowe&quot;, &quot;city&quot; : &quot;Kazimierz Biskupi&quot; }" calcext:value-type="string">
            <text:p>{ "loc" : {"type" : "Point", "coordinates" : [18.163686, 52.307117] }, "name" : "Szkoły podstawowe", "city" : "Kazimierz Biskupi" }</text:p>
          </table:table-cell>
          <table:table-cell table:number-columns-repeated="2"/>
          <table:table-cell office:value-type="string" calcext:value-type="string">
            <text:p>{ "loc" : {"type" : "Point", "coordinates" : [18.163686, 52.307117] }, "name" : "Szkoły podstawowe", "city" : "Kazimierz Biskupi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087482, 52.24358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olin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15] &amp; [.B615] &amp; [.C615] &amp; [.D615] &amp; [.E615] &amp; [.F615] &amp; [.G615]" office:value-type="string" office:string-value="{ &quot;loc&quot; : {&quot;type&quot; : &quot;Point&quot;, &quot;coordinates&quot; : [18.087482, 52.243588] }, &quot;name&quot; : &quot;Szkoły podstawowe&quot;, &quot;city&quot; : &quot;Golina&quot; }" calcext:value-type="string">
            <text:p>{ "loc" : {"type" : "Point", "coordinates" : [18.087482, 52.243588] }, "name" : "Szkoły podstawowe", "city" : "Golina" }</text:p>
          </table:table-cell>
          <table:table-cell table:number-columns-repeated="2"/>
          <table:table-cell office:value-type="string" calcext:value-type="string">
            <text:p>{ "loc" : {"type" : "Point", "coordinates" : [18.087482, 52.243588] }, "name" : "Szkoły podstawowe", "city" : "Golin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765063, 52.44071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itko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16] &amp; [.B616] &amp; [.C616] &amp; [.D616] &amp; [.E616] &amp; [.F616] &amp; [.G616]" office:value-type="string" office:string-value="{ &quot;loc&quot; : {&quot;type&quot; : &quot;Point&quot;, &quot;coordinates&quot; : [17.765063, 52.440710] }, &quot;name&quot; : &quot;Szkoły podstawowe&quot;, &quot;city&quot; : &quot;Witkowo&quot; }" calcext:value-type="string">
            <text:p>{ "loc" : {"type" : "Point", "coordinates" : [17.765063, 52.440710] }, "name" : "Szkoły podstawowe", "city" : "Witkowo" }</text:p>
          </table:table-cell>
          <table:table-cell table:number-columns-repeated="2"/>
          <table:table-cell office:value-type="string" calcext:value-type="string">
            <text:p>{ "loc" : {"type" : "Point", "coordinates" : [17.765063, 52.440710] }, "name" : "Szkoły podstawowe", "city" : "Witkow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303601, 52.36460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Ślesi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17] &amp; [.B617] &amp; [.C617] &amp; [.D617] &amp; [.E617] &amp; [.F617] &amp; [.G617]" office:value-type="string" office:string-value="{ &quot;loc&quot; : {&quot;type&quot; : &quot;Point&quot;, &quot;coordinates&quot; : [18.303601, 52.364600] }, &quot;name&quot; : &quot;Szkoły podstawowe&quot;, &quot;city&quot; : &quot;Ślesin&quot; }" calcext:value-type="string">
            <text:p>{ "loc" : {"type" : "Point", "coordinates" : [18.303601, 52.364600] }, "name" : "Szkoły podstawowe", "city" : "Ślesin" }</text:p>
          </table:table-cell>
          <table:table-cell table:number-columns-repeated="2"/>
          <table:table-cell office:value-type="string" calcext:value-type="string">
            <text:p>{ "loc" : {"type" : "Point", "coordinates" : [18.303601, 52.364600] }, "name" : "Szkoły podstawowe", "city" : "Ślesi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157870, 52.16089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Zaniemyśl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18] &amp; [.B618] &amp; [.C618] &amp; [.D618] &amp; [.E618] &amp; [.F618] &amp; [.G618]" office:value-type="string" office:string-value="{ &quot;loc&quot; : {&quot;type&quot; : &quot;Point&quot;, &quot;coordinates&quot; : [17.157870, 52.160899] }, &quot;name&quot; : &quot;Szkoły podstawowe&quot;, &quot;city&quot; : &quot;Zaniemyśl&quot; }" calcext:value-type="string">
            <text:p>{ "loc" : {"type" : "Point", "coordinates" : [17.157870, 52.160899] }, "name" : "Szkoły podstawowe", "city" : "Zaniemyśl" }</text:p>
          </table:table-cell>
          <table:table-cell table:number-columns-repeated="2"/>
          <table:table-cell office:value-type="string" calcext:value-type="string">
            <text:p>{ "loc" : {"type" : "Point", "coordinates" : [17.157870, 52.160899] }, "name" : "Szkoły podstawowe", "city" : "Zaniemyśl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856005, 51.60738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Rawic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19] &amp; [.B619] &amp; [.C619] &amp; [.D619] &amp; [.E619] &amp; [.F619] &amp; [.G619]" office:value-type="string" office:string-value="{ &quot;loc&quot; : {&quot;type&quot; : &quot;Point&quot;, &quot;coordinates&quot; : [16.856005, 51.607381] }, &quot;name&quot; : &quot;Szkoły podstawowe&quot;, &quot;city&quot; : &quot;Rawicz&quot; }" calcext:value-type="string">
            <text:p>{ "loc" : {"type" : "Point", "coordinates" : [16.856005, 51.607381] }, "name" : "Szkoły podstawowe", "city" : "Rawicz" }</text:p>
          </table:table-cell>
          <table:table-cell table:number-columns-repeated="2"/>
          <table:table-cell office:value-type="string" calcext:value-type="string">
            <text:p>{ "loc" : {"type" : "Point", "coordinates" : [16.856005, 51.607381] }, "name" : "Szkoły podstawowe", "city" : "Rawic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561915, 53.59660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Iła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20] &amp; [.B620] &amp; [.C620] &amp; [.D620] &amp; [.E620] &amp; [.F620] &amp; [.G620]" office:value-type="string" office:string-value="{ &quot;loc&quot; : {&quot;type&quot; : &quot;Point&quot;, &quot;coordinates&quot; : [19.561915, 53.596604] }, &quot;name&quot; : &quot;Szkoły podstawowe&quot;, &quot;city&quot; : &quot;Iława&quot; }" calcext:value-type="string">
            <text:p>{ "loc" : {"type" : "Point", "coordinates" : [19.561915, 53.596604] }, "name" : "Szkoły podstawowe", "city" : "Iława" }</text:p>
          </table:table-cell>
          <table:table-cell table:number-columns-repeated="2"/>
          <table:table-cell office:value-type="string" calcext:value-type="string">
            <text:p>{ "loc" : {"type" : "Point", "coordinates" : [19.561915, 53.596604] }, "name" : "Szkoły podstawowe", "city" : "Iła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367291, 54.07654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ętrzy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21] &amp; [.B621] &amp; [.C621] &amp; [.D621] &amp; [.E621] &amp; [.F621] &amp; [.G621]" office:value-type="string" office:string-value="{ &quot;loc&quot; : {&quot;type&quot; : &quot;Point&quot;, &quot;coordinates&quot; : [21.367291, 54.076540] }, &quot;name&quot; : &quot;Szkoły podstawowe&quot;, &quot;city&quot; : &quot;Kętrzyn&quot; }" calcext:value-type="string">
            <text:p>{ "loc" : {"type" : "Point", "coordinates" : [21.367291, 54.076540] }, "name" : "Szkoły podstawowe", "city" : "Kętrzyn" }</text:p>
          </table:table-cell>
          <table:table-cell table:number-columns-repeated="2"/>
          <table:table-cell office:value-type="string" calcext:value-type="string">
            <text:p>{ "loc" : {"type" : "Point", "coordinates" : [21.367291, 54.076540] }, "name" : "Szkoły podstawowe", "city" : "Kętrzy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679790, 54.36960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ław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22] &amp; [.B622] &amp; [.C622] &amp; [.D622] &amp; [.E622] &amp; [.F622] &amp; [.G622]" office:value-type="string" office:string-value="{ &quot;loc&quot; : {&quot;type&quot; : &quot;Point&quot;, &quot;coordinates&quot; : [16.679790, 54.369609] }, &quot;name&quot; : &quot;Szkoły podstawowe&quot;, &quot;city&quot; : &quot;Sławno&quot; }" calcext:value-type="string">
            <text:p>{ "loc" : {"type" : "Point", "coordinates" : [16.679790, 54.369609] }, "name" : "Szkoły podstawowe", "city" : "Sławno" }</text:p>
          </table:table-cell>
          <table:table-cell table:number-columns-repeated="2"/>
          <table:table-cell office:value-type="string" calcext:value-type="string">
            <text:p>{ "loc" : {"type" : "Point", "coordinates" : [16.679790, 54.369609] }, "name" : "Szkoły podstawowe", "city" : "Sław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801511, 53.62854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isz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23] &amp; [.B623] &amp; [.C623] &amp; [.D623] &amp; [.E623] &amp; [.F623] &amp; [.G623]" office:value-type="string" office:string-value="{ &quot;loc&quot; : {&quot;type&quot; : &quot;Point&quot;, &quot;coordinates&quot; : [21.801511, 53.628543] }, &quot;name&quot; : &quot;Szkoły podstawowe&quot;, &quot;city&quot; : &quot;Pisz&quot; }" calcext:value-type="string">
            <text:p>{ "loc" : {"type" : "Point", "coordinates" : [21.801511, 53.628543] }, "name" : "Szkoły podstawowe", "city" : "Pisz" }</text:p>
          </table:table-cell>
          <table:table-cell table:number-columns-repeated="2"/>
          <table:table-cell office:value-type="string" calcext:value-type="string">
            <text:p>{ "loc" : {"type" : "Point", "coordinates" : [21.801511, 53.628543] }, "name" : "Szkoły podstawowe", "city" : "Pisz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877423, 51.86370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rój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24] &amp; [.B624] &amp; [.C624] &amp; [.D624] &amp; [.E624] &amp; [.F624] &amp; [.G624]" office:value-type="string" office:string-value="{ &quot;loc&quot; : {&quot;type&quot; : &quot;Point&quot;, &quot;coordinates&quot; : [20.877423, 51.863703] }, &quot;name&quot; : &quot;Szkoły podstawowe&quot;, &quot;city&quot; : &quot;Grójec&quot; }" calcext:value-type="string">
            <text:p>{ "loc" : {"type" : "Point", "coordinates" : [20.877423, 51.863703] }, "name" : "Szkoły podstawowe", "city" : "Grójec" }</text:p>
          </table:table-cell>
          <table:table-cell table:number-columns-repeated="2"/>
          <table:table-cell office:value-type="string" calcext:value-type="string">
            <text:p>{ "loc" : {"type" : "Point", "coordinates" : [20.877423, 51.863703] }, "name" : "Szkoły podstawowe", "city" : "Grój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523687, 53.45060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ępólno Krajeński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25] &amp; [.B625] &amp; [.C625] &amp; [.D625] &amp; [.E625] &amp; [.F625] &amp; [.G625]" office:value-type="string" office:string-value="{ &quot;loc&quot; : {&quot;type&quot; : &quot;Point&quot;, &quot;coordinates&quot; : [17.523687, 53.450606] }, &quot;name&quot; : &quot;Szkoły podstawowe&quot;, &quot;city&quot; : &quot;Sępólno Krajeńskie&quot; }" calcext:value-type="string">
            <text:p>{ "loc" : {"type" : "Point", "coordinates" : [17.523687, 53.450606] }, "name" : "Szkoły podstawowe", "city" : "Sępólno Krajeńskie" }</text:p>
          </table:table-cell>
          <table:table-cell table:number-columns-repeated="2"/>
          <table:table-cell office:value-type="string" calcext:value-type="string">
            <text:p>{ "loc" : {"type" : "Point", "coordinates" : [17.523687, 53.450606] }, "name" : "Szkoły podstawowe", "city" : "Sępólno Krajeński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7.535735, 53.45765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ępólno Krajeński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26] &amp; [.B626] &amp; [.C626] &amp; [.D626] &amp; [.E626] &amp; [.F626] &amp; [.G626]" office:value-type="string" office:string-value="{ &quot;loc&quot; : {&quot;type&quot; : &quot;Point&quot;, &quot;coordinates&quot; : [17.535735, 53.457656] }, &quot;name&quot; : &quot;Szkoły podstawowe&quot;, &quot;city&quot; : &quot;Sępólno Krajeńskie&quot; }" calcext:value-type="string">
            <text:p>{ "loc" : {"type" : "Point", "coordinates" : [17.535735, 53.457656] }, "name" : "Szkoły podstawowe", "city" : "Sępólno Krajeńskie" }</text:p>
          </table:table-cell>
          <table:table-cell table:number-columns-repeated="2"/>
          <table:table-cell office:value-type="string" calcext:value-type="string">
            <text:p>{ "loc" : {"type" : "Point", "coordinates" : [17.535735, 53.457656] }, "name" : "Szkoły podstawowe", "city" : "Sępólno Krajeński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429884, 53.408325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Świeci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27] &amp; [.B627] &amp; [.C627] &amp; [.D627] &amp; [.E627] &amp; [.F627] &amp; [.G627]" office:value-type="string" office:string-value="{ &quot;loc&quot; : {&quot;type&quot; : &quot;Point&quot;, &quot;coordinates&quot; : [18.429884, 53.408325] }, &quot;name&quot; : &quot;Szkoły podstawowe&quot;, &quot;city&quot; : &quot;Świecie&quot; }" calcext:value-type="string">
            <text:p>{ "loc" : {"type" : "Point", "coordinates" : [18.429884, 53.408325] }, "name" : "Szkoły podstawowe", "city" : "Świecie" }</text:p>
          </table:table-cell>
          <table:table-cell table:number-columns-repeated="2"/>
          <table:table-cell office:value-type="string" calcext:value-type="string">
            <text:p>{ "loc" : {"type" : "Point", "coordinates" : [18.429884, 53.408325] }, "name" : "Szkoły podstawowe", "city" : "Świeci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444662, 53.41087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Świeci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28] &amp; [.B628] &amp; [.C628] &amp; [.D628] &amp; [.E628] &amp; [.F628] &amp; [.G628]" office:value-type="string" office:string-value="{ &quot;loc&quot; : {&quot;type&quot; : &quot;Point&quot;, &quot;coordinates&quot; : [18.444662, 53.410870] }, &quot;name&quot; : &quot;Szkoły podstawowe&quot;, &quot;city&quot; : &quot;Świecie&quot; }" calcext:value-type="string">
            <text:p>{ "loc" : {"type" : "Point", "coordinates" : [18.444662, 53.410870] }, "name" : "Szkoły podstawowe", "city" : "Świecie" }</text:p>
          </table:table-cell>
          <table:table-cell table:number-columns-repeated="2"/>
          <table:table-cell office:value-type="string" calcext:value-type="string">
            <text:p>{ "loc" : {"type" : "Point", "coordinates" : [18.444662, 53.410870] }, "name" : "Szkoły podstawowe", "city" : "Świeci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729465, 50.89712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Jelenia Gór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29] &amp; [.B629] &amp; [.C629] &amp; [.D629] &amp; [.E629] &amp; [.F629] &amp; [.G629]" office:value-type="string" office:string-value="{ &quot;loc&quot; : {&quot;type&quot; : &quot;Point&quot;, &quot;coordinates&quot; : [15.729465, 50.897121] }, &quot;name&quot; : &quot;Szkoły podstawowe&quot;, &quot;city&quot; : &quot;Jelenia Góra&quot; }" calcext:value-type="string">
            <text:p>{ "loc" : {"type" : "Point", "coordinates" : [15.729465, 50.897121] }, "name" : "Szkoły podstawowe", "city" : "Jelenia Góra" }</text:p>
          </table:table-cell>
          <table:table-cell table:number-columns-repeated="2"/>
          <table:table-cell office:value-type="string" calcext:value-type="string">
            <text:p>{ "loc" : {"type" : "Point", "coordinates" : [15.729465, 50.897121] }, "name" : "Szkoły podstawowe", "city" : "Jelenia Gór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5.740446, 50.90105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Jelenia Gór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30] &amp; [.B630] &amp; [.C630] &amp; [.D630] &amp; [.E630] &amp; [.F630] &amp; [.G630]" office:value-type="string" office:string-value="{ &quot;loc&quot; : {&quot;type&quot; : &quot;Point&quot;, &quot;coordinates&quot; : [15.740446, 50.901054] }, &quot;name&quot; : &quot;Szkoły podstawowe&quot;, &quot;city&quot; : &quot;Jelenia Góra&quot; }" calcext:value-type="string">
            <text:p>{ "loc" : {"type" : "Point", "coordinates" : [15.740446, 50.901054] }, "name" : "Szkoły podstawowe", "city" : "Jelenia Góra" }</text:p>
          </table:table-cell>
          <table:table-cell table:number-columns-repeated="2"/>
          <table:table-cell office:value-type="string" calcext:value-type="string">
            <text:p>{ "loc" : {"type" : "Point", "coordinates" : [15.740446, 50.901054] }, "name" : "Szkoły podstawowe", "city" : "Jelenia Gór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022764, 50.783777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amienna Gór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31] &amp; [.B631] &amp; [.C631] &amp; [.D631] &amp; [.E631] &amp; [.F631] &amp; [.G631]" office:value-type="string" office:string-value="{ &quot;loc&quot; : {&quot;type&quot; : &quot;Point&quot;, &quot;coordinates&quot; : [16.022764, 50.783777] }, &quot;name&quot; : &quot;Szkoły podstawowe&quot;, &quot;city&quot; : &quot;Kamienna Góra&quot; }" calcext:value-type="string">
            <text:p>{ "loc" : {"type" : "Point", "coordinates" : [16.022764, 50.783777] }, "name" : "Szkoły podstawowe", "city" : "Kamienna Góra" }</text:p>
          </table:table-cell>
          <table:table-cell table:number-columns-repeated="2"/>
          <table:table-cell office:value-type="string" calcext:value-type="string">
            <text:p>{ "loc" : {"type" : "Point", "coordinates" : [16.022764, 50.783777] }, "name" : "Szkoły podstawowe", "city" : "Kamienna Gór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038818, 49.70212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Kasinka Mał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32] &amp; [.B632] &amp; [.C632] &amp; [.D632] &amp; [.E632] &amp; [.F632] &amp; [.G632]" office:value-type="string" office:string-value="{ &quot;loc&quot; : {&quot;type&quot; : &quot;Point&quot;, &quot;coordinates&quot; : [20.038818, 49.702129] }, &quot;name&quot; : &quot;Szkoły podstawowe&quot;, &quot;city&quot; : &quot;Kasinka Mała&quot; }" calcext:value-type="string">
            <text:p>{ "loc" : {"type" : "Point", "coordinates" : [20.038818, 49.702129] }, "name" : "Szkoły podstawowe", "city" : "Kasinka Mała" }</text:p>
          </table:table-cell>
          <table:table-cell table:number-columns-repeated="2"/>
          <table:table-cell office:value-type="string" calcext:value-type="string">
            <text:p>{ "loc" : {"type" : "Point", "coordinates" : [20.038818, 49.702129] }, "name" : "Szkoły podstawowe", "city" : "Kasinka Mał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816361, 51.25232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awł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33] &amp; [.B633] &amp; [.C633] &amp; [.D633] &amp; [.E633] &amp; [.F633] &amp; [.G633]" office:value-type="string" office:string-value="{ &quot;loc&quot; : {&quot;type&quot; : &quot;Point&quot;, &quot;coordinates&quot; : [20.816361, 51.252320] }, &quot;name&quot; : &quot;Szkoły podstawowe&quot;, &quot;city&quot; : &quot;Pawłów&quot; }" calcext:value-type="string">
            <text:p>{ "loc" : {"type" : "Point", "coordinates" : [20.816361, 51.252320] }, "name" : "Szkoły podstawowe", "city" : "Pawłów" }</text:p>
          </table:table-cell>
          <table:table-cell table:number-columns-repeated="2"/>
          <table:table-cell office:value-type="string" calcext:value-type="string">
            <text:p>{ "loc" : {"type" : "Point", "coordinates" : [20.816361, 51.252320] }, "name" : "Szkoły podstawowe", "city" : "Pawł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709165, 52.14426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Brwin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34] &amp; [.B634] &amp; [.C634] &amp; [.D634] &amp; [.E634] &amp; [.F634] &amp; [.G634]" office:value-type="string" office:string-value="{ &quot;loc&quot; : {&quot;type&quot; : &quot;Point&quot;, &quot;coordinates&quot; : [20.709165, 52.144260] }, &quot;name&quot; : &quot;Szkoły podstawowe&quot;, &quot;city&quot; : &quot;Brwinów&quot; }" calcext:value-type="string">
            <text:p>{ "loc" : {"type" : "Point", "coordinates" : [20.709165, 52.144260] }, "name" : "Szkoły podstawowe", "city" : "Brwinów" }</text:p>
          </table:table-cell>
          <table:table-cell table:number-columns-repeated="2"/>
          <table:table-cell office:value-type="string" calcext:value-type="string">
            <text:p>{ "loc" : {"type" : "Point", "coordinates" : [20.709165, 52.144260] }, "name" : "Szkoły podstawowe", "city" : "Brwin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809493, 52.09623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Nadarzyn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35] &amp; [.B635] &amp; [.C635] &amp; [.D635] &amp; [.E635] &amp; [.F635] &amp; [.G635]" office:value-type="string" office:string-value="{ &quot;loc&quot; : {&quot;type&quot; : &quot;Point&quot;, &quot;coordinates&quot; : [20.809493, 52.096230] }, &quot;name&quot; : &quot;Szkoły podstawowe&quot;, &quot;city&quot; : &quot;Nadarzyn&quot; }" calcext:value-type="string">
            <text:p>{ "loc" : {"type" : "Point", "coordinates" : [20.809493, 52.096230] }, "name" : "Szkoły podstawowe", "city" : "Nadarzyn" }</text:p>
          </table:table-cell>
          <table:table-cell table:number-columns-repeated="2"/>
          <table:table-cell office:value-type="string" calcext:value-type="string">
            <text:p>{ "loc" : {"type" : "Point", "coordinates" : [20.809493, 52.096230] }, "name" : "Szkoły podstawowe", "city" : "Nadarzyn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725960, 52.118406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odkowa Leśn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36] &amp; [.B636] &amp; [.C636] &amp; [.D636] &amp; [.E636] &amp; [.F636] &amp; [.G636]" office:value-type="string" office:string-value="{ &quot;loc&quot; : {&quot;type&quot; : &quot;Point&quot;, &quot;coordinates&quot; : [20.725960, 52.118406] }, &quot;name&quot; : &quot;Szkoły podstawowe&quot;, &quot;city&quot; : &quot;Podkowa Leśna&quot; }" calcext:value-type="string">
            <text:p>{ "loc" : {"type" : "Point", "coordinates" : [20.725960, 52.118406] }, "name" : "Szkoły podstawowe", "city" : "Podkowa Leśna" }</text:p>
          </table:table-cell>
          <table:table-cell table:number-columns-repeated="2"/>
          <table:table-cell office:value-type="string" calcext:value-type="string">
            <text:p>{ "loc" : {"type" : "Point", "coordinates" : [20.725960, 52.118406] }, "name" : "Szkoły podstawowe", "city" : "Podkowa Leśn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0.728148, 52.12070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odkowa Leśn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37] &amp; [.B637] &amp; [.C637] &amp; [.D637] &amp; [.E637] &amp; [.F637] &amp; [.G637]" office:value-type="string" office:string-value="{ &quot;loc&quot; : {&quot;type&quot; : &quot;Point&quot;, &quot;coordinates&quot; : [20.728148, 52.120701] }, &quot;name&quot; : &quot;Szkoły podstawowe&quot;, &quot;city&quot; : &quot;Podkowa Leśna&quot; }" calcext:value-type="string">
            <text:p>{ "loc" : {"type" : "Point", "coordinates" : [20.728148, 52.120701] }, "name" : "Szkoły podstawowe", "city" : "Podkowa Leśna" }</text:p>
          </table:table-cell>
          <table:table-cell table:number-columns-repeated="2"/>
          <table:table-cell office:value-type="string" calcext:value-type="string">
            <text:p>{ "loc" : {"type" : "Point", "coordinates" : [20.728148, 52.120701] }, "name" : "Szkoły podstawowe", "city" : "Podkowa Leśn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601243, 51.163889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Środa Śląsk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38] &amp; [.B638] &amp; [.C638] &amp; [.D638] &amp; [.E638] &amp; [.F638] &amp; [.G638]" office:value-type="string" office:string-value="{ &quot;loc&quot; : {&quot;type&quot; : &quot;Point&quot;, &quot;coordinates&quot; : [16.601243, 51.163889] }, &quot;name&quot; : &quot;Szkoły podstawowe&quot;, &quot;city&quot; : &quot;Środa Śląska&quot; }" calcext:value-type="string">
            <text:p>{ "loc" : {"type" : "Point", "coordinates" : [16.601243, 51.163889] }, "name" : "Szkoły podstawowe", "city" : "Środa Śląska" }</text:p>
          </table:table-cell>
          <table:table-cell table:number-columns-repeated="2"/>
          <table:table-cell office:value-type="string" calcext:value-type="string">
            <text:p>{ "loc" : {"type" : "Point", "coordinates" : [16.601243, 51.163889] }, "name" : "Szkoły podstawowe", "city" : "Środa Śląsk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476630, 50.83454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Świdnic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39] &amp; [.B639] &amp; [.C639] &amp; [.D639] &amp; [.E639] &amp; [.F639] &amp; [.G639]" office:value-type="string" office:string-value="{ &quot;loc&quot; : {&quot;type&quot; : &quot;Point&quot;, &quot;coordinates&quot; : [16.476630, 50.834542] }, &quot;name&quot; : &quot;Szkoły podstawowe&quot;, &quot;city&quot; : &quot;Świdnica&quot; }" calcext:value-type="string">
            <text:p>{ "loc" : {"type" : "Point", "coordinates" : [16.476630, 50.834542] }, "name" : "Szkoły podstawowe", "city" : "Świdnica" }</text:p>
          </table:table-cell>
          <table:table-cell table:number-columns-repeated="2"/>
          <table:table-cell office:value-type="string" calcext:value-type="string">
            <text:p>{ "loc" : {"type" : "Point", "coordinates" : [16.476630, 50.834542] }, "name" : "Szkoły podstawowe", "city" : "Świdnic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466623, 50.845530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Świdnic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40] &amp; [.B640] &amp; [.C640] &amp; [.D640] &amp; [.E640] &amp; [.F640] &amp; [.G640]" office:value-type="string" office:string-value="{ &quot;loc&quot; : {&quot;type&quot; : &quot;Point&quot;, &quot;coordinates&quot; : [16.466623, 50.845530] }, &quot;name&quot; : &quot;Szkoły podstawowe&quot;, &quot;city&quot; : &quot;Świdnica&quot; }" calcext:value-type="string">
            <text:p>{ "loc" : {"type" : "Point", "coordinates" : [16.466623, 50.845530] }, "name" : "Szkoły podstawowe", "city" : "Świdnica" }</text:p>
          </table:table-cell>
          <table:table-cell table:number-columns-repeated="2"/>
          <table:table-cell office:value-type="string" calcext:value-type="string">
            <text:p>{ "loc" : {"type" : "Point", "coordinates" : [16.466623, 50.845530] }, "name" : "Szkoły podstawowe", "city" : "Świdnic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493114, 50.84408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Świdnic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41] &amp; [.B641] &amp; [.C641] &amp; [.D641] &amp; [.E641] &amp; [.F641] &amp; [.G641]" office:value-type="string" office:string-value="{ &quot;loc&quot; : {&quot;type&quot; : &quot;Point&quot;, &quot;coordinates&quot; : [16.493114, 50.844083] }, &quot;name&quot; : &quot;Szkoły podstawowe&quot;, &quot;city&quot; : &quot;Świdnica&quot; }" calcext:value-type="string">
            <text:p>{ "loc" : {"type" : "Point", "coordinates" : [16.493114, 50.844083] }, "name" : "Szkoły podstawowe", "city" : "Świdnica" }</text:p>
          </table:table-cell>
          <table:table-cell table:number-columns-repeated="2"/>
          <table:table-cell office:value-type="string" calcext:value-type="string">
            <text:p>{ "loc" : {"type" : "Point", "coordinates" : [16.493114, 50.844083] }, "name" : "Szkoły podstawowe", "city" : "Świdnic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530212, 51.66317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ór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42] &amp; [.B642] &amp; [.C642] &amp; [.D642] &amp; [.E642] &amp; [.F642] &amp; [.G642]" office:value-type="string" office:string-value="{ &quot;loc&quot; : {&quot;type&quot; : &quot;Point&quot;, &quot;coordinates&quot; : [16.530212, 51.663178] }, &quot;name&quot; : &quot;Szkoły podstawowe&quot;, &quot;city&quot; : &quot;Góra&quot; }" calcext:value-type="string">
            <text:p>{ "loc" : {"type" : "Point", "coordinates" : [16.530212, 51.663178] }, "name" : "Szkoły podstawowe", "city" : "Góra" }</text:p>
          </table:table-cell>
          <table:table-cell table:number-columns-repeated="2"/>
          <table:table-cell office:value-type="string" calcext:value-type="string">
            <text:p>{ "loc" : {"type" : "Point", "coordinates" : [16.530212, 51.663178] }, "name" : "Szkoły podstawowe", "city" : "Gór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542657, 51.67149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Góra 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43] &amp; [.B643] &amp; [.C643] &amp; [.D643] &amp; [.E643] &amp; [.F643] &amp; [.G643]" office:value-type="string" office:string-value="{ &quot;loc&quot; : {&quot;type&quot; : &quot;Point&quot;, &quot;coordinates&quot; : [16.542657, 51.671498] }, &quot;name&quot; : &quot;Szkoły podstawowe&quot;, &quot;city&quot; : &quot;Góra &quot; }" calcext:value-type="string">
            <text:p>{ "loc" : {"type" : "Point", "coordinates" : [16.542657, 51.671498] }, "name" : "Szkoły podstawowe", "city" : "Góra " }</text:p>
          </table:table-cell>
          <table:table-cell table:number-columns-repeated="2"/>
          <table:table-cell office:value-type="string" calcext:value-type="string">
            <text:p>{ "loc" : {"type" : "Point", "coordinates" : [16.542657, 51.671498] }, "name" : "Szkoły podstawowe", "city" : "Góra 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9.735819, 49.89782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Leńcz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44] &amp; [.B644] &amp; [.C644] &amp; [.D644] &amp; [.E644] &amp; [.F644] &amp; [.G644]" office:value-type="string" office:string-value="{ &quot;loc&quot; : {&quot;type&quot; : &quot;Point&quot;, &quot;coordinates&quot; : [19.735819, 49.897822] }, &quot;name&quot; : &quot;Szkoły podstawowe&quot;, &quot;city&quot; : &quot;Leńcze&quot; }" calcext:value-type="string">
            <text:p>{ "loc" : {"type" : "Point", "coordinates" : [19.735819, 49.897822] }, "name" : "Szkoły podstawowe", "city" : "Leńcze" }</text:p>
          </table:table-cell>
          <table:table-cell table:number-columns-repeated="2"/>
          <table:table-cell office:value-type="string" calcext:value-type="string">
            <text:p>{ "loc" : {"type" : "Point", "coordinates" : [19.735819, 49.897822] }, "name" : "Szkoły podstawowe", "city" : "Leńcz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414916, 50.87962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les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45] &amp; [.B645] &amp; [.C645] &amp; [.D645] &amp; [.E645] &amp; [.F645] &amp; [.G645]" office:value-type="string" office:string-value="{ &quot;loc&quot; : {&quot;type&quot; : &quot;Point&quot;, &quot;coordinates&quot; : [18.414916, 50.879628] }, &quot;name&quot; : &quot;Szkoły podstawowe&quot;, &quot;city&quot; : &quot;Olesno&quot; }" calcext:value-type="string">
            <text:p>{ "loc" : {"type" : "Point", "coordinates" : [18.414916, 50.879628] }, "name" : "Szkoły podstawowe", "city" : "Olesno" }</text:p>
          </table:table-cell>
          <table:table-cell table:number-columns-repeated="2"/>
          <table:table-cell office:value-type="string" calcext:value-type="string">
            <text:p>{ "loc" : {"type" : "Point", "coordinates" : [18.414916, 50.879628] }, "name" : "Szkoły podstawowe", "city" : "Oles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424364, 50.87358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lesn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46] &amp; [.B646] &amp; [.C646] &amp; [.D646] &amp; [.E646] &amp; [.F646] &amp; [.G646]" office:value-type="string" office:string-value="{ &quot;loc&quot; : {&quot;type&quot; : &quot;Point&quot;, &quot;coordinates&quot; : [18.424364, 50.873588] }, &quot;name&quot; : &quot;Szkoły podstawowe&quot;, &quot;city&quot; : &quot;Olesno&quot; }" calcext:value-type="string">
            <text:p>{ "loc" : {"type" : "Point", "coordinates" : [18.424364, 50.873588] }, "name" : "Szkoły podstawowe", "city" : "Olesno" }</text:p>
          </table:table-cell>
          <table:table-cell table:number-columns-repeated="2"/>
          <table:table-cell office:value-type="string" calcext:value-type="string">
            <text:p>{ "loc" : {"type" : "Point", "coordinates" : [18.424364, 50.873588] }, "name" : "Szkoły podstawowe", "city" : "Olesno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391737, 50.896693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ojciech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47] &amp; [.B647] &amp; [.C647] &amp; [.D647] &amp; [.E647] &amp; [.F647] &amp; [.G647]" office:value-type="string" office:string-value="{ &quot;loc&quot; : {&quot;type&quot; : &quot;Point&quot;, &quot;coordinates&quot; : [18.391737, 50.896693] }, &quot;name&quot; : &quot;Szkoły podstawowe&quot;, &quot;city&quot; : &quot;Wojciechów&quot; }" calcext:value-type="string">
            <text:p>{ "loc" : {"type" : "Point", "coordinates" : [18.391737, 50.896693] }, "name" : "Szkoły podstawowe", "city" : "Wojciechów" }</text:p>
          </table:table-cell>
          <table:table-cell table:number-columns-repeated="2"/>
          <table:table-cell office:value-type="string" calcext:value-type="string">
            <text:p>{ "loc" : {"type" : "Point", "coordinates" : [18.391737, 50.896693] }, "name" : "Szkoły podstawowe", "city" : "Wojciech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297107, 50.51665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trzelce Opolskie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48] &amp; [.B648] &amp; [.C648] &amp; [.D648] &amp; [.E648] &amp; [.F648] &amp; [.G648]" office:value-type="string" office:string-value="{ &quot;loc&quot; : {&quot;type&quot; : &quot;Point&quot;, &quot;coordinates&quot; : [18.297107, 50.516652] }, &quot;name&quot; : &quot;Szkoły podstawowe&quot;, &quot;city&quot; : &quot;Strzelce Opolskie&quot; }" calcext:value-type="string">
            <text:p>{ "loc" : {"type" : "Point", "coordinates" : [18.297107, 50.516652] }, "name" : "Szkoły podstawowe", "city" : "Strzelce Opolskie" }</text:p>
          </table:table-cell>
          <table:table-cell table:number-columns-repeated="2"/>
          <table:table-cell office:value-type="string" calcext:value-type="string">
            <text:p>{ "loc" : {"type" : "Point", "coordinates" : [18.297107, 50.516652] }, "name" : "Szkoły podstawowe", "city" : "Strzelce Opolskie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8.791830, 50.03767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uszec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49] &amp; [.B649] &amp; [.C649] &amp; [.D649] &amp; [.E649] &amp; [.F649] &amp; [.G649]" office:value-type="string" office:string-value="{ &quot;loc&quot; : {&quot;type&quot; : &quot;Point&quot;, &quot;coordinates&quot; : [18.791830, 50.037672] }, &quot;name&quot; : &quot;Szkoły podstawowe&quot;, &quot;city&quot; : &quot;Suszec&quot; }" calcext:value-type="string">
            <text:p>{ "loc" : {"type" : "Point", "coordinates" : [18.791830, 50.037672] }, "name" : "Szkoły podstawowe", "city" : "Suszec" }</text:p>
          </table:table-cell>
          <table:table-cell table:number-columns-repeated="2"/>
          <table:table-cell office:value-type="string" calcext:value-type="string">
            <text:p>{ "loc" : {"type" : "Point", "coordinates" : [18.791830, 50.037672] }, "name" : "Szkoły podstawowe", "city" : "Suszec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422197, 50.806592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pat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50] &amp; [.B650] &amp; [.C650] &amp; [.D650] &amp; [.E650] &amp; [.F650] &amp; [.G650]" office:value-type="string" office:string-value="{ &quot;loc&quot; : {&quot;type&quot; : &quot;Point&quot;, &quot;coordinates&quot; : [21.422197, 50.806592] }, &quot;name&quot; : &quot;Szkoły podstawowe&quot;, &quot;city&quot; : &quot;Opatów&quot; }" calcext:value-type="string">
            <text:p>{ "loc" : {"type" : "Point", "coordinates" : [21.422197, 50.806592] }, "name" : "Szkoły podstawowe", "city" : "Opatów" }</text:p>
          </table:table-cell>
          <table:table-cell table:number-columns-repeated="2"/>
          <table:table-cell office:value-type="string" calcext:value-type="string">
            <text:p>{ "loc" : {"type" : "Point", "coordinates" : [21.422197, 50.806592] }, "name" : "Szkoły podstawowe", "city" : "Opat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429653, 50.79808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Opat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51] &amp; [.B651] &amp; [.C651] &amp; [.D651] &amp; [.E651] &amp; [.F651] &amp; [.G651]" office:value-type="string" office:string-value="{ &quot;loc&quot; : {&quot;type&quot; : &quot;Point&quot;, &quot;coordinates&quot; : [21.429653, 50.798088] }, &quot;name&quot; : &quot;Szkoły podstawowe&quot;, &quot;city&quot; : &quot;Opatów&quot; }" calcext:value-type="string">
            <text:p>{ "loc" : {"type" : "Point", "coordinates" : [21.429653, 50.798088] }, "name" : "Szkoły podstawowe", "city" : "Opatów" }</text:p>
          </table:table-cell>
          <table:table-cell table:number-columns-repeated="2"/>
          <table:table-cell office:value-type="string" calcext:value-type="string">
            <text:p>{ "loc" : {"type" : "Point", "coordinates" : [21.429653, 50.798088] }, "name" : "Szkoły podstawowe", "city" : "Opat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1.171580, 50.564918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Staszów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52] &amp; [.B652] &amp; [.C652] &amp; [.D652] &amp; [.E652] &amp; [.F652] &amp; [.G652]" office:value-type="string" office:string-value="{ &quot;loc&quot; : {&quot;type&quot; : &quot;Point&quot;, &quot;coordinates&quot; : [21.171580, 50.564918] }, &quot;name&quot; : &quot;Szkoły podstawowe&quot;, &quot;city&quot; : &quot;Staszów&quot; }" calcext:value-type="string">
            <text:p>{ "loc" : {"type" : "Point", "coordinates" : [21.171580, 50.564918] }, "name" : "Szkoły podstawowe", "city" : "Staszów" }</text:p>
          </table:table-cell>
          <table:table-cell table:number-columns-repeated="2"/>
          <table:table-cell office:value-type="string" calcext:value-type="string">
            <text:p>{ "loc" : {"type" : "Point", "coordinates" : [21.171580, 50.564918] }, "name" : "Szkoły podstawowe", "city" : "Staszów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22.062431, 51.188781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Poniatowa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53] &amp; [.B653] &amp; [.C653] &amp; [.D653] &amp; [.E653] &amp; [.F653] &amp; [.G653]" office:value-type="string" office:string-value="{ &quot;loc&quot; : {&quot;type&quot; : &quot;Point&quot;, &quot;coordinates&quot; : [22.062431, 51.188781] }, &quot;name&quot; : &quot;Szkoły podstawowe&quot;, &quot;city&quot; : &quot;Poniatowa&quot; }" calcext:value-type="string">
            <text:p>{ "loc" : {"type" : "Point", "coordinates" : [22.062431, 51.188781] }, "name" : "Szkoły podstawowe", "city" : "Poniatowa" }</text:p>
          </table:table-cell>
          <table:table-cell table:number-columns-repeated="2"/>
          <table:table-cell office:value-type="string" calcext:value-type="string">
            <text:p>{ "loc" : {"type" : "Point", "coordinates" : [22.062431, 51.188781] }, "name" : "Szkoły podstawowe", "city" : "Poniatowa" }</text:p>
          </table:table-cell>
        </table:table-row>
        <table:table-row table:style-name="ro1">
          <table:table-cell office:value-type="string" calcext:value-type="string">
            <text:p>{ "loc" : {"type" : "Point", "coordinates" : [</text:p>
          </table:table-cell>
          <table:table-cell office:value-type="string" calcext:value-type="string">
            <text:p>16.096803, 53.455934</text:p>
          </table:table-cell>
          <table:table-cell office:value-type="string" calcext:value-type="string">
            <text:p>] }, "name" : "</text:p>
          </table:table-cell>
          <table:table-cell office:value-type="string" calcext:value-type="string">
            <text:p>Szkoły podstawowe</text:p>
          </table:table-cell>
          <table:table-cell office:value-type="string" calcext:value-type="string">
            <text:p>", "city" : "</text:p>
          </table:table-cell>
          <table:table-cell office:value-type="string" calcext:value-type="string">
            <text:p>Wierzchowo</text:p>
          </table:table-cell>
          <table:table-cell office:value-type="string" calcext:value-type="string">
            <text:p>" }</text:p>
          </table:table-cell>
          <table:table-cell table:number-columns-repeated="2"/>
          <table:table-cell table:formula="of:=[.A654] &amp; [.B654] &amp; [.C654] &amp; [.D654] &amp; [.E654] &amp; [.F654] &amp; [.G654]" office:value-type="string" office:string-value="{ &quot;loc&quot; : {&quot;type&quot; : &quot;Point&quot;, &quot;coordinates&quot; : [16.096803, 53.455934] }, &quot;name&quot; : &quot;Szkoły podstawowe&quot;, &quot;city&quot; : &quot;Wierzchowo&quot; }" calcext:value-type="string">
            <text:p>{ "loc" : {"type" : "Point", "coordinates" : [16.096803, 53.455934] }, "name" : "Szkoły podstawowe", "city" : "Wierzchowo" }</text:p>
          </table:table-cell>
          <table:table-cell table:number-columns-repeated="2"/>
          <table:table-cell office:value-type="string" calcext:value-type="string">
            <text:p>{ "loc" : {"type" : "Point", "coordinates" : [16.096803, 53.455934] }, "name" : "Szkoły podstawowe", "city" : "Wierzchowo" 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date>2014-11-17T20:30:33.797482249</dc:date>
    <dc:creator>PC </dc:creator>
    <meta:editing-duration>P0D</meta:editing-duration>
    <meta:editing-cycles>1</meta:editing-cycles>
    <meta:document-statistic meta:table-count="1" meta:cell-count="5886" meta:object-count="0"/>
  </office:meta>
</office:document-meta>
</file>